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0" svg:font-family="0"/>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F" svg:font-family="" style:font-family-generic="system" style:font-pitch="variable"/>
    <style:font-face style:name="01" svg:font-family="0"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7cm" fo:margin-left="-0.081cm" fo:margin-top="0cm" fo:margin-bottom="0cm" table:align="left" style:writing-mode="lr-tb"/>
    </style:style>
    <style:style style:name="Таблица1.A" style:family="table-column">
      <style:table-column-properties style:column-width="17cm"/>
    </style:style>
    <style:style style:name="Таблица1.1" style:family="table-row">
      <style:table-row-properties fo:keep-together="auto"/>
    </style:style>
    <style:style style:name="Таблица1.A1" style:family="table-cell">
      <style:table-cell-properties style:vertical-align="middle" fo:background-color="#ffffff" style:border-line-width="0.018cm 0.018cm 0.018cm" fo:padding-left="0cm" fo:padding-right="0.049cm" fo:padding-top="0.049cm" fo:padding-bottom="0.049cm" fo:border="1.5pt double #808080">
        <style:background-image/>
      </style:table-cell-properties>
    </style:style>
    <style:style style:name="Таблица2" style:family="table">
      <style:table-properties style:width="16.999cm" fo:margin-left="0cm" fo:margin-top="0cm" fo:margin-bottom="0cm" table:align="left" style:writing-mode="lr-tb"/>
    </style:style>
    <style:style style:name="Таблица2.A" style:family="table-column">
      <style:table-column-properties style:column-width="0.93cm"/>
    </style:style>
    <style:style style:name="Таблица2.B" style:family="table-column">
      <style:table-column-properties style:column-width="16.067cm"/>
    </style:style>
    <style:style style:name="Таблица2.1" style:family="table-row">
      <style:table-row-properties fo:keep-together="auto"/>
    </style:style>
    <style:style style:name="Таблица2.A1" style:family="table-cell">
      <style:table-cell-properties style:vertical-align="middle" fo:background-color="#ffffff" fo:padding="0.049cm" fo:border="none">
        <style:background-image/>
      </style:table-cell-properties>
    </style:style>
    <style:style style:name="Таблица3" style:family="table">
      <style:table-properties style:width="17.05cm" fo:margin-left="0cm" fo:margin-top="0cm" fo:margin-bottom="0cm" table:align="left" style:writing-mode="lr-tb"/>
    </style:style>
    <style:style style:name="Таблица3.A" style:family="table-column">
      <style:table-column-properties style:column-width="1.752cm"/>
    </style:style>
    <style:style style:name="Таблица3.B" style:family="table-column">
      <style:table-column-properties style:column-width="1.499cm"/>
    </style:style>
    <style:style style:name="Таблица3.C" style:family="table-column">
      <style:table-column-properties style:column-width="0.998cm"/>
    </style:style>
    <style:style style:name="Таблица3.D" style:family="table-column">
      <style:table-column-properties style:column-width="0.751cm"/>
    </style:style>
    <style:style style:name="Таблица3.E" style:family="table-column">
      <style:table-column-properties style:column-width="0.688cm"/>
    </style:style>
    <style:style style:name="Таблица3.F" style:family="table-column">
      <style:table-column-properties style:column-width="0.81cm"/>
    </style:style>
    <style:style style:name="Таблица3.G" style:family="table-column">
      <style:table-column-properties style:column-width="0.088cm"/>
    </style:style>
    <style:style style:name="Таблица3.H" style:family="table-column">
      <style:table-column-properties style:column-width="10.462cm"/>
    </style:style>
    <style:style style:name="Таблица3.1" style:family="table-row">
      <style:table-row-properties fo:keep-together="auto"/>
    </style:style>
    <style:style style:name="Таблица3.A1" style:family="table-cell">
      <style:table-cell-properties style:vertical-align="middle" fo:background-color="#ffffff" fo:padding="0.049cm" fo:border="none">
        <style:background-image/>
      </style:table-cell-properties>
    </style:style>
    <style:style style:name="Таблица4" style:family="table">
      <style:table-properties style:width="16.997cm" fo:margin-left="0cm" fo:margin-top="0cm" fo:margin-bottom="0cm" table:align="left" style:writing-mode="lr-tb"/>
    </style:style>
    <style:style style:name="Таблица4.A" style:family="table-column">
      <style:table-column-properties style:column-width="1.558cm"/>
    </style:style>
    <style:style style:name="Таблица4.B" style:family="table-column">
      <style:table-column-properties style:column-width="15.438cm"/>
    </style:style>
    <style:style style:name="Таблица4.1" style:family="table-row">
      <style:table-row-properties fo:keep-together="auto"/>
    </style:style>
    <style:style style:name="Таблица4.A1" style:family="table-cell">
      <style:table-cell-properties style:vertical-align="middle" fo:background-color="#ffffff" fo:padding="0.049cm" fo:border="none">
        <style:background-image/>
      </style:table-cell-properties>
    </style:style>
    <style:style style:name="Таблица5" style:family="table">
      <style:table-properties style:width="16.997cm" fo:margin-left="0cm" fo:margin-top="0cm" fo:margin-bottom="0cm" table:align="left" style:writing-mode="lr-tb"/>
    </style:style>
    <style:style style:name="Таблица5.A" style:family="table-column">
      <style:table-column-properties style:column-width="5.502cm"/>
    </style:style>
    <style:style style:name="Таблица5.B" style:family="table-column">
      <style:table-column-properties style:column-width="11.494cm"/>
    </style:style>
    <style:style style:name="Таблица5.1" style:family="table-row">
      <style:table-row-properties fo:keep-together="auto"/>
    </style:style>
    <style:style style:name="Таблица5.A1" style:family="table-cell">
      <style:table-cell-properties style:vertical-align="middle" fo:background-color="#ffffff" fo:padding="0.049cm" fo:border="none">
        <style:background-image/>
      </style:table-cell-properties>
    </style:style>
    <style:style style:name="P1" style:family="paragraph" style:parent-style-name="Standard">
      <style:text-properties style:font-name="Times New Roman" fo:font-size="14pt" fo:language="uk" fo:country="UA" style:font-size-asian="14pt" style:font-name-complex="Times New Roman1" style:font-size-complex="14pt"/>
    </style:style>
    <style:style style:name="P2" style:family="paragraph" style:parent-style-name="Standard">
      <style:text-properties style:font-name="Times New Roman" fo:font-size="14pt" fo:language="uk" fo:country="UA" style:font-size-asian="14pt" style:language-asian="ru" style:country-asian="RU" style:font-name-complex="Times New Roman1" style:font-size-complex="14pt"/>
    </style:style>
    <style:style style:name="P3" style:family="paragraph" style:parent-style-name="Standard">
      <style:text-properties style:font-name="Times New Roman" fo:font-size="14pt" fo:language="uk" fo:country="UA" fo:font-weight="bold" style:font-size-asian="14pt" style:font-weight-asian="bold" style:font-name-complex="Times New Roman1" style:font-size-complex="14pt"/>
    </style:style>
    <style:style style:name="P4" style:family="paragraph" style:parent-style-name="Standard">
      <style:text-properties style:font-name="Times New Roman" fo:language="uk" fo:country="UA" style:font-name-complex="Times New Roman1"/>
    </style:style>
    <style:style style:name="P5" style:family="paragraph" style:parent-style-name="Standard">
      <style:text-properties style:font-name="Calibri" fo:font-size="14pt" fo:language="uk" fo:country="UA" style:font-size-asian="14pt" style:font-name-complex="Times New Roman1" style:font-size-complex="14pt"/>
    </style:style>
    <style:style style:name="P6" style:family="paragraph" style:parent-style-name="Standard">
      <style:text-properties style:font-name="Calibri" fo:language="uk" fo:country="UA" style:font-name-complex="Times New Roman1"/>
    </style:style>
    <style:style style:name="P7" style:family="paragraph" style:parent-style-name="Standard">
      <style:paragraph-properties fo:text-align="end" style:justify-single-word="false"/>
    </style:style>
    <style:style style:name="P8" style:family="paragraph" style:parent-style-name="Standard">
      <style:paragraph-properties fo:margin-left="0cm" fo:margin-right="0cm" fo:text-indent="1.251cm" style:auto-text-indent="false"/>
    </style:style>
    <style:style style:name="P9" style:family="paragraph" style:parent-style-name="Standard">
      <style:paragraph-properties fo:margin-left="0cm" fo:margin-right="0cm" fo:text-indent="1.251cm" style:auto-text-indent="false"/>
      <style:text-properties style:font-name="Calibri" fo:font-size="14pt" fo:language="uk" fo:country="UA" style:font-size-asian="14pt" style:font-name-complex="Times New Roman1" style:font-size-complex="14pt"/>
    </style:style>
    <style:style style:name="P10" style:family="paragraph" style:parent-style-name="Standard">
      <style:paragraph-properties fo:margin-left="1.251cm" fo:margin-right="0cm" fo:text-indent="1.251cm" style:auto-text-indent="false"/>
    </style:style>
    <style:style style:name="P11" style:family="paragraph" style:parent-style-name="Heading_20_3">
      <style:paragraph-properties fo:margin-top="0cm" fo:margin-bottom="0.212cm" loext:contextual-spacing="false" fo:text-align="center" style:justify-single-word="false"/>
    </style:style>
    <style:style style:name="P12" style:family="paragraph" style:parent-style-name="Heading_20_3">
      <style:paragraph-properties fo:margin-top="0cm" fo:margin-bottom="0cm" loext:contextual-spacing="false"/>
    </style:style>
    <style:style style:name="P13" style:family="paragraph" style:parent-style-name="Heading_20_1">
      <style:paragraph-properties fo:text-align="center" style:justify-single-word="false"/>
    </style:style>
    <style:style style:name="P14" style:family="paragraph" style:parent-style-name="Heading_20_1" style:master-page-name="Standard">
      <style:paragraph-properties fo:margin-top="0cm" fo:margin-bottom="0.212cm" loext:contextual-spacing="false" style:page-number="auto"/>
    </style:style>
    <style:style style:name="P15" style:family="paragraph" style:parent-style-name="Heading_20_1">
      <style:paragraph-properties fo:margin-top="0cm" fo:margin-bottom="0cm" loext:contextual-spacing="false"/>
    </style:style>
    <style:style style:name="P16" style:family="paragraph" style:parent-style-name="Heading_20_2">
      <style:paragraph-properties fo:text-align="center" style:justify-single-word="false"/>
    </style:style>
    <style:style style:name="P17" style:family="paragraph" style:parent-style-name="Heading_20_2">
      <style:paragraph-properties fo:margin-top="0cm" fo:margin-bottom="0.212cm" loext:contextual-spacing="false" fo:text-align="center" style:justify-single-word="false"/>
    </style:style>
    <style:style style:name="P18" style:family="paragraph" style:parent-style-name="Heading_20_2">
      <style:paragraph-properties fo:margin-top="0cm" fo:margin-bottom="0cm" loext:contextual-spacing="false"/>
    </style:style>
    <style:style style:name="P19" style:family="paragraph" style:parent-style-name="Heading_20_2">
      <style:paragraph-properties fo:margin-top="0cm" fo:margin-bottom="0cm" loext:contextual-spacing="false" fo:text-align="center" style:justify-single-word="false">
        <style:tab-stops>
          <style:tab-stop style:position="3.457cm"/>
        </style:tab-stops>
      </style:paragraph-properties>
      <style:text-properties style:font-name="Times New Roman" fo:font-size="14pt" fo:language="uk" fo:country="UA" fo:font-weight="normal" style:font-size-asian="14pt" style:font-weight-asian="normal" style:font-name-complex="Times New Roman1" style:font-size-complex="14pt"/>
    </style:style>
    <style:style style:name="P20" style:family="paragraph" style:parent-style-name="Heading_20_2">
      <style:paragraph-properties fo:margin-top="0.353cm" fo:margin-bottom="0.212cm" loext:contextual-spacing="false" fo:text-align="center" style:justify-single-word="false"/>
    </style:style>
    <style:style style:name="P21" style:family="paragraph" style:parent-style-name="Heading_20_4">
      <style:paragraph-properties fo:margin-top="0cm" fo:margin-bottom="0cm" loext:contextual-spacing="false"/>
    </style:style>
    <style:style style:name="P22" style:family="paragraph" style:parent-style-name="Heading_20_5">
      <style:paragraph-properties fo:margin-top="0cm" fo:margin-bottom="0cm" loext:contextual-spacing="false"/>
    </style:style>
    <style:style style:name="P23" style:family="paragraph" style:parent-style-name="Heading_20_5">
      <style:paragraph-properties fo:margin-top="0cm" fo:margin-bottom="0cm" loext:contextual-spacing="false"/>
      <style:text-properties style:font-name="Times New Roman" fo:language="uk" fo:country="UA" style:font-name-complex="Times New Roman1" style:font-size-complex="14pt"/>
    </style:style>
    <style:style style:name="P24" style:family="paragraph" style:parent-style-name="Preformatted_20_Text">
      <style:text-properties style:font-name="Calibri" fo:font-size="14pt" fo:language="uk" fo:country="UA" style:font-size-asian="14pt" style:font-name-complex="Times New Roman1" style:font-size-complex="14pt"/>
    </style:style>
    <style:style style:name="P25" style:family="paragraph" style:parent-style-name="Preformatted_20_Text">
      <style:text-properties style:font-name="Calibri" fo:font-size="14pt" fo:language="uk" fo:country="UA" fo:font-weight="normal" style:font-size-asian="14pt" style:font-weight-asian="normal" style:font-name-complex="Times New Roman1" style:font-size-complex="14pt"/>
    </style:style>
    <style:style style:name="P26" style:family="paragraph" style:parent-style-name="Preformatted_20_Text">
      <style:text-properties style:font-name="Calibri" fo:font-size="14pt" fo:language="uk" fo:country="UA" fo:font-style="normal" style:font-size-asian="14pt" style:font-style-asian="normal" style:font-name-complex="Times New Roman1" style:font-size-complex="14pt"/>
    </style:style>
    <style:style style:name="P27" style:family="paragraph" style:parent-style-name="Preformatted_20_Text">
      <style:paragraph-properties fo:margin-left="0cm" fo:margin-right="0cm" fo:text-indent="1.251cm" style:auto-text-indent="false"/>
    </style:style>
    <style:style style:name="P28" style:family="paragraph" style:parent-style-name="Preformatted_20_Text">
      <style:paragraph-properties fo:margin-left="0cm" fo:margin-right="0cm" fo:text-indent="1.251cm" style:auto-text-indent="false"/>
      <style:text-properties style:font-name="Calibri" fo:font-size="14pt" fo:language="uk" fo:country="UA" fo:font-weight="normal" style:font-size-asian="14pt" style:font-weight-asian="normal" style:font-name-complex="Times New Roman1" style:font-size-complex="14pt"/>
    </style:style>
    <style:style style:name="P29" style:family="paragraph" style:parent-style-name="Table_20_Contents">
      <style:text-properties style:font-name="Calibri" fo:font-size="14pt" fo:language="uk" fo:country="UA" style:font-size-asian="14pt" style:language-asian="uk" style:country-asian="UA" style:font-name-complex="Times New Roman1" style:font-size-complex="14pt"/>
    </style:style>
    <style:style style:name="P30" style:family="paragraph" style:parent-style-name="Table_20_Contents">
      <style:text-properties style:font-name="Calibri" fo:font-size="14pt" fo:language="uk" fo:country="UA" style:font-size-asian="14pt" style:font-name-complex="Times New Roman1" style:font-size-complex="14pt"/>
    </style:style>
    <style:style style:name="P31" style:family="paragraph" style:parent-style-name="Table_20_Contents">
      <style:text-properties style:font-name="Calibri" fo:font-size="14pt" fo:language="uk" fo:country="UA" style:font-name-asian="Times New Roman1" style:font-size-asian="14pt" style:font-name-complex="Times New Roman1" style:font-size-complex="14pt"/>
    </style:style>
    <style:style style:name="P32" style:family="paragraph" style:parent-style-name="Table_20_Contents">
      <style:paragraph-properties fo:margin-left="1.251cm" fo:margin-right="0cm" fo:text-indent="0cm" style:auto-text-indent="false"/>
    </style:style>
    <style:style style:name="P33" style:family="paragraph" style:parent-style-name="Table_20_Contents">
      <style:paragraph-properties fo:margin-left="1.251cm" fo:margin-right="0cm" fo:text-indent="0cm" style:auto-text-indent="false"/>
      <style:text-properties style:font-name="Calibri" fo:font-size="14pt" fo:language="uk" fo:country="UA" style:font-name-asian="Times New Roman1" style:font-size-asian="14pt" style:font-name-complex="Times New Roman1" style:font-size-complex="14pt"/>
    </style:style>
    <style:style style:name="P34" style:family="paragraph" style:parent-style-name="Table_20_Contents">
      <style:paragraph-properties fo:margin-left="0cm" fo:margin-right="0cm" fo:text-indent="1.251cm" style:auto-text-indent="false"/>
    </style:style>
    <style:style style:name="P35" style:family="paragraph" style:parent-style-name="Text_20_Body">
      <style:paragraph-properties fo:margin-top="0cm" fo:margin-bottom="0cm" loext:contextual-spacing="false" fo:line-height="100%"/>
      <style:text-properties style:font-name="Times New Roman" fo:font-size="14pt" fo:language="uk" fo:country="UA" style:font-size-asian="14pt" style:font-name-complex="Times New Roman1" style:font-size-complex="14pt"/>
    </style:style>
    <style:style style:name="P36" style:family="paragraph" style:parent-style-name="Text_20_Body">
      <style:paragraph-properties fo:margin-top="0cm" fo:margin-bottom="0cm" loext:contextual-spacing="false" fo:line-height="100%" fo:text-align="justify" style:justify-single-word="false"/>
      <style:text-properties style:font-name="Times New Roman" fo:font-size="14pt" fo:language="uk" fo:country="UA" style:font-size-asian="14pt" style:font-name-complex="Times New Roman1" style:font-size-complex="14pt"/>
    </style:style>
    <style:style style:name="P37" style:family="paragraph" style:parent-style-name="Text_20_Body">
      <style:paragraph-properties fo:margin-top="0cm" fo:margin-bottom="0cm" loext:contextual-spacing="false" fo:line-height="100%" fo:text-align="justify" style:justify-single-word="false"/>
      <style:text-properties style:font-name="Times New Roman" fo:font-size="14pt" fo:language="uk" fo:country="UA" style:font-name-asian="Times New Roman1" style:font-size-asian="14pt" style:font-name-complex="Times New Roman1" style:font-size-complex="14pt"/>
    </style:style>
    <style:style style:name="P38" style:family="paragraph" style:parent-style-name="Text_20_Body">
      <style:paragraph-properties fo:margin-top="0cm" fo:margin-bottom="0cm" loext:contextual-spacing="false" fo:line-height="100%" fo:text-align="justify" style:justify-single-word="false"/>
      <style:text-properties style:font-name="Times New Roman" fo:font-size="14pt" fo:language="uk" fo:country="UA" fo:font-weight="bold" style:font-name-asian="Times New Roman1" style:font-size-asian="14pt" style:font-weight-asian="bold" style:font-name-complex="Times New Roman1" style:font-size-complex="14pt"/>
    </style:style>
    <style:style style:name="P39" style:family="paragraph" style:parent-style-name="Text_20_Body">
      <style:paragraph-properties fo:margin-top="0cm" fo:margin-bottom="0cm" loext:contextual-spacing="false" fo:line-height="100%"/>
    </style:style>
    <style:style style:name="P40" style:family="paragraph" style:parent-style-name="Text_20_Body" style:list-style-name="WWNum8">
      <style:paragraph-properties fo:margin-top="0cm" fo:margin-bottom="0cm" loext:contextual-spacing="false" fo:line-height="100%"/>
    </style:style>
    <style:style style:name="P41" style:family="paragraph" style:parent-style-name="Text_20_Body">
      <style:paragraph-properties fo:margin-top="0cm" fo:margin-bottom="0cm" loext:contextual-spacing="false" fo:line-height="100%" fo:text-align="justify" style:justify-single-word="false"/>
    </style:style>
    <style:style style:name="P42" style:family="paragraph" style:parent-style-name="Text_20_Body" style:list-style-name="WWNum12">
      <style:paragraph-properties fo:margin-top="0cm" fo:margin-bottom="0cm" loext:contextual-spacing="false" fo:line-height="100%" fo:text-align="justify" style:justify-single-word="false"/>
    </style:style>
    <style:style style:name="P43" style:family="paragraph" style:parent-style-name="Text_20_Body" style:list-style-name="WWNum13">
      <style:paragraph-properties fo:margin-top="0cm" fo:margin-bottom="0cm" loext:contextual-spacing="false" fo:line-height="100%" fo:text-align="justify" style:justify-single-word="false"/>
    </style:style>
    <style:style style:name="P44" style:family="paragraph" style:parent-style-name="Text_20_Body" style:list-style-name="WWNum14">
      <style:paragraph-properties fo:margin-top="0cm" fo:margin-bottom="0cm" loext:contextual-spacing="false" fo:line-height="100%" fo:text-align="justify" style:justify-single-word="false"/>
    </style:style>
    <style:style style:name="P45" style:family="paragraph" style:parent-style-name="Text_20_Body" style:list-style-name="WWNum15">
      <style:paragraph-properties fo:margin-top="0cm" fo:margin-bottom="0cm" loext:contextual-spacing="false" fo:line-height="100%" fo:text-align="justify" style:justify-single-word="false"/>
    </style:style>
    <style:style style:name="P46" style:family="paragraph" style:parent-style-name="Text_20_Body">
      <style:paragraph-properties fo:margin-top="0cm" fo:margin-bottom="0cm" loext:contextual-spacing="false" fo:line-height="100%" fo:text-align="end" style:justify-single-word="false"/>
    </style:style>
    <style:style style:name="P47" style:family="paragraph" style:parent-style-name="Text_20_Body">
      <style:paragraph-properties fo:margin-top="0cm" fo:margin-bottom="0cm" loext:contextual-spacing="false" fo:line-height="100%" fo:text-align="center" style:justify-single-word="false"/>
    </style:style>
    <style:style style:name="P48" style:family="paragraph" style:parent-style-name="Text_20_Body">
      <style:paragraph-properties fo:margin-top="0cm" fo:margin-bottom="0cm" loext:contextual-spacing="false" fo:line-height="100%"/>
      <style:text-properties style:font-name="Calibri" fo:font-size="14pt" fo:language="uk" fo:country="UA" style:font-size-asian="14pt" style:font-name-complex="Times New Roman1" style:font-size-complex="14pt"/>
    </style:style>
    <style:style style:name="P49" style:family="paragraph" style:parent-style-name="Text_20_Body">
      <style:paragraph-properties fo:margin-top="0cm" fo:margin-bottom="0cm" loext:contextual-spacing="false" fo:line-height="100%" fo:text-align="justify" style:justify-single-word="false"/>
      <style:text-properties style:font-name="Calibri" fo:font-size="14pt" fo:language="uk" fo:country="UA" style:font-size-asian="14pt" style:font-name-complex="Times New Roman1" style:font-size-complex="14pt"/>
    </style:style>
    <style:style style:name="P50" style:family="paragraph" style:parent-style-name="Text_20_Body">
      <style:paragraph-properties fo:margin-top="0cm" fo:margin-bottom="0cm" loext:contextual-spacing="false" fo:line-height="100%"/>
      <style:text-properties style:font-name="Calibri" fo:font-size="14pt" fo:language="uk" fo:country="UA" style:font-name-asian="Times New Roman1" style:font-size-asian="14pt" style:font-name-complex="Times New Roman1" style:font-size-complex="14pt"/>
    </style:style>
    <style:style style:name="P51" style:family="paragraph" style:parent-style-name="Text_20_Body">
      <style:paragraph-properties fo:margin-top="0cm" fo:margin-bottom="0cm" loext:contextual-spacing="false" fo:line-height="100%" fo:text-align="justify" style:justify-single-word="false"/>
      <style:text-properties style:font-name="Calibri" fo:font-size="14pt" fo:language="uk" fo:country="UA" style:font-name-asian="Times New Roman1" style:font-size-asian="14pt" style:font-name-complex="Times New Roman1" style:font-size-complex="14pt"/>
    </style:style>
    <style:style style:name="P52" style:family="paragraph" style:parent-style-name="Text_20_Body" style:list-style-name="WWNum7">
      <style:paragraph-properties fo:margin-left="0cm" fo:margin-right="0cm" fo:margin-top="0cm" fo:margin-bottom="0cm" loext:contextual-spacing="false" fo:line-height="100%" fo:text-indent="-0.635cm" style:auto-text-indent="false"/>
    </style:style>
    <style:style style:name="P53" style:family="paragraph" style:parent-style-name="Text_20_Body" style:list-style-name="WWNum1">
      <style:paragraph-properties fo:margin-left="0cm" fo:margin-right="0cm" fo:margin-top="0cm" fo:margin-bottom="0cm" loext:contextual-spacing="false" fo:line-height="100%" fo:text-indent="-0.499cm" style:auto-text-indent="false">
        <style:tab-stops>
          <style:tab-stop style:position="4.988cm"/>
        </style:tab-stops>
      </style:paragraph-properties>
    </style:style>
    <style:style style:name="P54" style:family="paragraph" style:parent-style-name="Text_20_Body" style:list-style-name="WWNum2">
      <style:paragraph-properties fo:margin-left="0cm" fo:margin-right="0cm" fo:margin-top="0cm" fo:margin-bottom="0cm" loext:contextual-spacing="false" fo:line-height="100%" fo:text-indent="-0.499cm" style:auto-text-indent="false">
        <style:tab-stops>
          <style:tab-stop style:position="4.988cm"/>
        </style:tab-stops>
      </style:paragraph-properties>
    </style:style>
    <style:style style:name="P55" style:family="paragraph" style:parent-style-name="Text_20_Body" style:list-style-name="WWNum3">
      <style:paragraph-properties fo:margin-left="0cm" fo:margin-right="0cm" fo:margin-top="0cm" fo:margin-bottom="0cm" loext:contextual-spacing="false" fo:line-height="100%" fo:text-indent="-0.499cm" style:auto-text-indent="false">
        <style:tab-stops>
          <style:tab-stop style:position="4.988cm"/>
        </style:tab-stops>
      </style:paragraph-properties>
    </style:style>
    <style:style style:name="P56" style:family="paragraph" style:parent-style-name="Text_20_Body" style:list-style-name="WWNum4">
      <style:paragraph-properties fo:margin-left="0cm" fo:margin-right="0cm" fo:margin-top="0cm" fo:margin-bottom="0cm" loext:contextual-spacing="false" fo:line-height="100%" fo:text-indent="-0.499cm" style:auto-text-indent="false">
        <style:tab-stops>
          <style:tab-stop style:position="4.988cm"/>
        </style:tab-stops>
      </style:paragraph-properties>
    </style:style>
    <style:style style:name="P57" style:family="paragraph" style:parent-style-name="Text_20_Body" style:list-style-name="WWNum5">
      <style:paragraph-properties fo:margin-left="0cm" fo:margin-right="0cm" fo:margin-top="0cm" fo:margin-bottom="0cm" loext:contextual-spacing="false" fo:line-height="100%" fo:text-indent="-0.499cm" style:auto-text-indent="false">
        <style:tab-stops>
          <style:tab-stop style:position="4.988cm"/>
        </style:tab-stops>
      </style:paragraph-properties>
    </style:style>
    <style:style style:name="P58" style:family="paragraph" style:parent-style-name="Text_20_Body">
      <style:paragraph-properties fo:margin-left="0.25cm" fo:margin-right="0cm" fo:margin-top="0cm" fo:margin-bottom="0cm" loext:contextual-spacing="false" fo:line-height="100%" fo:text-indent="0.385cm" style:auto-text-indent="false"/>
    </style:style>
    <style:style style:name="P59" style:family="paragraph" style:parent-style-name="Text_20_Body" style:list-style-name="WWNum9">
      <style:paragraph-properties fo:margin-left="0.25cm" fo:margin-right="0cm" fo:margin-top="0cm" fo:margin-bottom="0cm" loext:contextual-spacing="false" fo:line-height="100%" fo:text-indent="0.385cm" style:auto-text-indent="false"/>
    </style:style>
    <style:style style:name="P60" style:family="paragraph" style:parent-style-name="Text_20_Body">
      <style:paragraph-properties fo:margin-left="0cm" fo:margin-right="0cm" fo:margin-top="0cm" fo:margin-bottom="0cm" loext:contextual-spacing="false" fo:line-height="100%" fo:text-indent="1.251cm" style:auto-text-indent="false"/>
    </style:style>
    <style:style style:name="P61"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style:style>
    <style:style style:name="P62" style:family="paragraph" style:parent-style-name="Text_20_Body">
      <style:paragraph-properties fo:margin-left="1.251cm" fo:margin-right="0cm" fo:margin-top="0cm" fo:margin-bottom="0cm" loext:contextual-spacing="false" fo:line-height="100%" fo:text-align="justify" style:justify-single-word="false" fo:text-indent="1.251cm" style:auto-text-indent="false"/>
    </style:style>
    <style:style style:name="P63" style:family="paragraph" style:parent-style-name="Text_20_Body">
      <style:paragraph-properties fo:margin-left="2.501cm" fo:margin-right="0cm" fo:margin-top="0cm" fo:margin-bottom="0cm" loext:contextual-spacing="false" fo:line-height="100%" fo:text-align="justify" style:justify-single-word="false" fo:text-indent="1.251cm" style:auto-text-indent="false"/>
    </style:style>
    <style:style style:name="P64"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style>
    <style:style style:name="P65" style:family="paragraph" style:parent-style-name="Text_20_Body">
      <style:paragraph-properties fo:margin-left="0cm" fo:margin-right="0cm" fo:margin-top="0cm" fo:margin-bottom="0cm" loext:contextual-spacing="false" fo:line-height="100%" fo:text-align="justify" style:justify-single-word="false" fo:text-indent="1.249cm" style:auto-text-indent="false"/>
    </style:style>
    <style:style style:name="P66" style:family="paragraph" style:parent-style-name="Text_20_Body">
      <style:paragraph-properties fo:margin-left="2.501cm" fo:margin-right="0cm" fo:margin-top="0cm" fo:margin-bottom="0cm" loext:contextual-spacing="false" fo:line-height="100%" fo:text-align="justify" style:justify-single-word="false" fo:text-indent="0cm" style:auto-text-indent="false"/>
    </style:style>
    <style:style style:name="P67" style:family="paragraph" style:parent-style-name="List_20_Paragraph" style:list-style-name="WWNum10"/>
    <style:style style:name="P68" style:family="paragraph" style:parent-style-name="List_20_Paragraph" style:list-style-name="WWNum11"/>
    <style:style style:name="P69" style:family="paragraph" style:parent-style-name="List_20_Paragraph" style:list-style-name="WWNum6">
      <style:paragraph-properties fo:margin-left="0cm" fo:margin-right="0cm" fo:text-indent="0cm" style:auto-text-indent="false"/>
    </style:style>
    <style:style style:name="T1" style:family="text">
      <style:text-properties style:font-name="Times New Roman" fo:language="uk" fo:country="UA" fo:font-weight="bold" style:font-weight-asian="bold" style:font-name-complex="Times New Roman1"/>
    </style:style>
    <style:style style:name="T2" style:family="text">
      <style:text-properties style:font-name="Times New Roman" fo:language="uk" fo:country="UA" fo:font-weight="bold" style:font-weight-asian="bold" style:font-name-complex="Times New Roman1" style:font-size-complex="14pt"/>
    </style:style>
    <style:style style:name="T3" style:family="text">
      <style:text-properties style:font-name="Times New Roman" fo:language="uk" fo:country="UA" fo:font-weight="bold" style:font-name-asian="Liberation Serif2" style:language-asian="ar" style:country-asian="SA" style:font-weight-asian="bold" style:font-name-complex="Times New Roman1"/>
    </style:style>
    <style:style style:name="T4" style:family="text">
      <style:text-properties style:font-name="Times New Roman" fo:language="uk" fo:country="UA" fo:font-weight="bold" style:font-name-asian="Times New Roman1" style:font-weight-asian="bold" style:font-name-complex="Times New Roman1"/>
    </style:style>
    <style:style style:name="T5" style:family="text">
      <style:text-properties style:font-name="Times New Roman" fo:language="uk" fo:country="UA" fo:font-weight="bold" style:font-name-asian="Times New Roman1" style:font-weight-asian="bold" style:font-name-complex="Times New Roman1" style:font-size-complex="14pt"/>
    </style:style>
    <style:style style:name="T6" style:family="text">
      <style:text-properties style:font-name="Times New Roman" fo:language="uk" fo:country="UA" style:font-name-complex="Times New Roman1"/>
    </style:style>
    <style:style style:name="T7" style:family="text">
      <style:text-properties style:font-name="Times New Roman" fo:language="uk" fo:country="UA" style:font-name-complex="Times New Roman1" style:font-size-complex="14pt"/>
    </style:style>
    <style:style style:name="T8" style:family="text">
      <style:text-properties style:font-name="Times New Roman" fo:language="uk" fo:country="UA" style:font-name-asian="Liberation Serif2" style:language-asian="ar" style:country-asian="SA" style:font-name-complex="Times New Roman1"/>
    </style:style>
    <style:style style:name="T9" style:family="text">
      <style:text-properties style:font-name="Times New Roman" fo:language="uk" fo:country="UA" style:font-name-asian="Times New Roman1" style:font-name-complex="Times New Roman1"/>
    </style:style>
    <style:style style:name="T10" style:family="text">
      <style:text-properties style:font-name="Times New Roman" fo:language="uk" fo:country="UA" style:font-name-asian="Times New Roman1" style:font-name-complex="Times New Roman1" style:font-size-complex="14pt"/>
    </style:style>
    <style:style style:name="T11" style:family="text">
      <style:text-properties style:font-name="Times New Roman" fo:language="uk" fo:country="UA" fo:font-style="italic" fo:font-weight="bold" style:font-name-asian="Times New Roman1" style:font-style-asian="italic" style:font-weight-asian="bold" style:font-name-complex="Times New Roman1"/>
    </style:style>
    <style:style style:name="T12" style:family="text">
      <style:text-properties style:font-name="Times New Roman" fo:language="uk" fo:country="UA" fo:font-weight="normal" style:font-name-asian="Times New Roman1" style:font-weight-asian="normal" style:font-name-complex="Times New Roman1" style:font-size-complex="14pt"/>
    </style:style>
    <style:style style:name="T13" style:family="text">
      <style:text-properties style:font-name="Times New Roman" fo:language="uk" fo:country="UA" fo:font-weight="normal" style:font-weight-asian="normal" style:font-name-complex="Times New Roman1" style:font-size-complex="14pt"/>
    </style:style>
    <style:style style:name="T14" style:family="text">
      <style:text-properties style:font-name="Times New Roman" fo:font-size="14pt" fo:language="uk" fo:country="UA" style:font-size-asian="14pt" style:font-name-complex="Times New Roman1" style:font-size-complex="14pt"/>
    </style:style>
    <style:style style:name="T15" style:family="text">
      <style:text-properties style:font-name="Times New Roman" fo:font-size="14pt" fo:language="uk" fo:country="UA" style:font-size-asian="14pt" style:language-asian="uk" style:country-asian="UA" style:font-name-complex="Times New Roman1" style:font-size-complex="14pt"/>
    </style:style>
    <style:style style:name="T16" style:family="text">
      <style:text-properties style:font-name="Times New Roman" fo:font-size="14pt" fo:language="uk" fo:country="UA" fo:font-style="italic" style:font-size-asian="14pt" style:font-style-asian="italic" style:font-name-complex="Times New Roman1" style:font-size-complex="14pt"/>
    </style:style>
    <style:style style:name="T17" style:family="text">
      <style:text-properties style:font-name="Times New Roman" fo:font-size="14pt" fo:language="uk" fo:country="UA" fo:font-style="italic" fo:font-weight="normal" style:font-size-asian="14pt" style:font-style-asian="italic" style:font-weight-asian="normal" style:font-name-complex="Times New Roman1" style:font-size-complex="14pt"/>
    </style:style>
    <style:style style:name="T18" style:family="text">
      <style:text-properties style:font-name="Times New Roman" fo:font-size="14pt" fo:language="uk" fo:country="UA" fo:font-style="italic" fo:font-weight="bold" style:font-size-asian="14pt" style:font-style-asian="italic" style:font-weight-asian="bold" style:font-name-complex="Times New Roman1" style:font-size-complex="14pt"/>
    </style:style>
    <style:style style:name="T19" style:family="text">
      <style:text-properties style:font-name="Times New Roman" fo:font-size="14pt" fo:language="uk" fo:country="UA" fo:font-style="italic" fo:font-weight="bold" style:font-name-asian="Times New Roman1" style:font-size-asian="14pt" style:font-style-asian="italic" style:font-weight-asian="bold" style:font-name-complex="Times New Roman1" style:font-size-complex="14pt"/>
    </style:style>
    <style:style style:name="T20" style:family="text">
      <style:text-properties style:font-name="Times New Roman" fo:font-size="14pt" fo:language="uk" fo:country="UA" fo:font-style="italic" style:font-name-asian="Liberation Serif2" style:font-size-asian="14pt" style:language-asian="ar" style:country-asian="SA" style:font-style-asian="italic" style:font-name-complex="Times New Roman1" style:font-size-complex="14pt"/>
    </style:style>
    <style:style style:name="T21" style:family="text">
      <style:text-properties style:font-name="Times New Roman" fo:font-size="14pt" fo:language="uk" fo:country="UA" fo:font-style="italic" style:font-name-asian="Times New Roman1" style:font-size-asian="14pt" style:font-style-asian="italic" style:font-name-complex="Times New Roman1" style:font-size-complex="14pt"/>
    </style:style>
    <style:style style:name="T22" style:family="text">
      <style:text-properties style:font-name="Times New Roman" fo:font-size="14pt" fo:language="uk" fo:country="UA" fo:font-weight="bold" style:font-size-asian="14pt" style:font-weight-asian="bold" style:font-name-complex="Times New Roman1" style:font-size-complex="14pt"/>
    </style:style>
    <style:style style:name="T23" style:family="text">
      <style:text-properties style:font-name="Times New Roman" fo:font-size="14pt" fo:language="uk" fo:country="UA" fo:font-weight="bold" style:font-name-asian="Liberation Serif2" style:font-size-asian="14pt" style:language-asian="ar" style:country-asian="SA" style:font-weight-asian="bold" style:font-name-complex="Times New Roman1" style:font-size-complex="14pt"/>
    </style:style>
    <style:style style:name="T24" style:family="text">
      <style:text-properties style:font-name="Times New Roman" fo:font-size="14pt" fo:language="uk" fo:country="UA" fo:font-weight="bold" style:font-name-asian="Liberation Serif2" style:font-size-asian="14pt" style:font-weight-asian="bold" style:font-name-complex="Times New Roman1" style:font-size-complex="14pt"/>
    </style:style>
    <style:style style:name="T25" style:family="text">
      <style:text-properties style:font-name="Times New Roman" fo:font-size="14pt" fo:language="uk" fo:country="UA" fo:font-weight="bold" style:font-name-asian="Times New Roman1" style:font-size-asian="14pt" style:font-weight-asian="bold" style:font-name-complex="Times New Roman1" style:font-size-complex="14pt"/>
    </style:style>
    <style:style style:name="T26" style:family="text">
      <style:text-properties style:font-name="Times New Roman" fo:font-size="14pt" fo:language="uk" fo:country="UA" fo:font-weight="normal" style:font-size-asian="14pt" style:font-weight-asian="normal" style:font-name-complex="Times New Roman1" style:font-size-complex="14pt"/>
    </style:style>
    <style:style style:name="T27" style:family="text">
      <style:text-properties style:font-name="Times New Roman" fo:font-size="14pt" fo:language="uk" fo:country="UA" fo:font-weight="normal" style:font-name-asian="Times New Roman1" style:font-size-asian="14pt" style:font-weight-asian="normal" style:font-name-complex="Times New Roman1" style:font-size-complex="14pt"/>
    </style:style>
    <style:style style:name="T28" style:family="text">
      <style:text-properties style:font-name="Times New Roman" fo:font-size="14pt" fo:language="uk" fo:country="UA" fo:font-style="normal" fo:font-weight="bold" style:font-size-asian="14pt" style:font-style-asian="normal" style:font-weight-asian="bold" style:font-name-complex="Times New Roman1" style:font-size-complex="14pt"/>
    </style:style>
    <style:style style:name="T29" style:family="text">
      <style:text-properties style:font-name="Times New Roman" fo:font-size="14pt" fo:language="uk" fo:country="UA" style:font-name-asian="Liberation Serif2" style:font-size-asian="14pt" style:language-asian="ar" style:country-asian="SA" style:font-name-complex="Times New Roman1" style:font-size-complex="14pt"/>
    </style:style>
    <style:style style:name="T30" style:family="text">
      <style:text-properties style:font-name="Times New Roman" fo:font-size="14pt" fo:language="uk" fo:country="UA" style:font-name-asian="Liberation Serif2" style:font-size-asian="14pt" style:font-name-complex="Times New Roman1" style:font-size-complex="14pt"/>
    </style:style>
    <style:style style:name="T31" style:family="text">
      <style:text-properties style:font-name="Times New Roman" fo:font-size="14pt" fo:language="uk" fo:country="UA" style:font-name-asian="Times New Roman1" style:font-size-asian="14pt" style:font-name-complex="Times New Roman1" style:font-size-complex="14pt"/>
    </style:style>
    <style:style style:name="T32" style:family="text">
      <style:text-properties style:font-name="Times New Roman" fo:font-size="14pt" fo:language="uk" fo:country="UA" style:font-name-asian="Times New Roman1" style:font-size-asian="14pt" style:language-asian="uk" style:country-asian="UA" style:font-name-complex="Times New Roman1" style:font-size-complex="14pt"/>
    </style:style>
    <style:style style:name="T33" style:family="text">
      <style:text-properties style:font-name="Times New Roman" fo:font-size="14pt" fo:language="uk" fo:country="UA" style:text-underline-style="solid" style:text-underline-width="auto" style:text-underline-color="font-color" style:font-name-asian="Times New Roman1" style:font-size-asian="14pt" style:font-name-complex="Times New Roman1" style:font-size-complex="14pt"/>
    </style:style>
    <style:style style:name="T34" style:family="text">
      <style:text-properties style:font-name="Times New Roman" fo:font-size="14pt" fo:language="uk" fo:country="UA"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35" style:family="text">
      <style:text-properties style:font-name="Times New Roman" fo:font-size="14pt" fo:font-weight="normal" style:font-size-asian="14pt" style:font-weight-asian="normal" style:font-name-complex="Times New Roman1" style:font-size-complex="14pt"/>
    </style:style>
    <style:style style:name="T36" style:family="text">
      <style:text-properties style:font-name="Times New Roman" fo:font-size="14pt" style:font-name-asian="Liberation Serif2" style:font-size-asian="14pt" style:language-asian="ar" style:country-asian="SA" style:font-name-complex="Times New Roman1" style:font-size-complex="14pt"/>
    </style:style>
    <style:style style:name="T37" style:family="text">
      <style:text-properties fo:language="uk" fo:country="UA"/>
    </style:style>
    <style:style style:name="T38" style:family="text">
      <style:text-properties style:font-name="Calibri" fo:font-size="14pt" fo:language="uk" fo:country="UA" style:font-size-asian="14pt" style:font-name-complex="Times New Roman1" style:font-size-complex="14pt"/>
    </style:style>
    <style:style style:name="T39" style:family="text">
      <style:text-properties style:font-name="Calibri" fo:font-size="14pt" fo:language="uk" fo:country="UA" style:font-size-asian="14pt" style:language-asian="uk" style:country-asian="UA" style:font-name-complex="Times New Roman1" style:font-size-complex="14pt"/>
    </style:style>
    <style:style style:name="T40" style:family="text">
      <style:text-properties style:font-name="Calibri" fo:font-size="14pt" fo:language="uk" fo:country="UA" fo:font-weight="normal" style:font-size-asian="14pt" style:font-weight-asian="normal" style:font-name-complex="Times New Roman1" style:font-size-complex="14pt"/>
    </style:style>
    <style:style style:name="T41" style:family="text">
      <style:text-properties style:font-name="Calibri" fo:font-size="14pt" fo:language="uk" fo:country="UA" fo:font-style="normal" style:font-size-asian="14pt" style:font-style-asian="normal" style:font-name-complex="Times New Roman1" style:font-size-complex="14pt"/>
    </style:style>
    <style:style style:name="T42" style:family="text">
      <style:text-properties style:font-name="Calibri" fo:font-size="14pt" fo:language="uk" fo:country="UA" fo:font-weight="bold" style:font-size-asian="14pt" style:font-weight-asian="bold" style:font-name-complex="Times New Roman1" style:font-size-complex="14pt"/>
    </style:style>
    <style:style style:name="T43" style:family="text">
      <style:text-properties style:font-name="Calibri" fo:font-size="14pt" fo:language="uk" fo:country="UA" fo:font-weight="bold" style:font-name-asian="Liberation Serif2" style:font-size-asian="14pt" style:font-weight-asian="bold" style:font-name-complex="Times New Roman1" style:font-size-complex="14pt"/>
    </style:style>
    <style:style style:name="T44" style:family="text">
      <style:text-properties style:font-name="Calibri" fo:font-size="14pt" fo:language="uk" fo:country="UA" fo:font-weight="bold" style:font-name-asian="Liberation Serif2" style:font-size-asian="14pt" style:language-asian="ar" style:country-asian="SA" style:font-weight-asian="bold" style:font-name-complex="Times New Roman1" style:font-size-complex="14pt"/>
    </style:style>
    <style:style style:name="T45" style:family="text">
      <style:text-properties style:font-name="Calibri" fo:font-size="14pt" fo:language="uk" fo:country="UA" fo:font-weight="bold" style:font-name-asian="Times New Roman1" style:font-size-asian="14pt" style:font-weight-asian="bold" style:font-name-complex="Times New Roman1" style:font-size-complex="14pt"/>
    </style:style>
    <style:style style:name="T46" style:family="text">
      <style:text-properties style:font-name="Calibri" fo:font-size="14pt" fo:language="uk" fo:country="UA" style:font-name-asian="Liberation Serif2" style:font-size-asian="14pt" style:font-name-complex="Times New Roman1" style:font-size-complex="14pt"/>
    </style:style>
    <style:style style:name="T47" style:family="text">
      <style:text-properties style:font-name="Calibri" fo:font-size="14pt" fo:language="uk" fo:country="UA" style:font-name-asian="Liberation Serif2" style:font-size-asian="14pt" style:language-asian="uk" style:country-asian="UA" style:font-name-complex="Times New Roman1" style:font-size-complex="14pt"/>
    </style:style>
    <style:style style:name="T48" style:family="text">
      <style:text-properties style:font-name="Calibri" fo:font-size="14pt" fo:language="uk" fo:country="UA" style:font-name-asian="Liberation Serif2" style:font-size-asian="14pt" style:language-asian="ar" style:country-asian="SA" style:font-name-complex="Times New Roman1" style:font-size-complex="14pt"/>
    </style:style>
    <style:style style:name="T49" style:family="text">
      <style:text-properties style:font-name="Calibri" fo:font-size="14pt" fo:language="uk" fo:country="UA" style:font-name-asian="Times New Roman1" style:font-size-asian="14pt" style:font-name-complex="Times New Roman1" style:font-size-complex="14pt"/>
    </style:style>
    <style:style style:name="T50" style:family="text">
      <style:text-properties style:font-name="Calibri" fo:font-size="14pt" fo:language="uk" fo:country="UA" style:font-name-asian="Times New Roman1" style:font-size-asian="14pt" style:language-asian="uk" style:country-asian="UA" style:font-name-complex="Times New Roman1" style:font-size-complex="14pt"/>
    </style:style>
    <style:style style:name="T51" style:family="text">
      <style:text-properties style:font-name="Calibri" fo:language="uk" fo:country="UA" style:font-name-complex="Times New Roman1"/>
    </style:style>
    <style:style style:name="T52" style:family="text">
      <style:text-properties style:font-name="Calibri" fo:language="uk" fo:country="UA" style:font-name-asian="Times New Roman1" style:language-asian="uk" style:country-asian="UA" style:font-name-complex="Times New Roman1"/>
    </style:style>
    <style:style style:name="T53" style:family="text">
      <style:text-properties style:font-name="Calibri" fo:language="uk" fo:country="UA" style:font-name-asian="Times New Roman1" style:font-name-complex="Times New Roman1"/>
    </style:style>
    <style:style style:name="T54" style:family="text">
      <style:text-properties style:font-name="Calibri" fo:language="uk" fo:country="UA" style:language-asian="uk" style:country-asian="UA" style:font-name-complex="Times New Roman1"/>
    </style:style>
    <style:style style:name="T55" style:family="text">
      <style:text-properties fo:color="#0070c0" style:font-name="Times New Roman" fo:font-size="14pt" fo:language="uk" fo:country="UA" fo:font-weight="normal" style:font-size-asian="14pt" style:font-weight-asian="normal" style:font-name-complex="Times New Roman1" style:font-size-complex="14pt"/>
    </style:style>
    <style:style style:name="T56" style:family="text">
      <style:text-properties fo:color="#0070c0" style:font-name="Times New Roman" fo:font-size="14pt" fo:language="uk" fo:country="UA" style:font-size-asian="14pt" style:font-name-complex="Times New Roman1" style:font-size-complex="14pt"/>
    </style:style>
    <style:style style:name="T57" style:family="text">
      <style:text-properties fo:color="#0070c0" style:font-name="Times New Roman" fo:font-size="14pt" fo:language="uk" fo:country="UA" style:font-name-asian="Times New Roman1" style:font-size-asian="14pt" style:font-name-complex="Times New Roman1" style:font-size-complex="14pt"/>
    </style:style>
    <style:style style:name="T58" style:family="text">
      <style:text-properties fo:color="#0070c0" style:font-name="Times New Roman" fo:font-size="14pt" fo:language="uk" fo:country="UA" fo:font-weight="bold" style:font-name-asian="Times New Roman1" style:font-size-asian="14pt" style:font-weight-asian="bold" style:font-name-complex="Times New Roman1" style:font-size-complex="14pt"/>
    </style:style>
    <style:style style:name="T59" style:family="text">
      <style:text-properties fo:color="#0070c0" style:font-name="Calibri" fo:font-size="14pt" fo:language="uk" fo:country="UA" fo:font-weight="normal" style:font-size-asian="14pt" style:font-weight-asian="normal" style:font-name-complex="Times New Roman1" style:font-size-complex="14pt"/>
    </style:style>
    <style:style style:name="T60" style:family="text">
      <style:text-properties fo:color="#0070c0" style:font-name="Calibri" fo:font-size="14pt" fo:language="uk" fo:country="UA" fo:font-style="normal" style:font-size-asian="14pt" style:font-style-asian="normal" style:font-name-complex="Times New Roman1" style:font-size-complex="14pt"/>
    </style:style>
    <style:style style:name="T61" style:family="text">
      <style:text-properties fo:color="#0070c0" style:font-name="Calibri" fo:font-size="14pt" fo:language="uk" fo:country="UA" style:font-size-asian="14pt" style:font-name-complex="Times New Roman1" style:font-size-complex="14pt"/>
    </style:style>
    <style:style style:name="T62" style:family="text">
      <style:text-properties fo:color="#0070c0" style:font-name="Calibri" fo:font-size="14pt" fo:language="uk" fo:country="UA" fo:font-weight="bold" style:font-size-asian="14pt" style:font-weight-asian="bold" style:font-name-complex="Times New Roman1" style:font-size-complex="14pt"/>
    </style:style>
    <style:style style:name="T63" style:family="text">
      <style:text-properties fo:color="#0070c0" style:font-name="Calibri" fo:font-size="14pt" fo:language="uk" fo:country="UA" style:font-name-asian="Liberation Serif2" style:font-size-asian="14pt" style:font-name-complex="Times New Roman1" style:font-size-complex="14pt"/>
    </style:style>
    <style:style style:name="T64" style:family="text">
      <style:text-properties fo:color="#0070c0" style:font-name="Calibri" fo:font-size="14pt" fo:language="uk" fo:country="UA" style:font-name-asian="Times New Roman1" style:font-size-asian="14pt" style:font-name-complex="Times New Roman1" style:font-size-complex="14pt"/>
    </style:style>
    <style:style style:name="T65" style:family="text">
      <style:text-properties fo:color="#0070c0" style:font-name="Calibri" fo:font-size="14pt" fo:language="uk" fo:country="UA" style:font-name-asian="Times New Roman1" style:font-size-asian="14pt" style:language-asian="uk" style:country-asian="UA" style:font-name-complex="Times New Roman1" style:font-size-complex="14pt"/>
    </style:style>
    <style:style style:name="T66" style:family="text">
      <style:text-properties fo:color="#0070c0" style:font-name="Calibri" fo:language="uk" fo:country="UA" style:font-name-complex="Times New Roman1"/>
    </style:style>
    <style:style style:name="T67" style:family="text">
      <style:text-properties fo:color="#0070c0" style:font-name="Calibri" fo:language="uk" fo:country="UA" style:font-name-asian="Times New Roman1" style:font-name-complex="Times New Roman1"/>
    </style:style>
    <style:style style:name="T68" style:family="text">
      <style:text-properties fo:color="#00b050" style:font-name="Calibri" fo:font-size="14pt" fo:language="uk" fo:country="UA" fo:font-weight="normal" style:font-size-asian="14pt" style:font-weight-asian="normal" style:font-name-complex="Times New Roman1" style:font-size-complex="14pt"/>
    </style:style>
    <style:style style:name="T69" style:family="text">
      <style:text-properties fo:color="#00b050" style:font-name="Calibri" fo:font-size="14pt" fo:language="uk" fo:country="UA" fo:font-style="normal" style:font-size-asian="14pt" style:font-style-asian="normal" style:font-name-complex="Times New Roman1" style:font-size-complex="14pt"/>
    </style:style>
    <style:style style:name="T70" style:family="text">
      <style:text-properties fo:color="#00b050" style:font-name="Calibri" fo:font-size="14pt" fo:language="uk" fo:country="UA" style:font-size-asian="14pt" style:font-name-complex="Times New Roman1" style:font-size-complex="14pt"/>
    </style:style>
    <style:style style:name="T71" style:family="text">
      <style:text-properties fo:color="#00b050" style:font-name="Calibri" fo:font-size="14pt" fo:language="uk" fo:country="UA" style:font-name-asian="Liberation Serif2" style:font-size-asian="14pt" style:font-name-complex="Times New Roman1" style:font-size-complex="14pt"/>
    </style:style>
    <style:style style:name="T72" style:family="text">
      <style:text-properties fo:color="#00b050" style:font-name="Calibri" fo:font-size="14pt" fo:language="uk" fo:country="UA" style:font-name-asian="Times New Roman1" style:font-size-asian="14pt" style:font-name-complex="Times New Roman1" style:font-size-complex="14pt"/>
    </style:style>
    <style:style style:name="T73" style:family="text">
      <style:text-properties fo:color="#00b050" style:font-name="Calibri" fo:language="uk" fo:country="UA" style:font-name-complex="Times New Roman1"/>
    </style:style>
    <style:style style:name="T74" style:family="text">
      <style:text-properties fo:color="#00b050" style:font-name="Calibri" fo:language="uk" fo:country="UA" style:font-name-asian="Times New Roman1" style:language-asian="uk" style:country-asian="UA" style:font-name-complex="Times New Roman1"/>
    </style:style>
    <style:style style:name="T75" style:family="text">
      <style:text-properties fo:color="#00b050" style:font-name="Calibri" fo:language="uk" fo:country="UA" style:font-name-asian="Times New Roman1" style:font-name-complex="Times New Roman1"/>
    </style:style>
    <style:style style:name="T76" style:family="text">
      <style:text-properties fo:color="#00b050" style:font-name="Calibri" fo:language="uk" fo:country="UA" style:language-asian="uk" style:country-asian="UA" style:font-name-complex="Times New Roman1"/>
    </style:style>
    <style:style style:name="T77" style:family="text">
      <style:text-properties fo:color="#00b050" style:font-name="Times New Roman" fo:font-size="14pt" fo:language="uk" fo:country="UA" style:font-size-asian="14pt" style:font-name-complex="Times New Roman1" style:font-size-complex="14pt"/>
    </style:style>
    <style:style style:name="T78" style:family="text">
      <style:text-properties fo:color="#00b050" style:font-name="Times New Roman" fo:font-size="14pt" fo:language="uk" fo:country="UA" fo:font-weight="normal" style:font-size-asian="14pt" style:font-weight-asian="normal" style:font-name-complex="Times New Roman1" style:font-size-complex="14pt"/>
    </style:style>
    <style:style style:name="T79" style:family="text">
      <style:text-properties fo:color="#00b050" style:font-name="Times New Roman" fo:font-size="14pt" fo:language="uk" fo:country="UA" style:font-name-asian="Times New Roman1" style:font-size-asian="14pt" style:font-name-complex="Times New Roman1" style:font-size-complex="14pt"/>
    </style:style>
    <style:style style:name="T80" style:family="text">
      <style:text-properties fo:color="#ff0000" style:font-name="Calibri" fo:font-size="14pt" fo:language="uk" fo:country="UA" style:font-size-asian="14pt" style:font-name-complex="Times New Roman1" style:font-size-complex="14pt"/>
    </style:style>
    <style:style style:name="T81" style:family="text">
      <style:text-properties fo:color="#31849b" style:font-name="Calibri" fo:font-size="14pt" fo:language="uk" fo:country="UA" style:font-size-asian="14pt" style:font-name-complex="Times New Roman1" style:font-size-complex="14pt"/>
    </style:style>
    <style:style style:name="T82" style:family="text">
      <style:text-properties fo:color="#31849b" style:font-name="Calibri" fo:font-size="14pt" fo:language="uk" fo:country="UA" style:font-size-asian="14pt" style:language-asian="uk" style:country-asian="UA" style:font-name-complex="Times New Roman1" style:font-size-complex="14pt"/>
    </style:style>
    <style:style style:name="T83" style:family="text">
      <style:text-properties fo:color="#31849b" style:font-name="Calibri" fo:font-size="14pt" fo:language="uk" fo:country="UA" style:font-name-asian="Liberation Serif2" style:font-size-asian="14pt" style:font-name-complex="Times New Roman1" style:font-size-complex="14pt"/>
    </style:style>
    <style:style style:name="T84" style:family="text">
      <style:text-properties fo:color="#31849b" style:font-name="Calibri" fo:font-size="14pt" fo:language="uk" fo:country="UA" style:font-name-asian="Times New Roman1" style:font-size-asian="14pt" style:language-asian="uk" style:country-asian="UA" style:font-name-complex="Times New Roman1" style:font-size-complex="14pt"/>
    </style:style>
    <style:style style:name="T85" style:family="text">
      <style:text-properties fo:color="#31849b" style:font-name="Calibri" fo:font-size="14pt" fo:language="uk" fo:country="UA" style:font-name-asian="Times New Roman1" style:font-size-asian="14pt" style:font-name-complex="Times New Roman1" style:font-size-complex="14pt"/>
    </style:style>
    <style:style style:name="T86" style:family="text">
      <style:text-properties fo:color="#00000a" style:font-name="Times New Roman" fo:font-size="14pt" fo:language="uk" fo:country="UA" fo:font-weight="bold" style:font-size-asian="14pt" style:font-weight-asian="bold" style:font-name-complex="Times New Roman1" style:font-size-complex="14pt"/>
    </style:style>
    <style:style style:name="T87" style:family="text">
      <style:text-properties fo:color="#00000a" style:font-name="Calibri" fo:font-size="14pt" fo:language="uk" fo:country="UA" style:font-name-asian="Times New Roman1" style:font-size-asian="14pt" style:font-name-complex="Times New Roman1" style:font-size-complex="14pt"/>
    </style:style>
    <style:style style:name="T88" style:family="text">
      <style:text-properties fo:color="#00000a" style:font-name="Calibri" fo:font-size="14pt" fo:language="uk" fo:country="UA" style:font-size-asian="14pt"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Strong_20_Emphasis"><text:span text:style-name="T2">Типи даних, що визначені користувачем. Структури. Робота з файлами</text:span></text:span></text:p>
      <text:p text:style-name="P35"/>
      <text:p text:style-name="P17"><text:span text:style-name="Strong_20_Emphasis"><text:span text:style-name="T14">Структури</text:span></text:span></text:p>
      <text:p text:style-name="P39"><text:span text:style-name="Strong_20_Emphasis"><text:span text:style-name="T14">Структура</text:span></text:span><text:span text:style-name="T14"> — це сукупність різнотипних елементів або логічно зв'язаних змінних, <text:s/>в який входять елементи будь-яких типів ( на старому Сі - за винятком функцій, хоча можна використовувати вказівник на функції, на сучасному Сі та Сі++ можна використовувати й функції), яким присвоюється одне ім’я (на мові Сі воно може бути відсутнім – так звана </text:span><text:span text:style-name="T16">анонімна структура</text:span><text:span text:style-name="T14">) для зручності подальшої обробки , що займає одну ділянку пам’яті, тобто визначено як окремий тип. Елементи, що складають структуру, називаються </text:span><text:span text:style-name="Emphasis"><text:span text:style-name="T22">полями</text:span></text:span><text:span text:style-name="T14">.</text:span></text:p>
      <text:p text:style-name="P39"><text:span text:style-name="T14">На відміну від масиву, який є однорідним об'єктом, структура може бути неоднорідною.</text:span></text:p>
      <text:p text:style-name="P39"><text:span text:style-name="T14">Традиційним прикладом структури служить облікова картка того, що працює: службовець підприємства описується набором атрибутів, таких, як табельний номер, ім'я, дата народження, стать, адрес, зарплата. У свою чергу, деякі з цих атрибутів самі можуть виявитися структурами. Такі, наприклад: ім'я, дата народження, адрес, що мають декілька компонент</text:span><text:span text:style-name="T16">.</text:span></text:p>
      <text:p text:style-name="P11"><text:span text:style-name="Strong_20_Emphasis"><text:span text:style-name="T22">Декларація структури</text:span></text:span></text:p>
      <text:p text:style-name="P35"/>
      <text:p text:style-name="P39"><text:span text:style-name="T14">Змінна типу структура, як і будь-яка змінна, повинна бути описана. Цей опис складається з двох кроків: опису шаблону (тобто складу) або типу структури та опису змінних структур­ного типу.</text:span></text:p>
      <text:p text:style-name="P39"><text:span text:style-name="Strong_20_Emphasis"><text:span text:style-name="T26">Синтаксис декларації структури: </text:span></text:span></text:p>
      <text:p text:style-name="P39"><text:span text:style-name="Strong_20_Emphasis"><text:span text:style-name="T38">struct [&lt;tag&gt;] {</text:span></text:span></text:p>
      <text:p text:style-name="P39"><text:span text:style-name="Strong_20_Emphasis"><text:span text:style-name="T38">&lt;member-declaration-list&gt;} </text:span></text:span></text:p>
      <text:p text:style-name="P39"><text:span text:style-name="Strong_20_Emphasis"><text:span text:style-name="T38">&lt;declarator&gt; </text:span></text:span></text:p>
      <text:p text:style-name="P39"><text:span text:style-name="Strong_20_Emphasis"><text:span text:style-name="T38">[, &lt;declarator&gt; ...]; </text:span></text:span></text:p>
      <text:p text:style-name="P39"><text:span text:style-name="Strong_20_Emphasis"><text:span text:style-name="T26">або </text:span></text:span></text:p>
      <text:p text:style-name="P39"><text:span text:style-name="Strong_20_Emphasis"><text:span text:style-name="T38">struct &lt;tag&gt; &lt;declarator&gt; [, &lt;declarator&gt; ...]; </text:span></text:span></text:p>
      <text:p text:style-name="P39"><text:span text:style-name="T16">Декларація</text:span><text:span text:style-name="Strong_20_Emphasis"><text:span text:style-name="T17"> структури</text:span></text:span><text:span text:style-name="Strong_20_Emphasis"><text:span text:style-name="T26"> задає ім'я типу структури і специфікує послідовність змінних величин, що називаються полями (елементами, членами) структури. Ці поля структури можуть мати різні типи. </text:span></text:span></text:p>
      <text:p text:style-name="P39"><text:span text:style-name="T14">Декларація</text:span><text:span text:style-name="Strong_20_Emphasis"><text:span text:style-name="T26"> структури починається з ключового слова </text:span></text:span><text:span text:style-name="Strong_20_Emphasis"><text:span text:style-name="T55">struct</text:span></text:span><text:span text:style-name="Strong_20_Emphasis"><text:span text:style-name="T26"> і має дві форми подання, як показано вище. У першій формі подання типи і імена елементів структури специфікуються в списку декларацій елементів &lt;member-declaration-list&gt;. &lt;tag&gt; - це ідентифікатор, який іменує тип структури, визначений у списку декларацій елементів. </text:span></text:span></text:p>
      <text:p text:style-name="P39"><text:span text:style-name="Strong_20_Emphasis"><text:span text:style-name="T26">Кожен &lt;declarator&gt; задає ім'я змінної типу структури. Тип змінної в деклараторів може бути модифікований на покажчик до структури, на масив структур або на функцію, яка повертає структуру. </text:span></text:span></text:p>
      <text:p text:style-name="P39"><text:soft-page-break/><text:span text:style-name="Strong_20_Emphasis"><text:span text:style-name="T26">Друга синтаксична форма використовує тег <text:s/>&lt;tag&gt; структури для посилання на тип структури. У цій формі декларації відсутній список декларацій елементів, оскільки тип структури визначений в іншому місці. Визначення типу структури має бути видимим для тегу, який використовується в декларації і визначення повинне передувати декларації через тег, якщо тег не використовується для декларації вказівника або структурного типу </text:span></text:span><text:span text:style-name="Strong_20_Emphasis"><text:span text:style-name="T55">typedef</text:span></text:span><text:span text:style-name="Strong_20_Emphasis"><text:span text:style-name="T26">. В останніх випадках декларації можуть використовувати тег структури без попереднього визначення типу структури, але все ж визначення повинне знаходитися в межах видимості декларації. </text:span></text:span></text:p>
      <text:p text:style-name="P39"><text:span text:style-name="Strong_20_Emphasis"><text:span text:style-name="T26">Список декларацій елементів &lt;member-declaration-list&gt; - це одне або більше декларацій змінних або бітових полів. Кожна змінна, що об’явлена в цьому списку, називається елементом структурного типу. Декларації змінних списку мають той же самий синтаксис, що і декларації змінних за винятком того, що вони не можуть містити специфікаторів класу пам'яті або ініціалізаторів. Елементи структури можуть бути будь-якого типу: будь-якого базового, масивом, вказівником, об’єднанням або структурою. </text:span></text:span></text:p>
      <text:p text:style-name="P39"><text:span text:style-name="T14">Єдине обмеження <text:s/>- поле</text:span><text:span text:style-name="Strong_20_Emphasis"><text:span text:style-name="T26"> не може мати тип батьківської структури, в який <text:s/>воно описано. Однак, поле може бути описано, як вказівник на тип структури, до якої він входить, дозволяючи створювати рекурсивні структури, наприклад списки.</text:span></text:span></text:p>
      <text:p text:style-name="P39"><text:span text:style-name="T14">Таким чином, опис структури має вигляд:</text:span></text:p>
      <table:table table:name="Таблица1" table:style-name="Таблица1">
        <table:table-column table:style-name="Таблица1.A"/>
        <table:table-row table:style-name="Таблица1.1">
          <table:table-cell table:style-name="Таблица1.A1" office:value-type="string">
            <text:p text:style-name="Table_20_Contents"><text:span text:style-name="Strong_20_Emphasis"><text:span text:style-name="T40">struct [&lt;ім’я структури&gt;]</text:span></text:span><text:span text:style-name="T38"><text:line-break/></text:span><text:span text:style-name="Strong_20_Emphasis"><text:span text:style-name="T40">{ &lt;тип 1&gt; ім’я поля 1; </text:span></text:span><text:span text:style-name="T38"><text:line-break/></text:span><text:span text:style-name="Strong_20_Emphasis"><text:span text:style-name="T40">  &lt;тип 2&gt; ім’я поля 2 . . .;</text:span></text:span><text:span text:style-name="T38"><text:line-break/></text:span><text:span text:style-name="Strong_20_Emphasis"><text:span text:style-name="T40">} р1, р2 . . .;</text:span></text:span></text:p>
          </table:table-cell>
        </table:table-row>
      </table:table>
      <text:p text:style-name="P39"><text:span text:style-name="T14">де </text:span><text:span text:style-name="Strong_20_Emphasis"><text:span text:style-name="T55">struct</text:span></text:span><text:span text:style-name="T14"> — службове слово;</text:span></text:p>
      <text:list xml:id="list1083461400356379295" text:style-name="WWNum7">
        <text:list-item>
          <text:p text:style-name="P52"><text:span text:style-name="Strong_20_Emphasis"><text:span text:style-name="T14">&lt;ім’я структури&gt;</text:span></text:span><text:span text:style-name="T14"> — ім’я типу структура (може бути відсутнім);</text:span></text:p>
        </text:list-item>
        <text:list-item>
          <text:p text:style-name="P52"><text:span text:style-name="Strong_20_Emphasis"><text:span text:style-name="T14">&lt;тип 1&gt;, &lt;тип 2&gt;</text:span></text:span><text:span text:style-name="T14"> — імена стандартних або визначених типів;</text:span></text:p>
        </text:list-item>
        <text:list-item>
          <text:p text:style-name="P52"><text:span text:style-name="Strong_20_Emphasis"><text:span text:style-name="T14">ім’я поля 1, ім’я поля 2,…</text:span></text:span><text:span text:style-name="T14"> — імена полів структури;</text:span></text:p>
        </text:list-item>
        <text:list-item>
          <text:p text:style-name="P52"><text:span text:style-name="Strong_20_Emphasis"><text:span text:style-name="T14">р1, р2 . . .;</text:span></text:span><text:span text:style-name="T14"> — імена змінних типу структура.</text:span></text:p>
        </text:list-item>
      </text:list>
      <text:p text:style-name="P35"/>
      <text:p text:style-name="P39"><text:span text:style-name="T14">Таким чином, створюється змінна нового типу <text:s/></text:span><text:span text:style-name="Strong_20_Emphasis"><text:span text:style-name="T26">struct [&lt;ім’я структури&gt;] який можна використовувати в програмі як новий тип, передавати як аргумент та повертати з функції. </text:span></text:span><text:span text:style-name="Strong_20_Emphasis"><text:span text:style-name="T17">Однак, зауважимо, що оскільки це є новим типом для нього за замовченням не визначено жодної стандартної функції окрім присвоювання і таким чином потрібно для нової структури визначати потрібні операції додатково</text:span></text:span><text:span text:style-name="Strong_20_Emphasis"><text:span text:style-name="T26">. </text:span></text:span></text:p>
      <text:p text:style-name="P39"><text:span text:style-name="T22">Примітка</text:span><text:span text:style-name="T14">: На Сі++ можна користуватись структурою без використання ключового слова </text:span><text:span text:style-name="Strong_20_Emphasis"><text:span text:style-name="T55">struct</text:span></text:span><text:span text:style-name="Strong_20_Emphasis"><text:span text:style-name="T26"> [&lt;ім’я структури&gt;] , а лише вказавши &lt;ім’я структури&gt; у якості типу нової змінної у декларації. </text:span></text:span><text:span text:style-name="T14"><text:s text:c="2"/></text:span></text:p>
      <text:p text:style-name="P39"><text:span text:style-name="T14">Наприклад, для зберігання інформації по успішності студента з дисципліни «Програмування» визначимо таку структуру:</text:span></text:p>
      <text:p text:style-name="Preformatted_20_Text"><text:span text:style-name="Strong_20_Emphasis"><text:span text:style-name="T59">struct</text:span></text:span><text:span text:style-name="Strong_20_Emphasis"><text:span text:style-name="T40"> Student <text:s/></text:span></text:span><text:span text:style-name="Strong_20_Emphasis"><text:span text:style-name="T68">// визначаємо структуру з назвою Student</text:span></text:span><text:span text:style-name="Strong_20_Emphasis"><text:span text:style-name="T40"> </text:span></text:span></text:p>
      <text:p text:style-name="P24"/>
      <text:p text:style-name="Preformatted_20_Text"><text:soft-page-break/><text:span text:style-name="Strong_20_Emphasis"><text:span text:style-name="T40">{ </text:span></text:span><text:span text:style-name="Strong_20_Emphasis"><text:span text:style-name="T59">char</text:span></text:span><text:span text:style-name="Strong_20_Emphasis"><text:span text:style-name="T40"> <text:s/>name [25];</text:span></text:span><text:span text:style-name="T38"> </text:span><text:span text:style-name="Emphasis"><text:span text:style-name="T69">// <text:s/>Поле 1: <text:s/>Прізвище та ініціали – тип рядок з 25 символів</text:span></text:span><text:span text:style-name="Emphasis"><text:span text:style-name="T41"> </text:span></text:span></text:p>
      <text:p text:style-name="Preformatted_20_Text"><text:span text:style-name="Emphasis"><text:span text:style-name="T41"><text:s text:c="3"/></text:span></text:span><text:span text:style-name="Emphasis"><text:span text:style-name="T60">char</text:span></text:span><text:span text:style-name="Emphasis"><text:span text:style-name="T41"> group[3]; </text:span></text:span><text:span text:style-name="Emphasis"><text:span text:style-name="T69">// <text:s/>Поле 2: <text:s/>Група – тип рядок з 3 символів </text:span></text:span></text:p>
      <text:p text:style-name="Preformatted_20_Text"><text:span text:style-name="Strong_20_Emphasis"><text:span text:style-name="T59">int</text:span></text:span><text:span text:style-name="Strong_20_Emphasis"><text:span text:style-name="T40"> pract_mark;</text:span></text:span><text:span text:style-name="T38"> </text:span><text:span text:style-name="Emphasis"><text:span text:style-name="T69">// <text:s/>Поле 3: <text:s/>Бали за практику – тип ціле </text:span></text:span></text:p>
      <text:p text:style-name="Preformatted_20_Text"><text:span text:style-name="Emphasis"><text:span text:style-name="T60">int</text:span></text:span><text:span text:style-name="Emphasis"><text:span text:style-name="T41"> course_project1; </text:span></text:span><text:span text:style-name="Emphasis"><text:span text:style-name="T69">// <text:s/>Поле 4: <text:s/>Бали за перший проект – тип ціле </text:span></text:span></text:p>
      <text:p text:style-name="Preformatted_20_Text"><text:span text:style-name="Emphasis"><text:span text:style-name="T60">int</text:span></text:span><text:span text:style-name="Emphasis"><text:span text:style-name="T41"> course_project2; </text:span></text:span><text:span text:style-name="Emphasis"><text:span text:style-name="T69">// <text:s/>Поле 5: <text:s/>Бали за другий проект – тип ціле </text:span></text:span></text:p>
      <text:p text:style-name="Preformatted_20_Text"><text:span text:style-name="Strong_20_Emphasis"><text:span text:style-name="T59">float</text:span></text:span><text:span text:style-name="Strong_20_Emphasis"><text:span text:style-name="T40"> additional_mark;</text:span></text:span><text:span text:style-name="Emphasis"><text:span text:style-name="T41"> </text:span></text:span><text:span text:style-name="Emphasis"><text:span text:style-name="T69">// Поле 6: середній додатковий бал  -тип дійсне число</text:span></text:span></text:p>
      <text:p text:style-name="Preformatted_20_Text"><text:span text:style-name="Strong_20_Emphasis"><text:span text:style-name="T40">} </text:span></text:span><text:span text:style-name="T38"><text:s/></text:span><text:span text:style-name="Strong_20_Emphasis"><text:span text:style-name="T40">st1, st2;</text:span></text:span></text:p>
      <text:p text:style-name="Preformatted_20_Text"><text:span text:style-name="Strong_20_Emphasis"><text:span text:style-name="T26">Ця декларація може бути зроблено як локально так і глобально, і це означає що ми створили дві змінні типу </text:span></text:span><text:span text:style-name="Strong_20_Emphasis"><text:span text:style-name="T55">struct</text:span></text:span><text:span text:style-name="Strong_20_Emphasis"><text:span text:style-name="T26"> Student.</text:span></text:span></text:p>
      <text:p text:style-name="P39"><text:span text:style-name="T14">Змінні </text:span><text:span text:style-name="Strong_20_Emphasis"><text:span text:style-name="T26">st1 і st2</text:span></text:span><text:span text:style-name="T14"> можна оголосити окремим оператором, наприклад:</text:span></text:p>
      <text:p text:style-name="P39"><text:span text:style-name="T77">// створюємо глобально </text:span><text:span text:style-name="Strong_20_Emphasis"><text:span text:style-name="T78">структуру з назвою Student </text:span></text:span></text:p>
      <text:p text:style-name="Preformatted_20_Text"><text:span text:style-name="Strong_20_Emphasis"><text:span text:style-name="T59">struct</text:span></text:span><text:span text:style-name="Strong_20_Emphasis"><text:span text:style-name="T40"> Student <text:s/>{ </text:span></text:span></text:p>
      <text:p text:style-name="Preformatted_20_Text"><text:span text:style-name="Strong_20_Emphasis"><text:span text:style-name="T59">char</text:span></text:span><text:span text:style-name="Strong_20_Emphasis"><text:span text:style-name="T40"> <text:s/>name [25];</text:span></text:span><text:span text:style-name="T38"> </text:span><text:span text:style-name="Emphasis"><text:span text:style-name="T41">// <text:s/>Поле 1: <text:s/>Прізвище та ініціали – тип рядок з 25 символів </text:span></text:span></text:p>
      <text:p text:style-name="Preformatted_20_Text"><text:span text:style-name="Emphasis"><text:span text:style-name="T60">char</text:span></text:span><text:span text:style-name="Emphasis"><text:span text:style-name="T41"> group[3]; // <text:s/>Поле 2: <text:s/>Група – тип рядок з 3 символів </text:span></text:span></text:p>
      <text:p text:style-name="Preformatted_20_Text"><text:span text:style-name="Strong_20_Emphasis"><text:span text:style-name="T59">int</text:span></text:span><text:span text:style-name="Strong_20_Emphasis"><text:span text:style-name="T40"> pract_mark;</text:span></text:span><text:span text:style-name="T38"> </text:span><text:span text:style-name="Emphasis"><text:span text:style-name="T41">// <text:s/>Поле 3: <text:s/>Бали за практику – тип ціле </text:span></text:span></text:p>
      <text:p text:style-name="Preformatted_20_Text"><text:span text:style-name="Emphasis"><text:span text:style-name="T60">int</text:span></text:span><text:span text:style-name="Emphasis"><text:span text:style-name="T41"> course_project1; // <text:s/>Поле 4: <text:s/>Бали за перший проект – тип ціле </text:span></text:span></text:p>
      <text:p text:style-name="Preformatted_20_Text"><text:span text:style-name="Emphasis"><text:span text:style-name="T60">int</text:span></text:span><text:span text:style-name="Emphasis"><text:span text:style-name="T41"> course_project2; // <text:s/>Поле 5: <text:s/>Бали за другий проект – тип ціле </text:span></text:span></text:p>
      <text:p text:style-name="Preformatted_20_Text"><text:span text:style-name="Strong_20_Emphasis"><text:span text:style-name="T59">float</text:span></text:span><text:span text:style-name="Strong_20_Emphasis"><text:span text:style-name="T40"> additional_mark;</text:span></text:span><text:span text:style-name="Emphasis"><text:span text:style-name="T41"> // Поле 6: середній додатковий бал  -тип дійсне число</text:span></text:span></text:p>
      <text:p text:style-name="Preformatted_20_Text"><text:span text:style-name="Strong_20_Emphasis"><text:span text:style-name="T40">} ;</text:span></text:span></text:p>
      <text:p text:style-name="P39"><text:span text:style-name="T14">//Далі в коді глобально або локально визначаємо відповідні змінні</text:span></text:p>
      <text:p text:style-name="P39"><text:span text:style-name="Strong_20_Emphasis"><text:span text:style-name="T55">struct</text:span></text:span><text:span text:style-name="Strong_20_Emphasis"><text:span text:style-name="T26"> </text:span></text:span><text:span text:style-name="Strong_20_Emphasis"><text:span text:style-name="T40">Student </text:span></text:span><text:span text:style-name="Strong_20_Emphasis"><text:span text:style-name="T26">stl, st2;.</text:span></text:span></text:p>
      <text:p text:style-name="P39"><text:span text:style-name="T14">Приведена в прикладі структура має три частини, які називаються </text:span><text:span text:style-name="Strong_20_Emphasis"><text:span text:style-name="T26">елементами </text:span></text:span><text:span text:style-name="T14">або </text:span><text:span text:style-name="Strong_20_Emphasis"><text:span text:style-name="T26">полями</text:span></text:span><text:span text:style-name="T14">. Для того, щоб працювати зі структура необхідно засвоїти три основні прийоми:</text:span></text:p>
      <text:p text:style-name="P39"><text:span text:style-name="T14">- встановлення формату структури;</text:span></text:p>
      <text:p text:style-name="P39"><text:span text:style-name="T14">- визначення змінної, яка відповідає даному формату;</text:span></text:p>
      <text:p text:style-name="P39"><text:span text:style-name="T14">- забезпечення доступу до окремих компонентів змінної-структури.</text:span></text:p>
      <text:p text:style-name="P39"><text:span text:style-name="T14">Розглянемо наступний приклад.</text:span></text:p>
      <text:p text:style-name="P39"><text:span text:style-name="T61">struct</text:span><text:span text:style-name="T38"> book {</text:span></text:p>
      <text:p text:style-name="P39"><text:span text:style-name="T61">char</text:span><text:span text:style-name="T38"> nazva[maxnazva];</text:span></text:p>
      <text:p text:style-name="P39"><text:span text:style-name="T61">char</text:span><text:span text:style-name="T38"> avtor[maxavtor];</text:span></text:p>
      <text:p text:style-name="P39"><text:span text:style-name="T61">float</text:span><text:span text:style-name="T38"> cina;</text:span></text:p>
      <text:p text:style-name="P39"><text:span text:style-name="T38">};</text:span></text:p>
      <text:p text:style-name="P39"><text:span text:style-name="T14">Опис структури, що складається з взятого в фігурні дужки списку описів, починається з службового слова </text:span><text:span text:style-name="Strong_20_Emphasis"><text:span text:style-name="T55">struct</text:span></text:span><text:span text:style-name="Strong_20_Emphasis"><text:span text:style-name="T26">.</text:span></text:span><text:span text:style-name="T14"> За словом </text:span><text:span text:style-name="T56">struct</text:span><text:span text:style-name="T14"> може записуватися необов’язкове ім’я, яке називається назвою структури (тут це book). Ярлик іменує структури і може використовуватись надалі як скорочений запис докладного опису. Список полів(елементів) знаходиться в фігурних дужках. Кожне поле має свою назву. Після визначення кожного елемента ставиться крапка з комою. Поле структури має будь-який тип даних, а також може </text:span><text:soft-page-break/><text:span text:style-name="T14">включати в себе інші структури. Опис структури завершується крапкою з комою. Опис структури може бути розташований ззовні функції і всередині. Якщо опис поміщено всередину функції , то структура використовується лише всередині функції. Поняття структура ” може використовуватись в двох значеннях. Одно з них-</text:span><text:span text:style-name="Strong_20_Emphasis"><text:span text:style-name="T26">шаблон. Шаблон </text:span></text:span><text:span text:style-name="T14">вказує компілятору, як представити дані, але для них не виділяється пам’ять, він лише визначає форму структури.</text:span></text:p>
      <text:p text:style-name="P39"><text:span text:style-name="T14">Імена елементів і тегів без яких-небудь колізій можуть співпадати з іменами звичайних змінних (тобто не елементів), оскільки вони завжди помітні по контексту. Більш того, одні і ті ж імена елементів можуть зустрічатися в різних структурах, хоча, згідно хорошого стилю програмування, краще однакові імена давати тільки близьким по сенсу об'єктам.</text:span></text:p>
      <text:p text:style-name="P39"><text:span text:style-name="Strong_20_Emphasis"><text:span text:style-name="T26">Приклад:</text:span></text:span></text:p>
      <text:p text:style-name="P39"><text:span text:style-name="T14">Так, наприклад для анкети службовця можна вибрати такі імена: </text:span></text:p>
      <text:p text:style-name="P39"><text:span text:style-name="Strong_20_Emphasis"><text:span text:style-name="T26">tab_nom</text:span></text:span><text:span text:style-name="T14"> - табельний номер;</text:span></text:p>
      <text:p text:style-name="P39"><text:span text:style-name="Strong_20_Emphasis"><text:span text:style-name="T26">рі</text:span></text:span><text:span text:style-name="Strong_20_Emphasis"><text:span text:style-name="T35">b</text:span></text:span><text:span text:style-name="T14"> - прізвище, ім’я, по батькові;</text:span></text:p>
      <text:p text:style-name="P39"><text:span text:style-name="Strong_20_Emphasis"><text:span text:style-name="T26">stat</text:span></text:span><text:span text:style-name="T14">- стать;</text:span></text:p>
      <text:p text:style-name="P39"><text:span text:style-name="Strong_20_Emphasis"><text:span text:style-name="T26">summa</text:span></text:span><text:span text:style-name="T14"> - зарплата;</text:span></text:p>
      <text:p text:style-name="P39"><text:span text:style-name="T14">Всі ці поняття можна об'єднати в таку, наприклад, структуру:</text:span></text:p>
      <text:p text:style-name="P39"><text:span text:style-name="Strong_20_Emphasis"><text:span text:style-name="T59">struct</text:span></text:span><text:span text:style-name="T38"> anketa </text:span><text:span text:style-name="Strong_20_Emphasis"><text:span text:style-name="T40">{</text:span></text:span></text:p>
      <text:p text:style-name="P39"><text:span text:style-name="T61">int</text:span><text:span text:style-name="T38"> tab_nom;</text:span></text:p>
      <text:p text:style-name="P39"><text:span text:style-name="T61">char</text:span><text:span text:style-name="T38"> fio[30];</text:span></text:p>
      <text:p text:style-name="P39"><text:span text:style-name="T61">char</text:span><text:span text:style-name="T38"> data[10];</text:span></text:p>
      <text:p text:style-name="P39"><text:span text:style-name="T61">int</text:span><text:span text:style-name="T38"> pol;</text:span></text:p>
      <text:p text:style-name="P39"><text:span text:style-name="T61">char</text:span><text:span text:style-name="T38"> adres[40];</text:span></text:p>
      <text:p text:style-name="P39"><text:span text:style-name="T61">float</text:span><text:span text:style-name="T38"> summa;</text:span><text:span text:style-name="Strong_20_Emphasis"><text:span text:style-name="T40">};</text:span></text:span></text:p>
      <text:p text:style-name="P39"><text:span text:style-name="T14">Друге значення, поняття “структура” - це змінна - структура, яка створюється на наступному етапі. Створення структурної змінної робиться за допомогою такого опису:</text:span></text:p>
      <text:p text:style-name="P39"><text:span text:style-name="T61">struct</text:span><text:span text:style-name="T38"> book odna;</text:span></text:p>
      <text:p text:style-name="P39"><text:span text:style-name="T14">Обробляючи цей оператор, компілятор створює змінну odna і використовуючи шаблон book виділяє пам’ять для двох символьних масивів змінної дійсного типу. При визначенні змінної-структури шаблон book відіграє таку ж роль, як слова int i float для більш простих описів. Для комп’ютера визначення</text:span></text:p>
      <text:p text:style-name="P39"><text:span text:style-name="T61">struct</text:span><text:span text:style-name="T38"> book odna;</text:span></text:p>
      <text:p text:style-name="P39"><text:span text:style-name="T14">є скороченим варіантом опису:</text:span></text:p>
      <text:p text:style-name="P39"><text:span text:style-name="T61">struct</text:span><text:span text:style-name="T38"> book {</text:span></text:p>
      <text:p text:style-name="P39"><text:span text:style-name="T61">char</text:span><text:span text:style-name="T38"> nazva[maxnazva];</text:span></text:p>
      <text:p text:style-name="P39"><text:span text:style-name="T61">char</text:span><text:span text:style-name="T38"> avtor[maxavtor];</text:span></text:p>
      <text:p text:style-name="P39"><text:span text:style-name="T61">float</text:span><text:span text:style-name="T38"> cina;</text:span></text:p>
      <text:p text:style-name="P39"><text:span text:style-name="T38">} odna;</text:span></text:p>
      <text:p text:style-name="P39"><text:span text:style-name="T14">Можна визначити декілька змінних –структур або вказівник на цей вигляд структури:</text:span></text:p>
      <text:p text:style-name="P39"><text:span text:style-name="T61">struct</text:span><text:span text:style-name="T38"> book odna, libry, *pbook;</text:span></text:p>
      <text:p text:style-name="P39"><text:span text:style-name="T14">Ще один класичний приклад: </text:span></text:p>
      <text:p text:style-name="Standard"><text:span text:style-name="T14">1) // Декларація структури Точка. </text:span></text:p>
      <text:p text:style-name="Standard"><text:soft-page-break/><text:span text:style-name="T61">struct</text:span><text:span text:style-name="T38"> Point </text:span></text:p>
      <text:p text:style-name="Standard"><text:span text:style-name="T38">{ </text:span></text:p>
      <text:p text:style-name="Standard"><text:span text:style-name="T38"><text:s text:c="4"/></text:span><text:span text:style-name="T61">int</text:span><text:span text:style-name="T38"> x, y; <text:s/>// однотипні поля можна обєднувати як змінні через кому</text:span></text:p>
      <text:p text:style-name="Standard"><text:span text:style-name="T38">} p1;  // Змінна p1 декларована як 'Point' </text:span></text:p>
      <text:p text:style-name="Standard"><text:span text:style-name="T38"><text:s/></text:span></text:p>
      <text:p text:style-name="Standard"><text:span text:style-name="T14">2) </text:span></text:p>
      <text:p text:style-name="Standard"><text:span text:style-name="T14">// Створення нового типу Точка як базового типу </text:span></text:p>
      <text:p text:style-name="Standard"><text:span text:style-name="T61">struct</text:span><text:span text:style-name="T38"> Point { </text:span></text:p>
      <text:p text:style-name="P8"><text:span text:style-name="T61">int</text:span><text:span text:style-name="T38"> x, y; </text:span></text:p>
      <text:p text:style-name="Standard"><text:span text:style-name="T38">}; </text:span></text:p>
      <text:p text:style-name="Standard"><text:span text:style-name="T61">int</text:span><text:span text:style-name="T38"> main() { </text:span></text:p>
      <text:p text:style-name="Standard"><text:span text:style-name="T38"><text:s text:c="3"/></text:span><text:span text:style-name="T61">struct</text:span><text:span text:style-name="T38"> Point p1;  // Змінна p1 декларована як звичайна змінна </text:span></text:p>
      <text:p text:style-name="Standard"><text:span text:style-name="T38">}</text:span></text:p>
      <text:p text:style-name="Standard"><text:span text:style-name="Strong_20_Emphasis"><text:span text:style-name="T14">Примітка</text:span></text:span><text:span text:style-name="Strong_20_Emphasis"><text:span text:style-name="T26">: В </text:span></text:span><text:span text:style-name="Strong_20_Emphasis"><text:span text:style-name="T14">C++</text:span></text:span><text:span text:style-name="Strong_20_Emphasis"><text:span text:style-name="T26"> ключове слово </text:span></text:span><text:span text:style-name="Strong_20_Emphasis"><text:span text:style-name="T55">struct</text:span></text:span><text:span text:style-name="Strong_20_Emphasis"><text:span text:style-name="T26"> </text:span></text:span><text:span text:style-name="Strong_20_Emphasis"><text:span text:style-name="T17">необов’язково</text:span></text:span><text:span text:style-name="Strong_20_Emphasis"><text:span text:style-name="T26"> при декларації змінної. В C воно </text:span></text:span><text:span text:style-name="Strong_20_Emphasis"><text:span text:style-name="T16">обов’язкове</text:span></text:span><text:span text:style-name="Strong_20_Emphasis"><text:span text:style-name="T26">.</text:span></text:span></text:p>
      <text:p text:style-name="P1"/>
      <text:p text:style-name="P17"><text:span text:style-name="T37">Ініціалізація</text:span></text:p>
      <text:p text:style-name="Standard"><text:span text:style-name="T14">Розглянемо тепер ініціалізацію структур і структурних змінних. До останніх версій Сі++ не можна було ініціалізувати структуру безпосередньо під час декларації. Наприклад, наступна C програма на Сі -компіляторах повинна впасти.</text:span></text:p>
      <text:p text:style-name="P1"/>
      <text:p text:style-name="Standard"><text:span text:style-name="T38">struct Point </text:span></text:p>
      <text:p text:style-name="Standard"><text:span text:style-name="T38">{ </text:span></text:p>
      <text:p text:style-name="P8"><text:span text:style-name="T80">int x = 0;  // COMPILER ERROR:  cannot initialize members here </text:span></text:p>
      <text:p text:style-name="P8"><text:span text:style-name="T80">int y = 0;  // COMPILER ERROR:  cannot initialize members here </text:span></text:p>
      <text:p text:style-name="Standard"><text:span text:style-name="T38">}; </text:span></text:p>
      <text:p text:style-name="P1"/>
      <text:p text:style-name="Standard"><text:span text:style-name="T14">Причина подібної поведінки наступна — коли тип об’явлений, пам’яті під нього ще не виділено. Пам’ять виділяється лише коли створюються відповідні змінні.</text:span></text:p>
      <text:p text:style-name="P39"><text:span text:style-name="T14">В нашому прикладі визначення структури є зовнішнім, а змінна структурного типу описана всередині функції . Для ініціалізації структури використовується синтаксис за допомогою фігурних дужок, подібний тому, який використовується при ініціалізації масивів: </text:span></text:p>
      <text:p text:style-name="P39"><text:span text:style-name="T61">struct</text:span><text:span text:style-name="T38"> book odna={“Три мушкетери”, А.Дюма, 3};</text:span></text:p>
      <text:p text:style-name="P39"><text:span text:style-name="T14">або</text:span></text:p>
      <text:p text:style-name="Standard"><text:span text:style-name="T61">struct</text:span><text:span text:style-name="T38"> Point { </text:span></text:p>
      <text:p text:style-name="Standard"><text:span text:style-name="T38"><text:s text:c="4"/>int x, y; </text:span></text:p>
      <text:p text:style-name="Standard"><text:span text:style-name="T38">};  </text:span></text:p>
      <text:p text:style-name="P5"/>
      <text:p text:style-name="Standard"><text:span text:style-name="T61">int</text:span><text:span text:style-name="T38"> main() { </text:span></text:p>
      <text:p text:style-name="P8"><text:span text:style-name="T38">// Ініціалізація. Полю x присвоюється значення <text:s/>0, <text:s/>а <text:s/>y <text:s/>присвоюється 1. </text:span></text:p>
      <text:p text:style-name="P8"><text:soft-page-break/><text:span text:style-name="T38">// <text:s/>Порядок декларації визначає порядок ініціалізації. </text:span></text:p>
      <text:p text:style-name="P8"><text:span text:style-name="T61">struct</text:span><text:span text:style-name="T38"> Point p1 = {0, 1};  </text:span></text:p>
      <text:p text:style-name="Standard"><text:span text:style-name="T38">}</text:span></text:p>
      <text:p text:style-name="P39"><text:span text:style-name="T14">Отже, використовується список ініціалізаторів розділених комами і взятий у фігурні дужки. Кожне конкретне значення (ініціалізатор) повинен відповідати типу елемента структури, якому присвоюється початкове значення. Тому можна одночасно присвоїти елементу nazva стрічкове значення, а елементу cina-числове. Для ясності кожному елементу відводиться власна стрічка ініціалізації, але компілятору достатньо того, щоб значення були розділені комами.</text:span></text:p>
      <text:p text:style-name="P39"><text:span text:style-name="T14">Ініціювання полів структури слід здійснювати або при її описі, або в тілі програми. При описі структури ініціювання полів виглядає, наприклад, для описаної вище структури </text:span><text:span text:style-name="Strong_20_Emphasis"><text:span text:style-name="T40">Student </text:span></text:span></text:p>
      <text:p text:style-name="Preformatted_20_Text"><text:span text:style-name="Strong_20_Emphasis"><text:span text:style-name="T40">st1 = {"Молодець І. І.", 40, 10, 10, 3.4f};</text:span></text:span></text:p>
      <text:p text:style-name="Preformatted_20_Text"><text:span text:style-name="Strong_20_Emphasis"><text:span text:style-name="T40">st2 = {"Поганенко А. М.", 20, 1, 1, -3.5f};</text:span></text:span></text:p>
      <text:p text:style-name="P39"><text:span text:style-name="T14">Якщо ініціювання виконується в тілі програми, то для звернення до імені поля треба спочатку записати ім’я структурної змінної, а потім ім’я поля. Ці обидва записи відокремлюються крапкою і являють собою складене ім’я.</text:span></text:p>
      <text:p text:style-name="P39"><text:span text:style-name="T14">Отже, у випадку появи змінної </text:span><text:span text:style-name="Strong_20_Emphasis"><text:span text:style-name="T26">st1</text:span></text:span><text:span text:style-name="T14"> у програмі для її ініцію­вання можна записати ініціалізацію за допомогою фігурних дужок,</text:span><text:span text:style-name="Strong_20_Emphasis"><text:span text:style-name="T26"> </text:span></text:span><text:span text:style-name="T14">або ініціювання виконується за допомогою доступу до кожного поля. </text:span></text:p>
      <text:p text:style-name="Standard"><text:span text:style-name="T61">int</text:span><text:span text:style-name="T38"> main() { </text:span></text:p>
      <text:p text:style-name="P8"><text:span text:style-name="T61">struct</text:span><text:span text:style-name="T38"> Point p1; </text:span></text:p>
      <text:p text:style-name="P8"><text:span text:style-name="T70">// Доступ до полів point p1 </text:span></text:p>
      <text:p text:style-name="P8"><text:span text:style-name="T38">p1.x = 20; </text:span></text:p>
      <text:p text:style-name="P8"><text:span text:style-name="T38">p1.y = 10; </text:span></text:p>
      <text:p text:style-name="P8"><text:span text:style-name="T61">printf</text:span><text:span text:style-name="T38"> ("x = %d, y = %d", p1.x, p1.y); </text:span></text:p>
      <text:p text:style-name="Standard"><text:span text:style-name="T38">}</text:span></text:p>
      <text:p text:style-name="Standard"><text:span text:style-name="T1">Направлена Ініціалізація (Designated Initialization)</text:span><text:span text:style-name="T6"> дозволяє ініціалізувати поля структури в будь-якому порядку. Ця властивість додана в Сі ( не Сі++) зі стандарту <text:s/>C99 .</text:span></text:p>
      <text:p text:style-name="P4"/>
      <text:p text:style-name="Standard"><text:span text:style-name="T51">#</text:span><text:span text:style-name="T66">include</text:span><text:span text:style-name="T51">&lt;stdio.h&gt; </text:span></text:p>
      <text:p text:style-name="P6"/>
      <text:p text:style-name="Standard"><text:span text:style-name="T66">struct</text:span><text:span text:style-name="T51"> Point3D { </text:span></text:p>
      <text:p text:style-name="Standard"><text:span text:style-name="T51"><text:s/>int x, y, z; </text:span></text:p>
      <text:p text:style-name="Standard"><text:span text:style-name="T51">}; </text:span></text:p>
      <text:p text:style-name="P6"/>
      <text:p text:style-name="Standard"><text:span text:style-name="T66">int</text:span><text:span text:style-name="T51"> main() </text:span></text:p>
      <text:p text:style-name="Standard"><text:span text:style-name="T51">{ </text:span></text:p>
      <text:p text:style-name="P8"><text:span text:style-name="T73"><text:s/>// приклад designated initialization </text:span></text:p>
      <text:p text:style-name="P8"><text:span text:style-name="T66">struct</text:span><text:span text:style-name="T51"> Point3D p1 = {.y = 0, .z = 1, .x = 2}; </text:span></text:p>
      <text:p text:style-name="P8"><text:span text:style-name="T66">struct</text:span><text:span text:style-name="T51"> Point3D p2 = {.x = 20}; </text:span></text:p>
      <text:p text:style-name="P6"/>
      <text:p text:style-name="P8"><text:span text:style-name="T51">printf ("x = %d, y = %d, z = %d\n", p1.x, p1.y, p1.z); </text:span></text:p>
      <text:p text:style-name="P8"><text:span text:style-name="T51">printf ("x = %d", p2.x); </text:span></text:p>
      <text:p text:style-name="P8"><text:span text:style-name="T66">return</text:span><text:span text:style-name="T51"> 0; </text:span></text:p>
      <text:p text:style-name="Standard"><text:span text:style-name="T51">} </text:span></text:p>
      <text:p text:style-name="Standard"><text:span text:style-name="T6">Результат роботи: </text:span></text:p>
      <text:p text:style-name="Standard"><text:soft-page-break/><text:span text:style-name="T51">x = 2, y = 0, z = 1</text:span></text:p>
      <text:p text:style-name="Standard"><text:span text:style-name="T51">x = 20</text:span></text:p>
      <text:p text:style-name="Standard"><text:span text:style-name="T1">ця властивість відсутня в C++ тобто присутня лише в C.</text:span></text:p>
      <text:p text:style-name="P39"><text:span text:style-name="T18">Серед полів можна використовувати й вказівники.</text:span></text:p>
      <text:p text:style-name="P39"><text:span text:style-name="T14">Розглянемо ілюстраційну програму:</text:span></text:p>
      <text:p text:style-name="Preformatted_20_Text"><text:span text:style-name="Strong_20_Emphasis"><text:span text:style-name="T59">#include</text:span></text:span><text:span text:style-name="Strong_20_Emphasis"><text:span text:style-name="T40"> &lt;string.h&gt;</text:span></text:span></text:p>
      <text:p text:style-name="Preformatted_20_Text"><text:span text:style-name="Strong_20_Emphasis"><text:span text:style-name="T59">#include</text:span></text:span><text:span text:style-name="Strong_20_Emphasis"><text:span text:style-name="T40"> &lt;stdio.h&gt;</text:span></text:span></text:p>
      <text:p text:style-name="P25"><text:span text:style-name="Strong_20_Emphasis"/></text:p>
      <text:p text:style-name="Preformatted_20_Text"><text:span text:style-name="Strong_20_Emphasis"><text:span text:style-name="T59">int </text:span></text:span><text:span text:style-name="Strong_20_Emphasis"><text:span text:style-name="T40">main ( ){ </text:span></text:span></text:p>
      <text:p text:style-name="P27"><text:span text:style-name="Strong_20_Emphasis"><text:span text:style-name="T68">// визначили структуру</text:span></text:span></text:p>
      <text:p text:style-name="P27"><text:span text:style-name="Strong_20_Emphasis"><text:span text:style-name="T59">struct</text:span></text:span><text:span text:style-name="Strong_20_Emphasis"><text:span text:style-name="T40"> credit</text:span></text:span><text:span text:style-name="T38"> </text:span><text:span text:style-name="Strong_20_Emphasis"><text:span text:style-name="T40">{ </text:span></text:span><text:span text:style-name="Strong_20_Emphasis"><text:span text:style-name="T59">char</text:span></text:span><text:span text:style-name="Strong_20_Emphasis"><text:span text:style-name="T40">* pib; </text:span></text:span><text:span text:style-name="Strong_20_Emphasis"><text:span text:style-name="T59">int</text:span></text:span><text:span text:style-name="Strong_20_Emphasis"><text:span text:style-name="T40"> theory[2]; </text:span></text:span><text:span text:style-name="Strong_20_Emphasis"><text:span text:style-name="T59">int</text:span></text:span><text:span text:style-name="Strong_20_Emphasis"><text:span text:style-name="T40"> tasks[2]; </text:span></text:span><text:span text:style-name="Strong_20_Emphasis"><text:span text:style-name="T59">float</text:span></text:span><text:span text:style-name="Strong_20_Emphasis"><text:span text:style-name="T40"> avg;} st1, st2;</text:span></text:span></text:p>
      <text:p text:style-name="P27"><text:span text:style-name="Strong_20_Emphasis"><text:span text:style-name="T68">// потрібно виділити пам'ять під перше поле</text:span></text:span></text:p>
      <text:p text:style-name="P27"><text:span text:style-name="Strong_20_Emphasis"><text:span text:style-name="T40">st1.pib=(</text:span></text:span><text:span text:style-name="Strong_20_Emphasis"><text:span text:style-name="T59">char</text:span></text:span><text:span text:style-name="Strong_20_Emphasis"><text:span text:style-name="T40">*) malloc(30);</text:span></text:span></text:p>
      <text:p text:style-name="P27"><text:span text:style-name="Strong_20_Emphasis"><text:span text:style-name="T40">strcpy (st1.pib, "Нездавайло Х.Х.");</text:span></text:span><text:span text:style-name="Strong_20_Emphasis"><text:span text:style-name="T68">// та ініціалізувати його</text:span></text:span></text:p>
      <text:p text:style-name="P27"><text:span text:style-name="Strong_20_Emphasis"><text:span text:style-name="T40">st1.theory = {2,3}; </text:span></text:span><text:span text:style-name="Strong_20_Emphasis"><text:span text:style-name="T68">// ініціалізуємо інші поля</text:span></text:span></text:p>
      <text:p text:style-name="P27"><text:span text:style-name="Strong_20_Emphasis"><text:span text:style-name="T40">st1.tasks[0] = 0;</text:span></text:span></text:p>
      <text:p text:style-name="P27"><text:span text:style-name="Strong_20_Emphasis"><text:span text:style-name="T40">st1.tasks[1] =3; </text:span></text:span></text:p>
      <text:p text:style-name="Preformatted_20_Text"><text:span text:style-name="Strong_20_Emphasis"><text:span text:style-name="T68">// рахуємо середній бал</text:span></text:span></text:p>
      <text:p text:style-name="Preformatted_20_Text"><text:span text:style-name="Strong_20_Emphasis"><text:span text:style-name="T40">st1.avg = (float) (</text:span></text:span><text:bookmark-start text:name="__DdeLink__2264_1878766373"/><text:span text:style-name="Strong_20_Emphasis"><text:span text:style-name="T40">st1.theory[0] </text:span></text:span><text:bookmark-end text:name="__DdeLink__2264_1878766373"/><text:span text:style-name="Strong_20_Emphasis"><text:span text:style-name="T40">+st1.theory[1] + st1.tasks[0] + st1.tasks[1]);</text:span></text:span></text:p>
      <text:p text:style-name="P27"><text:span text:style-name="Strong_20_Emphasis"><text:span text:style-name="T38">st2 = st1</text:span></text:span><text:span text:style-name="Strong_20_Emphasis"><text:span text:style-name="T40">; <text:s/></text:span></text:span><text:span text:style-name="Strong_20_Emphasis"><text:span text:style-name="T68">// присвоєння структур - визначено</text:span></text:span></text:p>
      <text:p text:style-name="P27"><text:span text:style-name="Strong_20_Emphasis"><text:span text:style-name="T40">puts (st2.pib);</text:span></text:span><text:span text:style-name="T38"> </text:span><text:span text:style-name="Emphasis"><text:span text:style-name="T69">// виводимо 1 поле 2-ої структури</text:span></text:span></text:p>
      <text:p text:style-name="Preformatted_20_Text"><text:span text:style-name="Emphasis"><text:span text:style-name="T41">free(st1.pib); </text:span></text:span><text:span text:style-name="Emphasis"><text:span text:style-name="T69">/* звільнюємо ділянку під прізвище – це звільнить й друге прізвище!!*/</text:span></text:span></text:p>
      <text:p text:style-name="P26"><text:span text:style-name="Emphasis"/></text:p>
      <text:p text:style-name="Preformatted_20_Text"><text:span text:style-name="Emphasis"><text:span text:style-name="T69">// 2 варіант – більш правильний</text:span></text:span></text:p>
      <text:p text:style-name="P27"><text:span text:style-name="Strong_20_Emphasis"><text:span text:style-name="T40">st1.pib=(</text:span></text:span><text:span text:style-name="Strong_20_Emphasis"><text:span text:style-name="T59">char</text:span></text:span><text:span text:style-name="Strong_20_Emphasis"><text:span text:style-name="T40">*) malloc(30); </text:span></text:span><text:span text:style-name="Strong_20_Emphasis"><text:span text:style-name="T68">// виділямо дві ділянки під призвища</text:span></text:span></text:p>
      <text:p text:style-name="P27"><text:span text:style-name="Strong_20_Emphasis"><text:span text:style-name="T40">st2.pib=(</text:span></text:span><text:span text:style-name="Strong_20_Emphasis"><text:span text:style-name="T59">char</text:span></text:span><text:span text:style-name="Strong_20_Emphasis"><text:span text:style-name="T40">*) malloc(30);</text:span></text:span></text:p>
      <text:p text:style-name="P27"><text:span text:style-name="Strong_20_Emphasis"><text:span text:style-name="T40">strcpy (st1.pib, "Здавайло У.У");</text:span></text:span></text:p>
      <text:p text:style-name="P27"><text:span text:style-name="Emphasis"><text:span text:style-name="T41">strcpy(st2.pib,st1.pib, </text:span></text:span><text:span text:style-name="Emphasis"><text:span text:style-name="T60">sizeof</text:span></text:span><text:span text:style-name="Emphasis"><text:span text:style-name="T41">(st1.pib));</text:span></text:span></text:p>
      <text:p text:style-name="P26"><text:span text:style-name="Emphasis"/></text:p>
      <text:p text:style-name="P27"><text:bookmark text:name="__DdeLink__2389_589499711"/><text:span text:style-name="Emphasis"><text:span text:style-name="T41">free(st1.pib); </text:span></text:span><text:span text:style-name="Strong_20_Emphasis"><text:span text:style-name="T68">// звільнюємо дві ділянки під призвища</text:span></text:span></text:p>
      <text:p text:style-name="P27"><text:span text:style-name="Emphasis"><text:span text:style-name="T41">free(st2.pib);</text:span></text:span></text:p>
      <text:p text:style-name="Preformatted_20_Text"><text:span text:style-name="Strong_20_Emphasis"><text:span text:style-name="T40">}</text:span></text:span></text:p>
      <text:p text:style-name="P39"><text:span text:style-name="T14">У наведеній програмі організується присвоювання всім полям структури </text:span><text:span text:style-name="Strong_20_Emphasis"><text:span text:style-name="T26">st1</text:span></text:span><text:span text:style-name="T14"> відповідних значень. Слід зауважити, що поле </text:span><text:span text:style-name="Strong_20_Emphasis"><text:span text:style-name="T26">st1.pib</text:span></text:span><text:span text:style-name="T14"> одержує значення шляхом застосування функції </text:span><text:span text:style-name="Strong_20_Emphasis"><text:span text:style-name="T26">strcpy ()</text:span></text:span><text:span text:style-name="T14">. Структурна змінна </text:span><text:span text:style-name="Strong_20_Emphasis"><text:span text:style-name="T26">st2</text:span></text:span><text:span text:style-name="T14"> того ж типу, що і </text:span><text:span text:style-name="Strong_20_Emphasis"><text:span text:style-name="T26">st1</text:span></text:span><text:span text:style-name="T14">, тому справедлива операція </text:span><text:span text:style-name="Strong_20_Emphasis"><text:span text:style-name="T26">st2 = st1;.</text:span></text:span></text:p>
      <text:p text:style-name="P17"><text:span text:style-name="T37">Анонімна структура</text:span></text:p>
      <text:p text:style-name="P39"><text:span text:style-name="T14">Якщо функція використовує тільки один структурний тип, то цей тип можна оголосити без імені. Тоді раніше розглянуту структуру можна оголосити таким чином:</text:span></text:p>
      <text:p text:style-name="Preformatted_20_Text"><text:soft-page-break/><text:span text:style-name="Strong_20_Emphasis"><text:span text:style-name="T59">struct</text:span></text:span><text:span text:style-name="Strong_20_Emphasis"><text:span text:style-name="T40">{ char fam [25];</text:span></text:span></text:p>
      <text:p text:style-name="P28"><text:span text:style-name="Strong_20_Emphasis"/></text:p>
      <text:p text:style-name="P27"><text:span text:style-name="Strong_20_Emphasis"><text:span text:style-name="T40"><text:s/>int mat, fiz, prg;</text:span></text:span></text:p>
      <text:p text:style-name="P27"><text:span text:style-name="Strong_20_Emphasis"><text:span text:style-name="T40">float sb; </text:span></text:span></text:p>
      <text:p text:style-name="Preformatted_20_Text"><text:span text:style-name="Strong_20_Emphasis"><text:span text:style-name="T40">} stl, st2;</text:span></text:span></text:p>
      <text:p text:style-name="P39"><text:span text:style-name="T14">Коли при описі структур у деякій функції або в межах видимості змінних у різних функціях є багато (але не всі) однакових полів, то їх слід об’єднати в окрему структуру. Її можна застосовувати при описі інших структур, тобто поля структури можуть самі бути типу </text:span><text:span text:style-name="Strong_20_Emphasis"><text:span text:style-name="T55">struct</text:span></text:span><text:span text:style-name="T14">. Це називається </text:span><text:span text:style-name="Strong_20_Emphasis"><text:span text:style-name="T26">вкладеністю структур</text:span></text:span><text:span text:style-name="T14"> — її можна використати, наприклад, якщо треба обробляти списки студентів та викладачів університету. Студентські списки містять дані: прізвище та ініціали, дата (день, місяць, рік) народження, група та середній бал успішності, а в списках викладачів присутні такі дані: прізвище, ініціали, дата народження, кафедра, посада. У процесі обробки списку студентів і списку викладачів можна оголосити відповідно такі структури:</text:span></text:p>
      <text:p text:style-name="P39"><text:span text:style-name="Strong_20_Emphasis"><text:span text:style-name="T59">struct</text:span></text:span><text:span text:style-name="Strong_20_Emphasis"><text:span text:style-name="T40"> stud{ </text:span></text:span><text:span text:style-name="Strong_20_Emphasis"><text:span text:style-name="T59">char</text:span></text:span><text:span text:style-name="Strong_20_Emphasis"><text:span text:style-name="T40"> fio [25];</text:span></text:span></text:p>
      <text:p text:style-name="P39"><text:span text:style-name="Strong_20_Emphasis"><text:span text:style-name="T40"><text:s/></text:span></text:span><text:span text:style-name="Strong_20_Emphasis"><text:span text:style-name="T59">int</text:span></text:span><text:span text:style-name="Strong_20_Emphasis"><text:span text:style-name="T40"> den, god; <text:s/></text:span></text:span></text:p>
      <text:p text:style-name="P39"><text:span text:style-name="Strong_20_Emphasis"><text:span text:style-name="T40"><text:s/></text:span></text:span><text:span text:style-name="Strong_20_Emphasis"><text:span text:style-name="T59">char</text:span></text:span><text:span text:style-name="Strong_20_Emphasis"><text:span text:style-name="T40"> mes [10];</text:span></text:span></text:p>
      <text:p text:style-name="P39"><text:span text:style-name="Strong_20_Emphasis"><text:span text:style-name="T40"><text:s/></text:span></text:span><text:span text:style-name="Strong_20_Emphasis"><text:span text:style-name="T59">char</text:span></text:span><text:span text:style-name="Strong_20_Emphasis"><text:span text:style-name="T40"> grup; </text:span></text:span></text:p>
      <text:p text:style-name="P39"><text:span text:style-name="Strong_20_Emphasis"><text:span text:style-name="T40"><text:s/></text:span></text:span><text:span text:style-name="Strong_20_Emphasis"><text:span text:style-name="T59">float</text:span></text:span><text:span text:style-name="Strong_20_Emphasis"><text:span text:style-name="T40"> sb; } </text:span></text:span></text:p>
      <text:p text:style-name="P21"><text:span text:style-name="T59">struct</text:span><text:span text:style-name="T40"> prep</text:span><text:span text:style-name="T38"><text:line-break/></text:span><text:span text:style-name="T40">{ </text:span><text:span text:style-name="T59">char</text:span><text:span text:style-name="T40"> fio [25];</text:span><text:span text:style-name="T38"><text:line-break/></text:span><text:span text:style-name="T59">int</text:span><text:span text:style-name="T40"> den, god;</text:span><text:span text:style-name="T38"><text:line-break/></text:span><text:span text:style-name="T59">char</text:span><text:span text:style-name="T40"> mes [10];</text:span><text:span text:style-name="T38"><text:line-break/></text:span><text:span text:style-name="T59">char</text:span><text:span text:style-name="T40"> kaf, dolg;</text:span><text:span text:style-name="T38"><text:line-break/></text:span><text:span text:style-name="T40">}</text:span></text:p>
      <text:p text:style-name="P39"><text:span text:style-name="T14">В оголошених типах однакові поля можна об’єднати в окрему структуру і застосовувати її при описі інших типів. Поетапно це виглядає так:</text:span></text:p>
      <text:list xml:id="list6013674590509099440" text:style-name="WWNum1">
        <text:list-item>
          <text:p text:style-name="P53"><text:span text:style-name="T14">загальна структура: </text:span></text:p>
        </text:list-item>
      </text:list>
      <text:p text:style-name="P39"><text:span text:style-name="Strong_20_Emphasis"><text:span text:style-name="T59">struct</text:span></text:span><text:span text:style-name="Strong_20_Emphasis"><text:span text:style-name="T40"> </text:span></text:span><text:span text:style-name="Strong_20_Emphasis"><text:span text:style-name="T38">spd</text:span></text:span></text:p>
      <text:p text:style-name="P39"><text:span text:style-name="Strong_20_Emphasis"><text:span text:style-name="T40">{ </text:span></text:span><text:span text:style-name="Strong_20_Emphasis"><text:span text:style-name="T59">char</text:span></text:span><text:span text:style-name="Strong_20_Emphasis"><text:span text:style-name="T40"> fio [25];</text:span></text:span></text:p>
      <text:p text:style-name="P39"><text:span text:style-name="Strong_20_Emphasis"><text:span text:style-name="T59">int</text:span></text:span><text:span text:style-name="Strong_20_Emphasis"><text:span text:style-name="T40"> den, god;</text:span></text:span></text:p>
      <text:p text:style-name="P39"><text:span text:style-name="Strong_20_Emphasis"><text:span text:style-name="T59">char</text:span></text:span><text:span text:style-name="Strong_20_Emphasis"><text:span text:style-name="T40"> mas[10]; }</text:span></text:span></text:p>
      <text:list xml:id="list2943525142013083885" text:style-name="WWNum2">
        <text:list-item>
          <text:p text:style-name="P54"><text:span text:style-name="T14">структура для опису інформації про студентів :</text:span></text:p>
        </text:list-item>
      </text:list>
      <text:p text:style-name="P39"><text:span text:style-name="Strong_20_Emphasis"><text:span text:style-name="T59">struct</text:span></text:span><text:span text:style-name="Strong_20_Emphasis"><text:span text:style-name="T40"> stud</text:span></text:span></text:p>
      <text:p text:style-name="P39"><text:span text:style-name="Strong_20_Emphasis"><text:span text:style-name="T40">{ </text:span></text:span><text:span text:style-name="Strong_20_Emphasis"><text:span text:style-name="T38">spd</text:span></text:span><text:span text:style-name="Strong_20_Emphasis"><text:span text:style-name="T40"> dr;</text:span></text:span></text:p>
      <text:p text:style-name="P39"><text:span text:style-name="Strong_20_Emphasis"><text:span text:style-name="T59">char</text:span></text:span><text:span text:style-name="Strong_20_Emphasis"><text:span text:style-name="T40"> grup;</text:span></text:span></text:p>
      <text:p text:style-name="P39"><text:span text:style-name="Strong_20_Emphasis"><text:span text:style-name="T59">float</text:span></text:span><text:span text:style-name="Strong_20_Emphasis"><text:span text:style-name="T40"> sb} <text:s/></text:span></text:span></text:p>
      <text:p text:style-name="P39"><text:span text:style-name="Strong_20_Emphasis"><text:span text:style-name="T40">st1, st2;</text:span></text:span></text:p>
      <text:list xml:id="list7362529560402590128" text:style-name="WWNum3">
        <text:list-item>
          <text:p text:style-name="P55"><text:span text:style-name="T14">структура для опису інформації про викладачів: </text:span></text:p>
        </text:list-item>
      </text:list>
      <text:p text:style-name="P39"><text:span text:style-name="Strong_20_Emphasis"><text:span text:style-name="T59">struct</text:span></text:span><text:span text:style-name="Strong_20_Emphasis"><text:span text:style-name="T40"> prep</text:span></text:span></text:p>
      <text:p text:style-name="P39"><text:span text:style-name="Strong_20_Emphasis"><text:span text:style-name="T40">{ </text:span></text:span><text:span text:style-name="Strong_20_Emphasis"><text:span text:style-name="T38">spd</text:span></text:span><text:span text:style-name="Strong_20_Emphasis"><text:span text:style-name="T40"> dr;</text:span></text:span></text:p>
      <text:p text:style-name="P39"><text:span text:style-name="Strong_20_Emphasis"><text:span text:style-name="T59">char</text:span></text:span><text:span text:style-name="Strong_20_Emphasis"><text:span text:style-name="T40"> kaf [10];</text:span></text:span></text:p>
      <text:p text:style-name="P39"><text:span text:style-name="Strong_20_Emphasis"><text:span text:style-name="T59">char</text:span></text:span><text:span text:style-name="Strong_20_Emphasis"><text:span text:style-name="T40"> dolg [15];</text:span></text:span></text:p>
      <text:p text:style-name="P39"><text:soft-page-break/><text:span text:style-name="Strong_20_Emphasis"><text:span text:style-name="T40">} pr1, pr2;</text:span></text:span></text:p>
      <text:p text:style-name="P39"><text:span text:style-name="T14">У структурах </text:span><text:span text:style-name="Strong_20_Emphasis"><text:span text:style-name="T26">stud і prep</text:span></text:span><text:span text:style-name="T14"> для оголошення поля, що містить дані про прізвище і дату народження, використовується раніше описаний тип </text:span><text:span text:style-name="Strong_20_Emphasis"><text:span text:style-name="T26">spd</text:span></text:span><text:span text:style-name="T14">. Тепер до поля </text:span><text:span text:style-name="Strong_20_Emphasis"><text:span text:style-name="T26">fio, den, god, mes </text:span></text:span><text:span text:style-name="T14">можна звернутися, використовуючи запис </text:span><text:span text:style-name="Strong_20_Emphasis"><text:span text:style-name="T26">st1.dr.fio</text:span></text:span><text:span text:style-name="T14">, наприклад, при зверненні до функції введення:</text:span></text:p>
      <text:p text:style-name="P39"><text:span text:style-name="Strong_20_Emphasis"><text:span text:style-name="T26">gets (st1.dr.fio);</text:span></text:span></text:p>
      <text:p text:style-name="P39"><text:span text:style-name="T14">або </text:span><text:span text:style-name="Strong_20_Emphasis"><text:span text:style-name="T26">gets (pr1.dr.fio);.</text:span></text:span></text:p>
      <text:p text:style-name="P35"/>
      <text:p text:style-name="P16"><text:span text:style-name="T37">Визначення власного типу</text:span></text:p>
      <text:p text:style-name="P35"/>
      <text:p text:style-name="Standard"><text:span text:style-name="T14">В мові C є ключове слово <text:s/></text:span><text:span text:style-name="T22">typedef</text:span><text:span text:style-name="T14">, яке можна використовувати для визначення власного типу даних. Наприклад таким чином можна зробити щось на зразок аліасингу Пітона, наприклад визначити типе </text:span><text:span text:style-name="T22">BYTE</text:span><text:span text:style-name="T14"> для однобайтового цілого:</text:span></text:p>
      <text:p text:style-name="Preformatted_20_Text"><text:span text:style-name="T42">typedef unsigned char BYTE;</text:span></text:p>
      <text:p text:style-name="P39"><text:span text:style-name="T14">Після цього визначення <text:s/>BYTE може використовуватись для визначення типу </text:span><text:span text:style-name="T56">unsigned char</text:span><text:span text:style-name="T22">, наприклад:</text:span></text:p>
      <text:p text:style-name="Preformatted_20_Text"><text:span text:style-name="T42">BYTE <text:s/>b1, b2;</text:span></text:p>
      <text:p text:style-name="P39"><text:span text:style-name="T14">За домовленістю (стилем коду), заголовочні літери (uppercase letters) використовуються в таких означеннях щоб вказувати користувачам програми що цей тип насправді абревіатура, але насправді можна використовувати й звичайні літери </text:span></text:p>
      <text:p text:style-name="Preformatted_20_Text"><text:span text:style-name="T42">typedef unsigned char byte;</text:span></text:p>
      <text:p text:style-name="P39"><text:span text:style-name="T14">Можна і в багатьох випадках потрібно використовувати </text:span><text:span text:style-name="T22">typedef</text:span><text:span text:style-name="T14"> для того щоб декларувати новий тип даних, що ми власне створили в програмі, зокрема при визначенні структури. Наприклад:</text:span></text:p>
      <text:p text:style-name="Preformatted_20_Text"><text:span text:style-name="T61">#include</text:span><text:span text:style-name="T38"> &lt;stdio.h&gt;</text:span></text:p>
      <text:p text:style-name="Preformatted_20_Text"><text:span text:style-name="T61">#include</text:span><text:span text:style-name="T38"> &lt;string.h&gt;</text:span></text:p>
      <text:p text:style-name="Preformatted_20_Text"><text:span text:style-name="T38"><text:s/></text:span></text:p>
      <text:p text:style-name="Preformatted_20_Text"><text:span text:style-name="T62">typedef</text:span><text:span text:style-name="T61"> struct</text:span><text:span text:style-name="T38"> </text:span><text:span text:style-name="T42">Books</text:span><text:span text:style-name="T38"> {</text:span></text:p>
      <text:p text:style-name="Preformatted_20_Text"><text:span text:style-name="T38"><text:s text:c="3"/></text:span><text:span text:style-name="T61">char</text:span><text:span text:style-name="T38"> title[50];</text:span></text:p>
      <text:p text:style-name="Preformatted_20_Text"><text:span text:style-name="T38"><text:s text:c="3"/></text:span><text:span text:style-name="T61">char</text:span><text:span text:style-name="T38"> author[50];</text:span></text:p>
      <text:p text:style-name="Preformatted_20_Text"><text:span text:style-name="T38"><text:s text:c="3"/></text:span><text:span text:style-name="T61">char</text:span><text:span text:style-name="T38"> subject[100];</text:span></text:p>
      <text:p text:style-name="Preformatted_20_Text"><text:span text:style-name="T38"><text:s text:c="3"/></text:span><text:span text:style-name="T61">int</text:span><text:span text:style-name="T38"> book_id;</text:span></text:p>
      <text:p text:style-name="Preformatted_20_Text"><text:span text:style-name="T38">} </text:span><text:span text:style-name="T42">Book</text:span><text:span text:style-name="T38">;</text:span></text:p>
      <text:p text:style-name="Preformatted_20_Text"><text:span text:style-name="T38"><text:s/></text:span></text:p>
      <text:p text:style-name="Preformatted_20_Text"><text:span text:style-name="T61">int</text:span><text:span text:style-name="T38"> main( ) {</text:span></text:p>
      <text:p text:style-name="Preformatted_20_Text"><text:span text:style-name="T38"><text:s text:c="3"/></text:span><text:span text:style-name="T42">Book</text:span><text:span text:style-name="T38"> book;</text:span></text:p>
      <text:p text:style-name="Preformatted_20_Text"><text:span text:style-name="T38"><text:s text:c="3"/>strcpy( book.title, "C Programming");</text:span></text:p>
      <text:p text:style-name="Preformatted_20_Text"><text:span text:style-name="T38"><text:s text:c="3"/>strcpy( book.author, "Cool Teacher"); </text:span></text:p>
      <text:p text:style-name="Preformatted_20_Text"><text:span text:style-name="T38"><text:s text:c="3"/>strcpy( book.subject, "Programming");</text:span></text:p>
      <text:p text:style-name="Preformatted_20_Text"><text:span text:style-name="T38"><text:s text:c="3"/>book.book_id = 111111;</text:span></text:p>
      <text:p text:style-name="Preformatted_20_Text"><text:span text:style-name="T38"><text:s/></text:span></text:p>
      <text:p text:style-name="Preformatted_20_Text"><text:span text:style-name="T38"><text:s text:c="3"/>printf( "Book title : %s\n", book.title);</text:span></text:p>
      <text:p text:style-name="Preformatted_20_Text"><text:span text:style-name="T38"><text:s text:c="3"/>printf( "Book author : %s\n", book.author);</text:span></text:p>
      <text:p text:style-name="Preformatted_20_Text"><text:soft-page-break/><text:span text:style-name="T38"><text:s text:c="3"/>printf( "Book subject : %s\n", book.subject);</text:span></text:p>
      <text:p text:style-name="Preformatted_20_Text"><text:span text:style-name="T38"><text:s text:c="3"/>printf( "Book book_id : %d\n", book.book_id);</text:span></text:p>
      <text:p text:style-name="P24"/>
      <text:p text:style-name="Preformatted_20_Text"><text:span text:style-name="T38"><text:s text:c="3"/></text:span><text:span text:style-name="T61">return</text:span><text:span text:style-name="T38"> 0;</text:span></text:p>
      <text:p text:style-name="Preformatted_20_Text"><text:span text:style-name="T38">}</text:span></text:p>
      <text:p text:style-name="P39"><text:span text:style-name="T14">Результат роботи:</text:span></text:p>
      <text:p text:style-name="Preformatted_20_Text"><text:span text:style-name="T38">Book <text:s/>title : C Programming</text:span></text:p>
      <text:p text:style-name="Preformatted_20_Text"><text:span text:style-name="T38">Book <text:s/>author : Cool Teacher</text:span></text:p>
      <text:p text:style-name="Preformatted_20_Text"><text:span text:style-name="T38">Book <text:s/>subject : Programming</text:span></text:p>
      <text:p text:style-name="Preformatted_20_Text"><text:span text:style-name="T38">Book <text:s/>book_id : 111111</text:span></text:p>
      <text:p text:style-name="P35"/>
      <text:p text:style-name="P16"><text:span text:style-name="T37">Вказівники на структури</text:span></text:p>
      <text:p text:style-name="Standard"><text:span text:style-name="T14">Існує, принаймні, три причини використання вказівників на структури:</text:span></text:p>
      <text:list xml:id="list421370554112210697" text:style-name="WWNum8">
        <text:list-item>
          <text:p text:style-name="P40"><text:span text:style-name="T14"><text:s/>вказівниками легше керувати;</text:span></text:p>
        </text:list-item>
        <text:list-item>
          <text:p text:style-name="P40"><text:span text:style-name="T14"><text:s/>структура не може передаватись функції в якості аргументу, але це можливо для вказівника;</text:span></text:p>
        </text:list-item>
        <text:list-item>
          <text:p text:style-name="P40"><text:span text:style-name="T14"><text:s/>в деяких оголошеннях даних використовуються структури, які містять вказівники на інші структури.</text:span></text:p>
        </text:list-item>
      </text:list>
      <text:p text:style-name="P39"><text:span text:style-name="T14">Оголошення вказівника на структуру:</text:span></text:p>
      <text:p text:style-name="P39"><text:span text:style-name="T42">struct book *dn;</text:span></text:p>
      <text:p text:style-name="P39"><text:span text:style-name="T14">Спочатку йде службове слово struct ,потім назва структури book , зірочка і ім’я вказівника. Це оголошення не створює нову структуру, але дозволяє використовувати вказівник dn для позначення будь-якої існуючої структури типу book.</text:span></text:p>
      <text:p text:style-name="P39"><text:span text:style-name="T14">Вказівник ініціалізується таким чином, що вказує на структуру.</text:span></text:p>
      <text:p text:style-name="P39"><text:span text:style-name="T42">dn=&amp;x1;</text:span></text:p>
      <text:p text:style-name="P35"/>
      <text:p text:style-name="P39"><text:span text:style-name="T14">Розглянемо приклад:</text:span></text:p>
      <text:p text:style-name="P39"><text:span text:style-name="Strong_20_Emphasis"><text:span text:style-name="T61">#</text:span></text:span><text:span text:style-name="T61">include</text:span><text:span text:style-name="T38"> &lt;stdio.h&gt;</text:span></text:p>
      <text:p text:style-name="P39"><text:span text:style-name="T81">#define</text:span><text:span text:style-name="T38"> N 20</text:span></text:p>
      <text:p text:style-name="P39"><text:span text:style-name="T61">typedef struct</text:span><text:span text:style-name="T38"> names{ </text:span><text:span text:style-name="T70">/*перший шаблон*/</text:span></text:p>
      <text:p text:style-name="P39"><text:span text:style-name="T61">char</text:span><text:span text:style-name="T38"> imya[N];</text:span></text:p>
      <text:p text:style-name="P39"><text:span text:style-name="T61">char</text:span><text:span text:style-name="T38"> prizv[N];</text:span></text:p>
      <text:p text:style-name="P39"><text:span text:style-name="T38">} names;</text:span></text:p>
      <text:p text:style-name="P39"><text:span text:style-name="T61">typedef struct</text:span><text:span text:style-name="T38"> harakter { </text:span><text:span text:style-name="T70">/*другий шаблон*/</text:span></text:p>
      <text:p text:style-name="P39"><text:span text:style-name="T61">struct</text:span><text:span text:style-name="T38"> names druzi; </text:span><text:span text:style-name="T70">/*вкладена структура*/</text:span></text:p>
      <text:p text:style-name="P39"><text:span text:style-name="T61">char</text:span><text:span text:style-name="T38"> bludo[N];</text:span></text:p>
      <text:p text:style-name="P39"><text:span text:style-name="T61">char</text:span><text:span text:style-name="T38"> robota[N];</text:span></text:p>
      <text:p text:style-name="P39"><text:span text:style-name="T61">float</text:span><text:span text:style-name="T38"> zarob;</text:span></text:p>
      <text:p text:style-name="P39"><text:span text:style-name="T38">} harakter;</text:span></text:p>
      <text:p text:style-name="P39"><text:span text:style-name="T61">int</text:span><text:span text:style-name="T38"> main() {</text:span></text:p>
      <text:p text:style-name="P39"><text:span text:style-name="T61">struct</text:span><text:span text:style-name="T38"> harakter x1[2]{{ </text:span><text:span text:style-name="T70">/*ініціалізація змінної*/</text:span></text:p>
      <text:p text:style-name="P39"><text:span text:style-name="T38">{“Іван” ,“Петренко”}, “вареники”, “інженер”,30250.00},</text:span></text:p>
      <text:p text:style-name="P39"><text:soft-page-break/><text:span text:style-name="T38">{“Петро”,”Іващенко”},”борщ”,”лікар”,40325.00}};</text:span></text:p>
      <text:p text:style-name="P39"><text:span text:style-name="T61">struct</text:span><text:span text:style-name="T38"> harakter *x2;</text:span></text:p>
      <text:p text:style-name="P39"><text:span text:style-name="T38">x2=&amp;x1[0]; </text:span><text:span text:style-name="T70">/*вказує на структуру*/</text:span></text:p>
      <text:p text:style-name="P39"><text:span text:style-name="T38">printf(“заробіток: %lf \n”,x2-&gt;zarob);</text:span></text:p>
      <text:p text:style-name="P39"><text:span text:style-name="T38">x2++; </text:span><text:span text:style-name="T70">/*вказує на наступну структуру*/</text:span></text:p>
      <text:p text:style-name="P39"><text:span text:style-name="T38">printf(“заробіток: %lf \n”, (*x2).zarob);</text:span></text:p>
      <text:p text:style-name="P39"><text:span text:style-name="T38">printf(“улюблена страва %s - %s <text:s/>\n ”,x2→druzi.prizv,x2-&gt;bludo);</text:span></text:p>
      <text:p text:style-name="P39"><text:span text:style-name="T38">}</text:span></text:p>
      <text:p text:style-name="P48"/>
      <text:p text:style-name="P39"><text:span text:style-name="T14">Вказівник х2 вказує на елемент х1[0]. Можна використати цей вказівник для отримання значення елемента х1[0].</text:span></text:p>
      <text:list xml:id="list4210267086932976193" text:style-name="WWNum9">
        <text:list-item>
          <text:p text:style-name="P59"><text:span text:style-name="T14">За допомогою нової операції -&gt;. Ця операція складається з дефіса (-) і символу “більше”(&gt;). Іншими словами, вказівник структури з операцією -&gt; має такий самий зміст, які ім’я структури, після якого застосовується операція “крапка”.</text:span></text:p>
        </text:list-item>
        <text:list-item>
          <text:p text:style-name="P59"><text:span text:style-name="T14">Якщо </text:span><text:span text:style-name="T22">х2= =&amp;x1[0],</text:span><text:span text:style-name="T14">то і </text:span><text:span text:style-name="T22">*x2= =x1[0],</text:span><text:span text:style-name="T14"> оскільки </text:span><text:span text:style-name="T22">&amp;</text:span><text:span text:style-name="T14"> і </text:span><text:span text:style-name="T22">*</text:span><text:span text:style-name="T14"> є еквівалентними операціями. Тому можлива заміна</text:span></text:p>
        </text:list-item>
      </text:list>
      <text:p text:style-name="P58"><text:span text:style-name="T22">х1[0].zarob= =(*x2).zarob</text:span></text:p>
      <text:p text:style-name="P39"><text:span text:style-name="T14">Дужки необхідні, оскільки пріоритет операції “крапка” вище, ніж пріоритет операції “зірочка”.</text:span></text:p>
      <text:p text:style-name="P35"/>
      <text:p text:style-name="Standard"><text:span text:style-name="T14">Так само, як і для базових типів, після оголошення структури як певного типу можна створювати масиви структур.</text:span></text:p>
      <text:p text:style-name="P1"/>
      <text:p text:style-name="Standard"><text:span text:style-name="T61">#include</text:span><text:span text:style-name="T38">&lt;stdio.h&gt; </text:span></text:p>
      <text:p text:style-name="Standard"><text:span text:style-name="T61">struct</text:span><text:span text:style-name="T38"> Point </text:span></text:p>
      <text:p text:style-name="Standard"><text:span text:style-name="T38">{ </text:span></text:p>
      <text:p text:style-name="P8"><text:span text:style-name="T61">int</text:span><text:span text:style-name="T38"> x, y; </text:span></text:p>
      <text:p text:style-name="Standard"><text:span text:style-name="T38">}; </text:span></text:p>
      <text:p text:style-name="Standard"><text:span text:style-name="T61">int</text:span><text:span text:style-name="T38"> main() { </text:span></text:p>
      <text:p text:style-name="Standard"><text:span text:style-name="T38"><text:s text:c="6"/></text:span><text:span text:style-name="T70">// Масив структур </text:span></text:p>
      <text:p text:style-name="Standard"><text:span text:style-name="T38"><text:s text:c="7"/></text:span><text:span text:style-name="T61">struct</text:span><text:span text:style-name="T38"> Point arr[10]; </text:span></text:p>
      <text:p text:style-name="Standard"><text:span text:style-name="T38"><text:s text:c="8"/></text:span><text:span text:style-name="T70">// Доступ до членів масиву </text:span></text:p>
      <text:p text:style-name="P8"><text:span text:style-name="T38">arr[0].x = 10; </text:span></text:p>
      <text:p text:style-name="P8"><text:span text:style-name="T38">arr[0].y = 20; </text:span></text:p>
      <text:p text:style-name="P9"/>
      <text:p text:style-name="P8"><text:span text:style-name="T38">printf("%d %d", arr[0].x, arr[0].y); </text:span></text:p>
      <text:p text:style-name="P8"><text:span text:style-name="T61">return</text:span><text:span text:style-name="T38"> 0; </text:span></text:p>
      <text:p text:style-name="Standard"><text:span text:style-name="T38">} </text:span></text:p>
      <text:p text:style-name="Standard"><text:span text:style-name="T14">Результат роботи: </text:span></text:p>
      <text:p text:style-name="Standard"><text:span text:style-name="T38">10 20</text:span></text:p>
      <text:p text:style-name="Standard"><text:span text:style-name="T14"> </text:span></text:p>
      <text:p text:style-name="P35"/>
      <text:p text:style-name="P39"><text:soft-page-break/><text:span text:style-name="T14">Після оголошення структурного типу змінних для роботи з їхніми полями можна застосовувати і вказівники, тоді опис структури матиме вигляд:</text:span></text:p>
      <text:p text:style-name="P39"><text:span text:style-name="Strong_20_Emphasis"><text:span text:style-name="T40">struct stud</text:span></text:span></text:p>
      <text:p text:style-name="P39"><text:span text:style-name="Strong_20_Emphasis"><text:span text:style-name="T40">{ char fam [25]; </text:span></text:span></text:p>
      <text:p text:style-name="P39"><text:span text:style-name="Strong_20_Emphasis"><text:span text:style-name="T40">  int mat, fiz, prg; </text:span></text:span></text:p>
      <text:p text:style-name="P39"><text:span text:style-name="Strong_20_Emphasis"><text:span text:style-name="T40">  float sb;</text:span></text:span></text:p>
      <text:p text:style-name="P39"><text:span text:style-name="Strong_20_Emphasis"><text:span text:style-name="T40">} st1, *pst;</text:span></text:span></text:p>
      <text:p text:style-name="P39"><text:span text:style-name="T14">Доступ до полів може здійснюватися двома способами:</text:span></text:p>
      <text:list xml:id="list2273815481001915401" text:style-name="WWNum4">
        <text:list-item>
          <text:p text:style-name="P56"><text:span text:style-name="T14">з використанням операції розіменування «</text:span><text:span text:style-name="T22">*</text:span><text:span text:style-name="T14">», тобто<text:line-break/></text:span><text:span text:style-name="Strong_20_Emphasis"><text:span text:style-name="T38">gets ((*pst).fam); (*pst).fiz = 5;</text:span></text:span><text:span text:style-name="T38"> </text:span></text:p>
        </text:list-item>
      </text:list>
      <text:list xml:id="list4739834020687922368" text:style-name="WWNum5">
        <text:list-item>
          <text:p text:style-name="P57"><text:span text:style-name="T14">з використанням вказівника -&gt;, наприклад,<text:line-break/></text:span><text:span text:style-name="Strong_20_Emphasis"><text:span text:style-name="T38">gets (pst -&gt; fam); pst-&gt; fiz = 5;</text:span></text:span><text:span text:style-name="T14"> тощо. </text:span></text:p>
        </text:list-item>
      </text:list>
      <text:p text:style-name="P39"><text:span text:style-name="T14">Крім того, до полів змінної </text:span><text:span text:style-name="Strong_20_Emphasis"><text:span text:style-name="T26">st1</text:span></text:span><text:span text:style-name="T14"> можна звертатися, вказуючи поля через операцію </text:span><text:span text:style-name="Strong_20_Emphasis"><text:span text:style-name="T26">«</text:span></text:span><text:span text:style-name="Strong_20_Emphasis"><text:span text:style-name="T14">.</text:span></text:span><text:span text:style-name="Strong_20_Emphasis"><text:span text:style-name="T26">»</text:span></text:span><text:span text:style-name="T14">, як це робилося раніше.</text:span></text:p>
      <text:p text:style-name="P39"><text:span text:style-name="T14">Дані типу структура можна об’єднати в масиви, тоді для розглянутого вище ілюстраційного прикладу з урахуванням кількості студентів, структуру можна записати так:</text:span></text:p>
      <text:p text:style-name="P39"><text:span text:style-name="Strong_20_Emphasis"><text:span text:style-name="T59">struct</text:span></text:span><text:span text:style-name="Strong_20_Emphasis"><text:span text:style-name="T40"> stud</text:span></text:span></text:p>
      <text:p text:style-name="P39"><text:span text:style-name="Strong_20_Emphasis"><text:span text:style-name="T40">{ </text:span></text:span><text:span text:style-name="Strong_20_Emphasis"><text:span text:style-name="T59">char</text:span></text:span><text:span text:style-name="Strong_20_Emphasis"><text:span text:style-name="T40"> fam [20];</text:span></text:span></text:p>
      <text:p text:style-name="P60"><text:span text:style-name="Strong_20_Emphasis"><text:span text:style-name="T40"><text:s/></text:span></text:span><text:span text:style-name="Strong_20_Emphasis"><text:span text:style-name="T59">int</text:span></text:span><text:span text:style-name="Strong_20_Emphasis"><text:span text:style-name="T40"> mat, fiz, prg;</text:span></text:span></text:p>
      <text:p text:style-name="P60"><text:span text:style-name="Strong_20_Emphasis"><text:span text:style-name="T40"><text:s/></text:span></text:span><text:span text:style-name="Strong_20_Emphasis"><text:span text:style-name="T59">float</text:span></text:span><text:span text:style-name="Strong_20_Emphasis"><text:span text:style-name="T40"> sb;</text:span></text:span></text:p>
      <text:p text:style-name="P39"><text:span text:style-name="Strong_20_Emphasis"><text:span text:style-name="T40">} spis[15], *sp = &amp;spis[0];.</text:span></text:span></text:p>
      <text:p text:style-name="P39"><text:span text:style-name="T14">У випадку, коли масив описується десь у тексті програми, тобто не саме після опису структури, його можна оголосити у вигляді: </text:span><text:span text:style-name="Strong_20_Emphasis"><text:span text:style-name="T26">stud spis [15];</text:span></text:span><text:span text:style-name="T14"> — масив типу структура з ім’ям </text:span><text:span text:style-name="Strong_20_Emphasis"><text:span text:style-name="T26">stud</text:span></text:span><text:span text:style-name="T14">, що містить відповідну інформацію про групу із </text:span><text:span text:style-name="Strong_20_Emphasis"><text:span text:style-name="T26">15</text:span></text:span><text:span text:style-name="T14"> студентів.</text:span></text:p>
      <text:p text:style-name="P39"><text:span text:style-name="T14">Доступ до елементів масиву типу структура здійснюється із застосуванням індексу або через покажчик-константу, яким є ім’я масиву, тобто одним з таких способів:</text:span></text:p>
      <text:p text:style-name="P39"><text:span text:style-name="Strong_20_Emphasis"><text:span text:style-name="T40">strcpy (spis[1].fam, ” “);</text:span></text:span></text:p>
      <text:p text:style-name="P39"><text:span text:style-name="Strong_20_Emphasis"><text:span text:style-name="T40">spis[1].fiz = 5;</text:span></text:span></text:p>
      <text:p text:style-name="P39"><text:span text:style-name="T14">або</text:span></text:p>
      <text:p text:style-name="P39"><text:span text:style-name="Strong_20_Emphasis"><text:span text:style-name="T40">strcpy ((sp + 1) -&gt; fam, ” “);</text:span></text:span></text:p>
      <text:p text:style-name="P39"><text:span text:style-name="Strong_20_Emphasis"><text:span text:style-name="T26">Приведена в прикладі структура має три частини, які називаються елементамиабо полями. Для того, щоб працювати зі структура необхідно засвоїти три основні прийоми:</text:span></text:span></text:p>
      <text:p text:style-name="P39"><text:span text:style-name="T16">- встановлення формату структури;</text:span></text:p>
      <text:p text:style-name="P39"><text:span text:style-name="T16">- визначення змінної, яка відповідає даному формату;</text:span></text:p>
      <text:p text:style-name="P39"><text:span text:style-name="T16">- забезпечення доступу до окремих компонентів змінної-структури</text:span><text:span text:style-name="T14">.</text:span></text:p>
      <text:p text:style-name="P39"><text:span text:style-name="T14">Поля структури можуть також бути масивами. Наприклад, у розглянутій структурі </text:span><text:span text:style-name="Strong_20_Emphasis"><text:span text:style-name="T26">stud</text:span></text:span><text:span text:style-name="T14"> можна оцінки з різних предметів об’єднати в масив. Тоді структуру слід описати у вигляді:</text:span></text:p>
      <text:p text:style-name="P39"><text:span text:style-name="Strong_20_Emphasis"><text:span text:style-name="T40">struct stud1</text:span></text:span></text:p>
      <text:p text:style-name="P39"><text:span text:style-name="Strong_20_Emphasis"><text:span text:style-name="T40">{ char fam [25];  </text:span></text:span></text:p>
      <text:p text:style-name="P39"><text:soft-page-break/><text:span text:style-name="Strong_20_Emphasis"><text:span text:style-name="T40">int pred [3];  </text:span></text:span></text:p>
      <text:p text:style-name="P39"><text:span text:style-name="Strong_20_Emphasis"><text:span text:style-name="T40">float sb </text:span></text:span></text:p>
      <text:p text:style-name="P39"><text:span text:style-name="Strong_20_Emphasis"><text:span text:style-name="T40">} spis[15],</text:span></text:span><text:span text:style-name="T38"> </text:span><text:span text:style-name="Strong_20_Emphasis"><text:span text:style-name="T40">*ps = &amp;spis[0];.</text:span></text:span></text:p>
      <text:p text:style-name="P39"><text:span text:style-name="T14">Звернення до полів здійснюватиметься одним із способів:</text:span></text:p>
      <text:p text:style-name="P39"><text:span text:style-name="Strong_20_Emphasis"><text:span text:style-name="T40">((*ps).fam)</text:span></text:span></text:p>
      <text:p text:style-name="P39"><text:span text:style-name="Strong_20_Emphasis"><text:span text:style-name="T40">(ps-&gt;pred [0]),</text:span></text:span></text:p>
      <text:p text:style-name="P39"><text:span text:style-name="T14">наприклад,</text:span></text:p>
      <text:p text:style-name="P39"><text:span text:style-name="Strong_20_Emphasis"><text:span text:style-name="T40">gets ((*ps).fam);</text:span></text:span><text:span text:style-name="T38"><text:line-break/>printf(“%d %d %d”, </text:span><text:span text:style-name="Strong_20_Emphasis"><text:span text:style-name="T40">ps -&gt; pred[0] , ps -&gt; pred[1] , ps -&gt; pred[2]);</text:span></text:span></text:p>
      <text:p text:style-name="P39"><text:span text:style-name="T14">або </text:span></text:p>
      <text:p text:style-name="P39"><text:span text:style-name="T38">printf(“%d %d %d”,</text:span><text:span text:style-name="Strong_20_Emphasis"><text:span text:style-name="T40">ps -&gt; *(pred + 0) &gt;&gt; ps -&gt; *(pred + 1) &gt;&gt; ps -&gt; *(pred + 2)).</text:span></text:span></text:p>
      <text:p text:style-name="P39"><text:span text:style-name="T14">Доцільно також зазначити, що </text:span><text:span text:style-name="Emphasis"><text:span text:style-name="T14">бібліотека stdlib.h містить спеціальні функції для пошуку та сортування структурних змінних.</text:span></text:span></text:p>
      <text:p text:style-name="P39"><text:span text:style-name="Emphasis"><text:span text:style-name="T28">Ще приклад:</text:span></text:span></text:p>
      <text:p text:style-name="Standard"><text:span text:style-name="T61">#include</text:span><text:span text:style-name="T38">&lt;stdio.h&gt; </text:span></text:p>
      <text:p text:style-name="Standard"><text:span text:style-name="T61">typedef struct</text:span><text:span text:style-name="T38"> Point { </text:span></text:p>
      <text:p text:style-name="P8"><text:span text:style-name="T61">int</text:span><text:span text:style-name="T38"> x, y; </text:span></text:p>
      <text:p text:style-name="Standard"><text:span text:style-name="T38">}Point; </text:span></text:p>
      <text:p text:style-name="Standard"><text:span text:style-name="T61">int</text:span><text:span text:style-name="T38"> main() { </text:span></text:p>
      <text:p text:style-name="P8"><text:span text:style-name="T38">Point p1 = {1, 2}; <text:s/></text:span><text:span text:style-name="T70">// визначили змінну типу Point</text:span></text:p>
      <text:p text:style-name="P8"><text:span text:style-name="T38">Point *p2 = &amp;p1; <text:s/></text:span><text:span text:style-name="T70">// p2 <text:s/>- <text:s/>це вказівник на структуру p1</text:span><text:span text:style-name="T38"> </text:span></text:p>
      <text:p text:style-name="P8"><text:span text:style-name="T70">// Доступ до полів структури використовуючи вказівник </text:span></text:p>
      <text:p text:style-name="P8"><text:span text:style-name="T38">printf("%d %d", p2-&gt;x, p2-&gt;y); </text:span></text:p>
      <text:p text:style-name="P5"/>
      <text:p text:style-name="P8"><text:span text:style-name="T38">Point * p_array; </text:span><text:span text:style-name="T70">// <text:s/>визначили безрозмірний масив типу Point</text:span></text:p>
      <text:p text:style-name="P8"><text:span text:style-name="T61">unsigned</text:span><text:span text:style-name="T38"> n;</text:span></text:p>
      <text:p text:style-name="P8"><text:span text:style-name="T61">scanf</text:span><text:span text:style-name="T38">(«%u»,&amp;n); </text:span><text:span text:style-name="T70">// ввели кількість елементів масиву p_array</text:span></text:p>
      <text:p text:style-name="P8"><text:span text:style-name="T38">p_array = ( Point *) </text:span><text:span text:style-name="T61">malloc</text:span><text:span text:style-name="T38">(n*</text:span><text:span text:style-name="T61">sizeof</text:span><text:span text:style-name="T38">(Point)); </text:span><text:span text:style-name="T70">// виділили память</text:span></text:p>
      <text:p text:style-name="P5"/>
      <text:p text:style-name="P8"><text:span text:style-name="T70">// ввели масив точок</text:span></text:p>
      <text:p text:style-name="P8"><text:span text:style-name="T61">for</text:span><text:span text:style-name="T38">(</text:span><text:span text:style-name="T61">int</text:span><text:span text:style-name="T38"> i=0;i&lt;n;i++){</text:span></text:p>
      <text:p text:style-name="Standard"><text:span text:style-name="T38"><text:tab/><text:tab/></text:span><text:span text:style-name="T61">scanf</text:span><text:span text:style-name="T38">(« %d %d », p_array[i].x, p_array[i].y); <text:s/><text:tab/></text:span></text:p>
      <text:p text:style-name="P8"><text:span text:style-name="T38">}</text:span></text:p>
      <text:p text:style-name="P8"><text:span text:style-name="T61">int</text:span><text:span text:style-name="T38"> i=0;</text:span></text:p>
      <text:p text:style-name="P8"><text:span text:style-name="T38">Point * ptr = p_array;</text:span></text:p>
      <text:p text:style-name="P8"><text:span text:style-name="T61">while</text:span><text:span text:style-name="T38"> (i&lt;n){ </text:span><text:span text:style-name="T70">// вивели масив точок ітеруючись по вказівнику</text:span></text:p>
      <text:p text:style-name="P10"><text:span text:style-name="T38"><text:s/>i++;</text:span></text:p>
      <text:p text:style-name="P10"><text:span text:style-name="T38"><text:s/></text:span><text:span text:style-name="T61">printf</text:span><text:span text:style-name="T38">(«%d %d», ptr→x, ptr-&gt;y); </text:span></text:p>
      <text:p text:style-name="P10"><text:span text:style-name="T38"><text:s/>ptr++;</text:span></text:p>
      <text:p text:style-name="P8"><text:span text:style-name="T38">}</text:span></text:p>
      <text:p text:style-name="P8"><text:span text:style-name="T61">free</text:span><text:span text:style-name="T38">(p_array); </text:span><text:span text:style-name="T70">// не забули звільнити память</text:span></text:p>
      <text:p text:style-name="Standard"><text:span text:style-name="T38">}</text:span></text:p>
      <text:p text:style-name="P13"><text:soft-page-break/><text:span text:style-name="T37">Робота з файлами</text:span></text:p>
      <text:p text:style-name="P16"><text:span text:style-name="T37">Основні концепції роботи з файлами</text:span></text:p>
      <text:p text:style-name="P1"/>
      <text:p text:style-name="Standard"><text:span text:style-name="T18">Файл</text:span><text:span text:style-name="T16"> – це поіменована сукупність даних, яка зберігається на пристрої. </text:span><text:span text:style-name="T14">Будь-який файл являє собою послідовність байтів. В залежностi вiд того, який сенс та призначення мають цi байти, файли поділяють на текстовi та бінарні (двiйковi). Таким чином, файли поділяються на текстові та бінарні. </text:span></text:p>
      <text:p text:style-name="Standard"><text:span text:style-name="T22">Текстовий файл</text:span><text:span text:style-name="T14"> - текстовий потік даних, фактично рядок, що має ім’я та зберігається на пристрої. Текстові файли мiстять байти, що є кодами алфавiтних, цифрових символiв та знакiв пунктуації (пробiлiв, табуляцiй та символи переходу на новий рядок)</text:span></text:p>
      <text:p text:style-name="Standard"><text:span text:style-name="T22">Бінарний файл</text:span><text:span text:style-name="T14"> – це сукупність будь якого типу даних, що так само знаходиться в пристрої. <text:s/>Бінарні файли можуть мiстити будь-якi значення байтiв, в тому числi i такi, яким не вiдповiдає графiчний знак, що може бути виведений на екран. При цьому для того, щоб зчитувати конкретний файл, потрібно знати які дані, в якому порядку записані на пристрої. </text:span></text:p>
      <text:p text:style-name="Standard"><text:span text:style-name="tlid-translation"><text:span text:style-name="T23">Потоки вводу-виводу</text:span></text:span><text:span text:style-name="tlid-translation"><text:span text:style-name="T29"> - це об'єкти типу FILE, до яких можна отримати доступ і маніпулювати ними лише за допомогою </text:span></text:span><text:span text:style-name="tlid-translation"><text:span text:style-name="T36">вказ</text:span></text:span><text:span text:style-name="tlid-translation"><text:span text:style-name="T29">івників типу FILE *</text:span></text:span></text:p>
      <text:p text:style-name="Standard"><text:span text:style-name="tlid-translation"><text:span text:style-name="T23">Примітка</text:span></text:span><text:span text:style-name="tlid-translation"><text:span text:style-name="T29">: Хоча можна створити локальний об'єкт типу FILE, використання адресу такої копії змінної вводу-виводу в функції є невизначеною поведінкою, тобто не визначено стандартом і може призвести до серйозних помилок. </text:span></text:span></text:p>
      <text:p text:style-name="Standard"><text:span text:style-name="tlid-translation"><text:span text:style-name="T29">Кожен потік вводу виводу пов'язаний з зовнішнім фізичним пристроєм (</text:span></text:span><text:span text:style-name="tlid-translation"><text:span text:style-name="T20">файл, стандартний вхідний потік, принтер, послідовний порт</text:span></text:span><text:span text:style-name="tlid-translation"><text:span text:style-name="T29"> тощо).</text:span></text:span></text:p>
      <text:p text:style-name="Standard"><text:span text:style-name="tlid-translation"><text:span text:style-name="T29">Потоки вводу-виводу можуть використовуватися як для неформатованих, так і для форматованих входів і виходів. Вони чутливі до локалі і можуть виконувати широкі / багатобайтові перетворення, якщо це необхідно. Всі потоки отримують доступ до одного і того ж локального об'єкта: останнього встановлено з setlocale.</text:span></text:span></text:p>
      <text:p text:style-name="Standard"><text:span text:style-name="tlid-translation"><text:span text:style-name="T29">Окрім специфічної для системи інформації, необхідної для доступу до пристрою (наприклад, дескриптор файлу POSIX), кожен об'єкт потоку містить наступне:</text:span></text:span></text:p>
      <text:p text:style-name="Standard"><text:span text:style-name="tlid-translation"><text:span text:style-name="T29">1) </text:span></text:span><text:span text:style-name="tlid-translation"><text:span text:style-name="T23">Ширину символів (починаючі зі стандарту </text:span></text:span><text:span text:style-name="tlid-translation"><text:span text:style-name="T29">C95</text:span></text:span><text:span text:style-name="tlid-translation"><text:span text:style-name="T23">)</text:span></text:span><text:span text:style-name="tlid-translation"><text:span text:style-name="T29">: </text:span></text:span><text:span text:style-name="tlid-translation"><text:span text:style-name="T20">не встановлену, вузьку </text:span></text:span><text:span text:style-name="tlid-translation"><text:span text:style-name="T29">або</text:span></text:span><text:span text:style-name="tlid-translation"><text:span text:style-name="T20"> широку</text:span></text:span><text:span text:style-name="tlid-translation"><text:span text:style-name="T29">(</text:span></text:span><text:span text:style-name="T14">unset, narrow або wide</text:span><text:span text:style-name="tlid-translation"><text:span text:style-name="T29">)</text:span></text:span></text:p>
      <text:p text:style-name="Standard"><text:span text:style-name="tlid-translation"><text:span text:style-name="T29">2) </text:span></text:span><text:span text:style-name="tlid-translation"><text:span text:style-name="T23">Стан буферизації</text:span></text:span><text:span text:style-name="tlid-translation"><text:span text:style-name="T29">: </text:span></text:span><text:span text:style-name="tlid-translation"><text:span text:style-name="T20">небуферизований, лінійний буфер, повністю буферизований</text:span></text:span><text:span text:style-name="tlid-translation"><text:span text:style-name="T29">.(</text:span></text:span><text:span text:style-name="T14"> unbuffered, line-buffered або fully buffered</text:span><text:span text:style-name="tlid-translation"><text:span text:style-name="T29">)</text:span></text:span></text:p>
      <text:p text:style-name="Standard"><text:span text:style-name="tlid-translation"><text:span text:style-name="T29">3) </text:span></text:span><text:span text:style-name="tlid-translation"><text:span text:style-name="T23">Буфер</text:span></text:span><text:span text:style-name="tlid-translation"><text:span text:style-name="T29">, який може бути замінений зовнішнім, наданим користувачем буфером.</text:span></text:span></text:p>
      <text:p text:style-name="Standard"><text:span text:style-name="tlid-translation"><text:span text:style-name="T29">4) </text:span></text:span><text:span text:style-name="tlid-translation"><text:span text:style-name="T23">Режим введення / виводу: </text:span></text:span><text:span text:style-name="tlid-translation"><text:span text:style-name="T20">введення, виведення</text:span></text:span><text:span text:style-name="tlid-translation"><text:span text:style-name="T29"> або</text:span></text:span><text:span text:style-name="tlid-translation"><text:span text:style-name="T20"> оновлення</text:span></text:span><text:span text:style-name="tlid-translation"><text:span text:style-name="T29"> (вхід і вихід).</text:span></text:span></text:p>
      <text:p text:style-name="Standard"><text:span text:style-name="tlid-translation"><text:span text:style-name="T29">5) </text:span></text:span><text:span text:style-name="tlid-translation"><text:span text:style-name="T23">Індикатор бінарного / текстового режиму</text:span></text:span><text:span text:style-name="tlid-translation"><text:span text:style-name="T29">.</text:span></text:span></text:p>
      <text:p text:style-name="Standard"><text:span text:style-name="tlid-translation"><text:span text:style-name="T29">6) </text:span></text:span><text:span text:style-name="tlid-translation"><text:span text:style-name="T23">Індикатор стану кінця файлу</text:span></text:span><text:span text:style-name="tlid-translation"><text:span text:style-name="T29">.</text:span></text:span></text:p>
      <text:p text:style-name="Standard"><text:span text:style-name="tlid-translation"><text:span text:style-name="T29">7) </text:span></text:span><text:span text:style-name="tlid-translation"><text:span text:style-name="T23">Індикатор стану помилки.</text:span></text:span></text:p>
      <text:p text:style-name="Standard"><text:span text:style-name="tlid-translation"><text:span text:style-name="T29">8) </text:span></text:span><text:span text:style-name="tlid-translation"><text:span text:style-name="T23">Індикатор положення файлу</text:span></text:span><text:span text:style-name="tlid-translation"><text:span text:style-name="T29"> (об'єкт типу fpos_t), який для широких потоків символів включає стан розбору (об'єкт типу mbstate_t (C95)).</text:span></text:span></text:p>
      <text:p text:style-name="Standard"><text:soft-page-break/><text:span text:style-name="tlid-translation"><text:span text:style-name="T29">9) Блокування повторного вмикання, що використовується для запобігання гонкам даних, коли кілька потоків читають, записують, розміщують або запитують позицію потоку (починаючі зі стандарту C11).</text:span></text:span></text:p>
      <text:p text:style-name="P2"/>
      <text:p text:style-name="Standard"><text:span text:style-name="tlid-translation"><text:span text:style-name="T3">Вузька і широка орієнтація</text:span></text:span></text:p>
      <text:p text:style-name="Standard"><text:span text:style-name="tlid-translation"><text:span text:style-name="T8">Відкритий потік не має орієнтації. Перший виклик у fwide або до будь-якої функції вводу-виводу встановлює орієнтацію: широка функція введення-виведення робить потік з широким орієнтуванням, вузька функція вводу-виводу робить потік вузьким. Після встановлення ширини її можна змінити лише за допомогою freopen. Звичайні (вузькі) функції вводу-виводу не можна викликати на широкому потоці. Широкі функції вводу-виводу не можна викликати на вузько орієнтованому потоці. Широкі функції вводу-виводу перетворюють між широкими і багатобайтовими символами за допомогою виклику mbrtowc і wcrtomb. На відміну від багатобайтових символьних рядків, які є дійсними в програмі, багатобайтові послідовності символів у файлі можуть містити вбудовані нулі і не повинні починатися або закінчуватися в початковому стані зсуву. POSIX вимагає, щоб параметр LC_CTYPE поточно встановленої локалі C зберігався в потоковому об'єкті в той момент, коли його орієнтація стала широкою, і використовується для всіх майбутніх входів / виходів цього потоку, поки не буде змінена ширина, незалежно від будь-яких наступних викликів до setlocale .</text:span></text:span></text:p>
      <text:p text:style-name="P2"/>
      <text:p text:style-name="Standard"><text:span text:style-name="tlid-translation"><text:span text:style-name="T23">Текстовий потік</text:span></text:span><text:span text:style-name="tlid-translation"><text:span text:style-name="T29"> є впорядкованою послідовністю символів, що складається з рядків (нуль або більше символів плюс закінчується '\n'). Чи вимагає останній рядок закінчення '\n', визначено реалізацію. Символи, можливо, повинні бути додані, змінені або видалені на вході і виході, щоб відповідати умовам для представлення тексту в ОС (зокрема, потоки С на ОС Windows перетворюються на </text:span></text:span><text:span text:style-name="Source_20_Text"><text:span text:style-name="T29">\n</text:span></text:span><text:span text:style-name="tlid-translation"><text:span text:style-name="T29"> на виході, і конвертуються </text:span></text:span><text:span text:style-name="Source_20_Text"><text:span text:style-name="T29">\r\n</text:span></text:span><text:span text:style-name="T14"> </text:span><text:span text:style-name="tlid-translation"><text:span text:style-name="T29">на вході). Дані, прочитані з текстового потоку, гарантовано порівнюються з даними, які раніше були виписані в цей потік, лише якщо виконується наступне:</text:span></text:span></text:p>
      <text:list xml:id="list9033208314002665679" text:style-name="WWNum10">
        <text:list-item>
          <text:p text:style-name="P67"><text:span text:style-name="tlid-translation"><text:span text:style-name="T30">дані складаються тільки з друкованих символів і контрольних символів і спецсимволів n (зокрема, в ОС Windows, символ </text:span></text:span><text:span text:style-name="Source_20_Text"><text:span text:style-name="T30">\t та \n</text:span></text:span><text:span text:style-name="ListLabel_20_6"><text:span text:style-name="T30"> </text:span></text:span><text:span text:style-name="tlid-translation"><text:span text:style-name="T30">відразу передує символ пробілу (пробіли, які виписуються безпосередньо перед останнім символом </text:span></text:span><text:span text:style-name="Source_20_Text"><text:span text:style-name="T30">\0x1A;</text:span></text:span></text:p>
        </text:list-item>
        <text:list-item>
          <text:p text:style-name="P67"><text:span text:style-name="tlid-translation"><text:span text:style-name="T14">ніякого \n немає безпосередньо перед символом пробілу (пробіли, які виписуються безпосередньо перед \n знищуються</text:span></text:span></text:p>
        </text:list-item>
        <text:list-item>
          <text:p text:style-name="P67"><text:span text:style-name="T14">символ кінця рядку - <text:s/>\n </text:span></text:p>
        </text:list-item>
      </text:list>
      <text:p text:style-name="P2"/>
      <text:p text:style-name="Standard"><text:span text:style-name="tlid-translation"><text:span text:style-name="T23">Бінарний (двійковий) потік</text:span></text:span><text:span text:style-name="tlid-translation"><text:span text:style-name="T29"> є впорядкованою послідовністю символів, яка може прозоро записувати внутрішні дані. Дані, що зчитуються з двійкового потоку, завжди дорівнюють даним, які були раніше записані в цей потік. Реалізаціям дозволено лише додавати до кінця потоку ряд нульових символів. Широкий двійковий потік не повинен закінчуватися в початковому стані зсуву.</text:span></text:span></text:p>
      <text:p text:style-name="Standard"><text:span text:style-name="tlid-translation"><text:span text:style-name="T29">У реалізаціях POSIX не розрізняють текстові та двійкові потоки (спеціального відображення для будь-яких інших символів немає)</text:span></text:span></text:p>
      <text:p text:style-name="P1"/>
      <text:p text:style-name="Standard"><text:span text:style-name="T14">З точки зору програміста робота з файлами виглядає так: </text:span></text:p>
      <text:list xml:id="list5217383314754614839" text:style-name="WWNum6">
        <text:list-item>
          <text:p text:style-name="P69"><text:span text:style-name="T14">Програма оперує не з маркером магнітного диску для зчитування інформації, а з допоміжною змінною (скажемо, f) типу вказівник на певну </text:span><text:soft-page-break/><text:span text:style-name="T14">структуру, через якi вже операцiйна система отримує доступ до конкретного мiсця на диску. </text:span></text:p>
        </text:list-item>
        <text:list-item>
          <text:p text:style-name="P69"><text:span text:style-name="T14">Перш нiж робити з файлом на диску будь-якi дiї (читати данi з файлу чи писати файл), програма повинна його відкрити. Файл, розташований на диску, зв'язується зi змiнною f (тобто до змiнної заносяться службовi данi для доступу саме до даного файлу). </text:span></text:p>
        </text:list-item>
        <text:list-item>
          <text:p text:style-name="P69"><text:span text:style-name="T14">Пiсля цього, коли треба записати чи прочитати данi з файлу, програмiст викликає спеціальнi функцiї читання та запису, передаючи їм через один аргумент змiнну f канал доступу до файлу, а через решту аргрментiв – якi саме данi читати чи писати.</text:span></text:p>
        </text:list-item>
        <text:list-item>
          <text:p text:style-name="P69"><text:span text:style-name="T14">На закінчення роботи програма повинна закрити файл і розiрвати зв'язок мiж змiнною f та файлом на диску, при цьому звiльняються ресурси операцiйної системи, що використоврються для доступу до файлу.</text:span></text:p>
        </text:list-item>
      </text:list>
      <text:p text:style-name="P1"/>
      <text:p text:style-name="Standard"><text:span text:style-name="T14">Основнi функцiї файлового введення-виведення оголошено в тому ж заголовочному файлi stdio.h, що й функцiї введення з клавiатури та виведення на екран. Вся подальша робота з файлом здiйснюється через змiнну f та вказівник на структуру даних типу FILE. </text:span></text:p>
      <text:p text:style-name="P16"><text:span text:style-name="T37">Відкриття файлу</text:span></text:p>
      <text:p text:style-name="Standard"><text:span text:style-name="T14">Значення, яке повертає функція fopen – вказівник на службову структуру даних, через яку програма може звертатися до файлу на диску, присвоюється змiнній f. Вiдтепер ця змiнна є посередником мiж програмою та дисковим пристроєм.</text:span></text:p>
      <text:p text:style-name="P41"><text:span text:style-name="T31">Відкриття файла здійснюється за допомогою функції </text:span><text:span text:style-name="T25">fopen</text:span><text:span text:style-name="T31">, яка має наступний формат:</text:span></text:p>
      <text:p text:style-name="P41"><text:span text:style-name="Source_20_Text"><text:span text:style-name="T24">FILE* fopen(const</text:span></text:span><text:span text:style-name="T25"> </text:span><text:span text:style-name="Source_20_Text"><text:span text:style-name="T24">char* filename, const</text:span></text:span><text:span text:style-name="T25"> </text:span><text:span text:style-name="Source_20_Text"><text:span text:style-name="T24">char* mode);</text:span></text:span></text:p>
      <text:p text:style-name="P41"><text:span text:style-name="T31">тобто</text:span></text:p>
      <text:p text:style-name="P41"><text:span text:style-name="T25">FILE *fopen (“фізичне ім’я файлу”, “режим”);</text:span></text:p>
      <text:p text:style-name="P41"><text:span text:style-name="T31">Тут </text:span><text:span text:style-name="T25">FILE</text:span><text:span text:style-name="T31"> - ім’я типу, описане в заготовочному файлі </text:span><text:span text:style-name="T25">stdio.h</text:span><text:span text:style-name="T31">;– вказівник на цю структуру.</text:span></text:p>
      <text:p text:style-name="P41"><text:span text:style-name="T31">Функція </text:span><text:span text:style-name="T25">fopen</text:span><text:span text:style-name="T31"> повертає вказівник на файлову змінну, або </text:span><text:span text:style-name="T25">NULL</text:span><text:span text:style-name="T31">, якщо під час відкриття файла виникла помилка. Фізичне ім’я файлу – це його повне ім’я, включаючи шлях до файлу.</text:span></text:p>
      <text:p text:style-name="P41"><text:span text:style-name="T31">Можливі режими:</text:span></text:p>
      <text:p text:style-name="P41"><text:span text:style-name="T32">“</text:span><text:span text:style-name="T25">w”</text:span><text:span text:style-name="T31">- текстовий файл відкривається для запису; якщо файл із вказаним іменем існує, то його вміст знищується;</text:span></text:p>
      <text:p text:style-name="P41"><text:span text:style-name="T32">“</text:span><text:span text:style-name="T25">r”</text:span><text:span text:style-name="T31">- текстовий файл відкривається для читання; </text:span></text:p>
      <text:p text:style-name="P41"><text:span text:style-name="T32">“</text:span><text:span text:style-name="T25">a”</text:span><text:span text:style-name="T31">- текстовий файл відкривається для доповнення, інформація додається в кінець файлу.</text:span></text:p>
      <text:p text:style-name="P37"/>
      <text:p text:style-name="P46"><text:span text:style-name="T31">Таблиця 5.1</text:span></text:p>
      <text:p text:style-name="P47"><text:span text:style-name="T31">Параметри доступу до файлу</text:span></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Table_20_Heading"><text:span text:style-name="T14">Тип</text:span></text:p>
          </table:table-cell>
          <table:table-cell table:style-name="Таблица2.A1" office:value-type="string">
            <text:p text:style-name="Table_20_Heading"><text:span text:style-name="T14">Опис</text:span></text:p>
          </table:table-cell>
        </table:table-row>
        <table:table-row table:style-name="Таблица2.1">
          <table:table-cell table:style-name="Таблица2.A1" office:value-type="string">
            <text:p text:style-name="Table_20_Contents"><text:span text:style-name="T22">r</text:span></text:p>
          </table:table-cell>
          <table:table-cell table:style-name="Таблица2.A1" office:value-type="string">
            <text:p text:style-name="Table_20_Contents"><text:span text:style-name="T14">Читання. Файл повинен існувати.</text:span></text:p>
          </table:table-cell>
        </table:table-row>
        <text:soft-page-break/>
        <table:table-row table:style-name="Таблица2.1">
          <table:table-cell table:style-name="Таблица2.A1" office:value-type="string">
            <text:p text:style-name="Table_20_Contents"><text:span text:style-name="T22">w</text:span></text:p>
          </table:table-cell>
          <table:table-cell table:style-name="Таблица2.A1" office:value-type="string">
            <text:p text:style-name="Table_20_Contents"><text:span text:style-name="T14">Запис нового файлу. Якщо файл с <text:s/>з таким іменем вже існує, то його зміст буде знищено. Інакше він створиться</text:span></text:p>
          </table:table-cell>
        </table:table-row>
        <table:table-row table:style-name="Таблица2.1">
          <table:table-cell table:style-name="Таблица2.A1" office:value-type="string">
            <text:p text:style-name="Table_20_Contents"><text:span text:style-name="T22">a</text:span></text:p>
          </table:table-cell>
          <table:table-cell table:style-name="Таблица2.A1" office:value-type="string">
            <text:p text:style-name="Table_20_Contents"><text:span text:style-name="T14">Запис в кінець файлу. Операції позіціонування (fseek, fsetpos, frewind) ігноруються. Файл створюється, якщо не існував.</text:span></text:p>
          </table:table-cell>
        </table:table-row>
        <table:table-row table:style-name="Таблица2.1">
          <table:table-cell table:style-name="Таблица2.A1" office:value-type="string">
            <text:p text:style-name="Table_20_Contents"><text:span text:style-name="T22">r+</text:span></text:p>
          </table:table-cell>
          <table:table-cell table:style-name="Таблица2.A1" office:value-type="string">
            <text:p text:style-name="Table_20_Contents"><text:span text:style-name="T14">Читання та оновлення. Можно як читати, так і записувати. Файл повинен існувати.</text:span></text:p>
          </table:table-cell>
        </table:table-row>
        <table:table-row table:style-name="Таблица2.1">
          <table:table-cell table:style-name="Таблица2.A1" office:value-type="string">
            <text:p text:style-name="Table_20_Contents"><text:span text:style-name="T22">w+</text:span></text:p>
          </table:table-cell>
          <table:table-cell table:style-name="Таблица2.A1" office:value-type="string">
            <text:p text:style-name="Table_20_Contents"><text:span text:style-name="T14">Запис і оновлення. Створюється новий файл. Якщо файл с з таким іменем вже існує, то його зміст буде знищено. Можно як читати, так і записувати.</text:span></text:p>
          </table:table-cell>
        </table:table-row>
        <table:table-row table:style-name="Таблица2.1">
          <table:table-cell table:style-name="Таблица2.A1" office:value-type="string">
            <text:p text:style-name="Table_20_Contents"><text:span text:style-name="T22">a+</text:span></text:p>
          </table:table-cell>
          <table:table-cell table:style-name="Таблица2.A1" office:value-type="string">
            <text:p text:style-name="Table_20_Contents"><text:span text:style-name="T14">Запис в кінець файлу <text:s/>й оновлення. Операції позіціонування працюють лише для читання, для запису ігноруються. Якщо файлу не існувало, то він створиться.</text:span></text:p>
          </table:table-cell>
        </table:table-row>
      </table:table>
      <text:p text:style-name="P41"><text:span text:style-name="T31">Якщо необхідно відкрити файл в бінарному режимі, то в кінець рядка режиму додається літера b, наприклад “rb”, “wb”, “ab”, або, для смішаного режиму “ab+”, “wb+”, “ab+”. Якщо замість b додати літеру t, то файл буде відкриватися в текстовому режимі. В новому стандарті Сі (С11, 2011) можна додати літеру x, яка означає, що функція fopen для запису повинна завершитися з помилкою, якщо файл вже існує. </text:span></text:p>
      <text:p text:style-name="P41"><text:span text:style-name="T31">Як бачимо, режими відкривання файлу можуть бути доповнені специфікатором </text:span><text:span text:style-name="T25">+</text:span><text:span text:style-name="T31">, який означає режим </text:span><text:span text:style-name="T25">виправлення</text:span><text:span text:style-name="T31"> – відкриття файлу одночасно і для запису, і для читання, наприклад:</text:span></text:p>
      <text:p text:style-name="P39"><text:span text:style-name="T25">FILE *lst;</text:span></text:p>
      <text:p text:style-name="P41"><text:span text:style-name="T25">lst=fopen(“D:\TC\file.txt”,”r+”);</text:span></text:p>
      <text:p text:style-name="P41"><text:span text:style-name="T31">Дані команди забезпечують відкриття вже існуючого текстового файлу </text:span><text:span text:style-name="T25">D:\TC\file.txt </text:span><text:span text:style-name="T31">як для читання, так і для запису.</text:span></text:p>
      <text:p text:style-name="P51"/>
      <text:p text:style-name="Table_20_Contents"><text:span text:style-name="Source_20_Text"><text:span text:style-name="T63">#include</text:span></text:span><text:span text:style-name="Source_20_Text"><text:span text:style-name="T46"> &lt;stdio.h&gt;</text:span></text:span></text:p>
      <text:p text:style-name="Table_20_Contents"><text:span text:style-name="Source_20_Text"><text:span text:style-name="T63">#include</text:span></text:span><text:span text:style-name="Source_20_Text"><text:span text:style-name="T46"> &lt;stdlib.h&gt;</text:span></text:span></text:p>
      <text:p text:style-name="P29"/>
      <text:p text:style-name="Table_20_Contents"><text:span text:style-name="T64">int</text:span><text:span text:style-name="T49"> </text:span><text:span text:style-name="Source_20_Text"><text:span text:style-name="T46">main() {</text:span></text:span></text:p>
      <text:p text:style-name="Table_20_Contents"><text:span text:style-name="Source_20_Text"><text:span text:style-name="T71">//З допомогою змінної file будемо мати доступ до файлу</text:span></text:span></text:p>
      <text:p text:style-name="Table_20_Contents"><text:span text:style-name="Source_20_Text"><text:span text:style-name="T63">FILE</text:span></text:span><text:span text:style-name="T49"> </text:span><text:span text:style-name="Source_20_Text"><text:span text:style-name="T46">*file;</text:span></text:span></text:p>
      <text:p text:style-name="Table_20_Contents"><text:span text:style-name="Source_20_Text"><text:span text:style-name="T71">//Відкриваємо текстовий файл з правами на запис</text:span></text:span></text:p>
      <text:p text:style-name="Table_20_Contents"><text:span text:style-name="Source_20_Text"><text:span text:style-name="T46">file = </text:span></text:span><text:span text:style-name="Source_20_Text"><text:span text:style-name="T43">fopen</text:span></text:span><text:span text:style-name="Source_20_Text"><text:span text:style-name="T46">("C:/c/test.txt", "w+t");</text:span></text:span></text:p>
      <text:p text:style-name="Table_20_Contents"><text:span text:style-name="Source_20_Text"><text:span text:style-name="T71">//Пишемо в файл</text:span></text:span></text:p>
      <text:p text:style-name="Table_20_Contents"><text:span text:style-name="Source_20_Text"><text:span text:style-name="T43">fprintf</text:span></text:span><text:span text:style-name="Source_20_Text"><text:span text:style-name="T46">(file, "Hello, World!");</text:span></text:span></text:p>
      <text:p text:style-name="Table_20_Contents"><text:span text:style-name="Source_20_Text"><text:span text:style-name="T71">//Закриваємо файл</text:span></text:span></text:p>
      <text:p text:style-name="Table_20_Contents"><text:span text:style-name="Source_20_Text"><text:span text:style-name="T43">fclose</text:span></text:span><text:span text:style-name="Source_20_Text"><text:span text:style-name="T46">(file);</text:span></text:span></text:p>
      <text:p text:style-name="P41"><text:span text:style-name="Source_20_Text"><text:span text:style-name="T46">}</text:span></text:span></text:p>
      <text:p text:style-name="P51"/>
      <text:p text:style-name="Standard"><text:span text:style-name="T14">Вiдкриття файлу може вiдбутися з успiхом або з неуспiхом. У випадку успiху функцiя fopen створює в пам'ятi службову структуру даних - потiк, зв'язаний з потрiбним файлом на диску, та повертає вказівникна цей потiк. Цей вказівник потрiбно зберегти в деякiй змiннiй та потiм використовувати в усiх операцiях введення-виведення (див. приклад вище). </text:span></text:p>
      <text:p text:style-name="Standard"><text:soft-page-break/><text:span text:style-name="T14">Неуспiх при спробi вiдкрити файл може виникнути з таких причин: </text:span></text:p>
      <text:list xml:id="list6670118426170011345" text:style-name="WWNum11">
        <text:list-item>
          <text:p text:style-name="P68"><text:span text:style-name="T14">для iменi файлу, якого не iснує на диску, задано режим r або r+; </text:span></text:p>
        </text:list-item>
        <text:list-item>
          <text:p text:style-name="P68"><text:span text:style-name="T14">програма намагається вiдкрити для запису файл, для якого операцiйна система дає доступ лише для читання; </text:span></text:p>
        </text:list-item>
        <text:list-item>
          <text:p text:style-name="P68"><text:span text:style-name="T14">програма вiдкрила надто багато файлiв i вичерпала лiмiт дозволених ресурсiв;</text:span></text:p>
        </text:list-item>
        <text:list-item>
          <text:p text:style-name="P68"><text:span text:style-name="T14">тощо. </text:span></text:p>
        </text:list-item>
      </text:list>
      <text:p text:style-name="Standard"><text:span text:style-name="T14">В усiх таких випадках, коли замовлений файл в замовленому режимi вiдкрити неможливо, функцiя </text:span><text:span text:style-name="T86">fopen</text:span><text:span text:style-name="T14"> повертає значення </text:span><text:span text:style-name="T56">NULL</text:span><text:span text:style-name="T14">.</text:span></text:p>
      <text:p text:style-name="Standard"><text:span text:style-name="T14">Поведiнка програми при неуспiшному вiдкриттi файлу та ще в багатьох схожих ситуацiях заслуговує на окремий розгляд. Гарно написана програма повинна бути стiйкою до помилок, що можуть виникати пiд час виконання, через обставини, якi програмiсту та його програмi непiдконтрольнi. Скажiмо, якщо програма запитує iм'я файлу у користувача, цiлком може статися, що користувач помилково введе iм'я файлу, який насправдi не iснує. Або програма намагається записати данi у файл, а наявнi у користувача права доступу забороняють запис.</text:span></text:p>
      <text:p text:style-name="Standard"><text:span text:style-name="T14">Звичайно ж, програма повинна розпiзнати таку нештатну ситуацiю та коректно обробити її. Наведемо кiлька типових рiшень. В найпростiшому випадку програма, побачивши, що файл вiдкрити неможливо, просто завершує свою роботу, друкуючи на екран повiдомлення.</text:span></text:p>
      <text:p text:style-name="Standard"><text:span text:style-name="T14">Зауважимо, що файл також бажано закрити по закінченню роботи за допомогою функції </text:span><text:span text:style-name="Source_20_Text"><text:span text:style-name="T23">fclose().</text:span></text:span></text:p>
      <text:p text:style-name="Standard"><text:span text:style-name="T14">Нагадаємо, що функцiя main повинна повертати цiле число, причому 0 символізує, що програма відпрацювала успішно, а будь-яке інше число означає, що програма завершилася через помилку.</text:span></text:p>
      <text:p text:style-name="Table_20_Contents"><text:span text:style-name="Source_20_Text"><text:span text:style-name="T63">#include</text:span></text:span><text:span text:style-name="Source_20_Text"><text:span text:style-name="T46"> &lt;stdio.h&gt;</text:span></text:span></text:p>
      <text:p text:style-name="Table_20_Contents"><text:span text:style-name="Source_20_Text"><text:span text:style-name="T63">#include</text:span></text:span><text:span text:style-name="Source_20_Text"><text:span text:style-name="T46"> &lt;stdlib.h&gt;</text:span></text:span></text:p>
      <text:p text:style-name="P31"/>
      <text:p text:style-name="Table_20_Contents"><text:span text:style-name="Source_20_Text"><text:span text:style-name="T83">#define ERROR_FILE_OPEN -3</text:span></text:span></text:p>
      <text:p text:style-name="P31"/>
      <text:p text:style-name="Table_20_Contents"><text:span text:style-name="Source_20_Text"><text:span text:style-name="T63">int</text:span></text:span><text:span text:style-name="T49"> </text:span><text:span text:style-name="Source_20_Text"><text:span text:style-name="T46">main() {</text:span></text:span></text:p>
      <text:p text:style-name="P32"><text:span text:style-name="Source_20_Text"><text:span text:style-name="T46">FILE</text:span></text:span><text:span text:style-name="T49"> </text:span><text:span text:style-name="Source_20_Text"><text:span text:style-name="T46">*output = NULL;</text:span></text:span></text:p>
      <text:p text:style-name="P32"><text:span text:style-name="Source_20_Text"><text:span text:style-name="T63">int</text:span></text:span><text:span text:style-name="T49"> </text:span><text:span text:style-name="Source_20_Text"><text:span text:style-name="T46">number;</text:span></text:span></text:p>
      <text:p text:style-name="P32"><text:span text:style-name="Source_20_Text"><text:span text:style-name="T46">output = </text:span></text:span><text:span text:style-name="Source_20_Text"><text:span text:style-name="T43">fopen</text:span></text:span><text:span text:style-name="Source_20_Text"><text:span text:style-name="T46">("D:/c/output.bin", "wb");</text:span></text:span></text:p>
      <text:p text:style-name="P32"><text:span text:style-name="Source_20_Text"><text:span text:style-name="T63">if</text:span></text:span><text:span text:style-name="T49"> </text:span><text:span text:style-name="Source_20_Text"><text:span text:style-name="T46">(output == NULL) {</text:span></text:span></text:p>
      <text:p text:style-name="P32"><text:span text:style-name="Source_20_Text"><text:span text:style-name="T47"><text:s text:c="5"/></text:span></text:span><text:span text:style-name="Source_20_Text"><text:span text:style-name="T46">printf("Error opening file");</text:span></text:span></text:p>
      <text:p text:style-name="P32"><text:span text:style-name="Source_20_Text"><text:span text:style-name="T47"><text:s text:c="5"/></text:span></text:span><text:span text:style-name="Source_20_Text"><text:span text:style-name="T63">getchar</text:span></text:span><text:span text:style-name="Source_20_Text"><text:span text:style-name="T46">();</text:span></text:span></text:p>
      <text:p text:style-name="P32"><text:span text:style-name="Source_20_Text"><text:span text:style-name="T63">exit</text:span></text:span><text:span text:style-name="Source_20_Text"><text:span text:style-name="T46">(ERROR_FILE_OPEN);</text:span></text:span></text:p>
      <text:p text:style-name="P32"><text:span text:style-name="Source_20_Text"><text:span text:style-name="T46">}</text:span></text:span></text:p>
      <text:p text:style-name="P33"/>
      <text:p text:style-name="P32"><text:span text:style-name="Source_20_Text"><text:span text:style-name="T46">scanf("%d", &amp;number);</text:span></text:span></text:p>
      <text:p text:style-name="P32"><text:span text:style-name="Source_20_Text"><text:span text:style-name="T43">fwrite</text:span></text:span><text:span text:style-name="Source_20_Text"><text:span text:style-name="T46">(&amp;number, sizeof(int), 1, output);</text:span></text:span></text:p>
      <text:p text:style-name="P33"/>
      <text:p text:style-name="P32"><text:span text:style-name="Source_20_Text"><text:span text:style-name="T43">fclose</text:span></text:span><text:span text:style-name="Source_20_Text"><text:span text:style-name="T46">(output);</text:span></text:span></text:p>
      <text:p text:style-name="Standard"><text:soft-page-break/><text:span text:style-name="Source_20_Text"><text:span text:style-name="T48">}</text:span></text:span></text:p>
      <text:p text:style-name="P1"/>
      <text:p text:style-name="Standard"><text:span text:style-name="T14">Наведений вище фрагмент працює за доволi примiтивною логiкою, завершуючи програму у разі невдачi. Бажано зробити програму бiльш гнучкою: у випадку невдачi вона пропонує користувачу ввести iнше iм'я файлу або, якщо користувач бажає, завершити роботу.</text:span></text:p>
      <text:p text:style-name="Standard"><text:span text:style-name="T61"># include</text:span><text:span text:style-name="T38"> &lt;stdio .h&gt;</text:span></text:p>
      <text:p text:style-name="Standard"><text:span text:style-name="T61">int</text:span><text:span text:style-name="T38"> main () {</text:span></text:p>
      <text:p text:style-name="Standard"><text:span text:style-name="T61">char</text:span><text:span text:style-name="T38"> fileName [ 80 ];</text:span></text:p>
      <text:p text:style-name="Standard"><text:span text:style-name="T62">FILE</text:span><text:span text:style-name="T38"> *f;</text:span></text:p>
      <text:p text:style-name="Standard"><text:span text:style-name="T61">do</text:span><text:span text:style-name="T38"> {</text:span></text:p>
      <text:p text:style-name="Standard"><text:span text:style-name="T38"><text:s text:c="2"/>printf (" Введiть iм 'я файлу або крапку : " );</text:span></text:p>
      <text:p text:style-name="Standard"><text:span text:style-name="T38"><text:s text:c="2"/>scanf ( "%s", fileName );</text:span></text:p>
      <text:p text:style-name="Standard"><text:span text:style-name="T38"><text:s text:c="2"/></text:span><text:span text:style-name="T61">if</text:span><text:span text:style-name="T38">( strcmp ( fileName , "." ) == 0 )</text:span></text:p>
      <text:p text:style-name="Standard"><text:span text:style-name="T38"><text:s text:c="6"/></text:span><text:span text:style-name="T61">return</text:span><text:span text:style-name="T38"> 0;</text:span></text:p>
      <text:p text:style-name="Standard"><text:span text:style-name="T38"><text:s text:c="2"/>f = </text:span><text:span text:style-name="T42">fopen</text:span><text:span text:style-name="T38"> ( fileName , "r" );</text:span></text:p>
      <text:p text:style-name="Standard"><text:span text:style-name="T38">} </text:span><text:span text:style-name="T61">while</text:span><text:span text:style-name="T38"> ( f == NULL );</text:span></text:p>
      <text:p text:style-name="Standard"><text:span text:style-name="T38">/* далi нормальна обробка файлу */</text:span></text:p>
      <text:p text:style-name="Standard"><text:span text:style-name="T38">. . .</text:span></text:p>
      <text:p text:style-name="Standard"><text:span text:style-name="T42">fclose</text:span><text:span text:style-name="T38"> ( f );</text:span></text:p>
      <text:p text:style-name="Standard"><text:span text:style-name="T38">}</text:span></text:p>
      <text:p text:style-name="P1"/>
      <text:p text:style-name="P16"><text:span text:style-name="T37">Читання з файлу</text:span></text:p>
      <text:p text:style-name="P19"/>
      <text:p text:style-name="Standard"><text:span text:style-name="T14">Якщо текстовий файл вiдкрито в режимi, що допускає читання, то прочитати з нього довiльнi данi можна за допомогою функцiї </text:span><text:span text:style-name="T22">fscanf</text:span><text:span text:style-name="T14">. Це майже повний аналог функцiї </text:span><text:span text:style-name="T22">scanf</text:span><text:span text:style-name="T14">. Перший аргумент – вказівник на потiк, другий аргумент - <text:s/>форматний рядок, що мiстить будь-яку кiлькiсть специфiкаторiв формату, решта аргументiв (їх кiлькiсть вiдповiдає кiлькостi специфiкаторiв) - покажчики на змiннi, в якi треба розмiстити результати розбору прочитаного тексту.</text:span></text:p>
      <text:p text:style-name="Standard"><text:span text:style-name="T14">Формат команди:</text:span></text:p>
      <text:p text:style-name="Standard"><text:span text:style-name="Source_20_Text"><text:span text:style-name="T44">int fscanf(const char * filename, const char * format,char* buffer);</text:span></text:span></text:p>
      <text:p text:style-name="Standard"><text:span text:style-name="T14">тобто</text:span></text:p>
      <text:p text:style-name="P39"><text:span text:style-name="T45">int fscanf (вказівник_на_файл,рядок форматування, перелік змінних);</text:span></text:p>
      <text:p text:style-name="P39"><text:span text:style-name="T45">// fscanf ("Імя файлу", "формат як в scanf", змінні через амперсант);</text:span></text:p>
      <text:p text:style-name="P3"/>
      <text:p text:style-name="Standard"><text:span text:style-name="T14">Функцiя </text:span><text:span text:style-name="T22">fscanf</text:span><text:span text:style-name="T14"> намагається читати символи з потоку та спiвставляти їх з форматним рядком так само, як функцiя </text:span><text:span text:style-name="T22">scanf</text:span><text:span text:style-name="T14"> розбирає послiдовнiсть символiв, введену з клавiатури.</text:span></text:p>
      <text:p text:style-name="Standard"><text:span text:style-name="T14">Функцiя повертає число успiшно спiвставлених специфiкаторiв.</text:span></text:p>
      <text:p text:style-name="Standard"><text:soft-page-break/><text:span text:style-name="T14">Нехай, наприклад, дано файл з iменем data.txt з таким вмiстом:</text:span></text:p>
      <text:p text:style-name="P1"/>
      <text:p text:style-name="Standard"><text:span text:style-name="T14">Розглянемо програму (щоб не засмiчувати розгляд, в текстi програми пропущено перевiрку на помилку вiдкриття)</text:span></text:p>
      <text:p text:style-name="Standard"><text:span text:style-name="T56"><text:s/></text:span><text:span text:style-name="T61"># include</text:span><text:span text:style-name="T38"> &lt;stdio .h&gt;</text:span></text:p>
      <text:p text:style-name="Standard"><text:span text:style-name="T81"><text:s/># define LEN 256</text:span></text:p>
      <text:p text:style-name="Standard"><text:span text:style-name="T61">int</text:span><text:span text:style-name="T38"> main () {</text:span></text:p>
      <text:p text:style-name="P8"><text:span text:style-name="T61">FILE</text:span><text:span text:style-name="T38"> *f;</text:span></text:p>
      <text:p text:style-name="Standard"><text:span text:style-name="T38"><text:s/><text:tab/></text:span><text:span text:style-name="T61">int</text:span><text:span text:style-name="T38"> m, n;</text:span></text:p>
      <text:p text:style-name="P8"><text:span text:style-name="T61">double</text:span><text:span text:style-name="T38"> dt;</text:span></text:p>
      <text:p text:style-name="P8"><text:span text:style-name="T61">char</text:span><text:span text:style-name="T38"> s[ LEN ];</text:span></text:p>
      <text:p text:style-name="P8"><text:span text:style-name="T38">f = </text:span><text:span text:style-name="T42">fopen</text:span><text:span text:style-name="T38"> (" data . txt ", "r");</text:span></text:p>
      <text:p text:style-name="P8"><text:span text:style-name="T38">n = </text:span><text:span text:style-name="T42">fscanf</text:span><text:span text:style-name="T38"> (f , "%d %lf %s", &amp;m, &amp;dt , s);</text:span></text:p>
      <text:p text:style-name="P8"><text:span text:style-name="T38">printf (" Прочитано %d значень :\n", n);</text:span></text:p>
      <text:p text:style-name="P8"><text:span text:style-name="T38">printf (" Цiле %d, дiйсне %lf , рядок %s\n", m, dt , s);</text:span></text:p>
      <text:p text:style-name="P8"><text:span text:style-name="T38"><text:s/></text:span><text:span text:style-name="T42">fclose</text:span><text:span text:style-name="T38"> ( f );</text:span></text:p>
      <text:p text:style-name="Standard"><text:span text:style-name="T38">}</text:span></text:p>
      <text:p text:style-name="P1"/>
      <text:p text:style-name="Standard"><text:span text:style-name="T14">Ця програма успiшно вiдкриє файл для читання. Функцiя </text:span><text:span text:style-name="T22">fscanf</text:span><text:span text:style-name="T14"> прочитає з файлу символи та спiвставивши їх зi специфiкатором ¾%d¿, перетворить їх на цiле число 15 та запише це число в змiнну m. Точно таким же чином функцiя прочитає наступнi знаки та занесе в змiнну dt значення <text:s/>37; 511. Далi, обробляючи специуiкатор ¾%s¿, функцiя буде намагатися знайти у файлi послiдовнiсть символiв до першого роздiльника (пробiла, табуляцiї або переходу на новий рядок). Таким чином, функцiя scanf прочитає слово ¾князь¿, бо за ним йде пробiл, занесе його у масив s, приписавши до кiнця нуль-символ кiнця рядку. Решту тексту з файлу програма не прочитає взагалi (якби програма далi вводила ще данi цього файлу, вона прочитала б залишок, починаючи зi слова ¾Святослав¿).</text:span></text:p>
      <text:p text:style-name="Standard"><text:span text:style-name="T14">Оскiльки функцiя fscanf успiшно спiвставила всi три специуiкатори, вона поверне значення 3, яке i буде присвоєно змiннiй n. Тому програма надрукує на екран такий результат:</text:span></text:p>
      <text:p text:style-name="Standard"><text:span text:style-name="T14">Прочитано 3 значень :</text:span></text:p>
      <text:p text:style-name="Standard"><text:span text:style-name="T14">Цiле 15, дiйсне -37.511 , рядок князь</text:span></text:p>
      <text:p text:style-name="P1"/>
      <text:p text:style-name="Standard"><text:span text:style-name="T14">Для введення текстового рядка, що мiстить пробiли та табуляцiї, слугує спецiальна функцiя fgets. Вона має такий прототип:</text:span></text:p>
      <text:p text:style-name="Standard"><text:span text:style-name="T42">char * fgets ( char *s, int n, FILE *f );</text:span></text:p>
      <text:p text:style-name="Standard"><text:span text:style-name="T14">З прототипу видно, що функцiя має три аргументи: вказівникна символьний масив, в якому буде розмiщено прочитаний з файлу текстовий рядок, цiле число <text:s/>границю довжини рядка, та вказівникна потiк у файл, з якого треба читати рядок. Функцiя повертає покажчик на ту ж саму область пам'ятi s, в яку розмiщено прочитаний рядок. Функцiя читає текст з файлу, лiтера за лiтерою, поки не зустрiне символ кiнця рядка, кiнець файлу, або поки не прочитає n-1 символ.</text:span></text:p>
      <text:p text:style-name="P39"><text:soft-page-break/><text:span text:style-name="T31">Замість функції fgets можна використовувати fscanf, але потрібно помятати, що вона зчитує дані лише до першого пробілу.</text:span></text:p>
      <text:p text:style-name="P39"><text:span text:style-name="Source_20_Text"><text:span text:style-name="T30">fscanf(file, "%127s", buffer);</text:span></text:span><text:span text:style-name="T31"> </text:span></text:p>
      <text:p text:style-name="P39"><text:span text:style-name="T31">Також, замість повторного відкриття та закриття файлу можна скористатися функцією freopen, яка «перевідкриавє» файл з новими правами доступу. </text:span></text:p>
      <text:p text:style-name="P50"/>
      <text:p text:style-name="Table_20_Contents"><text:span text:style-name="Source_20_Text"><text:span text:style-name="T63">#include</text:span></text:span><text:span text:style-name="Source_20_Text"><text:span text:style-name="T46"> &lt;stdio.h&gt;</text:span></text:span></text:p>
      <text:p text:style-name="Table_20_Contents"><text:span text:style-name="Source_20_Text"><text:span text:style-name="T63">#include</text:span></text:span><text:span text:style-name="Source_20_Text"><text:span text:style-name="T46"> &lt;stdlib.h&gt;</text:span></text:span></text:p>
      <text:p text:style-name="P30"/>
      <text:p text:style-name="Table_20_Contents"><text:span text:style-name="Source_20_Text"><text:span text:style-name="T63">int</text:span></text:span><text:span text:style-name="T38"> </text:span><text:span text:style-name="Source_20_Text"><text:span text:style-name="T46">main() {</text:span></text:span></text:p>
      <text:p text:style-name="P34"><text:span text:style-name="Source_20_Text"><text:span text:style-name="T63">FILE</text:span></text:span><text:span text:style-name="T38"> </text:span><text:span text:style-name="Source_20_Text"><text:span text:style-name="T46">*file;</text:span></text:span></text:p>
      <text:p text:style-name="P34"><text:span text:style-name="Source_20_Text"><text:span text:style-name="T63">char</text:span></text:span><text:span text:style-name="T38"> </text:span><text:span text:style-name="Source_20_Text"><text:span text:style-name="T46">buffer[128];</text:span></text:span></text:p>
      <text:p text:style-name="P34"><text:span text:style-name="Source_20_Text"><text:span text:style-name="T46">file = fopen("C:/c/test.txt", "w");</text:span></text:span></text:p>
      <text:p text:style-name="P34"><text:span text:style-name="Source_20_Text"><text:span text:style-name="T43">fprintf</text:span></text:span><text:span text:style-name="Source_20_Text"><text:span text:style-name="T46">(file, "Hello, World!");</text:span></text:span></text:p>
      <text:p text:style-name="P34"><text:span text:style-name="Source_20_Text"><text:span text:style-name="T43">freopen</text:span></text:span><text:span text:style-name="Source_20_Text"><text:span text:style-name="T46">("C:/c/test.txt", "r", file);</text:span></text:span></text:p>
      <text:p text:style-name="P34"><text:span text:style-name="Source_20_Text"><text:span text:style-name="T43">fgets</text:span></text:span><text:span text:style-name="Source_20_Text"><text:span text:style-name="T46">(buffer, 127, file);</text:span></text:span></text:p>
      <text:p text:style-name="P34"><text:span text:style-name="Source_20_Text"><text:span text:style-name="T46">printf("%s", buffer);</text:span></text:span></text:p>
      <text:p text:style-name="P34"><text:span text:style-name="Source_20_Text"><text:span text:style-name="T43">fclose</text:span></text:span><text:span text:style-name="Source_20_Text"><text:span text:style-name="T46">(file);</text:span></text:span></text:p>
      <text:p text:style-name="P39"><text:span text:style-name="Source_20_Text"><text:span text:style-name="T46">}</text:span></text:span></text:p>
      <text:p text:style-name="P1"/>
      <text:p text:style-name="P16"><text:span text:style-name="T37">Функції роботи з файлами на диску</text:span></text:p>
      <text:p text:style-name="P41"><text:span text:style-name="T31">При переході від операцій запису до операцій читання часто необхідно застосовувати функцію </text:span><text:span text:style-name="T25">fflush, </text:span><text:bookmark text:name="61"/><text:span text:style-name="T31">яка забезпечує запис ще не збереженої інформації із буфера в файл. Вона має наступний формат:</text:span></text:p>
      <text:p text:style-name="P41"><text:span text:style-name="T45">int fflush (вказівник_на_файл);</text:span></text:p>
      <text:p text:style-name="P41"><text:span text:style-name="T31">Функція повертає EOF у разі помилки, та 0 в разі успішного виконання операції.</text:span></text:p>
      <text:p text:style-name="P41"><text:span text:style-name="T31">Після закінчення роботи з файлом його необхідно закрити командою </text:span><text:span text:style-name="T25">fclose</text:span><text:span text:style-name="T31">, яка має наступний формат:</text:span></text:p>
      <text:p text:style-name="P39"><text:span text:style-name="T45">int fclose(вказівник_на_файл);</text:span></text:p>
      <text:p text:style-name="P41"><text:span text:style-name="T31">Для видалення файла на диску слугує функція </text:span><text:span text:style-name="T25">remove</text:span><text:span text:style-name="T31">. Вона має наступний формат:</text:span></text:p>
      <text:p text:style-name="P39"><text:span text:style-name="T45">int remove(“ім’я_файлу”);</text:span></text:p>
      <text:p text:style-name="P41"><text:span text:style-name="T31">Для зміни імені файлу на диску є функція </text:span><text:span text:style-name="T25">rename</text:span><text:span text:style-name="T31">, яка має наступний формат:</text:span></text:p>
      <text:p text:style-name="P39"><text:span text:style-name="T45">int rename(“старе_ім’я_файлу”, “нове_ім’я_файлу”);</text:span></text:p>
      <text:p text:style-name="P41"><text:span text:style-name="T31">У разі успішності виконання функцій </text:span><text:span text:style-name="T25">remove, rename </text:span><text:span text:style-name="T31">вони повертають 0, та ненульове значення у іншому випадку.</text:span></text:p>
      <text:p text:style-name="P37"/>
      <text:p text:style-name="P16"><text:span text:style-name="T37">Виведення/ Запис у файл</text:span></text:p>
      <text:p text:style-name="P41"><text:span text:style-name="T31">Форматоване виведення-введення даних у текстовий файл здійснюється за допомогою функцій </text:span><text:span text:style-name="T25">fprint</text:span><text:span text:style-name="T31"> та </text:span><text:span text:style-name="T25">fscanf </text:span><text:span text:style-name="T31">віповідно, які мають наступний формат:</text:span></text:p>
      <text:p text:style-name="P39"><text:soft-page-break/><text:span text:style-name="T45">int fprintf (вказівник_на_файл,рядок форматування, перелік змінних);</text:span></text:p>
      <text:p text:style-name="P41"><text:span text:style-name="T31">Рядок форматування вміщує об’єкти трьох типів:</text:span></text:p>
      <text:list xml:id="list4344594067409565303" text:style-name="WWNum12">
        <text:list-item>
          <text:p text:style-name="P42"><text:span text:style-name="T31">-звичайні символи, які виводяться на екран;</text:span></text:p>
        </text:list-item>
        <text:list-item>
          <text:p text:style-name="P42"><text:span text:style-name="T31">-специфікації перетворення, кожна з яких викликає виведення на екран значення чергового аргументу зі списку аргументів;</text:span></text:p>
        </text:list-item>
        <text:list-item>
          <text:p text:style-name="P42"><text:span text:style-name="T31">-керуючі символи (для початку з нового рядка, табуляції, звукового сигналу та ін.).</text:span></text:p>
        </text:list-item>
      </text:list>
      <text:p text:style-name="P41"><text:span text:style-name="T19">Специфікація</text:span><text:span text:style-name="T31"> розпочинається символом </text:span><text:span text:style-name="T25">%</text:span><text:span text:style-name="T31"> і закінчується символом, який задає перетворення. Між цими знаками може стояти:</text:span></text:p>
      <text:p text:style-name="P41"><text:span text:style-name="T31">- знак мінус “</text:span><text:span text:style-name="T25">-</text:span><text:span text:style-name="T31">”, який вказує, що параметр при виведенні на екран повинен вирівнюватися по лівому краю. Інакше - по правому;</text:span></text:p>
      <text:p text:style-name="P41"><text:span text:style-name="T31">- рядок цифр, який задає розмір поля для виведення. Крапка, яка відділяє розмір поля від наступного рядку цифр, що визначає розмір поля для виведення розрядів після коми для типів </text:span><text:span text:style-name="T25">float</text:span><text:span text:style-name="T31"> та </text:span><text:span text:style-name="T25">double</text:span><text:span text:style-name="T31">;</text:span></text:p>
      <text:p text:style-name="P41"><text:span text:style-name="T31">- символ довжини </text:span><text:span text:style-name="T25">l</text:span><text:span text:style-name="T31">, який вказує на тип </text:span><text:span text:style-name="T25">long</text:span><text:span text:style-name="T31">;</text:span></text:p>
      <text:p text:style-name="P41"><text:span text:style-name="T31">Далі вказується символ типу інформації виведення (перетворення):</text:span></text:p>
      <text:p text:style-name="P41"><text:span text:style-name="T25">d</text:span><text:span text:style-name="T31">- десяткове число;</text:span></text:p>
      <text:p text:style-name="P41"><text:span text:style-name="T25">o</text:span><text:span text:style-name="T31">- вісімкове число;</text:span></text:p>
      <text:p text:style-name="P41"><text:span text:style-name="T25">x</text:span><text:span text:style-name="T31">- шістнадцяткове число;</text:span></text:p>
      <text:p text:style-name="P41"><text:span text:style-name="T25">c</text:span><text:span text:style-name="T31">- символ (тип char);</text:span></text:p>
      <text:p text:style-name="P41"><text:span text:style-name="T25">s</text:span><text:span text:style-name="T31">- рядок символів (string);</text:span></text:p>
      <text:p text:style-name="P41"><text:span text:style-name="T25">e</text:span><text:span text:style-name="T31">- дійсне число в експоненціальній формі;</text:span></text:p>
      <text:p text:style-name="P41"><text:span text:style-name="T25">f</text:span><text:span text:style-name="T31">- дійсне число (float);</text:span></text:p>
      <text:p text:style-name="P41"><text:span text:style-name="T25">g</text:span><text:span text:style-name="T31">- використовується як e і f, але виключає виведення на екран незначущих нулів;</text:span></text:p>
      <text:p text:style-name="P41"><text:span text:style-name="T25">u</text:span><text:span text:style-name="T31">- беззнаковий тип (unsigned);</text:span></text:p>
      <text:p text:style-name="P41"><text:span text:style-name="T25">p</text:span><text:span text:style-name="T31">- вказівник (pointer).</text:span></text:p>
      <text:p text:style-name="P41"><text:span text:style-name="T31">Якщо після </text:span><text:span text:style-name="T25">%</text:span><text:span text:style-name="T31"> записано не символ перетворення, то він виводиться на екран.</text:span></text:p>
      <text:p text:style-name="P41"><text:span text:style-name="T33">Керуючі символи:</text:span></text:p>
      <text:p text:style-name="P41"><text:span text:style-name="T25">\a</text:span><text:span text:style-name="T31">- для короткочасної подачі звукового сигналу (alarm);</text:span></text:p>
      <text:p text:style-name="P41"><text:span text:style-name="T25">\b</text:span><text:span text:style-name="T31">- для переведення курсору вліво на одну позицію (back);</text:span></text:p>
      <text:p text:style-name="P41"><text:span text:style-name="T25">\n</text:span><text:span text:style-name="T31">- для переходу на новий рядок (new);</text:span></text:p>
      <text:p text:style-name="P41"><text:span text:style-name="T25">\r</text:span><text:span text:style-name="T31">- для повернення каретки (курсор на початок поточного рядка) (return);</text:span></text:p>
      <text:p text:style-name="P41"><text:span text:style-name="T25">\t</text:span><text:span text:style-name="T31">- для горизонтальної табуляції (tabulation);</text:span></text:p>
      <text:p text:style-name="P41"><text:span text:style-name="T25">\v</text:span><text:span text:style-name="T31">- для вертикальної табуляції (vertical).</text:span></text:p>
      <text:p text:style-name="P41"><text:span text:style-name="T34">Приклад</text:span><text:span text:style-name="T25">. </text:span><text:span text:style-name="T31">Відкрити файл для запису. Записати у файл матрицю з 10 рядків і 10 стовпців.</text:span></text:p>
      <text:p text:style-name="P41"><text:span text:style-name="T64">#include</text:span><text:span text:style-name="T49"> &lt;stdio.h&gt;</text:span></text:p>
      <text:p text:style-name="P41"><text:span text:style-name="T64">int</text:span><text:span text:style-name="T49"> main(){</text:span></text:p>
      <text:p text:style-name="P41"><text:span text:style-name="T49"><text:s text:c="3"/></text:span><text:span text:style-name="T64">int</text:span><text:span text:style-name="T49"> i,j;</text:span></text:p>
      <text:p text:style-name="P41"><text:span text:style-name="T49"><text:s text:c="3"/></text:span><text:span text:style-name="T64">FILE</text:span><text:span text:style-name="T49"> *lds;</text:span></text:p>
      <text:p text:style-name="P41"><text:span text:style-name="T49"><text:s text:c="4"/>lds=</text:span><text:span text:style-name="T45">fopen</text:span><text:span text:style-name="T49">("epa.txt","w");</text:span></text:p>
      <text:p text:style-name="P41"><text:soft-page-break/><text:span text:style-name="T72">/*Відкриття файлу на диску для запису. Якщо він не існує, то створюється автоматично*/</text:span></text:p>
      <text:p text:style-name="P41"><text:span text:style-name="T64">for</text:span><text:span text:style-name="T49">(i=1;i&lt;=10;i++){</text:span></text:p>
      <text:p text:style-name="P62"><text:span text:style-name="T64">for</text:span><text:span text:style-name="T49">(j=1;j&lt;=10;j++){ </text:span></text:p>
      <text:p text:style-name="P63"><text:span text:style-name="T45">fprintf</text:span><text:span text:style-name="T49">(lds,"%d%c",i+j-1,((j==10)?'\n':' '));}</text:span></text:p>
      <text:p text:style-name="P62"><text:span text:style-name="T87">}</text:span></text:p>
      <text:p text:style-name="P41"><text:span text:style-name="T72">/*Запис даних до файлу: Перший аргумент – вказівник на файл, другий і третій такі ж як і для команди printf */</text:span></text:p>
      <text:p text:style-name="P41"><text:span text:style-name="T45">fprintf</text:span><text:span text:style-name="T49">(lds,"\n");</text:span></text:p>
      <text:p text:style-name="P41"><text:span text:style-name="T45">fclose</text:span><text:span text:style-name="T49">(lds); </text:span><text:span text:style-name="T72">/*Закриття файлу*/</text:span></text:p>
      <text:p text:style-name="P41"><text:span text:style-name="T49">}</text:span></text:p>
      <text:p text:style-name="P37"/>
      <text:p text:style-name="P16"><text:span text:style-name="T37">Сивольний запис у файл</text:span></text:p>
      <text:p text:style-name="P41"><text:span text:style-name="T31">Для деяких задач буває зручно вводити файл посимвольно.</text:span></text:p>
      <text:p text:style-name="P41"><text:span text:style-name="T31">Для цього слугує функцiя fgetc з таким прототипом:</text:span></text:p>
      <text:p text:style-name="P41"><text:span text:style-name="T45">int fgetc ( FILE *f );</text:span></text:p>
      <text:p text:style-name="P41"><text:span text:style-name="T32"><text:s/></text:span><text:span text:style-name="T31">Для посимвольного введення та виведення даних у файл використовуються функції </text:span><text:span text:style-name="T25">fgetc</text:span><text:span text:style-name="T31"> та </text:span><text:span text:style-name="T25">fputc</text:span><text:span text:style-name="T31"> відповідно, які мають наступний формат:</text:span></text:p>
      <text:p text:style-name="P15"><text:bookmark text:name="62"/><text:span text:style-name="T49">int fgetc(вказівник_на_файл);</text:span></text:p>
      <text:p text:style-name="P18"><text:bookmark text:name="63"/><text:span text:style-name="T49">int fputc(вказівник_на_файл);</text:span></text:p>
      <text:p text:style-name="P41"><text:span text:style-name="T31">Функція </text:span><text:span text:style-name="T25">fgetc</text:span><text:span text:style-name="T31"> повертає наступний символ із файла, на який вказує відповідний вказівник, або </text:span><text:span text:style-name="T25">EOF</text:span><text:span text:style-name="T31"> в разі помилки. Функція </text:span><text:span text:style-name="T25">fputs</text:span><text:span text:style-name="T31"> записує символ у файл, на який вказує відповідний вказівник, та повертає записаний символ, або </text:span><text:span text:style-name="T25">EOF</text:span><text:span text:style-name="T31"> у випадку помилки. </text:span></text:p>
      <text:p text:style-name="P41"><text:span text:style-name="T31">Для введення-виведення рядків до файлу слугують функції </text:span><text:span text:style-name="T25">fgets</text:span><text:span text:style-name="T31"> та </text:span><text:span text:style-name="T25">fputs</text:span><text:span text:style-name="T31">, які мають синтаксис, аналогічний </text:span><text:span text:style-name="T25">fgetc, fputc.</text:span></text:p>
      <text:p text:style-name="P38"/>
      <text:p text:style-name="P38"/>
      <text:p text:style-name="Heading_20_2"><text:span text:style-name="T37">Введення, виведення та повiдомлень про помилки, stdin, stdout, stderr.</text:span></text:p>
      <text:p text:style-name="P41"><text:span text:style-name="T9">Для того, щоб засвоїти матерiал цього роздiлу, треба добре зрозумiти особливу iдеологiю, що лежить в основi роботи з пристроями в операцiйнiй системi UNIX та у мовi C. Основний принцип полягає в тому, що кожен приєднаний до комп'ютера пристрiй (текстовий дисплей, клавiатура, принтер, модем, звукова плата) розглядається як своєрiдний уявний файл. Наприклад, введення символiв з клавiатури це те ж саме, що читання даних з уявного файлу, пов'язаного з клавiатурою, виведення на екран виглядає як запис у пов'язаний з екраном файл.</text:span></text:p>
      <text:p text:style-name="P41"><text:span text:style-name="T9">Ця надзвичайно вдала iдея дозволяє в однаковий спосiб обробляти введення з дискового файлу та з пристрою, такого, як клавiатура чи модем. Величезна вигода полягає в тому, що програма може не замислюватися над тим, звiдки насправдi беруться данi, з диску чи з пристрою у один i той самий текст програми пiдходить для обох випадкiв.</text:span></text:p>
      <text:p text:style-name="P41"><text:span text:style-name="T9">В заголовочному файлi stdio.h оголошено спецiальнi змiннi, в яких мiстяться покажчики на стандартнi потоки введення-виведення. Найголовнiшi з них:</text:span></text:p>
      <text:list xml:id="list3161461780177310723" text:style-name="WWNum13">
        <text:list-item>
          <text:p text:style-name="P43"><text:span text:style-name="T4">stdin</text:span><text:span text:style-name="T9"> <text:s/>стандартний потiк введення, зв'язаний з клавiатурою;</text:span></text:p>
        </text:list-item>
        <text:list-item>
          <text:p text:style-name="P43"><text:soft-page-break/><text:span text:style-name="T4">stdout</text:span><text:span text:style-name="T9"> <text:s/>стандартний потiк для виведення звичайної інформацiї, зв'язаний з дисплеєм;</text:span></text:p>
        </text:list-item>
        <text:list-item>
          <text:p text:style-name="P43"><text:span text:style-name="T4">stderr</text:span><text:span text:style-name="T9"> <text:s/>стандартний потiк, також зв'язаний з дисплеєм, але призначений для виведення повiдомлень про помилки.</text:span></text:p>
        </text:list-item>
        <text:list-item>
          <text:p text:style-name="P43"><text:span text:style-name="T11">stdprn</text:span><text:span text:style-name="T9"> <text:s/>стандартний потiк виведення, пов'язаний з принтером.</text:span></text:p>
        </text:list-item>
      </text:list>
      <text:p text:style-name="P41"><text:span text:style-name="T9">Функцiя </text:span><text:span text:style-name="T4">printf</text:span><text:span text:style-name="T9"> насправдi виводить символи в стандартний потiк виведення stdout, а функцiя введення </text:span><text:span text:style-name="T4">scanf</text:span><text:span text:style-name="T9"> бере символи зi стандартного потоку введення stdin. Таким чином, наступнi два оператори роблять в точностi одне й те саме</text:span></text:p>
      <text:p text:style-name="P41"><text:span text:style-name="T4">printf</text:span><text:span text:style-name="T9"> (" Древляни , поляни , волиняни \n" );</text:span></text:p>
      <text:p text:style-name="P41"><text:span text:style-name="T4">fprintf</text:span><text:span text:style-name="T9"> ( stdout , " Древляни , поляни , волиняни \n");</text:span></text:p>
      <text:p text:style-name="P41"><text:span text:style-name="T9">Наступнi два оператори також:</text:span></text:p>
      <text:p text:style-name="P41"><text:span text:style-name="T4">scanf</text:span><text:span text:style-name="T9"> ("%d", &amp;x);</text:span></text:p>
      <text:p text:style-name="P41"><text:span text:style-name="T4">fscanf</text:span><text:span text:style-name="T9"> (stdin , "%d", &amp;x);</text:span></text:p>
      <text:p text:style-name="P41"><text:span text:style-name="T9">Наведемо деякi кориснi поради, пов'язанi з таким пiдходом до обробки файлiв. </text:span></text:p>
      <text:p text:style-name="P41"><text:span text:style-name="T9">Для друку повiдомлень про помилки пiд час роботи програми призначено потiк stderr.</text:span></text:p>
      <text:p text:style-name="P41"><text:span text:style-name="T9">ним i треба користуватися в гарно написанiй програмi замiсть того, щоб виводити такi домлення функцiєю printf (в такому випадку повiдомлення пiшли б в iнший потiк st</text:span></text:p>
      <text:p text:style-name="P41"><text:span text:style-name="T9">Приклад:</text:span></text:p>
      <text:p text:style-name="P41"><text:span text:style-name="T52"><text:s/></text:span><text:span text:style-name="T67">int</text:span><text:span text:style-name="T53"> n, *p;</text:span></text:p>
      <text:p text:style-name="P41"><text:span text:style-name="T52"><text:s/></text:span><text:span text:style-name="T53">printf (" Кiлькiсть елементiв ");</text:span></text:p>
      <text:p text:style-name="P41"><text:span text:style-name="T53">scanf ( "%d", &amp;n );</text:span></text:p>
      <text:p text:style-name="P41"><text:span text:style-name="T53">p = (int *) malloc ( n * sizeof (int ) );</text:span></text:p>
      <text:p text:style-name="P41"><text:span text:style-name="T67">if</text:span><text:span text:style-name="T53">( p == NULL ) {</text:span></text:p>
      <text:p text:style-name="P41"><text:span text:style-name="T53">fprintf ( stderr , "Не вистачає пам 'ятi \n");</text:span></text:p>
      <text:p text:style-name="P41"><text:span text:style-name="T67">exit</text:span><text:span text:style-name="T53"> ( -1 );</text:span></text:p>
      <text:p text:style-name="P41"><text:span text:style-name="T53">}</text:span></text:p>
      <text:p text:style-name="P41"><text:span text:style-name="T74"><text:s/></text:span><text:span text:style-name="T75">/* нормальна робота */</text:span></text:p>
      <text:p text:style-name="P41"><text:span text:style-name="T52"><text:s/></text:span><text:span text:style-name="T53">. . .</text:span></text:p>
      <text:p text:style-name="P41"><text:span text:style-name="T9">Тут повiдомлення для користувача, яке супроводжує нормальну роботу програми (на кiлькiсть елементiв масиву), виводиться функцiєю printf i потрапляє у потiк std повiдомлення про помилку (нестача пам'ятi) виводиться у спецiальний потiк для помилок(хоча обидва цi потоки зрештою пов'язанi з одним i тим самим дисплеєм).</text:span></text:p>
      <text:p text:style-name="P37"/>
      <text:p text:style-name="P19"/>
      <text:p text:style-name="P16"><text:span text:style-name="T37">Робота з бінарними файлами</text:span></text:p>
      <text:p text:style-name="P37"/>
      <text:p text:style-name="P41"><text:span text:style-name="T31">Двiйковi файли, на вiдмiну вiд текстових, можуть мiстити такi коди, якi не допускають вiдображення на екранi. Крiм того, інформацiя у текстових файлах структурується розбиттям на рядки, пробiлами мiж словами, табуляцiями, структуру тексту видно людським оком.</text:span></text:p>
      <text:p text:style-name="P41"><text:span text:style-name="T31">Двiйковий файл, навпаки, це просто послiдовнiсть байтiв, не призначена для зручностi читання людиною, двiйковий файл може обробляти лише програма, яка «знає», який сенс має той чи iнший байт.</text:span></text:p>
      <text:p text:style-name="P41"><text:span text:style-name="T31">Для обробки двiйкових файлiв використовуються тi ж потоки (змiннi типу покажчикiв на структуру </text:span><text:span text:style-name="T25">FILE</text:span><text:span text:style-name="T31">), що i для текстових файлiв (див. попередню главу). Для вiдкриття двiйкового файлу використовується та ж функцiя </text:span><text:span text:style-name="T25">fopen</text:span><text:span text:style-name="T31">, а для закриття функцiя </text:span><text:span text:style-name="T25">fclose</text:span><text:span text:style-name="T31">. </text:span><text:span text:style-name="T21">Вiдрiзняються лише функцiї введення та виведення.</text:span></text:p>
      <text:p text:style-name="P41"><text:soft-page-break/><text:span text:style-name="T31">Перш нiж починати описувати цi функцiї, треба зробити кiлька вступних зауважень.</text:span></text:p>
      <text:p text:style-name="P41"><text:span text:style-name="T31">При роботi з файлами дуже часто доводиться мати справу з числами, сенсом яких є розмiр файлу чи його частини. Звичайно ж, розмiр вимiрюється завжди цiлим числом (причому невiд'ємним), i можна було б скористатися звичайним типом </text:span><text:span text:style-name="T57">int</text:span><text:span text:style-name="T31">. Але створювачi мови вирiшили видiлити цей тип окремою назвою, щоб пiдкреслити його особливе призначення:</text:span></text:p>
      <text:p text:style-name="P41"><text:span text:style-name="T57">size_t</text:span><text:span text:style-name="T31"> – це <text:s/>просто iнше iм'я, запроваджене через </text:span><text:span text:style-name="T58">typedef</text:span><text:span text:style-name="T31">, для довгого беззнакового цiлого типу.</text:span></text:p>
      <text:p text:style-name="P41"><text:span text:style-name="T31">При обробцi текстових файлiв функцiї введення спочатку читають з файлу символи, а потiм розглядають їх як, наприклад, десятковий запис цiлого числа i розмiщують вiдповiдне значення в пам'ятi. В двiйковому файлi числа зберiгаються вже не в десятковому записi, а в такому ж точно виглядi, в якому вони iснують в оперативнiй пам'ятi машини. Iншими словами, записати інформацiю до двiйкового файлу значить перенести на диск точну копiю вмiсту деякої областi оперативної пам'ятi, байт за байтом.</text:span></text:p>
      <text:p text:style-name="P41"><text:span text:style-name="T31">В основу обробки двiйкових файлiв покладено таку iдею: обмiн даними мiж пам'яттю та файлом здiйснюється блоками однакового розмiру. За одну операцiю виведення можна взяти з пам'ятi та скопiювати на диск певну кiлькiсть блокiв, за одну операцiю введення можна, навпаки, кiлька блокiв прочитати з файлу та записати в пам'ять. Важливо, що введення-виведення здiйснюється лише цiлими блоками (неможливо, скажiмо, ввести пiвтора блоки).</text:span></text:p>
      <text:p text:style-name="P41"><text:span text:style-name="T31">Для введення-виведення даних до бінарних файлів застосовуються функції </text:span><text:span text:style-name="T25">fwrite</text:span><text:span text:style-name="T31"> та </text:span><text:span text:style-name="T25">fread</text:span><text:span text:style-name="T31"> відповідно.</text:span></text:p>
      <text:p text:style-name="P41"><text:span text:style-name="T31">Важливо, що блоки, якi записуються у файл, повиннi стояти у пам'ятi пiдряд. Також i при читаннi даних <text:s/>блоки, прочитанi з файлу, розташуюься у пам'ятi пiдряд. Для запису даних до двiйкового файлу призначена функцiя fwrite, яка має чотири аргументи:</text:span></text:p>
      <text:list xml:id="list1507661206119160617" text:style-name="WWNum14">
        <text:list-item>
          <text:p text:style-name="P44"><text:span text:style-name="T45">void *p</text:span><text:span text:style-name="T31"> – вказівник на те мiсце в оперативнiй пам'ятi, де починається послiдовнiсть блокiв даних, яку треба записати у файл;</text:span></text:p>
        </text:list-item>
        <text:list-item>
          <text:p text:style-name="P44"><text:span text:style-name="T45">size_t b</text:span><text:span text:style-name="T31"> – довжина в байтах одного блоку;</text:span></text:p>
        </text:list-item>
        <text:list-item>
          <text:p text:style-name="P44"><text:span text:style-name="T45">size_t n</text:span><text:span text:style-name="T31"> – число блокiв;</text:span></text:p>
        </text:list-item>
        <text:list-item>
          <text:p text:style-name="P44"><text:span text:style-name="T45">FILE *f</text:span><text:span text:style-name="T31"> – вказівник на потiк: до якого файлу записати данi.</text:span></text:p>
        </text:list-item>
      </text:list>
      <text:p text:style-name="P41"><text:span text:style-name="T31">Функцiя бере з пам'ятi, починаючи з мiсця, на яке вказує вказівник, n блокiв даних, кожен розмiром b байт, та записує їх у файл, пов'язаний з потоком f.</text:span></text:p>
      <text:p text:style-name="P41"><text:span text:style-name="T31">Функцiя повертає цiле значення <text:s/>число блокiв, якi їй вдалося записати. При успiшнiй роботi, звичайно ж, це число повинно дорiвнювати n, менше значення повинно свiдчити про помилку у процесi запису у файл (наприклад, перевовнення диску). В пiдсумку, функцiя має прототип:</text:span></text:p>
      <text:p text:style-name="P41"><text:span text:style-name="T45">size_t fwrite ( void *p, size_t b, size_t n, FILE *f);</text:span></text:p>
      <text:p text:style-name="P18"><text:soft-page-break/><text:span text:style-name="T27">або</text:span></text:p>
      <text:p text:style-name="P18"><text:span text:style-name="T49">int fwrite(вказівник_на_масив, розмір_об’єкта, кількість_об’єктів , вказівник_на_файл);</text:span></text:p>
      <text:p text:style-name="P41"><text:span text:style-name="T31">Функція забезпечує запис об’єктів із масиву, на який вказує </text:span><text:span text:style-name="T25">вказівник_на_масив</text:span><text:span text:style-name="T31">, кількість об’єктів визначається як </text:span><text:span text:style-name="T25">кількість_об’єктів,</text:span><text:span text:style-name="T31"> розміром </text:span><text:span text:style-name="T25">розмір_об’єкта</text:span><text:span text:style-name="T31"> у файл, на який вказує </text:span><text:span text:style-name="T25">вказівник_на_файл</text:span><text:span text:style-name="T31">. Функція повертає кількість успішно записаних об’єктів. </text:span></text:p>
      <text:p text:style-name="P41"><text:span text:style-name="T31">Для введення даних з двiйкового файлу призначена функцiя fread. Вона має тi ж аргументи, що й функцiя fwrite, але передає данi в протилежному напрямку: з потоку f читає n блокiв даних, кожен розмiром b байт, та розмiщує їх в пам'ятi, починаючи з мiсця, на яке вказує вказівник.</text:span></text:p>
      <text:p text:style-name="P41"><text:span text:style-name="T31">Вони мають наступний формат:</text:span></text:p>
      <text:p text:style-name="P41"><text:span text:style-name="T45">size_t fread ( void *p, size_t b, size_t n, FILE *f);</text:span></text:p>
      <text:p text:style-name="P18"><text:span text:style-name="T27">або</text:span></text:p>
      <text:p text:style-name="P18"><text:bookmark text:name="64"/><text:span text:style-name="T49">int fread (вказівник_на_масив, розмір_об’єкта, кількість_об’єктів , вказівник_на_файл);</text:span></text:p>
      <text:p text:style-name="P41"><text:span text:style-name="T31">Функція забезпечує зчитування об’єктів у масив, на який вказує </text:span><text:span text:style-name="T25">вказівник_на_масив</text:span><text:span text:style-name="T31">, кількість об’єктів визначається як </text:span><text:span text:style-name="T25">кількість_об’єктів,</text:span><text:span text:style-name="T31"> розміром </text:span><text:span text:style-name="T25">розмір_об’єкта</text:span><text:span text:style-name="T31"> із файла, на який вказує </text:span><text:span text:style-name="T25">вказівник_на_файл</text:span><text:span text:style-name="T31">. Функція повертає кількість успішно записаних об’єктів.</text:span></text:p>
      <text:p text:style-name="P36"><text:bookmark text:name="651"/><text:bookmark text:name="65"/></text:p>
      <text:p text:style-name="P41"><text:span text:style-name="T31">Розглянемо iнший приклад: нехай програма також записує до файлу числа, але не весь масив за одну операцiю, а по одному:</text:span></text:p>
      <text:p text:style-name="P41"><text:span text:style-name="T65"><text:s/></text:span><text:span text:style-name="T64"># include</text:span><text:span text:style-name="T49"> &lt;stdio .h&gt;</text:span></text:p>
      <text:p text:style-name="P41"><text:span text:style-name="T84"><text:s/></text:span><text:span text:style-name="T85"># define N 5</text:span></text:p>
      <text:p text:style-name="P41"><text:span text:style-name="T64">int</text:span><text:span text:style-name="T49"> main () {</text:span></text:p>
      <text:p text:style-name="P41"><text:span text:style-name="T64">double</text:span><text:span text:style-name="T49"> w[ N ] = { 2.0 , 1.4142 , 1.1892 , 1.0905 , 1.0443 };</text:span></text:p>
      <text:p text:style-name="P41"><text:span text:style-name="T50"><text:s/></text:span><text:span text:style-name="T64">char</text:span><text:span text:style-name="T49"> fileName [] = " data . dat ";</text:span></text:p>
      <text:p text:style-name="P41"><text:span text:style-name="T64">FILE</text:span><text:span text:style-name="T49"> * out ;</text:span></text:p>
      <text:p text:style-name="P41"><text:span text:style-name="T64">int</text:span><text:span text:style-name="T49"> i;</text:span></text:p>
      <text:p text:style-name="P41"><text:span text:style-name="T49">out = </text:span><text:span text:style-name="T45">fopen</text:span><text:span text:style-name="T49"> ( fileName , "w" );</text:span></text:p>
      <text:p text:style-name="P41"><text:span text:style-name="T50"><text:s/></text:span><text:span text:style-name="T64">for</text:span><text:span text:style-name="T49"> ( i = 0; i &lt; N; ++i )</text:span></text:p>
      <text:p text:style-name="P41"><text:span text:style-name="T45">fwrite</text:span><text:span text:style-name="T49"> ( &amp;(w[i]), </text:span><text:span text:style-name="T64">sizeof</text:span><text:span text:style-name="T49">(</text:span><text:span text:style-name="T64">double</text:span><text:span text:style-name="T49">), 1, out );</text:span></text:p>
      <text:p text:style-name="P41"><text:span text:style-name="T45">fclose</text:span><text:span text:style-name="T49"> ( out );</text:span></text:p>
      <text:p text:style-name="P41"><text:span text:style-name="T49">}</text:span></text:p>
      <text:p text:style-name="P41"><text:span text:style-name="T31">Тут функцiя запису викликається в циклi 5 разiв, при кожному виклику вона записує у айл вмiст чергового елементу масиву w: аргументи означають, що записувати треба данi, очинаючи з тiєї адреси, де лежить ця змiнна, записати треба один блок такого розмiру, який ймає в пам'ятi дiйсне число.</text:span></text:p>
      <text:p text:style-name="P41"><text:span text:style-name="T31">Тепер розглянемо програму, яка читає та роздруковує масив дiйсних чисел з файлу data.dat¿, створеного попередньою програмою.</text:span></text:p>
      <text:p text:style-name="P41"><text:span text:style-name="T64"># include</text:span><text:span text:style-name="T49"> &lt;stdio .h&gt;</text:span></text:p>
      <text:p text:style-name="P41"><text:span text:style-name="T49"># define N 5</text:span></text:p>
      <text:p text:style-name="P41"><text:span text:style-name="T64">int</text:span><text:span text:style-name="T49"> main () {</text:span></text:p>
      <text:p text:style-name="P64"><text:soft-page-break/><text:span text:style-name="T64">double</text:span><text:span text:style-name="T49"> w[ N ];</text:span></text:p>
      <text:p text:style-name="P64"><text:span text:style-name="T64">char</text:span><text:span text:style-name="T49"> fileName [] = " data . dat ";</text:span></text:p>
      <text:p text:style-name="P64"><text:span text:style-name="T64">FILE</text:span><text:span text:style-name="T49"> *inFile;</text:span></text:p>
      <text:p text:style-name="P64"><text:span text:style-name="T64">int</text:span><text:span text:style-name="T49"> k, i;</text:span></text:p>
      <text:p text:style-name="P64"><text:span text:style-name="T49">inFile = </text:span><text:span text:style-name="T45">fopen</text:span><text:span text:style-name="T49"> ( fileName , "w" );</text:span></text:p>
      <text:p text:style-name="P64"><text:span text:style-name="T45">k = fread ( w, sizeof ( double ), N, inFile );</text:span></text:p>
      <text:p text:style-name="P64"><text:span text:style-name="T49">printf ( "З файлу прочитано %d чисел ", k );</text:span></text:p>
      <text:p text:style-name="P64"><text:span text:style-name="T64">for</text:span><text:span text:style-name="T49"> ( i = 0; i &lt; k; ++i ){</text:span></text:p>
      <text:p text:style-name="P62"><text:span text:style-name="T49">printf ( "%lf\n", w[i] );</text:span></text:p>
      <text:p text:style-name="P62"><text:span text:style-name="T49">}</text:span></text:p>
      <text:p text:style-name="P64"><text:span text:style-name="T45">fclose</text:span><text:span text:style-name="T49"> (</text:span><text:span text:style-name="T45">inFile</text:span><text:span text:style-name="T49"> );</text:span></text:p>
      <text:p text:style-name="P41"><text:span text:style-name="T31">}</text:span></text:p>
      <text:p text:style-name="P41"><text:span text:style-name="T31">Головним місцем програми є виклик функцiї </text:span><text:span text:style-name="T25">fread</text:span><text:span text:style-name="T31">, яка з </text:span><text:span text:style-name="T49">inFile</text:span><text:span text:style-name="T31"> читає N (тобто 5) блокiв даних, кожен такого ж розмiру, як дiйсне число, а ці данi розмiщує в пам'ятi там, де починається масив w. Отже, програма читає з </text:span><text:span text:style-name="T49">inFile</text:span><text:span text:style-name="T31"> 5 чисел та присвоює їх елементам масиву. Значенням змiнної k при цьому стає кiлькiсть вдало прочитаних блокiв даних (тобто чисел).</text:span></text:p>
      <text:p text:style-name="P41"><text:span text:style-name="T31">Розглянемо також програму, яка читає та роздруковує числа з файлу один за одним:</text:span></text:p>
      <text:p text:style-name="P41"><text:span text:style-name="T64"># include</text:span><text:span text:style-name="T49"> &lt;stdio .h&gt;</text:span></text:p>
      <text:p text:style-name="P41"><text:span text:style-name="T64">int</text:span><text:span text:style-name="T49"> main () {</text:span></text:p>
      <text:p text:style-name="P41"><text:span text:style-name="T64">double</text:span><text:span text:style-name="T49"> x;</text:span></text:p>
      <text:p text:style-name="P41"><text:span text:style-name="T64">char</text:span><text:span text:style-name="T49"> fileName [] = "data.dat";</text:span></text:p>
      <text:p text:style-name="P41"><text:span text:style-name="T64">FILE</text:span><text:span text:style-name="T49"> *outFile;</text:span></text:p>
      <text:p text:style-name="P41"><text:span text:style-name="T64">int</text:span><text:span text:style-name="T49"> k =0;</text:span></text:p>
      <text:p text:style-name="P41"><text:span text:style-name="T49">in = fopen ( fileName , "r" );</text:span></text:p>
      <text:p text:style-name="P41"><text:span text:style-name="T64">while</text:span><text:span text:style-name="T49"> ( ! </text:span><text:span text:style-name="T45">feof</text:span><text:span text:style-name="T49"> (outFile) ) {</text:span></text:p>
      <text:p text:style-name="P65"><text:span text:style-name="T45">fread</text:span><text:span text:style-name="T49"> ( &amp;x, sizeof ( double ), 1, in );</text:span></text:p>
      <text:p text:style-name="P65"><text:span text:style-name="T49">printf ("%lf\n", x);<text:tab/></text:span></text:p>
      <text:p text:style-name="P65"><text:span text:style-name="T50"><text:s/></text:span><text:span text:style-name="T49">++k;</text:span></text:p>
      <text:p text:style-name="P41"><text:span text:style-name="T50"><text:s/></text:span><text:span text:style-name="T49">}</text:span></text:p>
      <text:p text:style-name="P41"><text:span text:style-name="T49">printf (" всього %d чисел \n", k);</text:span></text:p>
      <text:p text:style-name="P41"><text:span text:style-name="T45">fclose</text:span><text:span text:style-name="T49"> (outFile );</text:span></text:p>
      <text:p text:style-name="P41"><text:span text:style-name="T49">}</text:span></text:p>
      <text:p text:style-name="P41"><text:span text:style-name="T31">Ця програма читає числа по одному, одне число за одну операцiю. Аргументи функцiї fread означають: взяти з файлу (потоку) outFile один блок даних такого ж розмiру, як дiйсне число, та покласти в оперативну пам'ять, в ту комiрку, де розташована змiнна x. Цикл означає, що програма буде повторювати вказану операцiю доти, поки не закiнчиться файл, а кожне значення, прочитане з файлу та занесене до змiнної , буде друкуватися на екранi.</text:span></text:p>
      <text:p text:style-name="P41"><text:span text:style-name="T31">Розгялнемо роботу з файлами при використанні структур у якості параметрів, що треба прочитати або записати: </text:span></text:p>
      <text:p text:style-name="P41"><text:span text:style-name="T85">#define <text:s/>SURNAME_LEN 30</text:span></text:p>
      <text:p text:style-name="P41"><text:span text:style-name="T64">typedef struct</text:span><text:span text:style-name="T49"> { </text:span></text:p>
      <text:p text:style-name="P61"><text:soft-page-break/><text:span text:style-name="T64">char</text:span><text:span text:style-name="T49"> name[SURNAME_LEN]; </text:span><text:span text:style-name="T64">int</text:span><text:span text:style-name="T49"> kurs;</text:span></text:p>
      <text:p text:style-name="P61"><text:span text:style-name="T64">int</text:span><text:span text:style-name="T49"> prog_lab, prog_theory;</text:span></text:p>
      <text:p text:style-name="P41"><text:span text:style-name="T49"><text:s/>} Student;</text:span></text:p>
      <text:p text:style-name="P49"/>
      <text:p text:style-name="P41"><text:span text:style-name="T61">int</text:span><text:span text:style-name="T38"> main()</text:span></text:p>
      <text:p text:style-name="P64"><text:span text:style-name="T64">char</text:span><text:span text:style-name="T49"> fileName [SURNAME_LEN];</text:span></text:p>
      <text:p text:style-name="P64"><text:span text:style-name="T64">FILE</text:span><text:span text:style-name="T49"> * out ;</text:span></text:p>
      <text:p text:style-name="P64"><text:span text:style-name="T49">Student s;</text:span></text:p>
      <text:p text:style-name="P64"><text:span text:style-name="T64">int</text:span><text:span text:style-name="T49"> ans , n =0;</text:span></text:p>
      <text:p text:style-name="P64"><text:span text:style-name="T49">printf ("Iм 'я файлу ? ");</text:span></text:p>
      <text:p text:style-name="P64"><text:span text:style-name="T45">fgets</text:span><text:span text:style-name="T49"> ( fileName , SURNAME_LEN, stdin );</text:span></text:p>
      <text:p text:style-name="P64"><text:span text:style-name="T49">out = </text:span><text:span text:style-name="T45">fopen</text:span><text:span text:style-name="T49"> ( fileName , "w" );</text:span></text:p>
      <text:p text:style-name="P64"><text:span text:style-name="T64">do</text:span><text:span text:style-name="T49"> {</text:span></text:p>
      <text:p text:style-name="P66"><text:span text:style-name="T49">printf ("Iм 'я? "); printf (" Прiзвище ? ");</text:span></text:p>
      <text:p text:style-name="P66"><text:span text:style-name="T45">fscanf</text:span><text:span text:style-name="T49"> (s. surname , SURNAME_LEN , stdin );</text:span></text:p>
      <text:p text:style-name="P66"><text:span text:style-name="T49">printf (" Оцiнки з теорiї та лаб . робiт ? ");</text:span></text:p>
      <text:p text:style-name="P66"><text:span text:style-name="T49">scanf ("%d%d", &amp;(s. prog_theor ), &amp;(s. prog_lab ));</text:span></text:p>
      <text:p text:style-name="P66"><text:span text:style-name="T45">fwrite</text:span><text:span text:style-name="T49"> ( &amp;s, sizeof (Student), 1, out );</text:span></text:p>
      <text:p text:style-name="P66"><text:span text:style-name="T50"><text:s/></text:span><text:span text:style-name="T49">++n;</text:span></text:p>
      <text:p text:style-name="P66"><text:span text:style-name="T49">printf (" Продовжити (1 так , 0 нi )? ");</text:span></text:p>
      <text:p text:style-name="P66"><text:span text:style-name="T50"><text:s/></text:span><text:span text:style-name="T49">scanf ("%d", &amp; ans );</text:span></text:p>
      <text:p text:style-name="P64"><text:span text:style-name="T49">} </text:span><text:span text:style-name="T64">while</text:span><text:span text:style-name="T49"> ( ans );</text:span></text:p>
      <text:p text:style-name="P64"><text:span text:style-name="T49">printf ("У файлi %d записiв \n", n);</text:span></text:p>
      <text:p text:style-name="P64"><text:span text:style-name="T45">fclose</text:span><text:span text:style-name="T49"> ( out );</text:span></text:p>
      <text:p text:style-name="P41"><text:span text:style-name="T49">}</text:span></text:p>
      <text:p text:style-name="P41"><text:span text:style-name="T31">як видно, блоком даних є структура типу </text:span><text:span text:style-name="T49">Student</text:span><text:span text:style-name="T31">, за кожну операцiю до файлу виводиться рiвно один блок <text:s/>вмiст змiнної s. Пiсля завершення програми данi у файлi будуть сформованi так:</text:span></text:p>
      <text:p text:style-name="P37"/>
      <text:p text:style-name="P41"><text:span text:style-name="T31">Щоб проiлюструвати читання структур з файлу в бінарному варіанті, наведемо програму, яка читає базу даних по студентах, сформовану попередньою програмою, та роздруковує ї ї вмiст на екранi у виглядi таблицi з трьох колонок.</text:span></text:p>
      <text:p text:style-name="P41"><text:span text:style-name="T64"># include</text:span><text:span text:style-name="T49"> &lt;stdio .h&gt;</text:span></text:p>
      <text:p text:style-name="P51"/>
      <text:p text:style-name="P41"><text:span text:style-name="T85"># define FNAME_LEN 80</text:span></text:p>
      <text:p text:style-name="P41"><text:span text:style-name="T85"># define SURNAME_LEN 20</text:span></text:p>
      <text:p text:style-name="P51"/>
      <text:p text:style-name="P41"><text:span text:style-name="T50"><text:s/></text:span><text:span text:style-name="T64">typedef struct</text:span><text:span text:style-name="T49"> tag_student {</text:span></text:p>
      <text:p text:style-name="P41"><text:span text:style-name="T64">char</text:span><text:span text:style-name="T49"> surname [ SURNAME_LEN ];</text:span></text:p>
      <text:p text:style-name="P41"><text:span text:style-name="T64">int</text:span><text:span text:style-name="T49"> prog_theor ;</text:span></text:p>
      <text:p text:style-name="P41"><text:span text:style-name="T50"><text:s/></text:span><text:span text:style-name="T64">int</text:span><text:span text:style-name="T49"> prog_lab ;</text:span></text:p>
      <text:p text:style-name="P41"><text:span text:style-name="T49">} Student;</text:span></text:p>
      <text:p text:style-name="P51"/>
      <text:p text:style-name="P41"><text:span text:style-name="T64">int</text:span><text:span text:style-name="T49"> main () {</text:span></text:p>
      <text:p text:style-name="P41"><text:soft-page-break/><text:span text:style-name="T64">char</text:span><text:span text:style-name="T49"> fileName [ FNAME_LEN ];</text:span></text:p>
      <text:p text:style-name="P41"><text:span text:style-name="T64">FILE</text:span><text:span text:style-name="T49"> *in;</text:span></text:p>
      <text:p text:style-name="P41"><text:span text:style-name="T49">Student s;</text:span></text:p>
      <text:p text:style-name="P41"><text:span text:style-name="T64">int</text:span><text:span text:style-name="T49"> n =1;</text:span></text:p>
      <text:p text:style-name="P41"><text:span text:style-name="T49">printf ("Iм 'я файлу ? ");</text:span></text:p>
      <text:p text:style-name="P41"><text:span text:style-name="T45">fgets</text:span><text:span text:style-name="T49"> ( fileName , FNAME_LEN , stdin );</text:span></text:p>
      <text:p text:style-name="P41"><text:span text:style-name="T49">in = </text:span><text:span text:style-name="T45">fopen</text:span><text:span text:style-name="T49"> ( fileName , "r" );</text:span></text:p>
      <text:p text:style-name="P41"><text:span text:style-name="T64">while</text:span><text:span text:style-name="T49"> ( ! </text:span><text:span text:style-name="T45">feof</text:span><text:span text:style-name="T49"> (in) ) {</text:span></text:p>
      <text:p text:style-name="P41"><text:span text:style-name="T50"><text:s text:c="3"/></text:span><text:span text:style-name="T45">fread</text:span><text:span text:style-name="T49"> ( &amp;s, </text:span><text:span text:style-name="T64">sizeof</text:span><text:span text:style-name="T49"> (Student), 1 );</text:span></text:p>
      <text:p text:style-name="P41"><text:span text:style-name="T50"><text:s text:c="3"/></text:span><text:span text:style-name="T49">printf ("%3d %30 s %10 d %10 d\n", n, s. surname , s. prog_theor , s. prog_lab );</text:span></text:p>
      <text:p text:style-name="P41"><text:span text:style-name="T50"><text:s text:c="2"/></text:span><text:span text:style-name="T49">++n;</text:span></text:p>
      <text:p text:style-name="P41"><text:span text:style-name="T49">}</text:span></text:p>
      <text:p text:style-name="P41"><text:span text:style-name="T45">fclose </text:span><text:span text:style-name="T49">( in );</text:span></text:p>
      <text:p text:style-name="P41"><text:span text:style-name="T49">}</text:span></text:p>
      <text:p text:style-name="P37"/>
      <text:p text:style-name="P16"><text:span text:style-name="T37">Пошук у бінарному файлі: безпосередній доступ</text:span></text:p>
      <text:p text:style-name="P37"/>
      <text:p text:style-name="P41"><text:span text:style-name="T31">Обробка текстових файлiв частiше за все полягає у послiдовному, лiтера за лiтерою, читаннi одного файлу та такому ж послiдовному записi результатiв в iнший файл. При обробцi двiйкових файлiв у багатьох практичних задачах виникає потреба читати чи записувати файл не пiдряд, а в довiльному порядку, час вiд часу перемiщуючись по ньому вперед i назад. </text:span></text:p>
      <text:p text:style-name="P41"><text:span text:style-name="T31">Уявiмо, що файл <text:s/>це довга стрiчка, подiлена на комiрки, в кожнiй з яких може зберiгатися один байт. По стрiчцi перемiщується маркер читання-запису. При звичайних (послiдовних) операцiях читання та запису маркер, прочитавши чи записавши комiрку навпроти якої стоїть, перемiщується на одну комiрку вперед. Разом з тим, в мовi C iснують функцiї, якi дозволяють рухати маркер на довiльну вiдстань вперед та назад по файлу. якщо встановити голiвку на певну комiрку, наступна операцiя читання чи запису буде вiдноситися саме до цiєї комiрки.</text:span></text:p>
      <text:p text:style-name="P41"><text:span text:style-name="T31">Функцiя fseek доволi унiверсальна: вона дозволяє встановити маркер на n-й байт, рахуючи вiд початку файла, на n-й байт вiд кiнця файлу, або перемiстити маркер на n байтiв (вперед чи назад) вiдносно її поточного мiсця. Функцiя має три аргументи:</text:span></text:p>
      <text:list xml:id="list8541761162093401987" text:style-name="WWNum15">
        <text:list-item>
          <text:p text:style-name="P45"><text:span text:style-name="T31">вказівникна потiк <text:s/>в якому файлi встановлювати маркер;</text:span></text:p>
        </text:list-item>
        <text:list-item>
          <text:p text:style-name="P45"><text:span text:style-name="T31">цiле число <text:s/>на яку вiдстань перемiщувати маркер;</text:span></text:p>
        </text:list-item>
        <text:list-item>
          <text:p text:style-name="P45"><text:span text:style-name="T31">цiле число, що означає режим перемiщення маркер (рахувати вiдстань вiд початку, вiд кiнця файлу, або вiд поточної позицiї маркеру).</text:span></text:p>
        </text:list-item>
      </text:list>
      <text:p text:style-name="P41"><text:span text:style-name="T31">Часто при роботі з файлами корисно використовувати по елементний доступ до файлу. Для цього застосовується функція </text:span><text:span text:style-name="T25">fseek</text:span><text:span text:style-name="T31">, що має формат:</text:span></text:p>
      <text:p text:style-name="P18"><text:bookmark text:name="66"/><text:soft-page-break/><text:span text:style-name="T49">Int fseek(вказівник_файла, зміщення, початкове_значення);</text:span></text:p>
      <text:p text:style-name="P41"><text:span text:style-name="T31">Функція встановлює позицію із </text:span><text:span text:style-name="T25">зміщенням</text:span><text:span text:style-name="T31"> відносно </text:span><text:span text:style-name="T49">початкового_значення</text:span><text:span text:style-name="T31"> у файлі, який визначається </text:span><text:span text:style-name="T25">вказівником файла. Початкове значення</text:span><text:span text:style-name="T31"> може приймати наступні значення:</text:span></text:p>
      <text:p text:style-name="P41"><text:span text:style-name="T25">SEEK_SET</text:span><text:span text:style-name="T31"> – зміщення відносно початку файла;</text:span></text:p>
      <text:p text:style-name="P41"><text:span text:style-name="T25">SEEK_CUR</text:span><text:span text:style-name="T31"> – зміщення відносно поточного положення;</text:span></text:p>
      <text:p text:style-name="P41"><text:span text:style-name="T25">SEEK_END</text:span><text:span text:style-name="T31"> – зміщення відносно кінця файла;</text:span></text:p>
      <text:p text:style-name="P41"><text:span text:style-name="T31">Функція </text:span><text:span text:style-name="T25">ftell</text:span><text:span text:style-name="T31"> повертає поточну позицію у файлі, та має наступний формат:</text:span><text:bookmark text:name="lx_628793"/><text:bookmark text:name="lx_6287931"/><text:bookmark text:name="lx_6287932"/><text:bookmark text:name="lx_6287933"/><text:span text:style-name="T31"> За допомогою функцiй </text:span><text:span text:style-name="T25">fseek</text:span><text:span text:style-name="T31"> та </text:span><text:span text:style-name="T25">ftell</text:span><text:span text:style-name="T31"> легко дiзнатися розмiр файлу. Для цього достатньо спочатку поставити голiвку на кiнець файлу, а потiм дiзнатися її поточну позицiю:</text:span></text:p>
      <text:p text:style-name="P41"><text:span text:style-name="T57">FILE</text:span><text:span text:style-name="T31"> *f;</text:span></text:p>
      <text:p text:style-name="P41"><text:span text:style-name="T57">long</text:span><text:span text:style-name="T31"> l;</text:span></text:p>
      <text:p text:style-name="P41"><text:span text:style-name="T57">char</text:span><text:span text:style-name="T31"> fileName = "data.dat ";</text:span></text:p>
      <text:p text:style-name="P41"><text:span text:style-name="T31">f = fopen ( fileName , "r" );</text:span></text:p>
      <text:p text:style-name="P41"><text:span text:style-name="T25">fseek</text:span><text:span text:style-name="T31"> ( f, 0L, SEEK_END );</text:span></text:p>
      <text:p text:style-name="P41"><text:span text:style-name="T31">l = </text:span><text:span text:style-name="T25">ftell</text:span><text:span text:style-name="T31"> ( f );</text:span></text:p>
      <text:p text:style-name="P41"><text:span text:style-name="T31">printf ( " Довжина файлу %ld байтiв \n", l );</text:span></text:p>
      <text:p text:style-name="P37"/>
      <text:p text:style-name="P41"><text:span text:style-name="T25">long ftell(вказівник_на_файл);</text:span></text:p>
      <text:p text:style-name="P41"><text:span text:style-name="T33">Приклад 2</text:span><text:span text:style-name="T31">. Продемонструвати роботу із бінарними файлами. </text:span></text:p>
      <text:p text:style-name="P41"><text:span text:style-name="T57">#include</text:span><text:span text:style-name="T31"> &lt;stdio.h&gt;</text:span></text:p>
      <text:p text:style-name="P36"/>
      <text:p text:style-name="P41"><text:span text:style-name="T57">int</text:span><text:span text:style-name="T31"> main(void){</text:span></text:p>
      <text:p text:style-name="P64"><text:span text:style-name="T57">const unsigned</text:span><text:span text:style-name="T31"> n=10;</text:span></text:p>
      <text:p text:style-name="P64"><text:span text:style-name="T57">int</text:span><text:span text:style-name="T31"> a[10];</text:span></text:p>
      <text:p text:style-name="P64"><text:span text:style-name="T57">FILE</text:span><text:span text:style-name="T31"> *pfile;</text:span></text:p>
      <text:p text:style-name="P64"><text:span text:style-name="T57">int</text:span><text:span text:style-name="T31"> i,j,pos,start;</text:span></text:p>
      <text:p text:style-name="P64"><text:span text:style-name="T57">int</text:span><text:span text:style-name="T31"> * pstart;</text:span></text:p>
      <text:p text:style-name="P64"><text:span text:style-name="T31">pstart=&amp;start; </text:span><text:span text:style-name="T79">/* вказівник вказує на змінну start */</text:span></text:p>
      <text:p text:style-name="P64"><text:span text:style-name="T25">clrscr</text:span><text:span text:style-name="T31">();</text:span></text:p>
      <text:p text:style-name="P64"><text:span text:style-name="T31">printf("\nFilling vector with numbers...\n\n a=[ ");</text:span></text:p>
      <text:p text:style-name="P64"><text:span text:style-name="T57">for</text:span><text:span text:style-name="T31">(i=0;i&lt;10;i++){</text:span></text:p>
      <text:p text:style-name="P64"><text:span text:style-name="T31">a[i]=i+1;</text:span></text:p>
      <text:p text:style-name="P64"><text:span text:style-name="T31">printf("%d ",a[i]);</text:span></text:p>
      <text:p text:style-name="P36"/>
      <text:p text:style-name="P64"><text:span text:style-name="T31">printf("]\n\nCreating binary file epa.dat for editing...");</text:span></text:p>
      <text:p text:style-name="P64"><text:span text:style-name="T31">pfile=</text:span><text:span text:style-name="T25">fopen</text:span><text:span text:style-name="T31">("epa.dat","w+b"); </text:span><text:span text:style-name="T79">/*створення нового бінарного файлу для редагування */</text:span></text:p>
      <text:p text:style-name="P64"><text:span text:style-name="T31">j=</text:span><text:span text:style-name="T25">fwrite</text:span><text:span text:style-name="T31">(a,</text:span><text:span text:style-name="T57">sizeof</text:span><text:span text:style-name="T31">(int),n,pfile); </text:span><text:span text:style-name="T79">/* запис елементів вектора а у бінарний файл */</text:span></text:p>
      <text:p text:style-name="P61"><text:span text:style-name="T57">if</text:span><text:span text:style-name="T31">(j&lt;n){ </text:span></text:p>
      <text:p text:style-name="P62"><text:span text:style-name="T31">printf("\n\nAn error occured. Only %d of %d elements was written",j,n);</text:span></text:p>
      <text:p text:style-name="P64"><text:span text:style-name="T31">}</text:span></text:p>
      <text:p text:style-name="P64"><text:soft-page-break/><text:span text:style-name="T57">else</text:span><text:span text:style-name="T31"> printf("\n\nFile was filled with %d elements successfully",j);</text:span></text:p>
      <text:p text:style-name="P64"><text:span text:style-name="T25">fflush</text:span><text:span text:style-name="T31">(pfile); </text:span></text:p>
      <text:p text:style-name="P64"><text:span text:style-name="T79">/* перед зчитуванням даних в режимі редагування обов’язково дописуємо вміст буфера у файл */ </text:span></text:p>
      <text:p text:style-name="P64"><text:span text:style-name="T31">printf("\n\nEnter the number of element you want to read from bin file ");</text:span></text:p>
      <text:p text:style-name="P64"><text:span text:style-name="T31">scanf("%d",&amp;j);</text:span></text:p>
      <text:p text:style-name="P64"><text:span text:style-name="T25">fseek</text:span><text:span text:style-name="T31">(pfile,(j-1)*</text:span><text:span text:style-name="T57">sizeof</text:span><text:span text:style-name="T31">(</text:span><text:span text:style-name="T57">int</text:span><text:span text:style-name="T31">),</text:span><text:span text:style-name="T25">SEEK_SET</text:span><text:span text:style-name="T31">);</text:span></text:p>
      <text:p text:style-name="P64"><text:span text:style-name="T79">/*перехід до позиції необхідного елемента*/</text:span></text:p>
      <text:p text:style-name="P64"><text:span text:style-name="T31">pos=</text:span><text:span text:style-name="T25">ftell</text:span><text:span text:style-name="T31">(pfile); </text:span></text:p>
      <text:p text:style-name="P64"><text:span text:style-name="T79">/*Визначення позиції у файлі*/</text:span></text:p>
      <text:p text:style-name="P64"><text:span text:style-name="T25">fread</text:span><text:span text:style-name="T31">(pstart,sizeof(int),1,pfile);</text:span></text:p>
      <text:p text:style-name="P64"><text:span text:style-name="T31">printf("\n\n </text:span><text:span text:style-name="T25">SEEK_SET</text:span><text:span text:style-name="T31">: %dth element position is %d, element is %d",j,pos,*pstart);</text:span></text:p>
      <text:p text:style-name="P64"><text:span text:style-name="T31">printf("\n\nPress any key to exit");</text:span></text:p>
      <text:p text:style-name="P64"><text:span text:style-name="T25">fclose</text:span><text:span text:style-name="T31">(pfile); </text:span><text:span text:style-name="T79">/* закриття файла */</text:span></text:p>
      <text:p text:style-name="P64"><text:span text:style-name="T31">}</text:span></text:p>
      <text:p text:style-name="P2"/>
      <text:p text:style-name="P16"><text:span text:style-name="tlid-translation"><text:span text:style-name="T29">Підсумок</text:span></text:span></text:p>
      <text:p text:style-name="Standard"><text:span text:style-name="tlid-translation"><text:span text:style-name="T29">Заголовок &lt;stdio.h&gt; надає загальну підтримку операцій з файлами та надає функції введення / виводу звичайних символів.</text:span></text:span></text:p>
      <text:p text:style-name="Standard"><text:span text:style-name="tlid-translation"><text:span text:style-name="T29">Заголовок &lt;wchar.h&gt; надає функції для введення / виводу широких символів.</text:span></text:span></text:p>
      <text:p text:style-name="P2"/>
      <text:p text:style-name="P2"/>
      <text:p text:style-name="P7"><text:span text:style-name="tlid-translation"><text:span text:style-name="T29">Таблиця 5.2</text:span></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column table:style-name="Таблица3.H"/>
        <table:table-row table:style-name="Таблица3.1">
          <table:table-cell table:style-name="Таблица3.A1" table:number-columns-spanned="8" office:value-type="string">
            <text:p text:style-name="P22"><text:bookmark text:name="File_access1"/><text:bookmark text:name="File_access"/><text:span text:style-name="T5">Функції роботи з файлами</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8" office:value-type="string">
            <text:p text:style-name="Table_20_Contents"><text:span text:style-name="T14">В </text:span><text:span text:style-name="Source_20_Text"><text:span text:style-name="T30">&lt;stdio.h&gt;</text:span></text:span><text:span text:style-name="T14"> <text:s/>- загальна робота з файлами</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2" office:value-type="string">
            <text:p text:style-name="Table_20_Contents"><text:a xlink:type="simple" xlink:href="https://en.cppreference.com/w/c/io/fopen" text:style-name="Internet_20_link" text:visited-style-name="Visited_20_Internet_20_Link"><text:span text:style-name="Internet_20_link"><text:span text:style-name="T14">fopen, fopen_s</text:span></text:span></text:a><text:span text:style-name="T14">(C11)</text:span></text:p>
          </table:table-cell>
          <table:covered-table-cell/>
          <table:table-cell table:style-name="Таблица3.A1" table:number-columns-spanned="6" office:value-type="string">
            <text:p text:style-name="Table_20_Contents"><text:span text:style-name="T14">Відкриває файл (функція) </text:span></text:p>
          </table:table-cell>
          <table:covered-table-cell/>
          <table:covered-table-cell/>
          <table:covered-table-cell/>
          <table:covered-table-cell/>
          <table:covered-table-cell/>
        </table:table-row>
        <table:table-row table:style-name="Таблица3.1">
          <table:table-cell table:style-name="Таблица3.A1" table:number-columns-spanned="2" office:value-type="string">
            <text:p text:style-name="Table_20_Contents"><text:a xlink:type="simple" xlink:href="https://en.cppreference.com/w/c/io/freopen" text:style-name="Internet_20_link" text:visited-style-name="Visited_20_Internet_20_Link"><text:span text:style-name="Internet_20_link"><text:span text:style-name="T14">freopen, freopen_s</text:span></text:span></text:a><text:span text:style-name="T14">(C11)</text:span></text:p>
          </table:table-cell>
          <table:covered-table-cell/>
          <table:table-cell table:style-name="Таблица3.A1" table:number-columns-spanned="6" office:value-type="string">
            <text:p text:style-name="Table_20_Contents"><text:span text:style-name="T14">Перевдкріває файл (функція)</text:span></text:p>
          </table:table-cell>
          <table:covered-table-cell/>
          <table:covered-table-cell/>
          <table:covered-table-cell/>
          <table:covered-table-cell/>
          <table:covered-table-cell/>
        </table:table-row>
        <table:table-row table:style-name="Таблица3.1">
          <table:table-cell table:style-name="Таблица3.A1" table:number-columns-spanned="2" office:value-type="string">
            <text:p text:style-name="Table_20_Contents"><text:a xlink:type="simple" xlink:href="https://en.cppreference.com/w/c/io/fclose" text:style-name="Internet_20_link" text:visited-style-name="Visited_20_Internet_20_Link"><text:span text:style-name="Internet_20_link"><text:span text:style-name="T14">fclose</text:span></text:span></text:a></text:p>
          </table:table-cell>
          <table:covered-table-cell/>
          <table:table-cell table:style-name="Таблица3.A1" table:number-columns-spanned="6" office:value-type="string">
            <text:p text:style-name="Table_20_Contents"><text:span text:style-name="T14">Закриває файл </text:span></text:p>
          </table:table-cell>
          <table:covered-table-cell/>
          <table:covered-table-cell/>
          <table:covered-table-cell/>
          <table:covered-table-cell/>
          <table:covered-table-cell/>
        </table:table-row>
        <table:table-row table:style-name="Таблица3.1">
          <table:table-cell table:style-name="Таблица3.A1" table:number-columns-spanned="2" office:value-type="string">
            <text:p text:style-name="Table_20_Contents"><text:a xlink:type="simple" xlink:href="https://en.cppreference.com/w/c/io/fflush" text:style-name="Internet_20_link" text:visited-style-name="Visited_20_Internet_20_Link"><text:span text:style-name="Internet_20_link"><text:span text:style-name="T14">fflush</text:span></text:span></text:a></text:p>
          </table:table-cell>
          <table:covered-table-cell/>
          <table:table-cell table:style-name="Таблица3.A1" table:number-columns-spanned="6" office:value-type="string">
            <text:p text:style-name="Table_20_Contents"><text:span text:style-name="T14">Сінзронізує вивід з поточним, очищає буфер(function) </text:span></text:p>
          </table:table-cell>
          <table:covered-table-cell/>
          <table:covered-table-cell/>
          <table:covered-table-cell/>
          <table:covered-table-cell/>
          <table:covered-table-cell/>
        </table:table-row>
        <table:table-row table:style-name="Таблица3.1">
          <table:table-cell table:style-name="Таблица3.A1" table:number-columns-spanned="2" office:value-type="string">
            <text:p text:style-name="Table_20_Contents"><text:a xlink:type="simple" xlink:href="https://en.cppreference.com/w/c/io/setbuf" text:style-name="Internet_20_link" text:visited-style-name="Visited_20_Internet_20_Link"><text:span text:style-name="Internet_20_link"><text:span text:style-name="T14">setbuf</text:span></text:span></text:a></text:p>
          </table:table-cell>
          <table:covered-table-cell/>
          <table:table-cell table:style-name="Таблица3.A1" table:number-columns-spanned="6" office:value-type="string">
            <text:p text:style-name="Table_20_Contents"><text:span text:style-name="T14">Встановлює буфер для потоку </text:span></text:p>
          </table:table-cell>
          <table:covered-table-cell/>
          <table:covered-table-cell/>
          <table:covered-table-cell/>
          <table:covered-table-cell/>
          <table:covered-table-cell/>
        </table:table-row>
        <table:table-row table:style-name="Таблица3.1">
          <table:table-cell table:style-name="Таблица3.A1" table:number-columns-spanned="2" office:value-type="string">
            <text:p text:style-name="Table_20_Contents"><text:a xlink:type="simple" xlink:href="https://en.cppreference.com/w/c/io/setvbuf" text:style-name="Internet_20_link" text:visited-style-name="Visited_20_Internet_20_Link"><text:span text:style-name="Internet_20_link"><text:span text:style-name="T14">setvbuf</text:span></text:span></text:a></text:p>
          </table:table-cell>
          <table:covered-table-cell/>
          <table:table-cell table:style-name="Таблица3.A1" table:number-columns-spanned="6" office:value-type="string">
            <text:p text:style-name="Table_20_Contents"><text:span text:style-name="T14">Встановлює буфер та його розмір для потоку</text:span></text:p>
          </table:table-cell>
          <table:covered-table-cell/>
          <table:covered-table-cell/>
          <table:covered-table-cell/>
          <table:covered-table-cell/>
          <table:covered-table-cell/>
        </table:table-row>
        <table:table-row table:style-name="Таблица3.1">
          <table:table-cell table:style-name="Таблица3.A1" table:number-columns-spanned="8" office:value-type="string">
            <text:p text:style-name="Table_20_Contents"><text:span text:style-name="T14">В </text:span><text:span text:style-name="Source_20_Text"><text:span text:style-name="T30">&lt;wchar.h&gt;</text:span></text:span><text:span text:style-name="T14"> </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2" office:value-type="string">
            <text:p text:style-name="Table_20_Contents"><text:a xlink:type="simple" xlink:href="https://en.cppreference.com/w/c/io/fwide" text:style-name="Internet_20_link" text:visited-style-name="Visited_20_Internet_20_Link"><text:span text:style-name="Internet_20_link"><text:span text:style-name="T14">fwide</text:span></text:span></text:a><text:span text:style-name="T14"> (C95)</text:span></text:p>
          </table:table-cell>
          <table:covered-table-cell/>
          <table:table-cell table:style-name="Таблица3.A1" table:number-columns-spanned="6" office:value-type="string">
            <text:p text:style-name="Table_20_Contents"><text:span text:style-name="T14">Перключає буфер широких символів I/O та вузьких символів I/O (function) </text:span></text:p>
          </table:table-cell>
          <table:covered-table-cell/>
          <table:covered-table-cell/>
          <table:covered-table-cell/>
          <table:covered-table-cell/>
          <table:covered-table-cell/>
        </table:table-row>
        <table:table-row table:style-name="Таблица3.1">
          <table:table-cell table:style-name="Таблица3.A1" table:number-columns-spanned="8" office:value-type="string">
            <text:p text:style-name="P22"><text:bookmark text:name="Direct_input.2Foutput"/><text:span text:style-name="T10">Введення, виведення</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8" office:value-type="string">
            <text:p text:style-name="Table_20_Contents"><text:span text:style-name="T14">В </text:span><text:span text:style-name="Source_20_Text"><text:span text:style-name="T30">&lt;stdio.h&gt;</text:span></text:span><text:span text:style-name="T14"> </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5" office:value-type="string">
            <text:p text:style-name="Table_20_Contents"><text:a xlink:type="simple" xlink:href="https://en.cppreference.com/w/c/io/fread" text:style-name="Internet_20_link" text:visited-style-name="Visited_20_Internet_20_Link"><text:span text:style-name="Internet_20_link"><text:span text:style-name="T14">fread</text:span></text:span></text:a></text:p>
          </table:table-cell>
          <table:covered-table-cell/>
          <table:covered-table-cell/>
          <table:covered-table-cell/>
          <table:covered-table-cell/>
          <table:table-cell table:style-name="Таблица3.A1" table:number-columns-spanned="3" office:value-type="string">
            <text:p text:style-name="Table_20_Contents"><text:span text:style-name="T14">Читає з файлу </text:span></text:p>
          </table:table-cell>
          <table:covered-table-cell/>
          <table:covered-table-cell/>
        </table:table-row>
        <table:table-row table:style-name="Таблица3.1">
          <table:table-cell table:style-name="Таблица3.A1" table:number-columns-spanned="5" office:value-type="string">
            <text:p text:style-name="Table_20_Contents"><text:a xlink:type="simple" xlink:href="https://en.cppreference.com/w/c/io/fwrite" text:style-name="Internet_20_link" text:visited-style-name="Visited_20_Internet_20_Link"><text:span text:style-name="Internet_20_link"><text:span text:style-name="T14">fwrite</text:span></text:span></text:a></text:p>
          </table:table-cell>
          <table:covered-table-cell/>
          <table:covered-table-cell/>
          <table:covered-table-cell/>
          <table:covered-table-cell/>
          <table:table-cell table:style-name="Таблица3.A1" table:number-columns-spanned="3" office:value-type="string">
            <text:p text:style-name="Table_20_Contents"><text:span text:style-name="T14">Записує в файл </text:span></text:p>
          </table:table-cell>
          <table:covered-table-cell/>
          <table:covered-table-cell/>
        </table:table-row>
        <text:soft-page-break/>
        <table:table-row table:style-name="Таблица3.1">
          <table:table-cell table:style-name="Таблица3.A1" table:number-columns-spanned="5" office:value-type="string">
            <text:p text:style-name="Table_20_Contents"><text:bookmark text:name="Unformatted_input.2Foutput"/><text:a xlink:type="simple" xlink:href="https://en.cppreference.com/w/c/io/fgetc" text:style-name="Internet_20_link" text:visited-style-name="Visited_20_Internet_20_Link"><text:span text:style-name="Internet_20_link"><text:span text:style-name="T14">fgetc, getc</text:span></text:span></text:a></text:p>
          </table:table-cell>
          <table:covered-table-cell/>
          <table:covered-table-cell/>
          <table:covered-table-cell/>
          <table:covered-table-cell/>
          <table:table-cell table:style-name="Таблица3.A1" table:number-columns-spanned="3" office:value-type="string">
            <text:p text:style-name="Table_20_Contents"><text:span text:style-name="T14">Читає символ</text:span></text:p>
          </table:table-cell>
          <table:covered-table-cell/>
          <table:covered-table-cell/>
        </table:table-row>
        <table:table-row table:style-name="Таблица3.1">
          <table:table-cell table:style-name="Таблица3.A1" table:number-columns-spanned="5" office:value-type="string">
            <text:p text:style-name="Table_20_Contents"><text:a xlink:type="simple" xlink:href="https://en.cppreference.com/w/c/io/fgets" text:style-name="Internet_20_link" text:visited-style-name="Visited_20_Internet_20_Link"><text:span text:style-name="Internet_20_link"><text:span text:style-name="T14">fgets</text:span></text:span></text:a></text:p>
          </table:table-cell>
          <table:covered-table-cell/>
          <table:covered-table-cell/>
          <table:covered-table-cell/>
          <table:covered-table-cell/>
          <table:table-cell table:style-name="Таблица3.A1" table:number-columns-spanned="3" office:value-type="string">
            <text:p text:style-name="Table_20_Contents"><text:span text:style-name="T14">Читає рядок </text:span></text:p>
          </table:table-cell>
          <table:covered-table-cell/>
          <table:covered-table-cell/>
        </table:table-row>
        <table:table-row table:style-name="Таблица3.1">
          <table:table-cell table:style-name="Таблица3.A1" table:number-columns-spanned="5" office:value-type="string">
            <text:p text:style-name="Table_20_Contents"><text:a xlink:type="simple" xlink:href="https://en.cppreference.com/w/c/io/fputc" text:style-name="Internet_20_link" text:visited-style-name="Visited_20_Internet_20_Link"><text:span text:style-name="Internet_20_link"><text:span text:style-name="T14">fputc, putc</text:span></text:span></text:a></text:p>
          </table:table-cell>
          <table:covered-table-cell/>
          <table:covered-table-cell/>
          <table:covered-table-cell/>
          <table:covered-table-cell/>
          <table:table-cell table:style-name="Таблица3.A1" table:number-columns-spanned="3" office:value-type="string">
            <text:p text:style-name="Table_20_Contents"><text:span text:style-name="T14">Записує символ </text:span></text:p>
          </table:table-cell>
          <table:covered-table-cell/>
          <table:covered-table-cell/>
        </table:table-row>
        <table:table-row table:style-name="Таблица3.1">
          <table:table-cell table:style-name="Таблица3.A1" table:number-columns-spanned="5" office:value-type="string">
            <text:p text:style-name="Table_20_Contents"><text:a xlink:type="simple" xlink:href="https://en.cppreference.com/w/c/io/fputs" text:style-name="Internet_20_link" text:visited-style-name="Visited_20_Internet_20_Link"><text:span text:style-name="Internet_20_link"><text:span text:style-name="T14">fputs</text:span></text:span></text:a></text:p>
          </table:table-cell>
          <table:covered-table-cell/>
          <table:covered-table-cell/>
          <table:covered-table-cell/>
          <table:covered-table-cell/>
          <table:table-cell table:style-name="Таблица3.A1" table:number-columns-spanned="3" office:value-type="string">
            <text:p text:style-name="Table_20_Contents"><text:span text:style-name="T14">Записує рядок </text:span></text:p>
          </table:table-cell>
          <table:covered-table-cell/>
          <table:covered-table-cell/>
        </table:table-row>
        <table:table-row table:style-name="Таблица3.1">
          <table:table-cell table:style-name="Таблица3.A1" table:number-columns-spanned="5" office:value-type="string">
            <text:p text:style-name="Table_20_Contents"><text:a xlink:type="simple" xlink:href="https://en.cppreference.com/w/c/io/getchar" text:style-name="Internet_20_link" text:visited-style-name="Visited_20_Internet_20_Link"><text:span text:style-name="Internet_20_link"><text:span text:style-name="T14">getchar</text:span></text:span></text:a></text:p>
          </table:table-cell>
          <table:covered-table-cell/>
          <table:covered-table-cell/>
          <table:covered-table-cell/>
          <table:covered-table-cell/>
          <table:table-cell table:style-name="Таблица3.A1" table:number-columns-spanned="3" office:value-type="string">
            <text:p text:style-name="Table_20_Contents"><text:span text:style-name="T14">Читає символ з </text:span><text:span text:style-name="Strong_20_Emphasis"><text:span text:style-name="T14">stdin</text:span></text:span><text:span text:style-name="T14"> <text:line-break/>(function) </text:span></text:p>
          </table:table-cell>
          <table:covered-table-cell/>
          <table:covered-table-cell/>
        </table:table-row>
        <table:table-row table:style-name="Таблица3.1">
          <table:table-cell table:style-name="Таблица3.A1" table:number-columns-spanned="5" office:value-type="string">
            <text:p text:style-name="Table_20_Contents"><text:a xlink:type="simple" xlink:href="https://en.cppreference.com/w/c/io/gets" text:style-name="Internet_20_link" text:visited-style-name="Visited_20_Internet_20_Link"><text:span text:style-name="Internet_20_link"><text:span text:style-name="T14">gets(до C11), gets_s</text:span></text:span></text:a><text:span text:style-name="T14">(з C11)</text:span></text:p>
          </table:table-cell>
          <table:covered-table-cell/>
          <table:covered-table-cell/>
          <table:covered-table-cell/>
          <table:covered-table-cell/>
          <table:table-cell table:style-name="Таблица3.A1" table:number-columns-spanned="3" office:value-type="string">
            <text:p text:style-name="Table_20_Contents"><text:span text:style-name="T14">Читає рядок з </text:span><text:span text:style-name="Source_20_Text"><text:span text:style-name="T30">stdin</text:span></text:span><text:span text:style-name="T14"> (function) </text:span></text:p>
          </table:table-cell>
          <table:covered-table-cell/>
          <table:covered-table-cell/>
        </table:table-row>
        <table:table-row table:style-name="Таблица3.1">
          <table:table-cell table:style-name="Таблица3.A1" table:number-columns-spanned="5" office:value-type="string">
            <text:p text:style-name="Table_20_Contents"><text:a xlink:type="simple" xlink:href="https://en.cppreference.com/w/c/io/putchar" text:style-name="Internet_20_link" text:visited-style-name="Visited_20_Internet_20_Link"><text:span text:style-name="Internet_20_link"><text:span text:style-name="T14">putchar</text:span></text:span></text:a></text:p>
          </table:table-cell>
          <table:covered-table-cell/>
          <table:covered-table-cell/>
          <table:covered-table-cell/>
          <table:covered-table-cell/>
          <table:table-cell table:style-name="Таблица3.A1" table:number-columns-spanned="3" office:value-type="string">
            <text:p text:style-name="Table_20_Contents"><text:span text:style-name="T14">Записує символ у </text:span><text:span text:style-name="Source_20_Text"><text:span text:style-name="T30">stdout</text:span></text:span><text:span text:style-name="T14"> (function) </text:span></text:p>
          </table:table-cell>
          <table:covered-table-cell/>
          <table:covered-table-cell/>
        </table:table-row>
        <table:table-row table:style-name="Таблица3.1">
          <table:table-cell table:style-name="Таблица3.A1" table:number-columns-spanned="5" office:value-type="string">
            <text:p text:style-name="Table_20_Contents"><text:a xlink:type="simple" xlink:href="https://en.cppreference.com/w/c/io/puts" text:style-name="Internet_20_link" text:visited-style-name="Visited_20_Internet_20_Link"><text:span text:style-name="Internet_20_link"><text:span text:style-name="T14">puts</text:span></text:span></text:a></text:p>
          </table:table-cell>
          <table:covered-table-cell/>
          <table:covered-table-cell/>
          <table:covered-table-cell/>
          <table:covered-table-cell/>
          <table:table-cell table:style-name="Таблица3.A1" table:number-columns-spanned="3" office:value-type="string">
            <text:p text:style-name="Table_20_Contents"><text:span text:style-name="T14">Записує рядок у </text:span><text:span text:style-name="Strong_20_Emphasis"><text:span text:style-name="T14">stdout</text:span></text:span><text:span text:style-name="T14">(function) </text:span></text:p>
          </table:table-cell>
          <table:covered-table-cell/>
          <table:covered-table-cell/>
        </table:table-row>
        <table:table-row table:style-name="Таблица3.1">
          <table:table-cell table:style-name="Таблица3.A1" table:number-columns-spanned="5" office:value-type="string">
            <text:p text:style-name="Table_20_Contents"><text:a xlink:type="simple" xlink:href="https://en.cppreference.com/w/c/io/ungetc" text:style-name="Internet_20_link" text:visited-style-name="Visited_20_Internet_20_Link"><text:span text:style-name="Internet_20_link"><text:span text:style-name="T14">ungetc</text:span></text:span></text:a></text:p>
          </table:table-cell>
          <table:covered-table-cell/>
          <table:covered-table-cell/>
          <table:covered-table-cell/>
          <table:covered-table-cell/>
          <table:table-cell table:style-name="Таблица3.A1" table:number-columns-spanned="3" office:value-type="string">
            <text:p text:style-name="Table_20_Contents"><text:span text:style-name="T14">Повретає символ обратно в буфер </text:span></text:p>
          </table:table-cell>
          <table:covered-table-cell/>
          <table:covered-table-cell/>
        </table:table-row>
        <table:table-row table:style-name="Таблица3.1">
          <table:table-cell table:style-name="Таблица3.A1" table:number-columns-spanned="8" office:value-type="string">
            <text:p text:style-name="P22"><text:bookmark text:name="Wide_character"/><text:span text:style-name="T10">Широкі символи</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8" office:value-type="string">
            <text:p text:style-name="Table_20_Contents"><text:span text:style-name="T14">В </text:span><text:span text:style-name="Source_20_Text"><text:span text:style-name="T30">&lt;wchar.h&gt;</text:span></text:span><text:span text:style-name="T14"> </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3" office:value-type="string">
            <text:p text:style-name="Table_20_Contents"><text:a xlink:type="simple" xlink:href="https://en.cppreference.com/w/c/io/fgetwc" text:style-name="Internet_20_link" text:visited-style-name="Visited_20_Internet_20_Link"><text:span text:style-name="Internet_20_link"><text:span text:style-name="T14">fgetwc, getwc</text:span></text:span></text:a><text:span text:style-name="T14">(C95)</text:span></text:p>
          </table:table-cell>
          <table:covered-table-cell/>
          <table:covered-table-cell/>
          <table:table-cell table:style-name="Таблица3.A1" table:number-columns-spanned="5" office:value-type="string">
            <text:p text:style-name="Table_20_Contents"><text:span text:style-name="T14">Читає <text:s/>широкий символ з потоку(function) </text:span></text:p>
          </table:table-cell>
          <table:covered-table-cell/>
          <table:covered-table-cell/>
          <table:covered-table-cell/>
          <table:covered-table-cell/>
        </table:table-row>
        <table:table-row table:style-name="Таблица3.1">
          <table:table-cell table:style-name="Таблица3.A1" table:number-columns-spanned="3" office:value-type="string">
            <text:p text:style-name="Table_20_Contents"><text:a xlink:type="simple" xlink:href="https://en.cppreference.com/w/c/io/fgetws" text:style-name="Internet_20_link" text:visited-style-name="Visited_20_Internet_20_Link"><text:span text:style-name="Internet_20_link"><text:span text:style-name="T14">fgetws</text:span></text:span></text:a><text:span text:style-name="T14">(C95)</text:span></text:p>
          </table:table-cell>
          <table:covered-table-cell/>
          <table:covered-table-cell/>
          <table:table-cell table:style-name="Таблица3.A1" table:number-columns-spanned="5" office:value-type="string">
            <text:p text:style-name="Table_20_Contents"><text:span text:style-name="T14">Читає широкий рядок з потоку (function) </text:span></text:p>
          </table:table-cell>
          <table:covered-table-cell/>
          <table:covered-table-cell/>
          <table:covered-table-cell/>
          <table:covered-table-cell/>
        </table:table-row>
        <table:table-row table:style-name="Таблица3.1">
          <table:table-cell table:style-name="Таблица3.A1" table:number-columns-spanned="3" office:value-type="string">
            <text:p text:style-name="Table_20_Contents"><text:a xlink:type="simple" xlink:href="https://en.cppreference.com/w/c/io/fputwc" text:style-name="Internet_20_link" text:visited-style-name="Visited_20_Internet_20_Link"><text:span text:style-name="Internet_20_link"><text:span text:style-name="T14">fputwc, putwc</text:span></text:span></text:a><text:span text:style-name="T14">(C95)</text:span></text:p>
          </table:table-cell>
          <table:covered-table-cell/>
          <table:covered-table-cell/>
          <table:table-cell table:style-name="Таблица3.A1" table:number-columns-spanned="5" office:value-type="string">
            <text:p text:style-name="Table_20_Contents"><text:span text:style-name="T14">Записує широкий символ в поток (function) </text:span></text:p>
          </table:table-cell>
          <table:covered-table-cell/>
          <table:covered-table-cell/>
          <table:covered-table-cell/>
          <table:covered-table-cell/>
        </table:table-row>
        <table:table-row table:style-name="Таблица3.1">
          <table:table-cell table:style-name="Таблица3.A1" table:number-columns-spanned="3" office:value-type="string">
            <text:p text:style-name="Table_20_Contents"><text:a xlink:type="simple" xlink:href="https://en.cppreference.com/w/c/io/fputws" text:style-name="Internet_20_link" text:visited-style-name="Visited_20_Internet_20_Link"><text:span text:style-name="Internet_20_link"><text:span text:style-name="T14">fputws</text:span></text:span></text:a><text:span text:style-name="T14">(C95)</text:span></text:p>
          </table:table-cell>
          <table:covered-table-cell/>
          <table:covered-table-cell/>
          <table:table-cell table:style-name="Таблица3.A1" table:number-columns-spanned="5" office:value-type="string">
            <text:p text:style-name="Table_20_Contents"><text:span text:style-name="T14">Записує широкий рядок в поток <text:s/></text:span></text:p>
          </table:table-cell>
          <table:covered-table-cell/>
          <table:covered-table-cell/>
          <table:covered-table-cell/>
          <table:covered-table-cell/>
        </table:table-row>
        <table:table-row table:style-name="Таблица3.1">
          <table:table-cell table:style-name="Таблица3.A1" table:number-columns-spanned="3" office:value-type="string">
            <text:p text:style-name="Table_20_Contents"><text:a xlink:type="simple" xlink:href="https://en.cppreference.com/w/c/io/getwchar" text:style-name="Internet_20_link" text:visited-style-name="Visited_20_Internet_20_Link"><text:span text:style-name="Internet_20_link"><text:span text:style-name="T14">getwchar</text:span></text:span></text:a><text:span text:style-name="T14">(C95)</text:span></text:p>
          </table:table-cell>
          <table:covered-table-cell/>
          <table:covered-table-cell/>
          <table:table-cell table:style-name="Таблица3.A1" table:number-columns-spanned="5" office:value-type="string">
            <text:p text:style-name="Table_20_Contents"><text:span text:style-name="T14">Читає широкий смивол з </text:span><text:span text:style-name="Source_20_Text"><text:span text:style-name="T30">stdin</text:span></text:span><text:span text:style-name="T14"> <text:line-break/>(function) </text:span></text:p>
          </table:table-cell>
          <table:covered-table-cell/>
          <table:covered-table-cell/>
          <table:covered-table-cell/>
          <table:covered-table-cell/>
        </table:table-row>
        <table:table-row table:style-name="Таблица3.1">
          <table:table-cell table:style-name="Таблица3.A1" table:number-columns-spanned="3" office:value-type="string">
            <text:p text:style-name="Table_20_Contents"><text:a xlink:type="simple" xlink:href="https://en.cppreference.com/w/c/io/putwchar" text:style-name="Internet_20_link" text:visited-style-name="Visited_20_Internet_20_Link"><text:span text:style-name="Internet_20_link"><text:span text:style-name="T14">putwchar</text:span></text:span></text:a><text:span text:style-name="T14"> (C95)</text:span></text:p>
          </table:table-cell>
          <table:covered-table-cell/>
          <table:covered-table-cell/>
          <table:table-cell table:style-name="Таблица3.A1" table:number-columns-spanned="5" office:value-type="string">
            <text:p text:style-name="Table_20_Contents"><text:span text:style-name="T14">Записує широкий символі до </text:span><text:span text:style-name="Strong_20_Emphasis"><text:span text:style-name="T14">stdout</text:span></text:span><text:span text:style-name="T14"> (function) </text:span></text:p>
          </table:table-cell>
          <table:covered-table-cell/>
          <table:covered-table-cell/>
          <table:covered-table-cell/>
          <table:covered-table-cell/>
        </table:table-row>
        <table:table-row table:style-name="Таблица3.1">
          <table:table-cell table:style-name="Таблица3.A1" table:number-columns-spanned="3" office:value-type="string">
            <text:p text:style-name="Table_20_Contents"><text:a xlink:type="simple" xlink:href="https://en.cppreference.com/w/c/io/ungetwc" text:style-name="Internet_20_link" text:visited-style-name="Visited_20_Internet_20_Link"><text:span text:style-name="Internet_20_link"><text:span text:style-name="T14">ungetwc</text:span></text:span></text:a><text:span text:style-name="T14">(C95)</text:span></text:p>
          </table:table-cell>
          <table:covered-table-cell/>
          <table:covered-table-cell/>
          <table:table-cell table:style-name="Таблица3.A1" table:number-columns-spanned="5" office:value-type="string">
            <text:p text:style-name="Table_20_Contents"><text:span text:style-name="T14">Повиертає широкий рядок в потік </text:span></text:p>
          </table:table-cell>
          <table:covered-table-cell/>
          <table:covered-table-cell/>
          <table:covered-table-cell/>
          <table:covered-table-cell/>
        </table:table-row>
        <table:table-row table:style-name="Таблица3.1">
          <table:table-cell table:style-name="Таблица3.A1" table:number-columns-spanned="8" office:value-type="string">
            <text:p text:style-name="P22"><text:bookmark text:name="Formatted_input.2Foutput"/><text:span text:style-name="T10">Форматоване введення/виведення</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8" office:value-type="string">
            <text:p text:style-name="P23"><text:bookmark text:name="Narrow_character_21"/><text:bookmark text:name="Narrow_character_2"/></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8" office:value-type="string">
            <text:p text:style-name="Table_20_Contents"><text:span text:style-name="T14">В </text:span><text:span text:style-name="Source_20_Text"><text:span text:style-name="T30">&lt;stdio.h&gt;</text:span></text:span><text:span text:style-name="T14"> </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6" office:value-type="string">
            <text:p text:style-name="Table_20_Contents"><text:a xlink:type="simple" xlink:href="https://en.cppreference.com/w/c/io/fscanf" text:style-name="Internet_20_link" text:visited-style-name="Visited_20_Internet_20_Link"><text:span text:style-name="Internet_20_link"><text:span text:style-name="T14">scanf, fscanf, sscanf, scanf_s(C11), fscanf_s(C11), sscanf_s</text:span></text:span></text:a><text:span text:style-name="T14"> (C11)</text:span></text:p>
          </table:table-cell>
          <table:covered-table-cell/>
          <table:covered-table-cell/>
          <table:covered-table-cell/>
          <table:covered-table-cell/>
          <table:covered-table-cell/>
          <table:table-cell table:style-name="Таблица3.A1" table:number-columns-spanned="2" office:value-type="string">
            <text:p text:style-name="Table_20_Contents"><text:span text:style-name="T14">Читає форматований рядок з </text:span><text:span text:style-name="Strong_20_Emphasis"><text:span text:style-name="T14">stdin</text:span></text:span><text:span text:style-name="T14">, потоку або буферу(function) </text:span></text:p>
          </table:table-cell>
          <table:covered-table-cell/>
        </table:table-row>
        <table:table-row table:style-name="Таблица3.1">
          <table:table-cell table:style-name="Таблица3.A1" table:number-columns-spanned="6" office:value-type="string">
            <text:p text:style-name="Table_20_Contents"><text:a xlink:type="simple" xlink:href="https://en.cppreference.com/w/c/io/vfscanf" text:style-name="Internet_20_link" text:visited-style-name="Visited_20_Internet_20_Link"><text:span text:style-name="Internet_20_link"><text:span text:style-name="T14">vscanf(C99), vfscanf(C99), vsscanf(C99), vscanf_s(C11), vfscanf_s(C11), vsscanf_s</text:span></text:span></text:a><text:span text:style-name="T14"> (C11)</text:span></text:p>
          </table:table-cell>
          <table:covered-table-cell/>
          <table:covered-table-cell/>
          <table:covered-table-cell/>
          <table:covered-table-cell/>
          <table:covered-table-cell/>
          <table:table-cell table:style-name="Таблица3.A1" table:number-columns-spanned="2" office:value-type="string">
            <text:p text:style-name="Table_20_Contents"><text:span text:style-name="T14">Читає форматований рядок з </text:span><text:span text:style-name="Strong_20_Emphasis"><text:span text:style-name="T14">stdin</text:span></text:span><text:span text:style-name="T14">, потоку або буферу використовуючи форматований список змінних (function) </text:span></text:p>
          </table:table-cell>
          <table:covered-table-cell/>
        </table:table-row>
        <table:table-row table:style-name="Таблица3.1">
          <table:table-cell table:style-name="Таблица3.A1" table:number-columns-spanned="6" office:value-type="string">
            <text:p text:style-name="Table_20_Contents"><text:a xlink:type="simple" xlink:href="https://en.cppreference.com/w/c/io/fprintf" text:style-name="Internet_20_link" text:visited-style-name="Visited_20_Internet_20_Link"><text:span text:style-name="Internet_20_link"><text:span text:style-name="T14">printf, fprintf, sprintf, snprintf(C99), printf_s(C11), fprintf_s(C11), sprintf_s(C11), snprintf_s</text:span></text:span></text:a><text:span text:style-name="T14"> (C11)</text:span></text:p>
          </table:table-cell>
          <table:covered-table-cell/>
          <table:covered-table-cell/>
          <table:covered-table-cell/>
          <table:covered-table-cell/>
          <table:covered-table-cell/>
          <table:table-cell table:style-name="Таблица3.A1" table:number-columns-spanned="2" office:value-type="string">
            <text:p text:style-name="Table_20_Contents"><text:span text:style-name="T14">Друкує форматований ввод у </text:span><text:span text:style-name="Strong_20_Emphasis"><text:span text:style-name="T14">stdout</text:span></text:span><text:span text:style-name="T14">, потік або буфер(function) </text:span></text:p>
          </table:table-cell>
          <table:covered-table-cell/>
        </table:table-row>
        <table:table-row table:style-name="Таблица3.1">
          <table:table-cell table:style-name="Таблица3.A1" table:number-columns-spanned="6" office:value-type="string">
            <text:p text:style-name="Table_20_Contents"><text:a xlink:type="simple" xlink:href="https://en.cppreference.com/w/c/io/vfprintf" text:style-name="Internet_20_link" text:visited-style-name="Visited_20_Internet_20_Link"><text:span text:style-name="Internet_20_link"><text:span text:style-name="T14">vprintf, vfprintf, vsprintf, vsnprintf(C99), vprintf_s(C11), vfprintf_s(C11), vsprintf_s(C11), vsnprintf_s</text:span></text:span></text:a><text:span text:style-name="T14"> <text:s/>(C11)</text:span></text:p>
          </table:table-cell>
          <table:covered-table-cell/>
          <table:covered-table-cell/>
          <table:covered-table-cell/>
          <table:covered-table-cell/>
          <table:covered-table-cell/>
          <table:table-cell table:style-name="Таблица3.A1" table:number-columns-spanned="2" office:value-type="string">
            <text:p text:style-name="Table_20_Contents"><text:span text:style-name="T14">Друкує форматований ввод у </text:span><text:span text:style-name="Strong_20_Emphasis"><text:span text:style-name="T14">stdout</text:span></text:span><text:span text:style-name="T14">, потік або буфер(function використовуючи форматований список змінних (function) </text:span></text:p>
          </table:table-cell>
          <table:covered-table-cell/>
        </table:table-row>
        <text:soft-page-break/>
        <table:table-row table:style-name="Таблица3.1">
          <table:table-cell table:style-name="Таблица3.A1" table:number-columns-spanned="8" office:value-type="string">
            <text:p text:style-name="P22"><text:bookmark text:name="Wide_character_2"/><text:span text:style-name="T10">Wide character </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8" office:value-type="string">
            <text:p text:style-name="Table_20_Contents"><text:span text:style-name="T14">Defined in header </text:span><text:span text:style-name="Source_20_Text"><text:span text:style-name="T30">&lt;wchar.h&gt;</text:span></text:span><text:span text:style-name="T14"> </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7" office:value-type="string">
            <text:p text:style-name="Table_20_Contents"><text:a xlink:type="simple" xlink:href="https://en.cppreference.com/w/c/io/fwscanf" text:style-name="Internet_20_link" text:visited-style-name="Visited_20_Internet_20_Link"><text:span text:style-name="Internet_20_link"><text:span text:style-name="T14">wscanff(C95),wscanfs(C95),wscanf(C95),wscanf_s(C11),fwscanf_s(C11),swscanf_s</text:span></text:span></text:a><text:span text:style-name="T14"> (C11)</text:span></text:p>
          </table:table-cell>
          <table:covered-table-cell/>
          <table:covered-table-cell/>
          <table:covered-table-cell/>
          <table:covered-table-cell/>
          <table:covered-table-cell/>
          <table:covered-table-cell/>
          <table:table-cell table:style-name="Таблица3.A1" office:value-type="string">
            <text:p text:style-name="Table_20_Contents"><text:span text:style-name="T14">Читає широкий форматований рядок з </text:span><text:span text:style-name="Strong_20_Emphasis"><text:span text:style-name="T14">stdin</text:span></text:span><text:span text:style-name="T14">, файлу або буферу(function) </text:span></text:p>
          </table:table-cell>
        </table:table-row>
        <table:table-row table:style-name="Таблица3.1">
          <table:table-cell table:style-name="Таблица3.A1" table:number-columns-spanned="7" office:value-type="string">
            <text:p text:style-name="Table_20_Contents"><text:a xlink:type="simple" xlink:href="https://en.cppreference.com/w/c/io/vfwscanf" text:style-name="Internet_20_link" text:visited-style-name="Visited_20_Internet_20_Link"><text:span text:style-name="Internet_20_link"><text:span text:style-name="T14">vwscanf(C99),vfwscanf(C99),vswscanf(C99), vwscanf_s(C11),vfwscanf_s(C11),vswscanf_s</text:span></text:span></text:a><text:span text:style-name="T14"> (C11)</text:span></text:p>
          </table:table-cell>
          <table:covered-table-cell/>
          <table:covered-table-cell/>
          <table:covered-table-cell/>
          <table:covered-table-cell/>
          <table:covered-table-cell/>
          <table:covered-table-cell/>
          <table:table-cell table:style-name="Таблица3.A1" office:value-type="string">
            <text:p text:style-name="Table_20_Contents"><text:span text:style-name="T14">Читає широкий форматовіний рядок з </text:span><text:span text:style-name="Strong_20_Emphasis"><text:span text:style-name="T14">stdin</text:span></text:span><text:span text:style-name="T14">, потоку або буфер через список змінних(function) </text:span></text:p>
          </table:table-cell>
        </table:table-row>
        <table:table-row table:style-name="Таблица3.1">
          <table:table-cell table:style-name="Таблица3.A1" table:number-columns-spanned="7" office:value-type="string">
            <text:p text:style-name="Table_20_Contents"><text:a xlink:type="simple" xlink:href="https://en.cppreference.com/w/c/io/fwprintf" text:style-name="Internet_20_link" text:visited-style-name="Visited_20_Internet_20_Link"><text:span text:style-name="Internet_20_link"><text:span text:style-name="T14">wprintf(C95),fwprintfs(C95),wprintf(C95),wprintf_s(C11),fwprintf_ss(C11),wprintf_s(C11),snwprintf_s</text:span></text:span></text:a><text:span text:style-name="T14"> (C11)</text:span></text:p>
          </table:table-cell>
          <table:covered-table-cell/>
          <table:covered-table-cell/>
          <table:covered-table-cell/>
          <table:covered-table-cell/>
          <table:covered-table-cell/>
          <table:covered-table-cell/>
          <table:table-cell table:style-name="Таблица3.A1" office:value-type="string">
            <text:p text:style-name="Table_20_Contents"><text:span text:style-name="T14">Друкує форматований рядок в </text:span><text:span text:style-name="Strong_20_Emphasis"><text:span text:style-name="T14">stdout</text:span></text:span><text:span text:style-name="T14">, поток або буфер(function) </text:span></text:p>
          </table:table-cell>
        </table:table-row>
        <table:table-row table:style-name="Таблица3.1">
          <table:table-cell table:style-name="Таблица3.A1" table:number-columns-spanned="7" office:value-type="string">
            <text:p text:style-name="Table_20_Contents"><text:a xlink:type="simple" xlink:href="https://en.cppreference.com/w/c/io/vfwprintf" text:style-name="Internet_20_link" text:visited-style-name="Visited_20_Internet_20_Link"><text:span text:style-name="Internet_20_link"><text:span text:style-name="T14">vwprintf(C95),vfwprintf(C95),vswprintf(C95),vwprintf_s(C11),vfwprintf_s(C11),vswprintf_sм,vsnwprintf_s</text:span></text:span></text:a><text:span text:style-name="T14"> (C11)</text:span></text:p>
          </table:table-cell>
          <table:covered-table-cell/>
          <table:covered-table-cell/>
          <table:covered-table-cell/>
          <table:covered-table-cell/>
          <table:covered-table-cell/>
          <table:covered-table-cell/>
          <table:table-cell table:style-name="Таблица3.A1" office:value-type="string">
            <text:p text:style-name="Table_20_Contents"><text:span text:style-name="T14">Друкує форматований рядок </text:span><text:span text:style-name="Strong_20_Emphasis"><text:span text:style-name="T14">stdout</text:span></text:span><text:span text:style-name="T14">, поток або буфер використовуючи списко змінних(function) </text:span></text:p>
          </table:table-cell>
        </table:table-row>
        <table:table-row table:style-name="Таблица3.1">
          <table:table-cell table:style-name="Таблица3.A1" table:number-columns-spanned="8" office:value-type="string">
            <text:p text:style-name="P22"><text:bookmark text:name="File_positioning"/><text:span text:style-name="T10">Позиції в файлі </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8" office:value-type="string">
            <text:p text:style-name="Table_20_Contents"><text:span text:style-name="T14">В </text:span><text:span text:style-name="Source_20_Text"><text:span text:style-name="T30">&lt;stdio.h&gt;</text:span></text:span><text:span text:style-name="T14"> </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office:value-type="string">
            <text:p text:style-name="Table_20_Contents"><text:a xlink:type="simple" xlink:href="https://en.cppreference.com/w/c/io/ftell" text:style-name="Internet_20_link" text:visited-style-name="Visited_20_Internet_20_Link"><text:span text:style-name="Internet_20_link"><text:span text:style-name="T14">ftell</text:span></text:span></text:a></text:p>
          </table:table-cell>
          <table:table-cell table:style-name="Таблица3.A1" table:number-columns-spanned="7" office:value-type="string">
            <text:p text:style-name="Table_20_Contents"><text:span text:style-name="T14">Повертає поточну позицію маркеру (function) </text:span></text:p>
          </table:table-cell>
          <table:covered-table-cell/>
          <table:covered-table-cell/>
          <table:covered-table-cell/>
          <table:covered-table-cell/>
          <table:covered-table-cell/>
          <table:covered-table-cell/>
        </table:table-row>
        <table:table-row table:style-name="Таблица3.1">
          <table:table-cell table:style-name="Таблица3.A1" office:value-type="string">
            <text:p text:style-name="Table_20_Contents"><text:a xlink:type="simple" xlink:href="https://en.cppreference.com/w/c/io/fgetpos" text:style-name="Internet_20_link" text:visited-style-name="Visited_20_Internet_20_Link"><text:span text:style-name="Internet_20_link"><text:span text:style-name="T14">fgetpos</text:span></text:span></text:a></text:p>
          </table:table-cell>
          <table:table-cell table:style-name="Таблица3.A1" table:number-columns-spanned="7" office:value-type="string">
            <text:p text:style-name="Table_20_Contents"><text:span text:style-name="T14">Повертає позицію у файлах(function) </text:span></text:p>
          </table:table-cell>
          <table:covered-table-cell/>
          <table:covered-table-cell/>
          <table:covered-table-cell/>
          <table:covered-table-cell/>
          <table:covered-table-cell/>
          <table:covered-table-cell/>
        </table:table-row>
        <table:table-row table:style-name="Таблица3.1">
          <table:table-cell table:style-name="Таблица3.A1" office:value-type="string">
            <text:p text:style-name="Table_20_Contents"><text:a xlink:type="simple" xlink:href="https://en.cppreference.com/w/c/io/fseek" text:style-name="Internet_20_link" text:visited-style-name="Visited_20_Internet_20_Link"><text:span text:style-name="Internet_20_link"><text:span text:style-name="T14">fseek</text:span></text:span></text:a></text:p>
          </table:table-cell>
          <table:table-cell table:style-name="Таблица3.A1" table:number-columns-spanned="7" office:value-type="string">
            <text:p text:style-name="Table_20_Contents"><text:span text:style-name="T14">Ставить маркер на потрібну позицію(function) </text:span></text:p>
          </table:table-cell>
          <table:covered-table-cell/>
          <table:covered-table-cell/>
          <table:covered-table-cell/>
          <table:covered-table-cell/>
          <table:covered-table-cell/>
          <table:covered-table-cell/>
        </table:table-row>
        <table:table-row table:style-name="Таблица3.1">
          <table:table-cell table:style-name="Таблица3.A1" office:value-type="string">
            <text:p text:style-name="Table_20_Contents"><text:a xlink:type="simple" xlink:href="https://en.cppreference.com/w/c/io/fsetpos" text:style-name="Internet_20_link" text:visited-style-name="Visited_20_Internet_20_Link"><text:span text:style-name="Internet_20_link"><text:span text:style-name="T14">fsetpos</text:span></text:span></text:a></text:p>
          </table:table-cell>
          <table:table-cell table:style-name="Таблица3.A1" table:number-columns-spanned="7" office:value-type="string">
            <text:p text:style-name="Table_20_Contents"><text:span text:style-name="T14">Ставить маркер на фіксовану позицію у файлі (function) </text:span></text:p>
          </table:table-cell>
          <table:covered-table-cell/>
          <table:covered-table-cell/>
          <table:covered-table-cell/>
          <table:covered-table-cell/>
          <table:covered-table-cell/>
          <table:covered-table-cell/>
        </table:table-row>
        <table:table-row table:style-name="Таблица3.1">
          <table:table-cell table:style-name="Таблица3.A1" office:value-type="string">
            <text:p text:style-name="Table_20_Contents"><text:a xlink:type="simple" xlink:href="https://en.cppreference.com/w/c/io/rewind" text:style-name="Internet_20_link" text:visited-style-name="Visited_20_Internet_20_Link"><text:span text:style-name="Internet_20_link"><text:span text:style-name="T14">rewind</text:span></text:span></text:a></text:p>
          </table:table-cell>
          <table:table-cell table:style-name="Таблица3.A1" table:number-columns-spanned="7" office:value-type="string">
            <text:p text:style-name="Table_20_Contents"><text:span text:style-name="T14">Повертає маркер на початок файлу(function) </text:span></text:p>
          </table:table-cell>
          <table:covered-table-cell/>
          <table:covered-table-cell/>
          <table:covered-table-cell/>
          <table:covered-table-cell/>
          <table:covered-table-cell/>
          <table:covered-table-cell/>
        </table:table-row>
        <table:table-row table:style-name="Таблица3.1">
          <table:table-cell table:style-name="Таблица3.A1" table:number-columns-spanned="8" office:value-type="string">
            <text:p text:style-name="P22"><text:bookmark text:name="Error_handling"/><text:span text:style-name="T10">Обробка помилок</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8" office:value-type="string">
            <text:p text:style-name="Table_20_Contents"><text:span text:style-name="T14">В </text:span><text:span text:style-name="Source_20_Text"><text:span text:style-name="T30">&lt;stdio.h&gt;</text:span></text:span><text:span text:style-name="T14"> </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2" office:value-type="string">
            <text:p text:style-name="Table_20_Contents"><text:a xlink:type="simple" xlink:href="https://en.cppreference.com/w/c/io/clearerr" text:style-name="Internet_20_link" text:visited-style-name="Visited_20_Internet_20_Link"><text:span text:style-name="Internet_20_link"><text:span text:style-name="T14">clearerr</text:span></text:span></text:a></text:p>
          </table:table-cell>
          <table:covered-table-cell/>
          <table:table-cell table:style-name="Таблица3.A1" table:number-columns-spanned="6" office:value-type="string">
            <text:p text:style-name="Table_20_Contents"><text:span text:style-name="T14">Помилка очистки буфера(function) </text:span></text:p>
          </table:table-cell>
          <table:covered-table-cell/>
          <table:covered-table-cell/>
          <table:covered-table-cell/>
          <table:covered-table-cell/>
          <table:covered-table-cell/>
        </table:table-row>
        <table:table-row table:style-name="Таблица3.1">
          <table:table-cell table:style-name="Таблица3.A1" table:number-columns-spanned="2" office:value-type="string">
            <text:p text:style-name="Table_20_Contents"><text:a xlink:type="simple" xlink:href="https://en.cppreference.com/w/c/io/feof" text:style-name="Internet_20_link" text:visited-style-name="Visited_20_Internet_20_Link"><text:span text:style-name="Internet_20_link"><text:span text:style-name="T14">feof</text:span></text:span></text:a></text:p>
          </table:table-cell>
          <table:covered-table-cell/>
          <table:table-cell table:style-name="Таблица3.A1" table:number-columns-spanned="6" office:value-type="string">
            <text:p text:style-name="Table_20_Contents"><text:span text:style-name="T14">Перевіряє чи ми на кінці файлу(function) </text:span></text:p>
          </table:table-cell>
          <table:covered-table-cell/>
          <table:covered-table-cell/>
          <table:covered-table-cell/>
          <table:covered-table-cell/>
          <table:covered-table-cell/>
        </table:table-row>
        <table:table-row table:style-name="Таблица3.1">
          <table:table-cell table:style-name="Таблица3.A1" table:number-columns-spanned="2" office:value-type="string">
            <text:p text:style-name="Table_20_Contents"><text:a xlink:type="simple" xlink:href="https://en.cppreference.com/w/c/io/ferror" text:style-name="Internet_20_link" text:visited-style-name="Visited_20_Internet_20_Link"><text:span text:style-name="Internet_20_link"><text:span text:style-name="T14">ferror</text:span></text:span></text:a></text:p>
          </table:table-cell>
          <table:covered-table-cell/>
          <table:table-cell table:style-name="Таблица3.A1" table:number-columns-spanned="6" office:value-type="string">
            <text:p text:style-name="Table_20_Contents"><text:span text:style-name="T14">Промила у файлі(function) </text:span></text:p>
          </table:table-cell>
          <table:covered-table-cell/>
          <table:covered-table-cell/>
          <table:covered-table-cell/>
          <table:covered-table-cell/>
          <table:covered-table-cell/>
        </table:table-row>
        <table:table-row table:style-name="Таблица3.1">
          <table:table-cell table:style-name="Таблица3.A1" table:number-columns-spanned="2" office:value-type="string">
            <text:p text:style-name="Table_20_Contents"><text:a xlink:type="simple" xlink:href="https://en.cppreference.com/w/c/io/perror" text:style-name="Internet_20_link" text:visited-style-name="Visited_20_Internet_20_Link"><text:span text:style-name="Internet_20_link"><text:span text:style-name="T14">perror</text:span></text:span></text:a></text:p>
          </table:table-cell>
          <table:covered-table-cell/>
          <table:table-cell table:style-name="Таблица3.A1" table:number-columns-spanned="6" office:value-type="string">
            <text:p text:style-name="Table_20_Contents"><text:span text:style-name="T14">Рядок з поточної помилки у </text:span><text:span text:style-name="Strong_20_Emphasis"><text:span text:style-name="T14">stderr</text:span></text:span><text:span text:style-name="T14"> (function) </text:span></text:p>
          </table:table-cell>
          <table:covered-table-cell/>
          <table:covered-table-cell/>
          <table:covered-table-cell/>
          <table:covered-table-cell/>
          <table:covered-table-cell/>
        </table:table-row>
        <table:table-row table:style-name="Таблица3.1">
          <table:table-cell table:style-name="Таблица3.A1" table:number-columns-spanned="8" office:value-type="string">
            <text:p text:style-name="P22"><text:bookmark text:name="Operations_on_files"/><text:span text:style-name="T10">Дії над файлами</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8" office:value-type="string">
            <text:p text:style-name="Table_20_Contents"><text:span text:style-name="T14">В </text:span><text:span text:style-name="Source_20_Text"><text:span text:style-name="T30">&lt;stdio.h&gt;</text:span></text:span><text:span text:style-name="T14"> </text:span></text:p>
          </table:table-cell>
          <table:covered-table-cell/>
          <table:covered-table-cell/>
          <table:covered-table-cell/>
          <table:covered-table-cell/>
          <table:covered-table-cell/>
          <table:covered-table-cell/>
          <table:covered-table-cell/>
        </table:table-row>
        <table:table-row table:style-name="Таблица3.1">
          <table:table-cell table:style-name="Таблица3.A1" table:number-columns-spanned="4" office:value-type="string">
            <text:p text:style-name="Table_20_Contents"><text:a xlink:type="simple" xlink:href="https://en.cppreference.com/w/c/io/remove" text:style-name="Internet_20_link" text:visited-style-name="Visited_20_Internet_20_Link"><text:span text:style-name="Internet_20_link"><text:span text:style-name="T14">remove</text:span></text:span></text:a></text:p>
          </table:table-cell>
          <table:covered-table-cell/>
          <table:covered-table-cell/>
          <table:covered-table-cell/>
          <table:table-cell table:style-name="Таблица3.A1" table:number-columns-spanned="4" office:value-type="string">
            <text:p text:style-name="Table_20_Contents"><text:span text:style-name="T14">Знищує файл(function) </text:span></text:p>
          </table:table-cell>
          <table:covered-table-cell/>
          <table:covered-table-cell/>
          <table:covered-table-cell/>
        </table:table-row>
        <table:table-row table:style-name="Таблица3.1">
          <table:table-cell table:style-name="Таблица3.A1" table:number-columns-spanned="4" office:value-type="string">
            <text:p text:style-name="Table_20_Contents"><text:a xlink:type="simple" xlink:href="https://en.cppreference.com/w/c/io/rename" text:style-name="Internet_20_link" text:visited-style-name="Visited_20_Internet_20_Link"><text:span text:style-name="Internet_20_link"><text:span text:style-name="T14">rename</text:span></text:span></text:a></text:p>
          </table:table-cell>
          <table:covered-table-cell/>
          <table:covered-table-cell/>
          <table:covered-table-cell/>
          <table:table-cell table:style-name="Таблица3.A1" table:number-columns-spanned="4" office:value-type="string">
            <text:p text:style-name="Table_20_Contents"><text:span text:style-name="T14">Переіменовує файл(function) </text:span></text:p>
          </table:table-cell>
          <table:covered-table-cell/>
          <table:covered-table-cell/>
          <table:covered-table-cell/>
        </table:table-row>
        <table:table-row table:style-name="Таблица3.1">
          <table:table-cell table:style-name="Таблица3.A1" table:number-columns-spanned="4" office:value-type="string">
            <text:p text:style-name="Table_20_Contents"><text:a xlink:type="simple" xlink:href="https://en.cppreference.com/w/c/io/tmpfile" text:style-name="Internet_20_link" text:visited-style-name="Visited_20_Internet_20_Link"><text:span text:style-name="Internet_20_link"><text:span text:style-name="T14">tmpfile, tmpfile_s</text:span></text:span></text:a><text:span text:style-name="T14">(C11)</text:span></text:p>
          </table:table-cell>
          <table:covered-table-cell/>
          <table:covered-table-cell/>
          <table:covered-table-cell/>
          <table:table-cell table:style-name="Таблица3.A1" table:number-columns-spanned="4" office:value-type="string">
            <text:p text:style-name="Table_20_Contents"><text:span text:style-name="T14">Вказівник на поточний файл(function) </text:span></text:p>
          </table:table-cell>
          <table:covered-table-cell/>
          <table:covered-table-cell/>
          <table:covered-table-cell/>
        </table:table-row>
        <table:table-row table:style-name="Таблица3.1">
          <table:table-cell table:style-name="Таблица3.A1" table:number-columns-spanned="4" office:value-type="string">
            <text:p text:style-name="Table_20_Contents"><text:a xlink:type="simple" xlink:href="https://en.cppreference.com/w/c/io/tmpnam" text:style-name="Internet_20_link" text:visited-style-name="Visited_20_Internet_20_Link"><text:span text:style-name="Internet_20_link"><text:span text:style-name="T14">tmpnam, tmpnam_s</text:span></text:span></text:a><text:span text:style-name="T14">(C11)</text:span></text:p>
          </table:table-cell>
          <table:covered-table-cell/>
          <table:covered-table-cell/>
          <table:covered-table-cell/>
          <table:table-cell table:style-name="Таблица3.A1" table:number-columns-spanned="4" office:value-type="string">
            <text:p text:style-name="Table_20_Contents"><text:span text:style-name="T14">Повертає унікальне імя файлу(function) </text:span></text:p>
          </table:table-cell>
          <table:covered-table-cell/>
          <table:covered-table-cell/>
          <table:covered-table-cell/>
        </table:table-row>
      </table:table>
      <text:p text:style-name="P12"><text:bookmark text:name="Types"/><text:span text:style-name="T12">Типи</text:span></text:p>
      <table:table table:name="Таблица4" table:style-name="Таблица4">
        <table:table-column table:style-name="Таблица4.A"/>
        <table:table-column table:style-name="Таблица4.B"/>
        <table:table-row table:style-name="Таблица4.1">
          <table:table-cell table:style-name="Таблица4.A1" table:number-columns-spanned="2" office:value-type="string">
            <text:p text:style-name="Table_20_Contents"><text:span text:style-name="T14">В </text:span><text:span text:style-name="Source_20_Text"><text:span text:style-name="T30">&lt;stdio.h&gt;</text:span></text:span><text:span text:style-name="T14"> </text:span></text:p>
          </table:table-cell>
          <table:covered-table-cell/>
        </table:table-row>
        <table:table-row table:style-name="Таблица4.1">
          <table:table-cell table:style-name="Таблица4.A1" office:value-type="string">
            <text:p text:style-name="Table_20_Contents"><text:span text:style-name="T14">Тип</text:span></text:p>
          </table:table-cell>
          <table:table-cell table:style-name="Таблица4.A1" office:value-type="string">
            <text:p text:style-name="Table_20_Contents"><text:span text:style-name="T14">Означення </text:span></text:p>
          </table:table-cell>
        </table:table-row>
        <text:soft-page-break/>
        <table:table-row table:style-name="Таблица4.1">
          <table:table-cell table:style-name="Таблица4.A1" office:value-type="string">
            <text:p text:style-name="Table_20_Contents"><text:span text:style-name="Strong_20_Emphasis"><text:span text:style-name="T14">FILE</text:span></text:span><text:span text:style-name="T14"> </text:span></text:p>
          </table:table-cell>
          <table:table-cell table:style-name="Таблица4.A1" office:value-type="string">
            <text:p text:style-name="Table_20_Contents"><text:span text:style-name="T14">Тип для контролю C-шного I/O потоку </text:span></text:p>
          </table:table-cell>
        </table:table-row>
        <table:table-row table:style-name="Таблица4.1">
          <table:table-cell table:style-name="Таблица4.A1" office:value-type="string">
            <text:p text:style-name="Table_20_Contents"><text:span text:style-name="Strong_20_Emphasis"><text:span text:style-name="T14">fpos_t</text:span></text:span><text:span text:style-name="T14"> </text:span></text:p>
          </table:table-cell>
          <table:table-cell table:style-name="Таблица4.A1" office:value-type="string">
            <text:p text:style-name="Table_20_Contents"><text:span text:style-name="T14">Тип, що визначає позицію та стан маркера у файлі </text:span></text:p>
          </table:table-cell>
        </table:table-row>
      </table:table>
      <text:p text:style-name="P12"><text:bookmark text:name="Macros"/><text:span text:style-name="T12">Макроси</text:span></text:p>
      <table:table table:name="Таблица5" table:style-name="Таблица5">
        <table:table-column table:style-name="Таблица5.A"/>
        <table:table-column table:style-name="Таблица5.B"/>
        <table:table-row table:style-name="Таблица5.1">
          <table:table-cell table:style-name="Таблица5.A1" table:number-columns-spanned="2" office:value-type="string">
            <text:p text:style-name="Table_20_Contents"><text:span text:style-name="T14">В </text:span><text:span text:style-name="Source_20_Text"><text:span text:style-name="T30">&lt;stdio.h&gt;</text:span></text:span><text:span text:style-name="T14"> </text:span></text:p>
          </table:table-cell>
          <table:covered-table-cell/>
        </table:table-row>
        <table:table-row table:style-name="Таблица5.1">
          <table:table-cell table:style-name="Таблица5.A1" office:value-type="string">
            <text:p text:style-name="Table_20_Contents"><text:span text:style-name="T14">stdin,stdout,stderr</text:span></text:p>
          </table:table-cell>
          <table:table-cell table:style-name="Таблица5.A1" office:value-type="string">
            <text:p text:style-name="Table_20_Contents"><text:span text:style-name="T14">Вираз типу FILE* ассоційований вхідним потоком консолі,</text:span></text:p>
            <text:p text:style-name="Table_20_Contents"><text:span text:style-name="T14">Вираз типу FILE* ассоційований з вихідним потоком консолі, </text:span></text:p>
            <text:p text:style-name="Table_20_Contents"><text:span text:style-name="T14">Вираз типу FILE* ассоційований з вихідним потоком консолі для помилок (macro constant) </text:span></text:p>
          </table:table-cell>
        </table:table-row>
        <table:table-row table:style-name="Таблица5.1">
          <table:table-cell table:style-name="Таблица5.A1" office:value-type="string">
            <text:p text:style-name="Table_20_Contents"><text:span text:style-name="T14">EOF</text:span></text:p>
          </table:table-cell>
          <table:table-cell table:style-name="Таблица5.A1" office:value-type="string">
            <text:p text:style-name="Table_20_Contents"><text:span text:style-name="T14">Цілий константний вираз (constant expression of type int) для кінця файлу(macro constant) </text:span></text:p>
          </table:table-cell>
        </table:table-row>
        <table:table-row table:style-name="Таблица5.1">
          <table:table-cell table:style-name="Таблица5.A1" office:value-type="string">
            <text:p text:style-name="Table_20_Contents"><text:span text:style-name="T14">FOPEN_MAX</text:span></text:p>
          </table:table-cell>
          <table:table-cell table:style-name="Таблица5.A1" office:value-type="string">
            <text:p text:style-name="Table_20_Contents"><text:span text:style-name="T14">Максимальнва кількість файлів, що може бути відкрита одночасно (macro constant) </text:span></text:p>
          </table:table-cell>
        </table:table-row>
        <table:table-row table:style-name="Таблица5.1">
          <table:table-cell table:style-name="Таблица5.A1" office:value-type="string">
            <text:p text:style-name="Table_20_Contents"><text:span text:style-name="T14">FILENAME_MAX</text:span></text:p>
          </table:table-cell>
          <table:table-cell table:style-name="Таблица5.A1" office:value-type="string">
            <text:p text:style-name="Table_20_Contents"><text:span text:style-name="T14">Розмір потрібний рядку байтів для найбільшого за розміром імені файлу(macro constant) </text:span></text:p>
          </table:table-cell>
        </table:table-row>
        <table:table-row table:style-name="Таблица5.1">
          <table:table-cell table:style-name="Таблица5.A1" office:value-type="string">
            <text:p text:style-name="Table_20_Contents"><text:span text:style-name="T14">BUFSIZ</text:span></text:p>
          </table:table-cell>
          <table:table-cell table:style-name="Таблица5.A1" office:value-type="string">
            <text:p text:style-name="Table_20_Contents"><text:span text:style-name="T14">Розмір буферу визначений setbuf() <text:line-break/>(macro constant) </text:span></text:p>
          </table:table-cell>
        </table:table-row>
        <table:table-row table:style-name="Таблица5.1">
          <table:table-cell table:style-name="Таблица5.A1" office:value-type="string">
            <text:p text:style-name="Table_20_Contents"><text:span text:style-name="T14">_IOFBF,_IOLBF,_IONBF</text:span></text:p>
          </table:table-cell>
          <table:table-cell table:style-name="Таблица5.A1" office:value-type="string">
            <text:p text:style-name="Table_20_Contents"><text:span text:style-name="T14">аргумент setvbuf() позначающій fully buffered I/O<text:line-break/>аргумент setvbuf()позначающій line buffered I/O<text:line-break/>аргумент setvbuf()позначающій unbuffered I/O <text:line-break/>(macro constant) </text:span></text:p>
          </table:table-cell>
        </table:table-row>
        <table:table-row table:style-name="Таблица5.1">
          <table:table-cell table:style-name="Таблица5.A1" office:value-type="string">
            <text:p text:style-name="Table_20_Contents"><text:span text:style-name="T14">SEEK_SET, SEEK_CUR, SEEK_END</text:span></text:p>
          </table:table-cell>
          <table:table-cell table:style-name="Таблица5.A1" office:value-type="string">
            <text:p text:style-name="Table_20_Contents"><text:span text:style-name="T14">аргумент <text:s/>fseek() – начало файлу; </text:span></text:p>
            <text:p text:style-name="Table_20_Contents"><text:span text:style-name="T14">аргумент fseek() поточна позиція; </text:span></text:p>
            <text:p text:style-name="Table_20_Contents"><text:span text:style-name="T14">аргумент fseek() – кінець файлу (macro constant) </text:span></text:p>
          </table:table-cell>
        </table:table-row>
        <table:table-row table:style-name="Таблица5.1">
          <table:table-cell table:style-name="Таблица5.A1" office:value-type="string">
            <text:p text:style-name="Table_20_Contents"><text:span text:style-name="T14">TMP_MAX, TMP_MAX_S</text:span></text:p>
            <text:p text:style-name="Table_20_Contents"><text:span text:style-name="T14">(C11)</text:span></text:p>
          </table:table-cell>
          <table:table-cell table:style-name="Таблица5.A1" office:value-type="string">
            <text:p text:style-name="Table_20_Contents"><text:span text:style-name="T14">Максимвльна кількість імен в </text:span><text:a xlink:type="simple" xlink:href="https://en.cppreference.com/w/c/io/tmpnam" text:style-name="Internet_20_link" text:visited-style-name="Visited_20_Internet_20_Link"><text:span text:style-name="Internet_20_link"><text:span text:style-name="T14">tmpnam</text:span></text:span></text:a><text:span text:style-name="T14"><text:line-break/>Максимвльна кількість імен в tmpnam_s <text:line-break/>(macro constant) </text:span></text:p>
          </table:table-cell>
        </table:table-row>
        <table:table-row table:style-name="Таблица5.1">
          <table:table-cell table:style-name="Таблица5.A1" office:value-type="string">
            <text:p text:style-name="Table_20_Contents"><text:span text:style-name="T14">L_tmpnam, L_tmpnam_s(C11)</text:span></text:p>
          </table:table-cell>
          <table:table-cell table:style-name="Таблица5.A1" office:value-type="string">
            <text:p text:style-name="Table_20_Contents"><text:span text:style-name="T14">Розмір масиву char для результату </text:span><text:a xlink:type="simple" xlink:href="https://en.cppreference.com/w/c/io/tmpnam" text:style-name="Internet_20_link" text:visited-style-name="Visited_20_Internet_20_Link"><text:span text:style-name="Internet_20_link"><text:span text:style-name="T14">tmpnam</text:span></text:span></text:a><text:span text:style-name="T14">; </text:span></text:p>
            <text:p text:style-name="Table_20_Contents"><text:span text:style-name="T14">Розмір масиву char для результату tmpnam_s (macro constant) </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0" svg:font-family="0"/>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F" svg:font-family="" style:font-family-generic="system" style:font-pitch="variable"/>
    <style:font-face style:name="01" svg:font-family="0"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0" style:font-name="Liberation Serif" fo:font-family="'Liberation Serif'" style:font-family-generic="roman" style:font-pitch="variable" fo:font-size="12pt" fo:language="ru" fo:country="RU" style:font-name-asian="Liberation Serif2" style:font-family-asian="'Liberation Serif'" style:font-family-generic-asian="system" style:font-pitch-asian="variable" style:font-size-asian="12pt" style:language-asian="hi" style:country-asian="IN" style:font-name-complex="Liberation Serif2"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Caption" style:family="paragraph" style:parent-style-name="Standard" style:default-outline-level="" style:class="extra">
      <style:paragraph-properties fo:margin-top="0.212cm" fo:margin-bottom="0.212cm" loext:contextual-spacing="false"/>
      <style:text-properties fo:font-style="italic" style:font-style-asian="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 style:class="text">
      <style:paragraph-properties fo:margin-top="0.423cm" fo:margin-bottom="0.212cm" loext:contextual-spacing="false" fo:keep-with-next="always"/>
      <style:text-properties fo:font-size="24pt" fo:language="en" fo:country="US" fo:font-weight="bold" style:font-size-asian="24pt" style:font-weight-asian="bold"/>
    </style:style>
    <style:style style:name="Heading_20_2" style:display-name="Heading 2" style:family="paragraph" style:parent-style-name="Standard" style:default-outline-level="" style:class="text">
      <style:paragraph-properties fo:margin-top="0.353cm" fo:margin-bottom="0.212cm" loext:contextual-spacing="false" fo:keep-with-next="always"/>
      <style:text-properties fo:font-size="18pt" fo:language="en" fo:country="US" fo:font-weight="bold" style:font-size-asian="18pt" style:font-weight-asian="bold"/>
    </style:style>
    <style:style style:name="Heading_20_3" style:display-name="Heading 3" style:family="paragraph" style:parent-style-name="Standard" style:default-outline-level="" style:class="text">
      <style:paragraph-properties fo:margin-top="0.247cm" fo:margin-bottom="0.212cm" loext:contextual-spacing="false" fo:keep-with-next="always"/>
      <style:text-properties fo:font-size="14pt" fo:language="en" fo:country="US" fo:font-weight="bold" style:font-size-asian="14pt" style:font-weight-asian="bold"/>
    </style:style>
    <style:style style:name="Heading_20_4" style:display-name="Heading 4" style:family="paragraph" style:parent-style-name="Heading" style:default-outline-level="" style:class="text">
      <style:paragraph-properties fo:margin-top="0.212cm" fo:margin-bottom="0.212cm" loext:contextual-spacing="false"/>
      <style:text-properties style:font-name="Liberation Serif1" fo:font-family="'Liberation Serif'" style:font-family-generic="swiss" style:font-pitch="variable" fo:font-size="12pt" fo:language="en" fo:country="US" fo:font-weight="bold" style:font-size-asian="12pt" style:font-weight-asian="bold" style:font-name-complex="FreeSans" style:font-family-complex="FreeSans" style:font-family-generic-complex="system" style:font-pitch-complex="variable"/>
    </style:style>
    <style:style style:name="Heading_20_5" style:display-name="Heading 5"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fo:language="en" fo:country="US" style:font-size-asian="14pt"/>
    </style:style>
    <style:style style:name="index_20_heading" style:display-name="index heading" style:family="paragraph" style:parent-style-name="Standard" style:default-outline-level=""/>
    <style:style style:name="Text_20_Body" style:display-name="Text Body" style:family="paragraph" style:parent-style-name="Standard" style:default-outline-level="">
      <style:paragraph-properties fo:margin-top="0cm" fo:margin-bottom="0.247cm" loext:contextual-spacing="false" fo:line-height="120%"/>
      <style:text-properties fo:language="en" fo:country="US"/>
    </style:style>
    <style:style style:name="Table_20_Contents" style:display-name="Table Contents" style:family="paragraph" style:parent-style-name="Standard" style:default-outline-level="" style:class="extra">
      <style:text-properties fo:language="en" fo:country="US"/>
    </style:style>
    <style:style style:name="Preformatted_20_Text" style:display-name="Preformatted Text" style:family="paragraph" style:parent-style-name="Standard" style:default-outline-level="" style:class="html">
      <style:text-properties fo:language="en" fo:country="US"/>
    </style:style>
    <style:style style:name="List_20_Paragraph" style:display-name="List Paragraph" style:family="paragraph" style:parent-style-name="Standard" style:default-outline-level="">
      <style:paragraph-properties fo:margin-left="1.249cm" fo:margin-right="0cm" fo:text-indent="0cm" style:auto-text-indent="false"/>
      <style:text-properties style:font-name-asian="Times New Roman1" style:font-family-asian="'Times New Roman'" style:font-family-generic-asian="system" style:font-pitch-asian="variable" style:language-asian="ar" style:country-asian="SA"/>
    </style:style>
    <style:style style:name="Table_20_Heading" style:display-name="Table Heading" style:family="paragraph" style:parent-style-name="Table_20_Contents" style:default-outline-level="" style:class="extra"/>
    <style:style style:name="List_20_Contents" style:display-name="List Contents" style:family="paragraph" style:parent-style-name="Standard" style:default-outline-level="" style:class="html">
      <style:paragraph-properties fo:margin-left="1cm" fo:margin-right="0cm" fo:text-indent="0cm" style:auto-text-indent="false"/>
      <style:text-properties fo:language="en" fo:country="US"/>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Default_20_Paragraph_20_Font" style:display-name="Default Paragraph Font" style:family="text"/>
    <style:style style:name="Strong_20_Emphasis" style:display-name="Strong Emphasis" style:family="text">
      <style:text-properties fo:font-weight="bold" style:font-weight-asian="bold"/>
    </style:style>
    <style:style style:name="Emphasis" style:family="text">
      <style:text-properties fo:font-style="italic" style:font-style-asian="italic"/>
    </style:style>
    <style:style style:name="tlid-translation" style:family="text" style:parent-style-name="Default_20_Paragraph_20_Font">
      <style:text-properties style:font-name-asian="Times New Roman1" style:font-family-asian="'Times New Roman'" style:font-family-generic-asian="system" style:font-pitch-asian="variable"/>
    </style:style>
    <style:style style:name="Source_20_Text" style:display-name="Source Text" style:family="text">
      <style:text-properties style:font-name="Liberation Mono" fo:font-family="'Liberation Mono'" style:font-family-generic="roman" style:font-pitch="variable"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ListLabel_20_11" style:display-name="ListLabel 11" style:family="text">
      <style:text-properties style:font-name-asian="Times New Roman1" style:font-family-asian="'Times New Roman'" style:font-family-generic-asian="system" style:font-pitch-asian="variable"/>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asian="Times New Roman1" style:font-family-asian="'Times New Roman'" style:font-family-generic-asian="system" style:font-pitch-asian="variable"/>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Internet_20_link" style:display-name="Internet link" style:family="text">
      <style:text-properties fo:color="#000080" style:text-underline-style="solid" style:text-underline-width="auto" style:text-underline-color="font-color"/>
    </style:style>
    <style:style style:name="ListLabel_20_16" style:display-name="ListLabel 16"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asian="Times New Roman1" style:font-family-asian="'Times New Roman'" style:font-family-generic-asian="system" style:font-pitch-asian="variable"/>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Times New Roman" fo:font-family="'Times New Roman'" style:font-family-generic="roman" style:font-pitch="variable" fo:font-size="14pt" fo:font-weight="normal" style:font-size-asian="14pt" style:font-weight-asian="normal" style:font-name-complex="01" style:font-family-complex="0"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Times New Roman" fo:font-family="'Times New Roman'" style:font-family-generic="roman" style:font-pitch="variable" fo:font-size="14pt" style:font-size-asian="14pt" style:font-name-complex="Liberation Serif2" style:font-family-complex="'Liberation Serif'"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ListLabel_20_29" style:display-name="ListLabel 29" style:family="text">
      <style:text-properties style:font-name="Times New Roman" fo:font-family="'Times New Roman'" style:font-family-generic="roman" style:font-pitch="variable" fo:font-size="14pt" fo:font-weight="normal" style:font-size-asian="14pt" style:font-weight-asian="normal" style:font-name-complex="01" style:font-family-complex="0"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style>
    <style:style style:name="ListLabel_20_31" style:display-name="ListLabel 31" style:family="text">
      <style:text-properties style:font-name-asian="Times New Roman1" style:font-family-asian="'Times New Roman'" style:font-family-generic-asian="system" style:font-pitch-asian="variable"/>
    </style:style>
    <style:style style:name="ListLabel_20_32" style:display-name="ListLabel 32" style:family="text">
      <style:text-properties style:font-name="Times New Roman" fo:font-family="'Times New Roman'" style:font-family-generic="roman" style:font-pitch="variable" fo:font-size="14pt" style:font-size-asian="14pt" style:font-name-complex="Liberation Serif2" style:font-family-complex="'Liberation Serif'" style:font-family-generic-complex="system" style:font-pitch-complex="variable"/>
    </style:style>
    <style:style style:name="ListLabel_20_33" style:display-name="ListLabel 33" style:family="text">
      <style:text-properties fo:font-size="14pt" fo:font-weight="normal" style:font-size-asian="14pt" style:font-weight-asian="normal" style:font-name-complex="01" style:font-family-complex="0" style:font-family-generic-complex="system" style:font-pitch-complex="variable"/>
    </style:style>
    <style:style style:name="ListLabel_20_34" style:display-name="ListLabel 34" style:family="text">
      <style:text-properties fo:font-size="14pt" fo:font-weight="normal" style:font-size-asian="14pt" style:font-weight-asian="normal" style:font-name-complex="01" style:font-family-complex="0" style:font-family-generic-complex="system" style:font-pitch-complex="variable"/>
    </style:style>
    <style:style style:name="ListLabel_20_35" style:display-name="ListLabel 35" style:family="text">
      <style:text-properties fo:font-size="14pt" fo:font-weight="normal" style:font-size-asian="14pt" style:font-weight-asian="normal" style:font-name-complex="01" style:font-family-complex="0" style:font-family-generic-complex="system" style:font-pitch-complex="variable"/>
    </style:style>
    <style:style style:name="ListLabel_20_36" style:display-name="ListLabel 36" style:family="text">
      <style:text-properties fo:font-size="14pt" fo:font-weight="normal" style:font-size-asian="14pt" style:font-weight-asian="normal" style:font-name-complex="01" style:font-family-complex="0" style:font-family-generic-complex="system" style:font-pitch-complex="variable"/>
    </style:style>
    <style:style style:name="ListLabel_20_37" style:display-name="ListLabel 37" style:family="text">
      <style:text-properties fo:font-size="14pt" fo:font-weight="normal" style:font-size-asian="14pt" style:font-weight-asian="normal" style:font-name-complex="01" style:font-family-complex="0" style:font-family-generic-complex="system" style:font-pitch-complex="variable"/>
    </style:style>
    <style:style style:name="ListLabel_20_38" style:display-name="ListLabel 38" style:family="text">
      <style:text-properties fo:font-size="14pt" fo:font-weight="normal" style:font-size-asian="14pt" style:font-weight-asian="normal" style:font-name-complex="01" style:font-family-complex="0" style:font-family-generic-complex="system" style:font-pitch-complex="variable"/>
    </style:style>
    <style:style style:name="ListLabel_20_39" style:display-name="ListLabel 39" style:family="text">
      <style:text-properties fo:font-size="14pt" fo:font-weight="normal" style:font-size-asian="14pt" style:font-weight-asian="normal" style:font-name-complex="01" style:font-family-complex="0" style:font-family-generic-complex="system" style:font-pitch-complex="variable"/>
    </style:style>
    <style:style style:name="ListLabel_20_40" style:display-name="ListLabel 40" style:family="text">
      <style:text-properties fo:font-size="14pt" fo:font-weight="normal" style:font-size-asian="14pt" style:font-weight-asian="normal" style:font-name-complex="01" style:font-family-complex="0" style:font-family-generic-complex="system" style:font-pitch-complex="variable"/>
    </style:style>
    <style:style style:name="ListLabel_20_41" style:display-name="ListLabel 41" style:family="text">
      <style:text-properties fo:font-size="14pt" fo:font-weight="normal" style:font-size-asian="14pt" style:font-weight-asian="normal" style:font-name-complex="01" style:font-family-complex="0" style:font-family-generic-complex="system" style:font-pitch-complex="variable"/>
    </style:style>
    <style:style style:name="ListLabel_20_42" style:display-name="ListLabel 42" style:family="text">
      <style:text-properties fo:font-size="14pt" fo:font-weight="normal" style:font-size-asian="14pt" style:font-weight-asian="normal" style:font-name-complex="01" style:font-family-complex="0" style:font-family-generic-complex="system" style:font-pitch-complex="variable"/>
    </style:style>
    <style:style style:name="ListLabel_20_43" style:display-name="ListLabel 43" style:family="text">
      <style:text-properties fo:font-size="14pt" fo:font-weight="normal" style:font-size-asian="14pt" style:font-weight-asian="normal" style:font-name-complex="01" style:font-family-complex="0" style:font-family-generic-complex="system" style:font-pitch-complex="variable"/>
    </style:style>
    <style:style style:name="ListLabel_20_44" style:display-name="ListLabel 44" style:family="text">
      <style:text-properties fo:font-size="14pt" fo:font-weight="normal" style:font-size-asian="14pt" style:font-weight-asian="normal" style:font-name-complex="01" style:font-family-complex="0" style:font-family-generic-complex="system" style:font-pitch-complex="variable"/>
    </style:style>
    <style:style style:name="ListLabel_20_45" style:display-name="ListLabel 45" style:family="text">
      <style:text-properties fo:font-size="14pt" fo:font-weight="normal" style:font-size-asian="14pt" style:font-weight-asian="normal" style:font-name-complex="01" style:font-family-complex="0" style:font-family-generic-complex="system" style:font-pitch-complex="variable"/>
    </style:style>
    <style:style style:name="ListLabel_20_46" style:display-name="ListLabel 46" style:family="text">
      <style:text-properties fo:font-size="14pt" fo:font-weight="normal" style:font-size-asian="14pt" style:font-weight-asian="normal" style:font-name-complex="01" style:font-family-complex="0" style:font-family-generic-complex="system" style:font-pitch-complex="variable"/>
    </style:style>
    <style:style style:name="ListLabel_20_47" style:display-name="ListLabel 47" style:family="text">
      <style:text-properties fo:font-size="14pt" fo:font-weight="normal" style:font-size-asian="14pt" style:font-weight-asian="normal" style:font-name-complex="01" style:font-family-complex="0" style:font-family-generic-complex="system" style:font-pitch-complex="variable"/>
    </style:style>
    <style:style style:name="ListLabel_20_48" style:display-name="ListLabel 48" style:family="text">
      <style:text-properties fo:font-size="14pt" fo:font-weight="normal" style:font-size-asian="14pt" style:font-weight-asian="normal" style:font-name-complex="01" style:font-family-complex="0" style:font-family-generic-complex="system" style:font-pitch-complex="variable"/>
    </style:style>
    <style:style style:name="ListLabel_20_49" style:display-name="ListLabel 49" style:family="text">
      <style:text-properties fo:font-size="14pt" fo:font-weight="normal" style:font-size-asian="14pt" style:font-weight-asian="normal" style:font-name-complex="01" style:font-family-complex="0" style:font-family-generic-complex="system" style:font-pitch-complex="variable"/>
    </style:style>
    <style:style style:name="ListLabel_20_50" style:display-name="ListLabel 50" style:family="text">
      <style:text-properties fo:font-size="14pt" fo:font-weight="normal" style:font-size-asian="14pt" style:font-weight-asian="normal" style:font-name-complex="01" style:font-family-complex="0" style:font-family-generic-complex="system" style:font-pitch-complex="variable"/>
    </style:style>
    <style:style style:name="ListLabel_20_51" style:display-name="ListLabel 51" style:family="text">
      <style:text-properties fo:font-size="14pt" fo:font-weight="normal" style:font-size-asian="14pt" style:font-weight-asian="normal" style:font-name-complex="01" style:font-family-complex="0" style:font-family-generic-complex="system" style:font-pitch-complex="variable"/>
    </style:style>
    <style:style style:name="ListLabel_20_52" style:display-name="ListLabel 52" style:family="text">
      <style:text-properties fo:font-size="14pt" fo:font-weight="normal" style:font-size-asian="14pt" style:font-weight-asian="normal" style:font-name-complex="01" style:font-family-complex="0" style:font-family-generic-complex="system" style:font-pitch-complex="variable"/>
    </style:style>
    <style:style style:name="ListLabel_20_53" style:display-name="ListLabel 53" style:family="text">
      <style:text-properties fo:font-size="14pt" fo:font-weight="normal" style:font-size-asian="14pt" style:font-weight-asian="normal" style:font-name-complex="01" style:font-family-complex="0" style:font-family-generic-complex="system" style:font-pitch-complex="variable"/>
    </style:style>
    <style:style style:name="ListLabel_20_54" style:display-name="ListLabel 54" style:family="text">
      <style:text-properties fo:font-size="14pt" fo:font-weight="normal" style:font-size-asian="14pt" style:font-weight-asian="normal" style:font-name-complex="01" style:font-family-complex="0" style:font-family-generic-complex="system" style:font-pitch-complex="variable"/>
    </style:style>
    <style:style style:name="ListLabel_20_55" style:display-name="ListLabel 55" style:family="text">
      <style:text-properties fo:font-size="14pt" fo:font-weight="normal" style:font-size-asian="14pt" style:font-weight-asian="normal" style:font-name-complex="01" style:font-family-complex="0" style:font-family-generic-complex="system" style:font-pitch-complex="variable"/>
    </style:style>
    <style:style style:name="ListLabel_20_56" style:display-name="ListLabel 56" style:family="text">
      <style:text-properties fo:font-size="14pt" fo:font-weight="normal" style:font-size-asian="14pt" style:font-weight-asian="normal" style:font-name-complex="01" style:font-family-complex="0" style:font-family-generic-complex="system" style:font-pitch-complex="variable"/>
    </style:style>
    <style:style style:name="ListLabel_20_57" style:display-name="ListLabel 57" style:family="text">
      <style:text-properties fo:font-size="14pt" fo:font-weight="normal" style:font-size-asian="14pt" style:font-weight-asian="normal" style:font-name-complex="01" style:font-family-complex="0" style:font-family-generic-complex="system" style:font-pitch-complex="variable"/>
    </style:style>
    <style:style style:name="ListLabel_20_58" style:display-name="ListLabel 58" style:family="text">
      <style:text-properties fo:font-size="14pt" fo:font-weight="normal" style:font-size-asian="14pt" style:font-weight-asian="normal" style:font-name-complex="01" style:font-family-complex="0" style:font-family-generic-complex="system" style:font-pitch-complex="variable"/>
    </style:style>
    <style:style style:name="ListLabel_20_59" style:display-name="ListLabel 59" style:family="text">
      <style:text-properties fo:font-size="14pt" fo:font-weight="normal" style:font-size-asian="14pt" style:font-weight-asian="normal" style:font-name-complex="01" style:font-family-complex="0" style:font-family-generic-complex="system" style:font-pitch-complex="variable"/>
    </style:style>
    <style:style style:name="ListLabel_20_60" style:display-name="ListLabel 60" style:family="text">
      <style:text-properties fo:font-size="14pt" fo:font-weight="normal" style:font-size-asian="14pt" style:font-weight-asian="normal" style:font-name-complex="01" style:font-family-complex="0" style:font-family-generic-complex="system" style:font-pitch-complex="variable"/>
    </style:style>
    <style:style style:name="ListLabel_20_61" style:display-name="ListLabel 61" style:family="text">
      <style:text-properties fo:font-size="14pt" fo:font-weight="normal" style:font-size-asian="14pt" style:font-weight-asian="normal" style:font-name-complex="01" style:font-family-complex="0" style:font-family-generic-complex="system" style:font-pitch-complex="variable"/>
    </style:style>
    <style:style style:name="ListLabel_20_62" style:display-name="ListLabel 62" style:family="text">
      <style:text-properties fo:font-size="14pt" fo:font-weight="normal" style:font-size-asian="14pt" style:font-weight-asian="normal" style:font-name-complex="01" style:font-family-complex="0" style:font-family-generic-complex="system" style:font-pitch-complex="variable"/>
    </style:style>
    <style:style style:name="ListLabel_20_63" style:display-name="ListLabel 63" style:family="text">
      <style:text-properties fo:font-size="14pt" fo:font-weight="normal" style:font-size-asian="14pt" style:font-weight-asian="normal" style:font-name-complex="01" style:font-family-complex="0" style:font-family-generic-complex="system" style:font-pitch-complex="variable"/>
    </style:style>
    <style:style style:name="ListLabel_20_64" style:display-name="ListLabel 64" style:family="text">
      <style:text-properties fo:font-size="14pt" fo:font-weight="normal" style:font-size-asian="14pt" style:font-weight-asian="normal" style:font-name-complex="01" style:font-family-complex="0" style:font-family-generic-complex="system" style:font-pitch-complex="variable"/>
    </style:style>
    <style:style style:name="ListLabel_20_65" style:display-name="ListLabel 65" style:family="text">
      <style:text-properties fo:font-size="14pt" fo:font-weight="normal" style:font-size-asian="14pt" style:font-weight-asian="normal" style:font-name-complex="01" style:font-family-complex="0" style:font-family-generic-complex="system" style:font-pitch-complex="variable"/>
    </style:style>
    <style:style style:name="ListLabel_20_66" style:display-name="ListLabel 66" style:family="text">
      <style:text-properties fo:font-size="14pt" fo:font-weight="normal" style:font-size-asian="14pt" style:font-weight-asian="normal" style:font-name-complex="01" style:font-family-complex="0" style:font-family-generic-complex="system" style:font-pitch-complex="variable"/>
    </style:style>
    <style:style style:name="ListLabel_20_67" style:display-name="ListLabel 67" style:family="text">
      <style:text-properties fo:font-size="14pt" fo:font-weight="normal" style:font-size-asian="14pt" style:font-weight-asian="normal" style:font-name-complex="01" style:font-family-complex="0" style:font-family-generic-complex="system" style:font-pitch-complex="variable"/>
    </style:style>
    <style:style style:name="ListLabel_20_68" style:display-name="ListLabel 68" style:family="text">
      <style:text-properties fo:font-size="14pt" fo:font-weight="normal" style:font-size-asian="14pt" style:font-weight-asian="normal" style:font-name-complex="01" style:font-family-complex="0" style:font-family-generic-complex="system" style:font-pitch-complex="variable"/>
    </style:style>
    <style:style style:name="ListLabel_20_69" style:display-name="ListLabel 69" style:family="text">
      <style:text-properties fo:font-size="14pt" fo:font-weight="normal" style:font-size-asian="14pt" style:font-weight-asian="normal" style:font-name-complex="01" style:font-family-complex="0" style:font-family-generic-complex="system" style:font-pitch-complex="variable"/>
    </style:style>
    <style:style style:name="ListLabel_20_70" style:display-name="ListLabel 70" style:family="text">
      <style:text-properties fo:font-size="14pt" fo:font-weight="normal" style:font-size-asian="14pt" style:font-weight-asian="normal" style:font-name-complex="01" style:font-family-complex="0" style:font-family-generic-complex="system" style:font-pitch-complex="variable"/>
    </style:style>
    <style:style style:name="ListLabel_20_71" style:display-name="ListLabel 71" style:family="text">
      <style:text-properties fo:font-size="14pt" fo:font-weight="normal" style:font-size-asian="14pt" style:font-weight-asian="normal" style:font-name-complex="01" style:font-family-complex="0" style:font-family-generic-complex="system" style:font-pitch-complex="variable"/>
    </style:style>
    <style:style style:name="ListLabel_20_72" style:display-name="ListLabel 72" style:family="text">
      <style:text-properties fo:font-size="14pt" fo:font-weight="normal" style:font-size-asian="14pt" style:font-weight-asian="normal" style:font-name-complex="01" style:font-family-complex="0" style:font-family-generic-complex="system" style:font-pitch-complex="variable"/>
    </style:style>
    <style:style style:name="ListLabel_20_73" style:display-name="ListLabel 73" style:family="text">
      <style:text-properties fo:font-size="14pt" fo:font-weight="normal" style:font-size-asian="14pt" style:font-weight-asian="normal" style:font-name-complex="01" style:font-family-complex="0" style:font-family-generic-complex="system" style:font-pitch-complex="variable"/>
    </style:style>
    <style:style style:name="ListLabel_20_74" style:display-name="ListLabel 74" style:family="text">
      <style:text-properties fo:font-size="14pt" fo:font-weight="normal" style:font-size-asian="14pt" style:font-weight-asian="normal" style:font-name-complex="01" style:font-family-complex="0" style:font-family-generic-complex="system" style:font-pitch-complex="variable"/>
    </style:style>
    <style:style style:name="ListLabel_20_75" style:display-name="ListLabel 75" style:family="text">
      <style:text-properties fo:font-size="14pt" fo:font-weight="normal" style:font-size-asian="14pt" style:font-weight-asian="normal" style:font-name-complex="01" style:font-family-complex="0" style:font-family-generic-complex="system" style:font-pitch-complex="variable"/>
    </style:style>
    <style:style style:name="ListLabel_20_76" style:display-name="ListLabel 76" style:family="text">
      <style:text-properties fo:font-size="14pt" fo:font-weight="normal" style:font-size-asian="14pt" style:font-weight-asian="normal" style:font-name-complex="01" style:font-family-complex="0" style:font-family-generic-complex="system" style:font-pitch-complex="variable"/>
    </style:style>
    <style:style style:name="ListLabel_20_77" style:display-name="ListLabel 77" style:family="text">
      <style:text-properties fo:font-size="14pt" fo:font-weight="normal" style:font-size-asian="14pt" style:font-weight-asian="normal" style:font-name-complex="01" style:font-family-complex="0" style:font-family-generic-complex="system" style:font-pitch-complex="variable"/>
    </style:style>
    <style:style style:name="ListLabel_20_78" style:display-name="ListLabel 78" style:family="text">
      <style:text-properties fo:font-size="14pt" fo:font-weight="normal" style:font-size-asian="14pt" style:font-weight-asian="normal" style:font-name-complex="01" style:font-family-complex="0" style:font-family-generic-complex="system" style:font-pitch-complex="variable"/>
    </style:style>
    <style:style style:name="ListLabel_20_79" style:display-name="ListLabel 79" style:family="text">
      <style:text-properties fo:font-size="14pt" fo:font-weight="normal" style:font-size-asian="14pt" style:font-weight-asian="normal" style:font-name-complex="01" style:font-family-complex="0" style:font-family-generic-complex="system" style:font-pitch-complex="variable"/>
    </style:style>
    <style:style style:name="ListLabel_20_80" style:display-name="ListLabel 80" style:family="text">
      <style:text-properties fo:font-size="14pt" fo:font-weight="normal" style:font-size-asian="14pt" style:font-weight-asian="normal" style:font-name-complex="01" style:font-family-complex="0" style:font-family-generic-complex="system" style:font-pitch-complex="variable"/>
    </style:style>
    <style:style style:name="ListLabel_20_81" style:display-name="ListLabel 81" style:family="text">
      <style:text-properties fo:font-size="14pt" fo:font-weight="normal" style:font-size-asian="14pt" style:font-weight-asian="normal" style:font-name-complex="01" style:font-family-complex="0" style:font-family-generic-complex="system" style:font-pitch-complex="variable"/>
    </style:style>
    <style:style style:name="ListLabel_20_82" style:display-name="ListLabel 82" style:family="text">
      <style:text-properties fo:font-size="14pt" fo:font-weight="normal" style:font-size-asian="14pt" style:font-weight-asian="normal" style:font-name-complex="01" style:font-family-complex="0" style:font-family-generic-complex="system" style:font-pitch-complex="variable"/>
    </style:style>
    <style:style style:name="ListLabel_20_83" style:display-name="ListLabel 83" style:family="text">
      <style:text-properties fo:font-size="14pt" fo:font-weight="normal" style:font-size-asian="14pt" style:font-weight-asian="normal" style:font-name-complex="01" style:font-family-complex="0" style:font-family-generic-complex="system" style:font-pitch-complex="variable"/>
    </style:style>
    <style:style style:name="ListLabel_20_84" style:display-name="ListLabel 84" style:family="text">
      <style:text-properties fo:font-size="14pt" fo:font-weight="normal" style:font-size-asian="14pt" style:font-weight-asian="normal" style:font-name-complex="01" style:font-family-complex="0" style:font-family-generic-complex="system" style:font-pitch-complex="variable"/>
    </style:style>
    <style:style style:name="ListLabel_20_85" style:display-name="ListLabel 85" style:family="text">
      <style:text-properties fo:font-size="14pt" fo:font-weight="normal" style:font-size-asian="14pt" style:font-weight-asian="normal" style:font-name-complex="01" style:font-family-complex="0" style:font-family-generic-complex="system" style:font-pitch-complex="variable"/>
    </style:style>
    <style:style style:name="ListLabel_20_86" style:display-name="ListLabel 86" style:family="text">
      <style:text-properties fo:font-size="14pt" fo:font-weight="normal" style:font-size-asian="14pt" style:font-weight-asian="normal" style:font-name-complex="01" style:font-family-complex="0" style:font-family-generic-complex="system" style:font-pitch-complex="variable"/>
    </style:style>
    <style:style style:name="ListLabel_20_87" style:display-name="ListLabel 87" style:family="text">
      <style:text-properties fo:font-size="14pt" style:font-name-asian="Times New Roman1" style:font-family-asian="'Times New Roman'" style:font-family-generic-asian="system" style:font-pitch-asian="variable" style:font-size-asian="14pt"/>
    </style:style>
    <style:style style:name="ListLabel_20_88" style:display-name="ListLabel 88" style:family="text">
      <style:text-properties style:font-name-asian="Times New Roman1" style:font-family-asian="'Times New Roman'" style:font-family-generic-asian="system" style:font-pitch-asian="variable"/>
    </style:style>
    <style:style style:name="ListLabel_20_89" style:display-name="ListLabel 89" style:family="text">
      <style:text-properties style:font-name-asian="Times New Roman1" style:font-family-asian="'Times New Roman'" style:font-family-generic-asian="system" style:font-pitch-asian="variable"/>
    </style:style>
    <style:style style:name="ListLabel_20_90" style:display-name="ListLabel 90" style:family="text">
      <style:text-properties style:font-name-asian="Times New Roman1" style:font-family-asian="'Times New Roman'" style:font-family-generic-asian="system" style:font-pitch-asian="variable"/>
    </style:style>
    <style:style style:name="ListLabel_20_91" style:display-name="ListLabel 91" style:family="text">
      <style:text-properties style:font-name-asian="Times New Roman1" style:font-family-asian="'Times New Roman'" style:font-family-generic-asian="system" style:font-pitch-asian="variable"/>
    </style:style>
    <style:style style:name="ListLabel_20_92" style:display-name="ListLabel 92" style:family="text">
      <style:text-properties style:font-name-asian="Times New Roman1" style:font-family-asian="'Times New Roman'" style:font-family-generic-asian="system" style:font-pitch-asian="variable"/>
    </style:style>
    <style:style style:name="ListLabel_20_93" style:display-name="ListLabel 93" style:family="text">
      <style:text-properties style:font-name-asian="Times New Roman1" style:font-family-asian="'Times New Roman'" style:font-family-generic-asian="system" style:font-pitch-asian="variable"/>
    </style:style>
    <style:style style:name="ListLabel_20_94" style:display-name="ListLabel 94" style:family="text">
      <style:text-properties style:font-name-asian="Times New Roman1" style:font-family-asian="'Times New Roman'" style:font-family-generic-asian="system" style:font-pitch-asian="variable"/>
    </style:style>
    <style:style style:name="ListLabel_20_95" style:display-name="ListLabel 95" style:family="text">
      <style:text-properties style:font-name-asian="Times New Roman1" style:font-family-asian="'Times New Roman'" style:font-family-generic-asian="system" style:font-pitch-asian="variable"/>
    </style:style>
    <style:style style:name="ListLabel_20_96" style:display-name="ListLabel 96" style:family="text">
      <style:text-properties fo:font-size="14pt" fo:font-weight="normal" style:font-size-asian="14pt" style:font-weight-asian="normal" style:font-name-complex="01" style:font-family-complex="0" style:font-family-generic-complex="system" style:font-pitch-complex="variable"/>
    </style:style>
    <style:style style:name="ListLabel_20_97" style:display-name="ListLabel 97" style:family="text">
      <style:text-properties fo:font-size="14pt" fo:font-weight="normal" style:font-size-asian="14pt" style:font-weight-asian="normal" style:font-name-complex="01" style:font-family-complex="0" style:font-family-generic-complex="system" style:font-pitch-complex="variable"/>
    </style:style>
    <style:style style:name="ListLabel_20_98" style:display-name="ListLabel 98" style:family="text">
      <style:text-properties fo:font-size="14pt" fo:font-weight="normal" style:font-size-asian="14pt" style:font-weight-asian="normal" style:font-name-complex="01" style:font-family-complex="0" style:font-family-generic-complex="system" style:font-pitch-complex="variable"/>
    </style:style>
    <style:style style:name="ListLabel_20_99" style:display-name="ListLabel 99" style:family="text">
      <style:text-properties fo:font-size="14pt" fo:font-weight="normal" style:font-size-asian="14pt" style:font-weight-asian="normal" style:font-name-complex="01" style:font-family-complex="0" style:font-family-generic-complex="system" style:font-pitch-complex="variable"/>
    </style:style>
    <style:style style:name="ListLabel_20_100" style:display-name="ListLabel 100" style:family="text">
      <style:text-properties fo:font-size="14pt" fo:font-weight="normal" style:font-size-asian="14pt" style:font-weight-asian="normal" style:font-name-complex="01" style:font-family-complex="0" style:font-family-generic-complex="system" style:font-pitch-complex="variable"/>
    </style:style>
    <style:style style:name="ListLabel_20_101" style:display-name="ListLabel 101" style:family="text">
      <style:text-properties fo:font-size="14pt" fo:font-weight="normal" style:font-size-asian="14pt" style:font-weight-asian="normal" style:font-name-complex="01" style:font-family-complex="0" style:font-family-generic-complex="system" style:font-pitch-complex="variable"/>
    </style:style>
    <style:style style:name="ListLabel_20_102" style:display-name="ListLabel 102" style:family="text">
      <style:text-properties fo:font-size="14pt" fo:font-weight="normal" style:font-size-asian="14pt" style:font-weight-asian="normal" style:font-name-complex="01" style:font-family-complex="0" style:font-family-generic-complex="system" style:font-pitch-complex="variable"/>
    </style:style>
    <style:style style:name="ListLabel_20_103" style:display-name="ListLabel 103" style:family="text">
      <style:text-properties fo:font-size="14pt" fo:font-weight="normal" style:font-size-asian="14pt" style:font-weight-asian="normal" style:font-name-complex="01" style:font-family-complex="0" style:font-family-generic-complex="system" style:font-pitch-complex="variable"/>
    </style:style>
    <style:style style:name="ListLabel_20_104" style:display-name="ListLabel 104" style:family="text">
      <style:text-properties fo:font-size="14pt" fo:font-weight="normal" style:font-size-asian="14pt" style:font-weight-asian="normal" style:font-name-complex="01" style:font-family-complex="0" style:font-family-generic-complex="system" style:font-pitch-complex="variable"/>
    </style:style>
    <style:style style:name="ListLabel_20_105" style:display-name="ListLabel 105" style:family="text">
      <style:text-properties fo:font-size="14pt" fo:font-weight="normal" style:font-size-asian="14pt" style:font-weight-asian="normal" style:font-name-complex="01" style:font-family-complex="0" style:font-family-generic-complex="system" style:font-pitch-complex="variable"/>
    </style:style>
    <style:style style:name="ListLabel_20_106" style:display-name="ListLabel 106" style:family="text">
      <style:text-properties fo:font-size="14pt" fo:font-weight="normal" style:font-size-asian="14pt" style:font-weight-asian="normal" style:font-name-complex="01" style:font-family-complex="0" style:font-family-generic-complex="system" style:font-pitch-complex="variable"/>
    </style:style>
    <style:style style:name="ListLabel_20_107" style:display-name="ListLabel 107" style:family="text">
      <style:text-properties fo:font-size="14pt" fo:font-weight="normal" style:font-size-asian="14pt" style:font-weight-asian="normal" style:font-name-complex="01" style:font-family-complex="0" style:font-family-generic-complex="system" style:font-pitch-complex="variable"/>
    </style:style>
    <style:style style:name="ListLabel_20_108" style:display-name="ListLabel 108" style:family="text">
      <style:text-properties fo:font-size="14pt" fo:font-weight="normal" style:font-size-asian="14pt" style:font-weight-asian="normal" style:font-name-complex="01" style:font-family-complex="0" style:font-family-generic-complex="system" style:font-pitch-complex="variable"/>
    </style:style>
    <style:style style:name="ListLabel_20_109" style:display-name="ListLabel 109" style:family="text">
      <style:text-properties fo:font-size="14pt" fo:font-weight="normal" style:font-size-asian="14pt" style:font-weight-asian="normal" style:font-name-complex="01" style:font-family-complex="0" style:font-family-generic-complex="system" style:font-pitch-complex="variable"/>
    </style:style>
    <style:style style:name="ListLabel_20_110" style:display-name="ListLabel 110" style:family="text">
      <style:text-properties fo:font-size="14pt" fo:font-weight="normal" style:font-size-asian="14pt" style:font-weight-asian="normal" style:font-name-complex="01" style:font-family-complex="0" style:font-family-generic-complex="system" style:font-pitch-complex="variable"/>
    </style:style>
    <style:style style:name="ListLabel_20_111" style:display-name="ListLabel 111" style:family="text">
      <style:text-properties fo:font-size="14pt" fo:font-weight="normal" style:font-size-asian="14pt" style:font-weight-asian="normal" style:font-name-complex="01" style:font-family-complex="0" style:font-family-generic-complex="system" style:font-pitch-complex="variable"/>
    </style:style>
    <style:style style:name="ListLabel_20_112" style:display-name="ListLabel 112" style:family="text">
      <style:text-properties fo:font-size="14pt" fo:font-weight="normal" style:font-size-asian="14pt" style:font-weight-asian="normal" style:font-name-complex="01" style:font-family-complex="0" style:font-family-generic-complex="system" style:font-pitch-complex="variable"/>
    </style:style>
    <style:style style:name="ListLabel_20_113" style:display-name="ListLabel 113" style:family="text">
      <style:text-properties fo:font-size="14pt" fo:font-weight="normal" style:font-size-asian="14pt" style:font-weight-asian="normal" style:font-name-complex="01" style:font-family-complex="0" style:font-family-generic-complex="system" style:font-pitch-complex="variable"/>
    </style:style>
    <style:style style:name="ListLabel_20_114" style:display-name="ListLabel 114" style:family="text">
      <style:text-properties fo:font-size="14pt" fo:font-weight="normal" style:font-size-asian="14pt" style:font-weight-asian="normal" style:font-name-complex="01" style:font-family-complex="0" style:font-family-generic-complex="system" style:font-pitch-complex="variable"/>
    </style:style>
    <style:style style:name="ListLabel_20_115" style:display-name="ListLabel 115" style:family="text">
      <style:text-properties fo:font-size="14pt" fo:font-weight="normal" style:font-size-asian="14pt" style:font-weight-asian="normal" style:font-name-complex="01" style:font-family-complex="0" style:font-family-generic-complex="system" style:font-pitch-complex="variable"/>
    </style:style>
    <style:style style:name="ListLabel_20_116" style:display-name="ListLabel 116" style:family="text">
      <style:text-properties fo:font-size="14pt" fo:font-weight="normal" style:font-size-asian="14pt" style:font-weight-asian="normal" style:font-name-complex="01" style:font-family-complex="0" style:font-family-generic-complex="system" style:font-pitch-complex="variable"/>
    </style:style>
    <style:style style:name="ListLabel_20_117" style:display-name="ListLabel 117" style:family="text">
      <style:text-properties fo:font-size="14pt" fo:font-weight="normal" style:font-size-asian="14pt" style:font-weight-asian="normal" style:font-name-complex="01" style:font-family-complex="0" style:font-family-generic-complex="system" style:font-pitch-complex="variable"/>
    </style:style>
    <style:style style:name="ListLabel_20_118" style:display-name="ListLabel 118" style:family="text">
      <style:text-properties fo:font-size="14pt" fo:font-weight="normal" style:font-size-asian="14pt" style:font-weight-asian="normal" style:font-name-complex="01" style:font-family-complex="0" style:font-family-generic-complex="system" style:font-pitch-complex="variable"/>
    </style:style>
    <style:style style:name="ListLabel_20_119" style:display-name="ListLabel 119" style:family="text">
      <style:text-properties fo:font-size="14pt" fo:font-weight="normal" style:font-size-asian="14pt" style:font-weight-asian="normal" style:font-name-complex="01" style:font-family-complex="0" style:font-family-generic-complex="system" style:font-pitch-complex="variable"/>
    </style:style>
    <style:style style:name="ListLabel_20_120" style:display-name="ListLabel 120" style:family="text">
      <style:text-properties fo:font-size="14pt" fo:font-weight="normal" style:font-size-asian="14pt" style:font-weight-asian="normal" style:font-name-complex="01" style:font-family-complex="0" style:font-family-generic-complex="system" style:font-pitch-complex="variable"/>
    </style:style>
    <style:style style:name="ListLabel_20_121" style:display-name="ListLabel 121" style:family="text">
      <style:text-properties fo:font-size="14pt" fo:font-weight="normal" style:font-size-asian="14pt" style:font-weight-asian="normal" style:font-name-complex="01" style:font-family-complex="0" style:font-family-generic-complex="system" style:font-pitch-complex="variable"/>
    </style:style>
    <style:style style:name="ListLabel_20_122" style:display-name="ListLabel 122" style:family="text">
      <style:text-properties fo:font-size="14pt" fo:font-weight="normal" style:font-size-asian="14pt" style:font-weight-asian="normal" style:font-name-complex="01" style:font-family-complex="0" style:font-family-generic-complex="system" style:font-pitch-complex="variable"/>
    </style:style>
    <style:style style:name="ListLabel_20_123" style:display-name="ListLabel 123" style:family="text">
      <style:text-properties fo:font-size="14pt" style:font-size-asian="14pt" style:font-name-complex="Liberation Serif2" style:font-family-complex="'Liberation Serif'" style:font-family-generic-complex="system" style:font-pitch-complex="variable"/>
    </style:style>
    <style:style style:name="ListLabel_20_124" style:display-name="ListLabel 124" style:family="text">
      <style:text-properties fo:font-size="14pt" style:font-size-asian="14pt" style:font-name-complex="Liberation Serif2" style:font-family-complex="'Liberation Serif'" style:font-family-generic-complex="system" style:font-pitch-complex="variable"/>
    </style:style>
    <style:style style:name="ListLabel_20_125" style:display-name="ListLabel 125" style:family="text">
      <style:text-properties fo:font-size="14pt" style:font-size-asian="14pt" style:font-name-complex="Liberation Serif2" style:font-family-complex="'Liberation Serif'" style:font-family-generic-complex="system" style:font-pitch-complex="variable"/>
    </style:style>
    <style:style style:name="ListLabel_20_126" style:display-name="ListLabel 126" style:family="text">
      <style:text-properties fo:font-size="14pt" style:font-size-asian="14pt" style:font-name-complex="Liberation Serif2" style:font-family-complex="'Liberation Serif'" style:font-family-generic-complex="system" style:font-pitch-complex="variable"/>
    </style:style>
    <style:style style:name="ListLabel_20_127" style:display-name="ListLabel 127" style:family="text">
      <style:text-properties fo:font-size="14pt" style:font-size-asian="14pt" style:font-name-complex="Liberation Serif2" style:font-family-complex="'Liberation Serif'" style:font-family-generic-complex="system" style:font-pitch-complex="variable"/>
    </style:style>
    <style:style style:name="ListLabel_20_128" style:display-name="ListLabel 128" style:family="text">
      <style:text-properties fo:font-size="14pt" style:font-size-asian="14pt" style:font-name-complex="Liberation Serif2" style:font-family-complex="'Liberation Serif'" style:font-family-generic-complex="system" style:font-pitch-complex="variable"/>
    </style:style>
    <style:style style:name="ListLabel_20_129" style:display-name="ListLabel 129" style:family="text">
      <style:text-properties fo:font-size="14pt" style:font-size-asian="14pt" style:font-name-complex="Liberation Serif2" style:font-family-complex="'Liberation Serif'" style:font-family-generic-complex="system" style:font-pitch-complex="variable"/>
    </style:style>
    <style:style style:name="ListLabel_20_130" style:display-name="ListLabel 130" style:family="text">
      <style:text-properties fo:font-size="14pt" style:font-size-asian="14pt" style:font-name-complex="Liberation Serif2" style:font-family-complex="'Liberation Serif'" style:font-family-generic-complex="system" style:font-pitch-complex="variable"/>
    </style:style>
    <style:style style:name="ListLabel_20_131" style:display-name="ListLabel 131" style:family="text">
      <style:text-properties fo:font-size="14pt" style:font-size-asian="14pt" style:font-name-complex="Liberation Serif2" style:font-family-complex="'Liberation Serif'" style:font-family-generic-complex="system" style:font-pitch-complex="variable"/>
    </style:style>
    <style:style style:name="ListLabel_20_132" style:display-name="ListLabel 132" style:family="text">
      <style:text-properties fo:font-size="14pt" style:font-size-asian="14pt" style:font-name-complex="Liberation Serif2" style:font-family-complex="'Liberation Serif'" style:font-family-generic-complex="system" style:font-pitch-complex="variable"/>
    </style:style>
    <style:style style:name="ListLabel_20_133" style:display-name="ListLabel 133" style:family="text">
      <style:text-properties fo:font-size="14pt" style:font-size-asian="14pt" style:font-name-complex="Liberation Serif2" style:font-family-complex="'Liberation Serif'" style:font-family-generic-complex="system" style:font-pitch-complex="variable"/>
    </style:style>
    <style:style style:name="ListLabel_20_134" style:display-name="ListLabel 134" style:family="text">
      <style:text-properties fo:font-size="14pt" style:font-size-asian="14pt" style:font-name-complex="Liberation Serif2" style:font-family-complex="'Liberation Serif'" style:font-family-generic-complex="system" style:font-pitch-complex="variable"/>
    </style:style>
    <style:style style:name="ListLabel_20_135" style:display-name="ListLabel 135" style:family="text">
      <style:text-properties fo:font-size="14pt" style:font-size-asian="14pt" style:font-name-complex="Liberation Serif2" style:font-family-complex="'Liberation Serif'" style:font-family-generic-complex="system" style:font-pitch-complex="variable"/>
    </style:style>
    <style:style style:name="ListLabel_20_136" style:display-name="ListLabel 136" style:family="text">
      <style:text-properties fo:font-size="14pt" style:font-size-asian="14pt" style:font-name-complex="Liberation Serif2" style:font-family-complex="'Liberation Serif'" style:font-family-generic-complex="system" style:font-pitch-complex="variable"/>
    </style:style>
    <style:style style:name="ListLabel_20_137" style:display-name="ListLabel 137" style:family="text">
      <style:text-properties fo:font-size="14pt" style:font-size-asian="14pt" style:font-name-complex="Liberation Serif2" style:font-family-complex="'Liberation Serif'" style:font-family-generic-complex="system" style:font-pitch-complex="variable"/>
    </style:style>
    <style:style style:name="ListLabel_20_138" style:display-name="ListLabel 138" style:family="text">
      <style:text-properties fo:font-size="14pt" style:font-size-asian="14pt" style:font-name-complex="Liberation Serif2" style:font-family-complex="'Liberation Serif'" style:font-family-generic-complex="system" style:font-pitch-complex="variable"/>
    </style:style>
    <style:style style:name="ListLabel_20_139" style:display-name="ListLabel 139" style:family="text">
      <style:text-properties fo:font-size="14pt" style:font-size-asian="14pt" style:font-name-complex="Liberation Serif2" style:font-family-complex="'Liberation Serif'" style:font-family-generic-complex="system" style:font-pitch-complex="variable"/>
    </style:style>
    <style:style style:name="ListLabel_20_140" style:display-name="ListLabel 140" style:family="text">
      <style:text-properties fo:font-size="14pt" style:font-size-asian="14pt" style:font-name-complex="Liberation Serif2" style:font-family-complex="'Liberation Serif'" style:font-family-generic-complex="system" style:font-pitch-complex="variable"/>
    </style:style>
    <style:style style:name="ListLabel_20_141" style:display-name="ListLabel 141" style:family="text">
      <style:text-properties fo:font-size="14pt" style:font-size-asian="14pt" style:font-name-complex="Liberation Serif2" style:font-family-complex="'Liberation Serif'" style:font-family-generic-complex="system" style:font-pitch-complex="variable"/>
    </style:style>
    <style:style style:name="ListLabel_20_142" style:display-name="ListLabel 142" style:family="text">
      <style:text-properties fo:font-size="14pt" style:font-size-asian="14pt" style:font-name-complex="Liberation Serif2" style:font-family-complex="'Liberation Serif'" style:font-family-generic-complex="system" style:font-pitch-complex="variable"/>
    </style:style>
    <style:style style:name="ListLabel_20_143" style:display-name="ListLabel 143" style:family="text">
      <style:text-properties fo:font-size="14pt" style:font-size-asian="14pt" style:font-name-complex="Liberation Serif2" style:font-family-complex="'Liberation Serif'" style:font-family-generic-complex="system" style:font-pitch-complex="variable"/>
    </style:style>
    <style:style style:name="ListLabel_20_144" style:display-name="ListLabel 144" style:family="text">
      <style:text-properties fo:font-size="14pt" style:font-size-asian="14pt" style:font-name-complex="Liberation Serif2" style:font-family-complex="'Liberation Serif'" style:font-family-generic-complex="system" style:font-pitch-complex="variable"/>
    </style:style>
    <style:style style:name="ListLabel_20_145" style:display-name="ListLabel 145" style:family="text">
      <style:text-properties fo:font-size="14pt" style:font-size-asian="14pt" style:font-name-complex="Liberation Serif2" style:font-family-complex="'Liberation Serif'" style:font-family-generic-complex="system" style:font-pitch-complex="variable"/>
    </style:style>
    <style:style style:name="ListLabel_20_146" style:display-name="ListLabel 146" style:family="text">
      <style:text-properties fo:font-size="14pt" style:font-size-asian="14pt" style:font-name-complex="Liberation Serif2" style:font-family-complex="'Liberation Serif'" style:font-family-generic-complex="system" style:font-pitch-complex="variable"/>
    </style:style>
    <style:style style:name="ListLabel_20_147" style:display-name="ListLabel 147" style:family="text">
      <style:text-properties fo:font-size="14pt" style:font-size-asian="14pt" style:font-name-complex="Liberation Serif2" style:font-family-complex="'Liberation Serif'" style:font-family-generic-complex="system" style:font-pitch-complex="variable"/>
    </style:style>
    <style:style style:name="ListLabel_20_148" style:display-name="ListLabel 148" style:family="text">
      <style:text-properties fo:font-size="14pt" style:font-size-asian="14pt" style:font-name-complex="Liberation Serif2" style:font-family-complex="'Liberation Serif'" style:font-family-generic-complex="system" style:font-pitch-complex="variable"/>
    </style:style>
    <style:style style:name="ListLabel_20_149" style:display-name="ListLabel 149" style:family="text">
      <style:text-properties fo:font-size="14pt" style:font-size-asian="14pt" style:font-name-complex="Liberation Serif2" style:font-family-complex="'Liberation Serif'" style:font-family-generic-complex="system" style:font-pitch-complex="variable"/>
    </style:style>
    <style:style style:name="ListLabel_20_150" style:display-name="ListLabel 150" style:family="text">
      <style:text-properties fo:font-size="14pt" style:font-size-asian="14pt" style:font-name-complex="Liberation Serif2" style:font-family-complex="'Liberation Serif'" style:font-family-generic-complex="system" style:font-pitch-complex="variable"/>
    </style:style>
    <style:style style:name="ListLabel_20_151" style:display-name="ListLabel 151" style:family="text">
      <style:text-properties fo:font-size="14pt" style:font-size-asian="14pt" style:font-name-complex="Liberation Serif2" style:font-family-complex="'Liberation Serif'" style:font-family-generic-complex="system" style:font-pitch-complex="variable"/>
    </style:style>
    <style:style style:name="ListLabel_20_152" style:display-name="ListLabel 152" style:family="text">
      <style:text-properties fo:font-size="14pt" style:font-size-asian="14pt" style:font-name-complex="Liberation Serif2" style:font-family-complex="'Liberation Serif'" style:font-family-generic-complex="system" style:font-pitch-complex="variable"/>
    </style:style>
    <style:style style:name="ListLabel_20_153" style:display-name="ListLabel 153" style:family="text">
      <style:text-properties fo:font-size="14pt" style:font-size-asian="14pt" style:font-name-complex="Liberation Serif2" style:font-family-complex="'Liberation Serif'" style:font-family-generic-complex="system" style:font-pitch-complex="variable"/>
    </style:style>
    <style:style style:name="ListLabel_20_154" style:display-name="ListLabel 154" style:family="text">
      <style:text-properties fo:font-size="14pt" style:font-size-asian="14pt" style:font-name-complex="Liberation Serif2" style:font-family-complex="'Liberation Serif'" style:font-family-generic-complex="system" style:font-pitch-complex="variable"/>
    </style:style>
    <style:style style:name="ListLabel_20_155" style:display-name="ListLabel 155" style:family="text">
      <style:text-properties fo:font-size="14pt" style:font-size-asian="14pt" style:font-name-complex="Liberation Serif2" style:font-family-complex="'Liberation Serif'" style:font-family-generic-complex="system" style:font-pitch-complex="variable"/>
    </style:style>
    <style:style style:name="ListLabel_20_156" style:display-name="ListLabel 156" style:family="text">
      <style:text-properties fo:font-size="14pt" style:font-size-asian="14pt" style:font-name-complex="Liberation Serif2" style:font-family-complex="'Liberation Serif'" style:font-family-generic-complex="system" style:font-pitch-complex="variable"/>
    </style:style>
    <style:style style:name="ListLabel_20_157" style:display-name="ListLabel 157" style:family="text">
      <style:text-properties fo:font-size="14pt" style:font-size-asian="14pt" style:font-name-complex="Liberation Serif2" style:font-family-complex="'Liberation Serif'" style:font-family-generic-complex="system" style:font-pitch-complex="variable"/>
    </style:style>
    <style:style style:name="ListLabel_20_158" style:display-name="ListLabel 158" style:family="text">
      <style:text-properties fo:font-size="14pt" style:font-size-asian="14pt" style:font-name-complex="Liberation Serif2" style:font-family-complex="'Liberation Serif'" style:font-family-generic-complex="system" style:font-pitch-complex="variable"/>
    </style:style>
    <style:style style:name="Заголовок_20_1_20_Знак" style:display-name="Заголовок 1 Знак"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language-asian="hi" style:country-asian="IN" style:font-weight-asian="bold" style:font-name-complex="Mangal" style:font-family-complex="Mangal" style:font-family-generic-complex="system" style:font-pitch-complex="variable" style:font-size-complex="12.5pt" style:font-weight-complex="bold"/>
    </style:style>
    <style:style style:name="Заголовок_20_2_20_Знак" style:display-name="Заголовок 2 Знак"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language-asian="hi" style:country-asian="IN" style:font-weight-asian="bold" style:font-name-complex="Mangal" style:font-family-complex="Mangal" style:font-family-generic-complex="system" style:font-pitch-complex="variable" style:font-size-complex="11.5pt" style:font-weight-complex="bold"/>
    </style:style>
    <style:style style:name="Заголовок_20_3_20_Знак" style:display-name="Заголовок 3 Знак" style:family="text" style:parent-style-name="Default_20_Paragraph_20_Font">
      <style:text-properties fo:color="#4f81bd" style:font-name="Cambria" fo:font-family="Cambria" style:font-family-generic="roman" style:font-pitch="variable" fo:font-size="12pt" fo:font-weight="bold" style:font-name-asian="F" style:font-family-generic-asian="system" style:font-pitch-asian="variable" style:font-size-asian="12pt" style:language-asian="hi" style:country-asian="IN" style:font-weight-asian="bold" style:font-name-complex="Mangal" style:font-family-complex="Mangal" style:font-family-generic-complex="system" style:font-pitch-complex="variable" style:font-size-complex="10.5pt" style:font-weight-complex="bold"/>
    </style:style>
    <style:style style:name="ListLabel_20_159" style:display-name="ListLabel 159" style:family="text">
      <style:text-properties style:font-name="Times New Roman" fo:font-family="'Times New Roman'" style:font-family-generic="roman" style:font-pitch="variable" fo:font-size="14pt" fo:font-weight="normal" style:font-size-asian="14pt" style:font-weight-asian="normal" style:font-name-complex="01" style:font-family-complex="0" style:font-family-generic-complex="system" style:font-pitch-complex="variable"/>
    </style:style>
    <style:style style:name="ListLabel_20_160" style:display-name="ListLabel 160" style:family="text">
      <style:text-properties fo:font-size="14pt" fo:font-weight="normal" style:font-size-asian="14pt" style:font-weight-asian="normal" style:font-name-complex="01" style:font-family-complex="0" style:font-family-generic-complex="system" style:font-pitch-complex="variable"/>
    </style:style>
    <style:style style:name="ListLabel_20_161" style:display-name="ListLabel 161" style:family="text">
      <style:text-properties fo:font-size="14pt" fo:font-weight="normal" style:font-size-asian="14pt" style:font-weight-asian="normal" style:font-name-complex="01" style:font-family-complex="0" style:font-family-generic-complex="system" style:font-pitch-complex="variable"/>
    </style:style>
    <style:style style:name="ListLabel_20_162" style:display-name="ListLabel 162" style:family="text">
      <style:text-properties fo:font-size="14pt" fo:font-weight="normal" style:font-size-asian="14pt" style:font-weight-asian="normal" style:font-name-complex="01" style:font-family-complex="0" style:font-family-generic-complex="system" style:font-pitch-complex="variable"/>
    </style:style>
    <style:style style:name="ListLabel_20_163" style:display-name="ListLabel 163" style:family="text">
      <style:text-properties fo:font-size="14pt" fo:font-weight="normal" style:font-size-asian="14pt" style:font-weight-asian="normal" style:font-name-complex="01" style:font-family-complex="0" style:font-family-generic-complex="system" style:font-pitch-complex="variable"/>
    </style:style>
    <style:style style:name="ListLabel_20_164" style:display-name="ListLabel 164" style:family="text">
      <style:text-properties fo:font-size="14pt" fo:font-weight="normal" style:font-size-asian="14pt" style:font-weight-asian="normal" style:font-name-complex="01" style:font-family-complex="0" style:font-family-generic-complex="system" style:font-pitch-complex="variable"/>
    </style:style>
    <style:style style:name="ListLabel_20_165" style:display-name="ListLabel 165" style:family="text">
      <style:text-properties fo:font-size="14pt" fo:font-weight="normal" style:font-size-asian="14pt" style:font-weight-asian="normal" style:font-name-complex="01" style:font-family-complex="0" style:font-family-generic-complex="system" style:font-pitch-complex="variable"/>
    </style:style>
    <style:style style:name="ListLabel_20_166" style:display-name="ListLabel 166" style:family="text">
      <style:text-properties fo:font-size="14pt" fo:font-weight="normal" style:font-size-asian="14pt" style:font-weight-asian="normal" style:font-name-complex="01" style:font-family-complex="0" style:font-family-generic-complex="system" style:font-pitch-complex="variable"/>
    </style:style>
    <style:style style:name="ListLabel_20_167" style:display-name="ListLabel 167" style:family="text">
      <style:text-properties fo:font-size="14pt" fo:font-weight="normal" style:font-size-asian="14pt" style:font-weight-asian="normal" style:font-name-complex="01" style:font-family-complex="0" style:font-family-generic-complex="system" style:font-pitch-complex="variable"/>
    </style:style>
    <style:style style:name="ListLabel_20_168" style:display-name="ListLabel 168" style:family="text">
      <style:text-properties style:font-name="Times New Roman" fo:font-family="'Times New Roman'" style:font-family-generic="roman" style:font-pitch="variable" fo:font-size="14pt" fo:font-weight="normal" style:font-size-asian="14pt" style:font-weight-asian="normal" style:font-name-complex="01" style:font-family-complex="0" style:font-family-generic-complex="system" style:font-pitch-complex="variable"/>
    </style:style>
    <style:style style:name="ListLabel_20_169" style:display-name="ListLabel 169" style:family="text">
      <style:text-properties fo:font-size="14pt" fo:font-weight="normal" style:font-size-asian="14pt" style:font-weight-asian="normal" style:font-name-complex="01" style:font-family-complex="0" style:font-family-generic-complex="system" style:font-pitch-complex="variable"/>
    </style:style>
    <style:style style:name="ListLabel_20_170" style:display-name="ListLabel 170" style:family="text">
      <style:text-properties fo:font-size="14pt" fo:font-weight="normal" style:font-size-asian="14pt" style:font-weight-asian="normal" style:font-name-complex="01" style:font-family-complex="0" style:font-family-generic-complex="system" style:font-pitch-complex="variable"/>
    </style:style>
    <style:style style:name="ListLabel_20_171" style:display-name="ListLabel 171" style:family="text">
      <style:text-properties fo:font-size="14pt" fo:font-weight="normal" style:font-size-asian="14pt" style:font-weight-asian="normal" style:font-name-complex="01" style:font-family-complex="0" style:font-family-generic-complex="system" style:font-pitch-complex="variable"/>
    </style:style>
    <style:style style:name="ListLabel_20_172" style:display-name="ListLabel 172" style:family="text">
      <style:text-properties fo:font-size="14pt" fo:font-weight="normal" style:font-size-asian="14pt" style:font-weight-asian="normal" style:font-name-complex="01" style:font-family-complex="0" style:font-family-generic-complex="system" style:font-pitch-complex="variable"/>
    </style:style>
    <style:style style:name="ListLabel_20_173" style:display-name="ListLabel 173" style:family="text">
      <style:text-properties fo:font-size="14pt" fo:font-weight="normal" style:font-size-asian="14pt" style:font-weight-asian="normal" style:font-name-complex="01" style:font-family-complex="0" style:font-family-generic-complex="system" style:font-pitch-complex="variable"/>
    </style:style>
    <style:style style:name="ListLabel_20_174" style:display-name="ListLabel 174" style:family="text">
      <style:text-properties fo:font-size="14pt" fo:font-weight="normal" style:font-size-asian="14pt" style:font-weight-asian="normal" style:font-name-complex="01" style:font-family-complex="0" style:font-family-generic-complex="system" style:font-pitch-complex="variable"/>
    </style:style>
    <style:style style:name="ListLabel_20_175" style:display-name="ListLabel 175" style:family="text">
      <style:text-properties fo:font-size="14pt" fo:font-weight="normal" style:font-size-asian="14pt" style:font-weight-asian="normal" style:font-name-complex="01" style:font-family-complex="0" style:font-family-generic-complex="system" style:font-pitch-complex="variable"/>
    </style:style>
    <style:style style:name="ListLabel_20_176" style:display-name="ListLabel 176" style:family="text">
      <style:text-properties fo:font-size="14pt" fo:font-weight="normal" style:font-size-asian="14pt" style:font-weight-asian="normal" style:font-name-complex="01" style:font-family-complex="0" style:font-family-generic-complex="system" style:font-pitch-complex="variable"/>
    </style:style>
    <style:style style:name="ListLabel_20_177" style:display-name="ListLabel 177" style:family="text">
      <style:text-properties style:font-name="Times New Roman" fo:font-family="'Times New Roman'" style:font-family-generic="roman" style:font-pitch="variable" fo:font-size="14pt" fo:font-weight="normal" style:font-size-asian="14pt" style:font-weight-asian="normal" style:font-name-complex="01" style:font-family-complex="0" style:font-family-generic-complex="system" style:font-pitch-complex="variable"/>
    </style:style>
    <style:style style:name="ListLabel_20_178" style:display-name="ListLabel 178" style:family="text">
      <style:text-properties fo:font-size="14pt" fo:font-weight="normal" style:font-size-asian="14pt" style:font-weight-asian="normal" style:font-name-complex="01" style:font-family-complex="0" style:font-family-generic-complex="system" style:font-pitch-complex="variable"/>
    </style:style>
    <style:style style:name="ListLabel_20_179" style:display-name="ListLabel 179" style:family="text">
      <style:text-properties fo:font-size="14pt" fo:font-weight="normal" style:font-size-asian="14pt" style:font-weight-asian="normal" style:font-name-complex="01" style:font-family-complex="0" style:font-family-generic-complex="system" style:font-pitch-complex="variable"/>
    </style:style>
    <style:style style:name="ListLabel_20_180" style:display-name="ListLabel 180" style:family="text">
      <style:text-properties fo:font-size="14pt" fo:font-weight="normal" style:font-size-asian="14pt" style:font-weight-asian="normal" style:font-name-complex="01" style:font-family-complex="0" style:font-family-generic-complex="system" style:font-pitch-complex="variable"/>
    </style:style>
    <style:style style:name="ListLabel_20_181" style:display-name="ListLabel 181" style:family="text">
      <style:text-properties fo:font-size="14pt" fo:font-weight="normal" style:font-size-asian="14pt" style:font-weight-asian="normal" style:font-name-complex="01" style:font-family-complex="0" style:font-family-generic-complex="system" style:font-pitch-complex="variable"/>
    </style:style>
    <style:style style:name="ListLabel_20_182" style:display-name="ListLabel 182" style:family="text">
      <style:text-properties fo:font-size="14pt" fo:font-weight="normal" style:font-size-asian="14pt" style:font-weight-asian="normal" style:font-name-complex="01" style:font-family-complex="0" style:font-family-generic-complex="system" style:font-pitch-complex="variable"/>
    </style:style>
    <style:style style:name="ListLabel_20_183" style:display-name="ListLabel 183" style:family="text">
      <style:text-properties fo:font-size="14pt" fo:font-weight="normal" style:font-size-asian="14pt" style:font-weight-asian="normal" style:font-name-complex="01" style:font-family-complex="0" style:font-family-generic-complex="system" style:font-pitch-complex="variable"/>
    </style:style>
    <style:style style:name="ListLabel_20_184" style:display-name="ListLabel 184" style:family="text">
      <style:text-properties fo:font-size="14pt" fo:font-weight="normal" style:font-size-asian="14pt" style:font-weight-asian="normal" style:font-name-complex="01" style:font-family-complex="0" style:font-family-generic-complex="system" style:font-pitch-complex="variable"/>
    </style:style>
    <style:style style:name="ListLabel_20_185" style:display-name="ListLabel 185" style:family="text">
      <style:text-properties fo:font-size="14pt" fo:font-weight="normal" style:font-size-asian="14pt" style:font-weight-asian="normal" style:font-name-complex="01" style:font-family-complex="0" style:font-family-generic-complex="system" style:font-pitch-complex="variable"/>
    </style:style>
    <style:style style:name="ListLabel_20_186" style:display-name="ListLabel 186" style:family="text">
      <style:text-properties fo:font-size="14pt" fo:font-weight="normal" style:font-size-asian="14pt" style:font-weight-asian="normal" style:font-name-complex="01" style:font-family-complex="0" style:font-family-generic-complex="system" style:font-pitch-complex="variable"/>
    </style:style>
    <style:style style:name="ListLabel_20_187" style:display-name="ListLabel 187" style:family="text">
      <style:text-properties fo:font-size="14pt" fo:font-weight="normal" style:font-size-asian="14pt" style:font-weight-asian="normal" style:font-name-complex="01" style:font-family-complex="0" style:font-family-generic-complex="system" style:font-pitch-complex="variable"/>
    </style:style>
    <style:style style:name="ListLabel_20_188" style:display-name="ListLabel 188" style:family="text">
      <style:text-properties fo:font-size="14pt" fo:font-weight="normal" style:font-size-asian="14pt" style:font-weight-asian="normal" style:font-name-complex="01" style:font-family-complex="0" style:font-family-generic-complex="system" style:font-pitch-complex="variable"/>
    </style:style>
    <style:style style:name="ListLabel_20_189" style:display-name="ListLabel 189" style:family="text">
      <style:text-properties fo:font-size="14pt" fo:font-weight="normal" style:font-size-asian="14pt" style:font-weight-asian="normal" style:font-name-complex="01" style:font-family-complex="0" style:font-family-generic-complex="system" style:font-pitch-complex="variable"/>
    </style:style>
    <style:style style:name="ListLabel_20_190" style:display-name="ListLabel 190" style:family="text">
      <style:text-properties fo:font-size="14pt" fo:font-weight="normal" style:font-size-asian="14pt" style:font-weight-asian="normal" style:font-name-complex="01" style:font-family-complex="0" style:font-family-generic-complex="system" style:font-pitch-complex="variable"/>
    </style:style>
    <style:style style:name="ListLabel_20_191" style:display-name="ListLabel 191" style:family="text">
      <style:text-properties fo:font-size="14pt" fo:font-weight="normal" style:font-size-asian="14pt" style:font-weight-asian="normal" style:font-name-complex="01" style:font-family-complex="0" style:font-family-generic-complex="system" style:font-pitch-complex="variable"/>
    </style:style>
    <style:style style:name="ListLabel_20_192" style:display-name="ListLabel 192" style:family="text">
      <style:text-properties fo:font-size="14pt" fo:font-weight="normal" style:font-size-asian="14pt" style:font-weight-asian="normal" style:font-name-complex="01" style:font-family-complex="0" style:font-family-generic-complex="system" style:font-pitch-complex="variable"/>
    </style:style>
    <style:style style:name="ListLabel_20_193" style:display-name="ListLabel 193" style:family="text">
      <style:text-properties fo:font-size="14pt" fo:font-weight="normal" style:font-size-asian="14pt" style:font-weight-asian="normal" style:font-name-complex="01" style:font-family-complex="0" style:font-family-generic-complex="system" style:font-pitch-complex="variable"/>
    </style:style>
    <style:style style:name="ListLabel_20_194" style:display-name="ListLabel 194" style:family="text">
      <style:text-properties fo:font-size="14pt" fo:font-weight="normal" style:font-size-asian="14pt" style:font-weight-asian="normal" style:font-name-complex="01" style:font-family-complex="0" style:font-family-generic-complex="system" style:font-pitch-complex="variable"/>
    </style:style>
    <style:style style:name="ListLabel_20_195" style:display-name="ListLabel 195" style:family="text">
      <style:text-properties style:font-name="Times New Roman" fo:font-family="'Times New Roman'" style:font-family-generic="roman" style:font-pitch="variable" fo:font-size="14pt" fo:font-weight="normal" style:font-size-asian="14pt" style:font-weight-asian="normal" style:font-name-complex="01" style:font-family-complex="0" style:font-family-generic-complex="system" style:font-pitch-complex="variable"/>
    </style:style>
    <style:style style:name="ListLabel_20_196" style:display-name="ListLabel 196" style:family="text">
      <style:text-properties fo:font-size="14pt" fo:font-weight="normal" style:font-size-asian="14pt" style:font-weight-asian="normal" style:font-name-complex="01" style:font-family-complex="0" style:font-family-generic-complex="system" style:font-pitch-complex="variable"/>
    </style:style>
    <style:style style:name="ListLabel_20_197" style:display-name="ListLabel 197" style:family="text">
      <style:text-properties fo:font-size="14pt" fo:font-weight="normal" style:font-size-asian="14pt" style:font-weight-asian="normal" style:font-name-complex="01" style:font-family-complex="0" style:font-family-generic-complex="system" style:font-pitch-complex="variable"/>
    </style:style>
    <style:style style:name="ListLabel_20_198" style:display-name="ListLabel 198" style:family="text">
      <style:text-properties fo:font-size="14pt" fo:font-weight="normal" style:font-size-asian="14pt" style:font-weight-asian="normal" style:font-name-complex="01" style:font-family-complex="0" style:font-family-generic-complex="system" style:font-pitch-complex="variable"/>
    </style:style>
    <style:style style:name="ListLabel_20_199" style:display-name="ListLabel 199" style:family="text">
      <style:text-properties fo:font-size="14pt" fo:font-weight="normal" style:font-size-asian="14pt" style:font-weight-asian="normal" style:font-name-complex="01" style:font-family-complex="0" style:font-family-generic-complex="system" style:font-pitch-complex="variable"/>
    </style:style>
    <style:style style:name="ListLabel_20_200" style:display-name="ListLabel 200" style:family="text">
      <style:text-properties fo:font-size="14pt" fo:font-weight="normal" style:font-size-asian="14pt" style:font-weight-asian="normal" style:font-name-complex="01" style:font-family-complex="0" style:font-family-generic-complex="system" style:font-pitch-complex="variable"/>
    </style:style>
    <style:style style:name="ListLabel_20_201" style:display-name="ListLabel 201" style:family="text">
      <style:text-properties fo:font-size="14pt" fo:font-weight="normal" style:font-size-asian="14pt" style:font-weight-asian="normal" style:font-name-complex="01" style:font-family-complex="0" style:font-family-generic-complex="system" style:font-pitch-complex="variable"/>
    </style:style>
    <style:style style:name="ListLabel_20_202" style:display-name="ListLabel 202" style:family="text">
      <style:text-properties fo:font-size="14pt" fo:font-weight="normal" style:font-size-asian="14pt" style:font-weight-asian="normal" style:font-name-complex="01" style:font-family-complex="0" style:font-family-generic-complex="system" style:font-pitch-complex="variable"/>
    </style:style>
    <style:style style:name="ListLabel_20_203" style:display-name="ListLabel 203" style:family="text">
      <style:text-properties fo:font-size="14pt" fo:font-weight="normal" style:font-size-asian="14pt" style:font-weight-asian="normal" style:font-name-complex="01" style:font-family-complex="0" style:font-family-generic-complex="system" style:font-pitch-complex="variable"/>
    </style:style>
    <style:style style:name="ListLabel_20_204" style:display-name="ListLabel 204" style:family="text">
      <style:text-properties fo:font-size="14pt" fo:font-weight="normal" style:font-size-asian="14pt" style:font-weight-asian="normal" style:font-name-complex="01" style:font-family-complex="0" style:font-family-generic-complex="system" style:font-pitch-complex="variable"/>
    </style:style>
    <style:style style:name="ListLabel_20_205" style:display-name="ListLabel 205" style:family="text">
      <style:text-properties fo:font-size="14pt" fo:font-weight="normal" style:font-size-asian="14pt" style:font-weight-asian="normal" style:font-name-complex="01" style:font-family-complex="0" style:font-family-generic-complex="system" style:font-pitch-complex="variable"/>
    </style:style>
    <style:style style:name="ListLabel_20_206" style:display-name="ListLabel 206" style:family="text">
      <style:text-properties fo:font-size="14pt" fo:font-weight="normal" style:font-size-asian="14pt" style:font-weight-asian="normal" style:font-name-complex="01" style:font-family-complex="0" style:font-family-generic-complex="system" style:font-pitch-complex="variable"/>
    </style:style>
    <style:style style:name="ListLabel_20_207" style:display-name="ListLabel 207" style:family="text">
      <style:text-properties fo:font-size="14pt" fo:font-weight="normal" style:font-size-asian="14pt" style:font-weight-asian="normal" style:font-name-complex="01" style:font-family-complex="0" style:font-family-generic-complex="system" style:font-pitch-complex="variable"/>
    </style:style>
    <style:style style:name="ListLabel_20_208" style:display-name="ListLabel 208" style:family="text">
      <style:text-properties fo:font-size="14pt" fo:font-weight="normal" style:font-size-asian="14pt" style:font-weight-asian="normal" style:font-name-complex="01" style:font-family-complex="0" style:font-family-generic-complex="system" style:font-pitch-complex="variable"/>
    </style:style>
    <style:style style:name="ListLabel_20_209" style:display-name="ListLabel 209" style:family="text">
      <style:text-properties fo:font-size="14pt" fo:font-weight="normal" style:font-size-asian="14pt" style:font-weight-asian="normal" style:font-name-complex="01" style:font-family-complex="0" style:font-family-generic-complex="system" style:font-pitch-complex="variable"/>
    </style:style>
    <style:style style:name="ListLabel_20_210" style:display-name="ListLabel 210" style:family="text">
      <style:text-properties fo:font-size="14pt" fo:font-weight="normal" style:font-size-asian="14pt" style:font-weight-asian="normal" style:font-name-complex="01" style:font-family-complex="0" style:font-family-generic-complex="system" style:font-pitch-complex="variable"/>
    </style:style>
    <style:style style:name="ListLabel_20_211" style:display-name="ListLabel 211" style:family="text">
      <style:text-properties fo:font-size="14pt" fo:font-weight="normal" style:font-size-asian="14pt" style:font-weight-asian="normal" style:font-name-complex="01" style:font-family-complex="0" style:font-family-generic-complex="system" style:font-pitch-complex="variable"/>
    </style:style>
    <style:style style:name="ListLabel_20_212" style:display-name="ListLabel 212" style:family="text">
      <style:text-properties fo:font-size="14pt" fo:font-weight="normal" style:font-size-asian="14pt" style:font-weight-asian="normal" style:font-name-complex="01" style:font-family-complex="0" style:font-family-generic-complex="system" style:font-pitch-complex="variable"/>
    </style:style>
    <style:style style:name="ListLabel_20_213" style:display-name="ListLabel 213"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style>
    <style:style style:name="ListLabel_20_214" style:display-name="ListLabel 214" style:family="text">
      <style:text-properties style:font-name-asian="Times New Roman1" style:font-family-asian="'Times New Roman'" style:font-family-generic-asian="system" style:font-pitch-asian="variable"/>
    </style:style>
    <style:style style:name="ListLabel_20_215" style:display-name="ListLabel 215" style:family="text">
      <style:text-properties style:font-name-asian="Times New Roman1" style:font-family-asian="'Times New Roman'" style:font-family-generic-asian="system" style:font-pitch-asian="variable"/>
    </style:style>
    <style:style style:name="ListLabel_20_216" style:display-name="ListLabel 216" style:family="text">
      <style:text-properties style:font-name-asian="Times New Roman1" style:font-family-asian="'Times New Roman'" style:font-family-generic-asian="system" style:font-pitch-asian="variable"/>
    </style:style>
    <style:style style:name="ListLabel_20_217" style:display-name="ListLabel 217" style:family="text">
      <style:text-properties style:font-name-asian="Times New Roman1" style:font-family-asian="'Times New Roman'" style:font-family-generic-asian="system" style:font-pitch-asian="variable"/>
    </style:style>
    <style:style style:name="ListLabel_20_218" style:display-name="ListLabel 218" style:family="text">
      <style:text-properties style:font-name-asian="Times New Roman1" style:font-family-asian="'Times New Roman'" style:font-family-generic-asian="system" style:font-pitch-asian="variable"/>
    </style:style>
    <style:style style:name="ListLabel_20_219" style:display-name="ListLabel 219" style:family="text">
      <style:text-properties style:font-name-asian="Times New Roman1" style:font-family-asian="'Times New Roman'" style:font-family-generic-asian="system" style:font-pitch-asian="variable"/>
    </style:style>
    <style:style style:name="ListLabel_20_220" style:display-name="ListLabel 220" style:family="text">
      <style:text-properties style:font-name-asian="Times New Roman1" style:font-family-asian="'Times New Roman'" style:font-family-generic-asian="system" style:font-pitch-asian="variable"/>
    </style:style>
    <style:style style:name="ListLabel_20_221" style:display-name="ListLabel 221" style:family="text">
      <style:text-properties style:font-name-asian="Times New Roman1" style:font-family-asian="'Times New Roman'" style:font-family-generic-asian="system" style:font-pitch-asian="variable"/>
    </style:style>
    <style:style style:name="ListLabel_20_222" style:display-name="ListLabel 222" style:family="text">
      <style:text-properties fo:font-size="14pt" fo:font-weight="normal" style:font-size-asian="14pt" style:font-weight-asian="normal" style:font-name-complex="01" style:font-family-complex="0" style:font-family-generic-complex="system" style:font-pitch-complex="variable"/>
    </style:style>
    <style:style style:name="ListLabel_20_223" style:display-name="ListLabel 223" style:family="text">
      <style:text-properties fo:font-size="14pt" fo:font-weight="normal" style:font-size-asian="14pt" style:font-weight-asian="normal" style:font-name-complex="01" style:font-family-complex="0" style:font-family-generic-complex="system" style:font-pitch-complex="variable"/>
    </style:style>
    <style:style style:name="ListLabel_20_224" style:display-name="ListLabel 224" style:family="text">
      <style:text-properties fo:font-size="14pt" fo:font-weight="normal" style:font-size-asian="14pt" style:font-weight-asian="normal" style:font-name-complex="01" style:font-family-complex="0" style:font-family-generic-complex="system" style:font-pitch-complex="variable"/>
    </style:style>
    <style:style style:name="ListLabel_20_225" style:display-name="ListLabel 225" style:family="text">
      <style:text-properties fo:font-size="14pt" fo:font-weight="normal" style:font-size-asian="14pt" style:font-weight-asian="normal" style:font-name-complex="01" style:font-family-complex="0" style:font-family-generic-complex="system" style:font-pitch-complex="variable"/>
    </style:style>
    <style:style style:name="ListLabel_20_226" style:display-name="ListLabel 226" style:family="text">
      <style:text-properties fo:font-size="14pt" fo:font-weight="normal" style:font-size-asian="14pt" style:font-weight-asian="normal" style:font-name-complex="01" style:font-family-complex="0" style:font-family-generic-complex="system" style:font-pitch-complex="variable"/>
    </style:style>
    <style:style style:name="ListLabel_20_227" style:display-name="ListLabel 227" style:family="text">
      <style:text-properties fo:font-size="14pt" fo:font-weight="normal" style:font-size-asian="14pt" style:font-weight-asian="normal" style:font-name-complex="01" style:font-family-complex="0" style:font-family-generic-complex="system" style:font-pitch-complex="variable"/>
    </style:style>
    <style:style style:name="ListLabel_20_228" style:display-name="ListLabel 228" style:family="text">
      <style:text-properties fo:font-size="14pt" fo:font-weight="normal" style:font-size-asian="14pt" style:font-weight-asian="normal" style:font-name-complex="01" style:font-family-complex="0" style:font-family-generic-complex="system" style:font-pitch-complex="variable"/>
    </style:style>
    <style:style style:name="ListLabel_20_229" style:display-name="ListLabel 229" style:family="text">
      <style:text-properties fo:font-size="14pt" fo:font-weight="normal" style:font-size-asian="14pt" style:font-weight-asian="normal" style:font-name-complex="01" style:font-family-complex="0" style:font-family-generic-complex="system" style:font-pitch-complex="variable"/>
    </style:style>
    <style:style style:name="ListLabel_20_230" style:display-name="ListLabel 230" style:family="text">
      <style:text-properties fo:font-size="14pt" fo:font-weight="normal" style:font-size-asian="14pt" style:font-weight-asian="normal" style:font-name-complex="01" style:font-family-complex="0" style:font-family-generic-complex="system" style:font-pitch-complex="variable"/>
    </style:style>
    <style:style style:name="ListLabel_20_231" style:display-name="ListLabel 231" style:family="text">
      <style:text-properties fo:font-size="14pt" fo:font-weight="normal" style:font-size-asian="14pt" style:font-weight-asian="normal" style:font-name-complex="01" style:font-family-complex="0" style:font-family-generic-complex="system" style:font-pitch-complex="variable"/>
    </style:style>
    <style:style style:name="ListLabel_20_232" style:display-name="ListLabel 232" style:family="text">
      <style:text-properties fo:font-size="14pt" fo:font-weight="normal" style:font-size-asian="14pt" style:font-weight-asian="normal" style:font-name-complex="01" style:font-family-complex="0" style:font-family-generic-complex="system" style:font-pitch-complex="variable"/>
    </style:style>
    <style:style style:name="ListLabel_20_233" style:display-name="ListLabel 233" style:family="text">
      <style:text-properties fo:font-size="14pt" fo:font-weight="normal" style:font-size-asian="14pt" style:font-weight-asian="normal" style:font-name-complex="01" style:font-family-complex="0" style:font-family-generic-complex="system" style:font-pitch-complex="variable"/>
    </style:style>
    <style:style style:name="ListLabel_20_234" style:display-name="ListLabel 234" style:family="text">
      <style:text-properties fo:font-size="14pt" fo:font-weight="normal" style:font-size-asian="14pt" style:font-weight-asian="normal" style:font-name-complex="01" style:font-family-complex="0" style:font-family-generic-complex="system" style:font-pitch-complex="variable"/>
    </style:style>
    <style:style style:name="ListLabel_20_235" style:display-name="ListLabel 235" style:family="text">
      <style:text-properties fo:font-size="14pt" fo:font-weight="normal" style:font-size-asian="14pt" style:font-weight-asian="normal" style:font-name-complex="01" style:font-family-complex="0" style:font-family-generic-complex="system" style:font-pitch-complex="variable"/>
    </style:style>
    <style:style style:name="ListLabel_20_236" style:display-name="ListLabel 236" style:family="text">
      <style:text-properties fo:font-size="14pt" fo:font-weight="normal" style:font-size-asian="14pt" style:font-weight-asian="normal" style:font-name-complex="01" style:font-family-complex="0" style:font-family-generic-complex="system" style:font-pitch-complex="variable"/>
    </style:style>
    <style:style style:name="ListLabel_20_237" style:display-name="ListLabel 237" style:family="text">
      <style:text-properties fo:font-size="14pt" fo:font-weight="normal" style:font-size-asian="14pt" style:font-weight-asian="normal" style:font-name-complex="01" style:font-family-complex="0" style:font-family-generic-complex="system" style:font-pitch-complex="variable"/>
    </style:style>
    <style:style style:name="ListLabel_20_238" style:display-name="ListLabel 238" style:family="text">
      <style:text-properties fo:font-size="14pt" fo:font-weight="normal" style:font-size-asian="14pt" style:font-weight-asian="normal" style:font-name-complex="01" style:font-family-complex="0" style:font-family-generic-complex="system" style:font-pitch-complex="variable"/>
    </style:style>
    <style:style style:name="ListLabel_20_239" style:display-name="ListLabel 239" style:family="text">
      <style:text-properties fo:font-size="14pt" fo:font-weight="normal" style:font-size-asian="14pt" style:font-weight-asian="normal" style:font-name-complex="01" style:font-family-complex="0" style:font-family-generic-complex="system" style:font-pitch-complex="variable"/>
    </style:style>
    <style:style style:name="ListLabel_20_240" style:display-name="ListLabel 240" style:family="text">
      <style:text-properties fo:font-size="14pt" fo:font-weight="normal" style:font-size-asian="14pt" style:font-weight-asian="normal" style:font-name-complex="01" style:font-family-complex="0" style:font-family-generic-complex="system" style:font-pitch-complex="variable"/>
    </style:style>
    <style:style style:name="ListLabel_20_241" style:display-name="ListLabel 241" style:family="text">
      <style:text-properties fo:font-size="14pt" fo:font-weight="normal" style:font-size-asian="14pt" style:font-weight-asian="normal" style:font-name-complex="01" style:font-family-complex="0" style:font-family-generic-complex="system" style:font-pitch-complex="variable"/>
    </style:style>
    <style:style style:name="ListLabel_20_242" style:display-name="ListLabel 242" style:family="text">
      <style:text-properties fo:font-size="14pt" fo:font-weight="normal" style:font-size-asian="14pt" style:font-weight-asian="normal" style:font-name-complex="01" style:font-family-complex="0" style:font-family-generic-complex="system" style:font-pitch-complex="variable"/>
    </style:style>
    <style:style style:name="ListLabel_20_243" style:display-name="ListLabel 243" style:family="text">
      <style:text-properties fo:font-size="14pt" fo:font-weight="normal" style:font-size-asian="14pt" style:font-weight-asian="normal" style:font-name-complex="01" style:font-family-complex="0" style:font-family-generic-complex="system" style:font-pitch-complex="variable"/>
    </style:style>
    <style:style style:name="ListLabel_20_244" style:display-name="ListLabel 244" style:family="text">
      <style:text-properties fo:font-size="14pt" fo:font-weight="normal" style:font-size-asian="14pt" style:font-weight-asian="normal" style:font-name-complex="01" style:font-family-complex="0" style:font-family-generic-complex="system" style:font-pitch-complex="variable"/>
    </style:style>
    <style:style style:name="ListLabel_20_245" style:display-name="ListLabel 245" style:family="text">
      <style:text-properties fo:font-size="14pt" fo:font-weight="normal" style:font-size-asian="14pt" style:font-weight-asian="normal" style:font-name-complex="01" style:font-family-complex="0" style:font-family-generic-complex="system" style:font-pitch-complex="variable"/>
    </style:style>
    <style:style style:name="ListLabel_20_246" style:display-name="ListLabel 246" style:family="text">
      <style:text-properties fo:font-size="14pt" fo:font-weight="normal" style:font-size-asian="14pt" style:font-weight-asian="normal" style:font-name-complex="01" style:font-family-complex="0" style:font-family-generic-complex="system" style:font-pitch-complex="variable"/>
    </style:style>
    <style:style style:name="ListLabel_20_247" style:display-name="ListLabel 247" style:family="text">
      <style:text-properties fo:font-size="14pt" fo:font-weight="normal" style:font-size-asian="14pt" style:font-weight-asian="normal" style:font-name-complex="01" style:font-family-complex="0" style:font-family-generic-complex="system" style:font-pitch-complex="variable"/>
    </style:style>
    <style:style style:name="ListLabel_20_248" style:display-name="ListLabel 248" style:family="text">
      <style:text-properties fo:font-size="14pt" fo:font-weight="normal" style:font-size-asian="14pt" style:font-weight-asian="normal" style:font-name-complex="01" style:font-family-complex="0" style:font-family-generic-complex="system" style:font-pitch-complex="variable"/>
    </style:style>
    <style:style style:name="ListLabel_20_249" style:display-name="ListLabel 249" style:family="text">
      <style:text-properties fo:font-size="14pt" style:font-size-asian="14pt" style:font-name-complex="Liberation Serif2" style:font-family-complex="'Liberation Serif'" style:font-family-generic-complex="system" style:font-pitch-complex="variable"/>
    </style:style>
    <style:style style:name="ListLabel_20_250" style:display-name="ListLabel 250" style:family="text">
      <style:text-properties fo:font-size="14pt" style:font-size-asian="14pt" style:font-name-complex="Liberation Serif2" style:font-family-complex="'Liberation Serif'" style:font-family-generic-complex="system" style:font-pitch-complex="variable"/>
    </style:style>
    <style:style style:name="ListLabel_20_251" style:display-name="ListLabel 251" style:family="text">
      <style:text-properties fo:font-size="14pt" style:font-size-asian="14pt" style:font-name-complex="Liberation Serif2" style:font-family-complex="'Liberation Serif'" style:font-family-generic-complex="system" style:font-pitch-complex="variable"/>
    </style:style>
    <style:style style:name="ListLabel_20_252" style:display-name="ListLabel 252" style:family="text">
      <style:text-properties fo:font-size="14pt" style:font-size-asian="14pt" style:font-name-complex="Liberation Serif2" style:font-family-complex="'Liberation Serif'" style:font-family-generic-complex="system" style:font-pitch-complex="variable"/>
    </style:style>
    <style:style style:name="ListLabel_20_253" style:display-name="ListLabel 253" style:family="text">
      <style:text-properties fo:font-size="14pt" style:font-size-asian="14pt" style:font-name-complex="Liberation Serif2" style:font-family-complex="'Liberation Serif'" style:font-family-generic-complex="system" style:font-pitch-complex="variable"/>
    </style:style>
    <style:style style:name="ListLabel_20_254" style:display-name="ListLabel 254" style:family="text">
      <style:text-properties fo:font-size="14pt" style:font-size-asian="14pt" style:font-name-complex="Liberation Serif2" style:font-family-complex="'Liberation Serif'" style:font-family-generic-complex="system" style:font-pitch-complex="variable"/>
    </style:style>
    <style:style style:name="ListLabel_20_255" style:display-name="ListLabel 255" style:family="text">
      <style:text-properties fo:font-size="14pt" style:font-size-asian="14pt" style:font-name-complex="Liberation Serif2" style:font-family-complex="'Liberation Serif'" style:font-family-generic-complex="system" style:font-pitch-complex="variable"/>
    </style:style>
    <style:style style:name="ListLabel_20_256" style:display-name="ListLabel 256" style:family="text">
      <style:text-properties fo:font-size="14pt" style:font-size-asian="14pt" style:font-name-complex="Liberation Serif2" style:font-family-complex="'Liberation Serif'" style:font-family-generic-complex="system" style:font-pitch-complex="variable"/>
    </style:style>
    <style:style style:name="ListLabel_20_257" style:display-name="ListLabel 257" style:family="text">
      <style:text-properties fo:font-size="14pt" style:font-size-asian="14pt" style:font-name-complex="Liberation Serif2" style:font-family-complex="'Liberation Serif'" style:font-family-generic-complex="system" style:font-pitch-complex="variable"/>
    </style:style>
    <style:style style:name="ListLabel_20_258" style:display-name="ListLabel 258" style:family="text">
      <style:text-properties fo:font-size="14pt" style:font-size-asian="14pt" style:font-name-complex="Liberation Serif2" style:font-family-complex="'Liberation Serif'" style:font-family-generic-complex="system" style:font-pitch-complex="variable"/>
    </style:style>
    <style:style style:name="ListLabel_20_259" style:display-name="ListLabel 259" style:family="text">
      <style:text-properties fo:font-size="14pt" style:font-size-asian="14pt" style:font-name-complex="Liberation Serif2" style:font-family-complex="'Liberation Serif'" style:font-family-generic-complex="system" style:font-pitch-complex="variable"/>
    </style:style>
    <style:style style:name="ListLabel_20_260" style:display-name="ListLabel 260" style:family="text">
      <style:text-properties fo:font-size="14pt" style:font-size-asian="14pt" style:font-name-complex="Liberation Serif2" style:font-family-complex="'Liberation Serif'" style:font-family-generic-complex="system" style:font-pitch-complex="variable"/>
    </style:style>
    <style:style style:name="ListLabel_20_261" style:display-name="ListLabel 261" style:family="text">
      <style:text-properties fo:font-size="14pt" style:font-size-asian="14pt" style:font-name-complex="Liberation Serif2" style:font-family-complex="'Liberation Serif'" style:font-family-generic-complex="system" style:font-pitch-complex="variable"/>
    </style:style>
    <style:style style:name="ListLabel_20_262" style:display-name="ListLabel 262" style:family="text">
      <style:text-properties fo:font-size="14pt" style:font-size-asian="14pt" style:font-name-complex="Liberation Serif2" style:font-family-complex="'Liberation Serif'" style:font-family-generic-complex="system" style:font-pitch-complex="variable"/>
    </style:style>
    <style:style style:name="ListLabel_20_263" style:display-name="ListLabel 263" style:family="text">
      <style:text-properties fo:font-size="14pt" style:font-size-asian="14pt" style:font-name-complex="Liberation Serif2" style:font-family-complex="'Liberation Serif'" style:font-family-generic-complex="system" style:font-pitch-complex="variable"/>
    </style:style>
    <style:style style:name="ListLabel_20_264" style:display-name="ListLabel 264" style:family="text">
      <style:text-properties fo:font-size="14pt" style:font-size-asian="14pt" style:font-name-complex="Liberation Serif2" style:font-family-complex="'Liberation Serif'" style:font-family-generic-complex="system" style:font-pitch-complex="variable"/>
    </style:style>
    <style:style style:name="ListLabel_20_265" style:display-name="ListLabel 265" style:family="text">
      <style:text-properties fo:font-size="14pt" style:font-size-asian="14pt" style:font-name-complex="Liberation Serif2" style:font-family-complex="'Liberation Serif'" style:font-family-generic-complex="system" style:font-pitch-complex="variable"/>
    </style:style>
    <style:style style:name="ListLabel_20_266" style:display-name="ListLabel 266" style:family="text">
      <style:text-properties fo:font-size="14pt" style:font-size-asian="14pt" style:font-name-complex="Liberation Serif2" style:font-family-complex="'Liberation Serif'" style:font-family-generic-complex="system" style:font-pitch-complex="variable"/>
    </style:style>
    <style:style style:name="ListLabel_20_267" style:display-name="ListLabel 267" style:family="text">
      <style:text-properties fo:font-size="14pt" style:font-size-asian="14pt" style:font-name-complex="Liberation Serif2" style:font-family-complex="'Liberation Serif'" style:font-family-generic-complex="system" style:font-pitch-complex="variable"/>
    </style:style>
    <style:style style:name="ListLabel_20_268" style:display-name="ListLabel 268" style:family="text">
      <style:text-properties fo:font-size="14pt" style:font-size-asian="14pt" style:font-name-complex="Liberation Serif2" style:font-family-complex="'Liberation Serif'" style:font-family-generic-complex="system" style:font-pitch-complex="variable"/>
    </style:style>
    <style:style style:name="ListLabel_20_269" style:display-name="ListLabel 269" style:family="text">
      <style:text-properties fo:font-size="14pt" style:font-size-asian="14pt" style:font-name-complex="Liberation Serif2" style:font-family-complex="'Liberation Serif'" style:font-family-generic-complex="system" style:font-pitch-complex="variable"/>
    </style:style>
    <style:style style:name="ListLabel_20_270" style:display-name="ListLabel 270" style:family="text">
      <style:text-properties fo:font-size="14pt" style:font-size-asian="14pt" style:font-name-complex="Liberation Serif2" style:font-family-complex="'Liberation Serif'" style:font-family-generic-complex="system" style:font-pitch-complex="variable"/>
    </style:style>
    <style:style style:name="ListLabel_20_271" style:display-name="ListLabel 271" style:family="text">
      <style:text-properties fo:font-size="14pt" style:font-size-asian="14pt" style:font-name-complex="Liberation Serif2" style:font-family-complex="'Liberation Serif'" style:font-family-generic-complex="system" style:font-pitch-complex="variable"/>
    </style:style>
    <style:style style:name="ListLabel_20_272" style:display-name="ListLabel 272" style:family="text">
      <style:text-properties fo:font-size="14pt" style:font-size-asian="14pt" style:font-name-complex="Liberation Serif2" style:font-family-complex="'Liberation Serif'" style:font-family-generic-complex="system" style:font-pitch-complex="variable"/>
    </style:style>
    <style:style style:name="ListLabel_20_273" style:display-name="ListLabel 273" style:family="text">
      <style:text-properties fo:font-size="14pt" style:font-size-asian="14pt" style:font-name-complex="Liberation Serif2" style:font-family-complex="'Liberation Serif'" style:font-family-generic-complex="system" style:font-pitch-complex="variable"/>
    </style:style>
    <style:style style:name="ListLabel_20_274" style:display-name="ListLabel 274" style:family="text">
      <style:text-properties fo:font-size="14pt" style:font-size-asian="14pt" style:font-name-complex="Liberation Serif2" style:font-family-complex="'Liberation Serif'" style:font-family-generic-complex="system" style:font-pitch-complex="variable"/>
    </style:style>
    <style:style style:name="ListLabel_20_275" style:display-name="ListLabel 275" style:family="text">
      <style:text-properties fo:font-size="14pt" style:font-size-asian="14pt" style:font-name-complex="Liberation Serif2" style:font-family-complex="'Liberation Serif'" style:font-family-generic-complex="system" style:font-pitch-complex="variable"/>
    </style:style>
    <style:style style:name="ListLabel_20_276" style:display-name="ListLabel 276" style:family="text">
      <style:text-properties fo:font-size="14pt" style:font-size-asian="14pt" style:font-name-complex="Liberation Serif2" style:font-family-complex="'Liberation Serif'" style:font-family-generic-complex="system" style:font-pitch-complex="variable"/>
    </style:style>
    <style:style style:name="ListLabel_20_277" style:display-name="ListLabel 277" style:family="text">
      <style:text-properties fo:font-size="14pt" style:font-size-asian="14pt" style:font-name-complex="Liberation Serif2" style:font-family-complex="'Liberation Serif'" style:font-family-generic-complex="system" style:font-pitch-complex="variable"/>
    </style:style>
    <style:style style:name="ListLabel_20_278" style:display-name="ListLabel 278" style:family="text">
      <style:text-properties fo:font-size="14pt" style:font-size-asian="14pt" style:font-name-complex="Liberation Serif2" style:font-family-complex="'Liberation Serif'" style:font-family-generic-complex="system" style:font-pitch-complex="variable"/>
    </style:style>
    <style:style style:name="ListLabel_20_279" style:display-name="ListLabel 279" style:family="text">
      <style:text-properties fo:font-size="14pt" style:font-size-asian="14pt" style:font-name-complex="Liberation Serif2" style:font-family-complex="'Liberation Serif'" style:font-family-generic-complex="system" style:font-pitch-complex="variable"/>
    </style:style>
    <style:style style:name="ListLabel_20_280" style:display-name="ListLabel 280" style:family="text">
      <style:text-properties fo:font-size="14pt" style:font-size-asian="14pt" style:font-name-complex="Liberation Serif2" style:font-family-complex="'Liberation Serif'" style:font-family-generic-complex="system" style:font-pitch-complex="variable"/>
    </style:style>
    <style:style style:name="ListLabel_20_281" style:display-name="ListLabel 281" style:family="text">
      <style:text-properties fo:font-size="14pt" style:font-size-asian="14pt" style:font-name-complex="Liberation Serif2" style:font-family-complex="'Liberation Serif'" style:font-family-generic-complex="system" style:font-pitch-complex="variable"/>
    </style:style>
    <style:style style:name="ListLabel_20_282" style:display-name="ListLabel 282" style:family="text">
      <style:text-properties fo:font-size="14pt" style:font-size-asian="14pt" style:font-name-complex="Liberation Serif2" style:font-family-complex="'Liberation Serif'" style:font-family-generic-complex="system" style:font-pitch-complex="variable"/>
    </style:style>
    <style:style style:name="ListLabel_20_283" style:display-name="ListLabel 283" style:family="text">
      <style:text-properties fo:font-size="14pt" style:font-size-asian="14pt" style:font-name-complex="Liberation Serif2" style:font-family-complex="'Liberation Serif'" style:font-family-generic-complex="system" style:font-pitch-complex="variable"/>
    </style:style>
    <style:style style:name="ListLabel_20_284" style:display-name="ListLabel 284" style:family="text">
      <style:text-properties fo:font-size="14pt" style:font-size-asian="14pt" style:font-name-complex="Liberation Serif2" style:font-family-complex="'Liberation Serif'" style:font-family-generic-complex="system" style:font-pitch-complex="variable"/>
    </style:style>
    <style:style style:name="ListLabel_20_285" style:display-name="ListLabel 285" style:family="text">
      <style:text-properties style:font-name-complex="Courier New1" style:font-family-complex="'Courier New'" style:font-family-generic-complex="system" style:font-pitch-complex="variable"/>
    </style:style>
    <style:style style:name="ListLabel_20_286" style:display-name="ListLabel 286" style:family="text">
      <style:text-properties style:font-name-complex="Courier New1" style:font-family-complex="'Courier New'" style:font-family-generic-complex="system" style:font-pitch-complex="variable"/>
    </style:style>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text-properties style:font-name-complex="Courier New1" style:font-family-complex="'Courier New'" style:font-family-generic-complex="system" style:font-pitch-complex="variable"/>
    </style:style>
    <style:style style:name="ListLabel_20_289" style:display-name="ListLabel 289" style:family="text">
      <style:text-properties style:font-name-complex="Courier New1" style:font-family-complex="'Courier New'"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2" style:display-name="ListLabel 292" style:family="text">
      <style:text-properties style:font-name-complex="Courier New1" style:font-family-complex="'Courier New'" style:font-family-generic-complex="system" style:font-pitch-complex="variable"/>
    </style:style>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text-properties style:font-name-complex="Courier New1" style:font-family-complex="'Courier New'" style:font-family-generic-complex="system" style:font-pitch-complex="variable"/>
    </style:style>
    <style:style style:name="ListLabel_20_295" style:display-name="ListLabel 295" style:family="text">
      <style:text-properties style:font-name-complex="Courier New1" style:font-family-complex="'Courier New'" style:font-family-generic-complex="system" style:font-pitch-complex="variable"/>
    </style:style>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8" style:display-name="ListLabel 298" style:family="text">
      <style:text-properties style:font-name-complex="Courier New1" style:font-family-complex="'Courier New'" style:font-family-generic-complex="system" style:font-pitch-complex="variable"/>
    </style:style>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text-properties style:font-name-complex="Courier New1" style:font-family-complex="'Courier New'" style:font-family-generic-complex="system" style:font-pitch-complex="variable"/>
    </style:style>
    <style:style style:name="ListLabel_20_301" style:display-name="ListLabel 301" style:family="text">
      <style:text-properties style:font-name-complex="Courier New1" style:font-family-complex="'Courier New'" style:font-family-generic-complex="system" style:font-pitch-complex="variable"/>
    </style:style>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text-properties style:font-name-complex="Courier New1" style:font-family-complex="'Courier New'" style:font-family-generic-complex="system" style:font-pitch-complex="variable"/>
    </style:style>
    <style:style style:name="ListLabel_20_304" style:display-name="ListLabel 304" style:family="text">
      <style:text-properties style:font-name-complex="Courier New1" style:font-family-complex="'Courier New'" style:font-family-generic-complex="system" style:font-pitch-complex="variable"/>
    </style:style>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text-properties style:font-name-complex="Courier New1" style:font-family-complex="'Courier New'" style:font-family-generic-complex="system" style:font-pitch-complex="variable"/>
    </style:style>
    <style:style style:name="ListLabel_20_307" style:display-name="ListLabel 307" style:family="text">
      <style:text-properties style:font-name-complex="Courier New1" style:font-family-complex="'Courier New'" style:font-family-generic-complex="system" style:font-pitch-complex="variable"/>
    </style:style>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text-properties style:font-name-complex="Courier New1" style:font-family-complex="'Courier New'" style:font-family-generic-complex="system" style:font-pitch-complex="variable"/>
    </style:style>
    <style:style style:name="ListLabel_20_310" style:display-name="ListLabel 310" style:family="text">
      <style:text-properties style:font-name-complex="Courier New1" style:font-family-complex="'Courier New'" style:font-family-generic-complex="system" style:font-pitch-complex="variable"/>
    </style:style>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text-properties style:font-name-complex="Courier New1" style:font-family-complex="'Courier New'" style:font-family-generic-complex="system" style:font-pitch-complex="variable"/>
    </style:style>
    <style:style style:name="ListLabel_20_313" style:display-name="ListLabel 313" style:family="text">
      <style:text-properties style:font-name-complex="Courier New1" style:font-family-complex="'Courier New'" style:font-family-generic-complex="system" style:font-pitch-complex="variable"/>
    </style:style>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text-properties style:font-name-complex="Courier New1" style:font-family-complex="'Courier New'" style:font-family-generic-complex="system" style:font-pitch-complex="variable"/>
    </style:style>
    <style:style style:name="ListLabel_20_316" style:display-name="ListLabel 316" style:family="text">
      <style:text-properties style:font-name-complex="Courier New1" style:font-family-complex="'Courier New'" style:font-family-generic-complex="system" style:font-pitch-complex="variable"/>
    </style:style>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text-properties style:font-name="Times New Roman" fo:font-family="'Times New Roman'" style:font-family-generic="roman" style:font-pitch="variable" fo:font-size="14pt" fo:font-weight="normal" style:font-size-asian="14pt" style:font-weight-asian="normal" style:font-name-complex="01" style:font-family-complex="0" style:font-family-generic-complex="system" style:font-pitch-complex="variable"/>
    </style:style>
    <style:style style:name="ListLabel_20_319" style:display-name="ListLabel 319" style:family="text">
      <style:text-properties fo:font-size="14pt" fo:font-weight="normal" style:font-size-asian="14pt" style:font-weight-asian="normal" style:font-name-complex="01" style:font-family-complex="0" style:font-family-generic-complex="system" style:font-pitch-complex="variable"/>
    </style:style>
    <style:style style:name="ListLabel_20_320" style:display-name="ListLabel 320" style:family="text">
      <style:text-properties fo:font-size="14pt" fo:font-weight="normal" style:font-size-asian="14pt" style:font-weight-asian="normal" style:font-name-complex="01" style:font-family-complex="0" style:font-family-generic-complex="system" style:font-pitch-complex="variable"/>
    </style:style>
    <style:style style:name="ListLabel_20_321" style:display-name="ListLabel 321" style:family="text">
      <style:text-properties fo:font-size="14pt" fo:font-weight="normal" style:font-size-asian="14pt" style:font-weight-asian="normal" style:font-name-complex="01" style:font-family-complex="0" style:font-family-generic-complex="system" style:font-pitch-complex="variable"/>
    </style:style>
    <style:style style:name="ListLabel_20_322" style:display-name="ListLabel 322" style:family="text">
      <style:text-properties fo:font-size="14pt" fo:font-weight="normal" style:font-size-asian="14pt" style:font-weight-asian="normal" style:font-name-complex="01" style:font-family-complex="0" style:font-family-generic-complex="system" style:font-pitch-complex="variable"/>
    </style:style>
    <style:style style:name="ListLabel_20_323" style:display-name="ListLabel 323" style:family="text">
      <style:text-properties fo:font-size="14pt" fo:font-weight="normal" style:font-size-asian="14pt" style:font-weight-asian="normal" style:font-name-complex="01" style:font-family-complex="0" style:font-family-generic-complex="system" style:font-pitch-complex="variable"/>
    </style:style>
    <style:style style:name="ListLabel_20_324" style:display-name="ListLabel 324" style:family="text">
      <style:text-properties fo:font-size="14pt" fo:font-weight="normal" style:font-size-asian="14pt" style:font-weight-asian="normal" style:font-name-complex="01" style:font-family-complex="0" style:font-family-generic-complex="system" style:font-pitch-complex="variable"/>
    </style:style>
    <style:style style:name="ListLabel_20_325" style:display-name="ListLabel 325" style:family="text">
      <style:text-properties fo:font-size="14pt" fo:font-weight="normal" style:font-size-asian="14pt" style:font-weight-asian="normal" style:font-name-complex="01" style:font-family-complex="0" style:font-family-generic-complex="system" style:font-pitch-complex="variable"/>
    </style:style>
    <style:style style:name="ListLabel_20_326" style:display-name="ListLabel 326" style:family="text">
      <style:text-properties fo:font-size="14pt" fo:font-weight="normal" style:font-size-asian="14pt" style:font-weight-asian="normal" style:font-name-complex="01" style:font-family-complex="0" style:font-family-generic-complex="system" style:font-pitch-complex="variable"/>
    </style:style>
    <style:style style:name="ListLabel_20_327" style:display-name="ListLabel 327" style:family="text">
      <style:text-properties style:font-name="Times New Roman" fo:font-family="'Times New Roman'" style:font-family-generic="roman" style:font-pitch="variable" fo:font-size="14pt" fo:font-weight="normal" style:font-size-asian="14pt" style:font-weight-asian="normal" style:font-name-complex="01" style:font-family-complex="0" style:font-family-generic-complex="system" style:font-pitch-complex="variable"/>
    </style:style>
    <style:style style:name="ListLabel_20_328" style:display-name="ListLabel 328" style:family="text">
      <style:text-properties fo:font-size="14pt" fo:font-weight="normal" style:font-size-asian="14pt" style:font-weight-asian="normal" style:font-name-complex="01" style:font-family-complex="0" style:font-family-generic-complex="system" style:font-pitch-complex="variable"/>
    </style:style>
    <style:style style:name="ListLabel_20_329" style:display-name="ListLabel 329" style:family="text">
      <style:text-properties fo:font-size="14pt" fo:font-weight="normal" style:font-size-asian="14pt" style:font-weight-asian="normal" style:font-name-complex="01" style:font-family-complex="0" style:font-family-generic-complex="system" style:font-pitch-complex="variable"/>
    </style:style>
    <style:style style:name="ListLabel_20_330" style:display-name="ListLabel 330" style:family="text">
      <style:text-properties fo:font-size="14pt" fo:font-weight="normal" style:font-size-asian="14pt" style:font-weight-asian="normal" style:font-name-complex="01" style:font-family-complex="0" style:font-family-generic-complex="system" style:font-pitch-complex="variable"/>
    </style:style>
    <style:style style:name="ListLabel_20_331" style:display-name="ListLabel 331" style:family="text">
      <style:text-properties fo:font-size="14pt" fo:font-weight="normal" style:font-size-asian="14pt" style:font-weight-asian="normal" style:font-name-complex="01" style:font-family-complex="0" style:font-family-generic-complex="system" style:font-pitch-complex="variable"/>
    </style:style>
    <style:style style:name="ListLabel_20_332" style:display-name="ListLabel 332" style:family="text">
      <style:text-properties fo:font-size="14pt" fo:font-weight="normal" style:font-size-asian="14pt" style:font-weight-asian="normal" style:font-name-complex="01" style:font-family-complex="0" style:font-family-generic-complex="system" style:font-pitch-complex="variable"/>
    </style:style>
    <style:style style:name="ListLabel_20_333" style:display-name="ListLabel 333" style:family="text">
      <style:text-properties fo:font-size="14pt" fo:font-weight="normal" style:font-size-asian="14pt" style:font-weight-asian="normal" style:font-name-complex="01" style:font-family-complex="0" style:font-family-generic-complex="system" style:font-pitch-complex="variable"/>
    </style:style>
    <style:style style:name="ListLabel_20_334" style:display-name="ListLabel 334" style:family="text">
      <style:text-properties fo:font-size="14pt" fo:font-weight="normal" style:font-size-asian="14pt" style:font-weight-asian="normal" style:font-name-complex="01" style:font-family-complex="0" style:font-family-generic-complex="system" style:font-pitch-complex="variable"/>
    </style:style>
    <style:style style:name="ListLabel_20_335" style:display-name="ListLabel 335" style:family="text">
      <style:text-properties fo:font-size="14pt" fo:font-weight="normal" style:font-size-asian="14pt" style:font-weight-asian="normal" style:font-name-complex="01" style:font-family-complex="0" style:font-family-generic-complex="system" style:font-pitch-complex="variable"/>
    </style:style>
    <style:style style:name="ListLabel_20_336" style:display-name="ListLabel 336" style:family="text">
      <style:text-properties style:font-name="Times New Roman" fo:font-family="'Times New Roman'" style:font-family-generic="roman" style:font-pitch="variable" fo:font-size="14pt" fo:font-weight="normal" style:font-size-asian="14pt" style:font-weight-asian="normal" style:font-name-complex="01" style:font-family-complex="0" style:font-family-generic-complex="system" style:font-pitch-complex="variable"/>
    </style:style>
    <style:style style:name="ListLabel_20_337" style:display-name="ListLabel 337" style:family="text">
      <style:text-properties fo:font-size="14pt" fo:font-weight="normal" style:font-size-asian="14pt" style:font-weight-asian="normal" style:font-name-complex="01" style:font-family-complex="0" style:font-family-generic-complex="system" style:font-pitch-complex="variable"/>
    </style:style>
    <style:style style:name="ListLabel_20_338" style:display-name="ListLabel 338" style:family="text">
      <style:text-properties fo:font-size="14pt" fo:font-weight="normal" style:font-size-asian="14pt" style:font-weight-asian="normal" style:font-name-complex="01" style:font-family-complex="0" style:font-family-generic-complex="system" style:font-pitch-complex="variable"/>
    </style:style>
    <style:style style:name="ListLabel_20_339" style:display-name="ListLabel 339" style:family="text">
      <style:text-properties fo:font-size="14pt" fo:font-weight="normal" style:font-size-asian="14pt" style:font-weight-asian="normal" style:font-name-complex="01" style:font-family-complex="0" style:font-family-generic-complex="system" style:font-pitch-complex="variable"/>
    </style:style>
    <style:style style:name="ListLabel_20_340" style:display-name="ListLabel 340" style:family="text">
      <style:text-properties fo:font-size="14pt" fo:font-weight="normal" style:font-size-asian="14pt" style:font-weight-asian="normal" style:font-name-complex="01" style:font-family-complex="0" style:font-family-generic-complex="system" style:font-pitch-complex="variable"/>
    </style:style>
    <style:style style:name="ListLabel_20_341" style:display-name="ListLabel 341" style:family="text">
      <style:text-properties fo:font-size="14pt" fo:font-weight="normal" style:font-size-asian="14pt" style:font-weight-asian="normal" style:font-name-complex="01" style:font-family-complex="0" style:font-family-generic-complex="system" style:font-pitch-complex="variable"/>
    </style:style>
    <style:style style:name="ListLabel_20_342" style:display-name="ListLabel 342" style:family="text">
      <style:text-properties fo:font-size="14pt" fo:font-weight="normal" style:font-size-asian="14pt" style:font-weight-asian="normal" style:font-name-complex="01" style:font-family-complex="0" style:font-family-generic-complex="system" style:font-pitch-complex="variable"/>
    </style:style>
    <style:style style:name="ListLabel_20_343" style:display-name="ListLabel 343" style:family="text">
      <style:text-properties fo:font-size="14pt" fo:font-weight="normal" style:font-size-asian="14pt" style:font-weight-asian="normal" style:font-name-complex="01" style:font-family-complex="0" style:font-family-generic-complex="system" style:font-pitch-complex="variable"/>
    </style:style>
    <style:style style:name="ListLabel_20_344" style:display-name="ListLabel 344" style:family="text">
      <style:text-properties fo:font-size="14pt" fo:font-weight="normal" style:font-size-asian="14pt" style:font-weight-asian="normal" style:font-name-complex="01" style:font-family-complex="0" style:font-family-generic-complex="system" style:font-pitch-complex="variable"/>
    </style:style>
    <style:style style:name="ListLabel_20_345" style:display-name="ListLabel 345" style:family="text">
      <style:text-properties style:font-name="Calibri" fo:font-family="Calibri" style:font-family-generic="roman" style:font-pitch="variable" fo:font-size="14pt" fo:font-weight="normal" style:font-size-asian="14pt" style:font-weight-asian="normal" style:font-name-complex="01" style:font-family-complex="0" style:font-family-generic-complex="system" style:font-pitch-complex="variable"/>
    </style:style>
    <style:style style:name="ListLabel_20_346" style:display-name="ListLabel 346" style:family="text">
      <style:text-properties fo:font-size="14pt" fo:font-weight="normal" style:font-size-asian="14pt" style:font-weight-asian="normal" style:font-name-complex="01" style:font-family-complex="0" style:font-family-generic-complex="system" style:font-pitch-complex="variable"/>
    </style:style>
    <style:style style:name="ListLabel_20_347" style:display-name="ListLabel 347" style:family="text">
      <style:text-properties fo:font-size="14pt" fo:font-weight="normal" style:font-size-asian="14pt" style:font-weight-asian="normal" style:font-name-complex="01" style:font-family-complex="0" style:font-family-generic-complex="system" style:font-pitch-complex="variable"/>
    </style:style>
    <style:style style:name="ListLabel_20_348" style:display-name="ListLabel 348" style:family="text">
      <style:text-properties fo:font-size="14pt" fo:font-weight="normal" style:font-size-asian="14pt" style:font-weight-asian="normal" style:font-name-complex="01" style:font-family-complex="0" style:font-family-generic-complex="system" style:font-pitch-complex="variable"/>
    </style:style>
    <style:style style:name="ListLabel_20_349" style:display-name="ListLabel 349" style:family="text">
      <style:text-properties fo:font-size="14pt" fo:font-weight="normal" style:font-size-asian="14pt" style:font-weight-asian="normal" style:font-name-complex="01" style:font-family-complex="0" style:font-family-generic-complex="system" style:font-pitch-complex="variable"/>
    </style:style>
    <style:style style:name="ListLabel_20_350" style:display-name="ListLabel 350" style:family="text">
      <style:text-properties fo:font-size="14pt" fo:font-weight="normal" style:font-size-asian="14pt" style:font-weight-asian="normal" style:font-name-complex="01" style:font-family-complex="0" style:font-family-generic-complex="system" style:font-pitch-complex="variable"/>
    </style:style>
    <style:style style:name="ListLabel_20_351" style:display-name="ListLabel 351" style:family="text">
      <style:text-properties fo:font-size="14pt" fo:font-weight="normal" style:font-size-asian="14pt" style:font-weight-asian="normal" style:font-name-complex="01" style:font-family-complex="0" style:font-family-generic-complex="system" style:font-pitch-complex="variable"/>
    </style:style>
    <style:style style:name="ListLabel_20_352" style:display-name="ListLabel 352" style:family="text">
      <style:text-properties fo:font-size="14pt" fo:font-weight="normal" style:font-size-asian="14pt" style:font-weight-asian="normal" style:font-name-complex="01" style:font-family-complex="0" style:font-family-generic-complex="system" style:font-pitch-complex="variable"/>
    </style:style>
    <style:style style:name="ListLabel_20_353" style:display-name="ListLabel 353" style:family="text">
      <style:text-properties fo:font-size="14pt" fo:font-weight="normal" style:font-size-asian="14pt" style:font-weight-asian="normal" style:font-name-complex="01" style:font-family-complex="0" style:font-family-generic-complex="system" style:font-pitch-complex="variable"/>
    </style:style>
    <style:style style:name="ListLabel_20_354" style:display-name="ListLabel 354" style:family="text">
      <style:text-properties style:font-name="Times New Roman" fo:font-family="'Times New Roman'" style:font-family-generic="roman" style:font-pitch="variable" fo:font-size="14pt" fo:font-weight="normal" style:font-size-asian="14pt" style:font-weight-asian="normal" style:font-name-complex="01" style:font-family-complex="0" style:font-family-generic-complex="system" style:font-pitch-complex="variable"/>
    </style:style>
    <style:style style:name="ListLabel_20_355" style:display-name="ListLabel 355" style:family="text">
      <style:text-properties fo:font-size="14pt" fo:font-weight="normal" style:font-size-asian="14pt" style:font-weight-asian="normal" style:font-name-complex="01" style:font-family-complex="0" style:font-family-generic-complex="system" style:font-pitch-complex="variable"/>
    </style:style>
    <style:style style:name="ListLabel_20_356" style:display-name="ListLabel 356" style:family="text">
      <style:text-properties fo:font-size="14pt" fo:font-weight="normal" style:font-size-asian="14pt" style:font-weight-asian="normal" style:font-name-complex="01" style:font-family-complex="0" style:font-family-generic-complex="system" style:font-pitch-complex="variable"/>
    </style:style>
    <style:style style:name="ListLabel_20_357" style:display-name="ListLabel 357" style:family="text">
      <style:text-properties fo:font-size="14pt" fo:font-weight="normal" style:font-size-asian="14pt" style:font-weight-asian="normal" style:font-name-complex="01" style:font-family-complex="0" style:font-family-generic-complex="system" style:font-pitch-complex="variable"/>
    </style:style>
    <style:style style:name="ListLabel_20_358" style:display-name="ListLabel 358" style:family="text">
      <style:text-properties fo:font-size="14pt" fo:font-weight="normal" style:font-size-asian="14pt" style:font-weight-asian="normal" style:font-name-complex="01" style:font-family-complex="0" style:font-family-generic-complex="system" style:font-pitch-complex="variable"/>
    </style:style>
    <style:style style:name="ListLabel_20_359" style:display-name="ListLabel 359" style:family="text">
      <style:text-properties fo:font-size="14pt" fo:font-weight="normal" style:font-size-asian="14pt" style:font-weight-asian="normal" style:font-name-complex="01" style:font-family-complex="0" style:font-family-generic-complex="system" style:font-pitch-complex="variable"/>
    </style:style>
    <style:style style:name="ListLabel_20_360" style:display-name="ListLabel 360" style:family="text">
      <style:text-properties fo:font-size="14pt" fo:font-weight="normal" style:font-size-asian="14pt" style:font-weight-asian="normal" style:font-name-complex="01" style:font-family-complex="0" style:font-family-generic-complex="system" style:font-pitch-complex="variable"/>
    </style:style>
    <style:style style:name="ListLabel_20_361" style:display-name="ListLabel 361" style:family="text">
      <style:text-properties fo:font-size="14pt" fo:font-weight="normal" style:font-size-asian="14pt" style:font-weight-asian="normal" style:font-name-complex="01" style:font-family-complex="0" style:font-family-generic-complex="system" style:font-pitch-complex="variable"/>
    </style:style>
    <style:style style:name="ListLabel_20_362" style:display-name="ListLabel 362" style:family="text">
      <style:text-properties fo:font-size="14pt" fo:font-weight="normal" style:font-size-asian="14pt" style:font-weight-asian="normal" style:font-name-complex="01" style:font-family-complex="0" style:font-family-generic-complex="system" style:font-pitch-complex="variable"/>
    </style:style>
    <style:style style:name="ListLabel_20_363" style:display-name="ListLabel 363"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style>
    <style:style style:name="ListLabel_20_364" style:display-name="ListLabel 364" style:family="text">
      <style:text-properties style:font-name-asian="Times New Roman1" style:font-family-asian="'Times New Roman'" style:font-family-generic-asian="system" style:font-pitch-asian="variable"/>
    </style:style>
    <style:style style:name="ListLabel_20_365" style:display-name="ListLabel 365" style:family="text">
      <style:text-properties style:font-name-asian="Times New Roman1" style:font-family-asian="'Times New Roman'" style:font-family-generic-asian="system" style:font-pitch-asian="variable"/>
    </style:style>
    <style:style style:name="ListLabel_20_366" style:display-name="ListLabel 366" style:family="text">
      <style:text-properties style:font-name-asian="Times New Roman1" style:font-family-asian="'Times New Roman'" style:font-family-generic-asian="system" style:font-pitch-asian="variable"/>
    </style:style>
    <style:style style:name="ListLabel_20_367" style:display-name="ListLabel 367" style:family="text">
      <style:text-properties style:font-name-asian="Times New Roman1" style:font-family-asian="'Times New Roman'" style:font-family-generic-asian="system" style:font-pitch-asian="variable"/>
    </style:style>
    <style:style style:name="ListLabel_20_368" style:display-name="ListLabel 368" style:family="text">
      <style:text-properties style:font-name-asian="Times New Roman1" style:font-family-asian="'Times New Roman'" style:font-family-generic-asian="system" style:font-pitch-asian="variable"/>
    </style:style>
    <style:style style:name="ListLabel_20_369" style:display-name="ListLabel 369" style:family="text">
      <style:text-properties style:font-name-asian="Times New Roman1" style:font-family-asian="'Times New Roman'" style:font-family-generic-asian="system" style:font-pitch-asian="variable"/>
    </style:style>
    <style:style style:name="ListLabel_20_370" style:display-name="ListLabel 370" style:family="text">
      <style:text-properties style:font-name-asian="Times New Roman1" style:font-family-asian="'Times New Roman'" style:font-family-generic-asian="system" style:font-pitch-asian="variable"/>
    </style:style>
    <style:style style:name="ListLabel_20_371" style:display-name="ListLabel 371" style:family="text">
      <style:text-properties style:font-name-asian="Times New Roman1" style:font-family-asian="'Times New Roman'" style:font-family-generic-asian="system" style:font-pitch-asian="variable"/>
    </style:style>
    <style:style style:name="ListLabel_20_372" style:display-name="ListLabel 372" style:family="text">
      <style:text-properties style:font-name="Times New Roman" fo:font-family="'Times New Roman'" style:font-family-generic="roman" style:font-pitch="variable" fo:font-size="14pt" style:font-name-complex="Symbol1" style:font-family-complex="Symbol" style:font-family-generic-complex="system" style:font-pitch-complex="variable"/>
    </style:style>
    <style:style style:name="ListLabel_20_373" style:display-name="ListLabel 373" style:family="text">
      <style:text-properties style:font-name-complex="Courier New1" style:font-family-complex="'Courier New'" style:font-family-generic-complex="system" style:font-pitch-complex="variable"/>
    </style:style>
    <style:style style:name="ListLabel_20_374" style:display-name="ListLabel 374" style:family="text">
      <style:text-properties style:font-name-complex="Wingdings1" style:font-family-complex="Wingdings" style:font-family-generic-complex="system" style:font-pitch-complex="variable"/>
    </style:style>
    <style:style style:name="ListLabel_20_375" style:display-name="ListLabel 375" style:family="text">
      <style:text-properties style:font-name-complex="Symbol1" style:font-family-complex="Symbol" style:font-family-generic-complex="system" style:font-pitch-complex="variable"/>
    </style:style>
    <style:style style:name="ListLabel_20_376" style:display-name="ListLabel 376" style:family="text">
      <style:text-properties style:font-name-complex="Courier New1" style:font-family-complex="'Courier New'" style:font-family-generic-complex="system" style:font-pitch-complex="variable"/>
    </style:style>
    <style:style style:name="ListLabel_20_377" style:display-name="ListLabel 377" style:family="text">
      <style:text-properties style:font-name-complex="Wingdings1" style:font-family-complex="Wingdings" style:font-family-generic-complex="system" style:font-pitch-complex="variable"/>
    </style:style>
    <style:style style:name="ListLabel_20_378" style:display-name="ListLabel 378" style:family="text">
      <style:text-properties style:font-name-complex="Symbol1" style:font-family-complex="Symbol" style:font-family-generic-complex="system" style:font-pitch-complex="variable"/>
    </style:style>
    <style:style style:name="ListLabel_20_379" style:display-name="ListLabel 379" style:family="text">
      <style:text-properties style:font-name-complex="Courier New1" style:font-family-complex="'Courier New'" style:font-family-generic-complex="system" style:font-pitch-complex="variable"/>
    </style:style>
    <style:style style:name="ListLabel_20_380" style:display-name="ListLabel 380" style:family="text">
      <style:text-properties style:font-name-complex="Wingdings1" style:font-family-complex="Wingdings" style:font-family-generic-complex="system" style:font-pitch-complex="variable"/>
    </style:style>
    <style:style style:name="ListLabel_20_381" style:display-name="ListLabel 381" style:family="text">
      <style:text-properties style:font-name="Times New Roman" fo:font-family="'Times New Roman'" style:font-family-generic="roman" style:font-pitch="variable" fo:font-size="14pt" style:font-name-complex="Symbol1" style:font-family-complex="Symbol" style:font-family-generic-complex="system" style:font-pitch-complex="variable"/>
    </style:style>
    <style:style style:name="ListLabel_20_382" style:display-name="ListLabel 382" style:family="text">
      <style:text-properties style:font-name-complex="Courier New1" style:font-family-complex="'Courier New'"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Symbol1" style:font-family-complex="Symbol" style:font-family-generic-complex="system" style:font-pitch-complex="variable"/>
    </style:style>
    <style:style style:name="ListLabel_20_385" style:display-name="ListLabel 385" style:family="text">
      <style:text-properties style:font-name-complex="Courier New1" style:font-family-complex="'Courier New'"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Symbol1" style:font-family-complex="Symbol" style:font-family-generic-complex="system" style:font-pitch-complex="variable"/>
    </style:style>
    <style:style style:name="ListLabel_20_388" style:display-name="ListLabel 388" style:family="text">
      <style:text-properties style:font-name-complex="Courier New1" style:font-family-complex="'Courier New'"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text-properties style:font-name="Times New Roman" fo:font-family="'Times New Roman'" style:font-family-generic="roman" style:font-pitch="variable" fo:font-size="14pt" style:font-name-complex="Symbol1" style:font-family-complex="Symbol" style:font-family-generic-complex="system" style:font-pitch-complex="variable"/>
    </style:style>
    <style:style style:name="ListLabel_20_391" style:display-name="ListLabel 391" style:family="text">
      <style:text-properties style:font-name-complex="Courier New1" style:font-family-complex="'Courier New'" style:font-family-generic-complex="system" style:font-pitch-complex="variable"/>
    </style:style>
    <style:style style:name="ListLabel_20_392" style:display-name="ListLabel 392" style:family="text">
      <style:text-properties style:font-name-complex="Wingdings1" style:font-family-complex="Wingdings" style:font-family-generic-complex="system" style:font-pitch-complex="variable"/>
    </style:style>
    <style:style style:name="ListLabel_20_393" style:display-name="ListLabel 393" style:family="text">
      <style:text-properties style:font-name-complex="Symbol1" style:font-family-complex="Symbol" style:font-family-generic-complex="system" style:font-pitch-complex="variable"/>
    </style:style>
    <style:style style:name="ListLabel_20_394" style:display-name="ListLabel 394" style:family="text">
      <style:text-properties style:font-name-complex="Courier New1" style:font-family-complex="'Courier New'" style:font-family-generic-complex="system" style:font-pitch-complex="variable"/>
    </style:style>
    <style:style style:name="ListLabel_20_395" style:display-name="ListLabel 395" style:family="text">
      <style:text-properties style:font-name-complex="Wingdings1" style:font-family-complex="Wingdings" style:font-family-generic-complex="system" style:font-pitch-complex="variable"/>
    </style:style>
    <style:style style:name="ListLabel_20_396" style:display-name="ListLabel 396" style:family="text">
      <style:text-properties style:font-name-complex="Symbol1" style:font-family-complex="Symbol" style:font-family-generic-complex="system" style:font-pitch-complex="variable"/>
    </style:style>
    <style:style style:name="ListLabel_20_397" style:display-name="ListLabel 397" style:family="text">
      <style:text-properties style:font-name-complex="Courier New1" style:font-family-complex="'Courier New'" style:font-family-generic-complex="system" style:font-pitch-complex="variable"/>
    </style:style>
    <style:style style:name="ListLabel_20_398" style:display-name="ListLabel 398" style:family="text">
      <style:text-properties style:font-name-complex="Wingdings1" style:font-family-complex="Wingdings" style:font-family-generic-complex="system" style:font-pitch-complex="variable"/>
    </style:style>
    <style:style style:name="ListLabel_20_399" style:display-name="ListLabel 399" style:family="text">
      <style:text-properties style:font-name="Times New Roman" fo:font-family="'Times New Roman'" style:font-family-generic="roman" style:font-pitch="variable" fo:font-size="14pt" style:font-name-complex="Symbol1" style:font-family-complex="Symbol" style:font-family-generic-complex="system" style:font-pitch-complex="variable"/>
    </style:style>
    <style:style style:name="ListLabel_20_400" style:display-name="ListLabel 400" style:family="text">
      <style:text-properties style:font-name-complex="Courier New1" style:font-family-complex="'Courier New'" style:font-family-generic-complex="system" style:font-pitch-complex="variable"/>
    </style:style>
    <style:style style:name="ListLabel_20_401" style:display-name="ListLabel 401" style:family="text">
      <style:text-properties style:font-name-complex="Wingdings1" style:font-family-complex="Wingdings" style:font-family-generic-complex="system" style:font-pitch-complex="variable"/>
    </style:style>
    <style:style style:name="ListLabel_20_402" style:display-name="ListLabel 402" style:family="text">
      <style:text-properties style:font-name-complex="Symbol1" style:font-family-complex="Symbol" style:font-family-generic-complex="system" style:font-pitch-complex="variable"/>
    </style:style>
    <style:style style:name="ListLabel_20_403" style:display-name="ListLabel 403" style:family="text">
      <style:text-properties style:font-name-complex="Courier New1" style:font-family-complex="'Courier New'" style:font-family-generic-complex="system" style:font-pitch-complex="variable"/>
    </style:style>
    <style:style style:name="ListLabel_20_404" style:display-name="ListLabel 404" style:family="text">
      <style:text-properties style:font-name-complex="Wingdings1" style:font-family-complex="Wingdings" style:font-family-generic-complex="system" style:font-pitch-complex="variable"/>
    </style:style>
    <style:style style:name="ListLabel_20_405" style:display-name="ListLabel 405" style:family="text">
      <style:text-properties style:font-name-complex="Symbol1" style:font-family-complex="Symbol" style:font-family-generic-complex="system" style:font-pitch-complex="variable"/>
    </style:style>
    <style:style style:name="ListLabel_20_406" style:display-name="ListLabel 406" style:family="text">
      <style:text-properties style:font-name-complex="Courier New1" style:font-family-complex="'Courier New'" style:font-family-generic-complex="system" style:font-pitch-complex="variable"/>
    </style:style>
    <style:style style:name="ListLabel_20_407" style:display-name="ListLabel 407" style:family="text">
      <style:text-properties style:font-name-complex="Wingdings1" style:font-family-complex="Wingdings" style:font-family-generic-complex="system" style:font-pitch-complex="variable"/>
    </style:style>
    <style:style style:name="ListLabel_20_408" style:display-name="ListLabel 408" style:family="text">
      <style:text-properties style:font-name="Times New Roman" fo:font-family="'Times New Roman'" style:font-family-generic="roman" style:font-pitch="variable" fo:font-size="14pt" style:font-name-complex="Symbol1" style:font-family-complex="Symbol" style:font-family-generic-complex="system" style:font-pitch-complex="variable"/>
    </style:style>
    <style:style style:name="ListLabel_20_409" style:display-name="ListLabel 409" style:family="text">
      <style:text-properties style:font-name-complex="Courier New1" style:font-family-complex="'Courier New'" style:font-family-generic-complex="system" style:font-pitch-complex="variable"/>
    </style:style>
    <style:style style:name="ListLabel_20_410" style:display-name="ListLabel 410" style:family="text">
      <style:text-properties style:font-name-complex="Wingdings1" style:font-family-complex="Wingdings" style:font-family-generic-complex="system" style:font-pitch-complex="variable"/>
    </style:style>
    <style:style style:name="ListLabel_20_411" style:display-name="ListLabel 411" style:family="text">
      <style:text-properties style:font-name-complex="Symbol1" style:font-family-complex="Symbol" style:font-family-generic-complex="system" style:font-pitch-complex="variable"/>
    </style:style>
    <style:style style:name="ListLabel_20_412" style:display-name="ListLabel 412" style:family="text">
      <style:text-properties style:font-name-complex="Courier New1" style:font-family-complex="'Courier New'" style:font-family-generic-complex="system" style:font-pitch-complex="variable"/>
    </style:style>
    <style:style style:name="ListLabel_20_413" style:display-name="ListLabel 413" style:family="text">
      <style:text-properties style:font-name-complex="Wingdings1" style:font-family-complex="Wingdings" style:font-family-generic-complex="system" style:font-pitch-complex="variable"/>
    </style:style>
    <style:style style:name="ListLabel_20_414" style:display-name="ListLabel 414" style:family="text">
      <style:text-properties style:font-name-complex="Symbol1" style:font-family-complex="Symbol" style:font-family-generic-complex="system" style:font-pitch-complex="variable"/>
    </style:style>
    <style:style style:name="ListLabel_20_415" style:display-name="ListLabel 415" style:family="text">
      <style:text-properties style:font-name-complex="Courier New1" style:font-family-complex="'Courier New'" style:font-family-generic-complex="system" style:font-pitch-complex="variable"/>
    </style:style>
    <style:style style:name="ListLabel_20_416" style:display-name="ListLabel 416" style:family="text">
      <style:text-properties style:font-name-complex="Wingdings1" style:font-family-complex="Wingdings" style:font-family-generic-complex="system" style:font-pitch-complex="variable"/>
    </style:style>
    <style:style style:name="ListLabel_20_417" style:display-name="ListLabel 417"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418" style:display-name="ListLabel 418" style:family="text">
      <style:text-properties style:font-name-complex="Courier New1" style:font-family-complex="'Courier New'" style:font-family-generic-complex="system" style:font-pitch-complex="variable"/>
    </style:style>
    <style:style style:name="ListLabel_20_419" style:display-name="ListLabel 419" style:family="text">
      <style:text-properties style:font-name-complex="Wingdings1" style:font-family-complex="Wingdings" style:font-family-generic-complex="system" style:font-pitch-complex="variable"/>
    </style:style>
    <style:style style:name="ListLabel_20_420" style:display-name="ListLabel 420" style:family="text">
      <style:text-properties style:font-name-complex="Symbol1" style:font-family-complex="Symbol" style:font-family-generic-complex="system" style:font-pitch-complex="variable"/>
    </style:style>
    <style:style style:name="ListLabel_20_421" style:display-name="ListLabel 421" style:family="text">
      <style:text-properties style:font-name-complex="Courier New1" style:font-family-complex="'Courier New'" style:font-family-generic-complex="system" style:font-pitch-complex="variable"/>
    </style:style>
    <style:style style:name="ListLabel_20_422" style:display-name="ListLabel 422" style:family="text">
      <style:text-properties style:font-name-complex="Wingdings1" style:font-family-complex="Wingdings" style:font-family-generic-complex="system" style:font-pitch-complex="variable"/>
    </style:style>
    <style:style style:name="ListLabel_20_423" style:display-name="ListLabel 423" style:family="text">
      <style:text-properties style:font-name-complex="Symbol1" style:font-family-complex="Symbol" style:font-family-generic-complex="system" style:font-pitch-complex="variable"/>
    </style:style>
    <style:style style:name="ListLabel_20_424" style:display-name="ListLabel 424" style:family="text">
      <style:text-properties style:font-name-complex="Courier New1" style:font-family-complex="'Courier New'" style:font-family-generic-complex="system" style:font-pitch-complex="variable"/>
    </style:style>
    <style:style style:name="ListLabel_20_425" style:display-name="ListLabel 425" style:family="text">
      <style:text-properties style:font-name-complex="Wingdings1" style:font-family-complex="Wingdings" style:font-family-generic-complex="system" style:font-pitch-complex="variable"/>
    </style:style>
    <style:style style:name="ListLabel_20_426" style:display-name="ListLabel 426" style:family="text">
      <style:text-properties style:font-name="Times New Roman" fo:font-family="'Times New Roman'" style:font-family-generic="roman" style:font-pitch="variable" fo:font-size="14pt" style:font-name-complex="Symbol1" style:font-family-complex="Symbol" style:font-family-generic-complex="system" style:font-pitch-complex="variable"/>
    </style:style>
    <style:style style:name="ListLabel_20_427" style:display-name="ListLabel 427" style:family="text">
      <style:text-properties style:font-name-complex="Courier New1" style:font-family-complex="'Courier New'" style:font-family-generic-complex="system" style:font-pitch-complex="variable"/>
    </style:style>
    <style:style style:name="ListLabel_20_428" style:display-name="ListLabel 428" style:family="text">
      <style:text-properties style:font-name-complex="Wingdings1" style:font-family-complex="Wingdings" style:font-family-generic-complex="system" style:font-pitch-complex="variable"/>
    </style:style>
    <style:style style:name="ListLabel_20_429" style:display-name="ListLabel 429" style:family="text">
      <style:text-properties style:font-name-complex="Symbol1" style:font-family-complex="Symbol" style:font-family-generic-complex="system" style:font-pitch-complex="variable"/>
    </style:style>
    <style:style style:name="ListLabel_20_430" style:display-name="ListLabel 430" style:family="text">
      <style:text-properties style:font-name-complex="Courier New1" style:font-family-complex="'Courier New'" style:font-family-generic-complex="system" style:font-pitch-complex="variable"/>
    </style:style>
    <style:style style:name="ListLabel_20_431" style:display-name="ListLabel 431" style:family="text">
      <style:text-properties style:font-name-complex="Wingdings1" style:font-family-complex="Wingdings" style:font-family-generic-complex="system" style:font-pitch-complex="variable"/>
    </style:style>
    <style:style style:name="ListLabel_20_432" style:display-name="ListLabel 432" style:family="text">
      <style:text-properties style:font-name-complex="Symbol1" style:font-family-complex="Symbol" style:font-family-generic-complex="system" style:font-pitch-complex="variable"/>
    </style:style>
    <style:style style:name="ListLabel_20_433" style:display-name="ListLabel 433" style:family="text">
      <style:text-properties style:font-name-complex="Courier New1" style:font-family-complex="'Courier New'" style:font-family-generic-complex="system" style:font-pitch-complex="variable"/>
    </style:style>
    <style:style style:name="ListLabel_20_434" style:display-name="ListLabel 434"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18"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text:style-name="ListLabel_20_319"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text:style-name="ListLabel_20_320"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text:style-name="ListLabel_20_321"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text:style-name="ListLabel_20_322"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text:style-name="ListLabel_20_323"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text:style-name="ListLabel_20_324"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text:style-name="ListLabel_20_325"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text:style-name="ListLabel_20_326"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27"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text:style-name="ListLabel_20_328"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text:style-name="ListLabel_20_329"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text:style-name="ListLabel_20_330"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text:style-name="ListLabel_20_331"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text:style-name="ListLabel_20_332"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text:style-name="ListLabel_20_333"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text:style-name="ListLabel_20_334"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text:style-name="ListLabel_20_335"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36"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text:style-name="ListLabel_20_337"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text:style-name="ListLabel_20_338"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text:style-name="ListLabel_20_339"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text:style-name="ListLabel_20_340"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text:style-name="ListLabel_20_341"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text:style-name="ListLabel_20_342"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text:style-name="ListLabel_20_343"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text:style-name="ListLabel_20_344"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45"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text:style-name="ListLabel_20_346"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text:style-name="ListLabel_20_347"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text:style-name="ListLabel_20_348"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text:style-name="ListLabel_20_349"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text:style-name="ListLabel_20_350"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text:style-name="ListLabel_20_351"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text:style-name="ListLabel_20_352"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text:style-name="ListLabel_20_353"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54"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text:style-name="ListLabel_20_355"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text:style-name="ListLabel_20_356"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text:style-name="ListLabel_20_357"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text:style-name="ListLabel_20_358"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text:style-name="ListLabel_20_359"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text:style-name="ListLabel_20_360"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text:style-name="ListLabel_20_361"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text:style-name="ListLabel_20_362"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6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64"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65"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366"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367"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68"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36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370"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37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7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7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7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7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8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8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8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8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8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8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8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9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9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9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9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9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9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0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0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0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0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0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1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1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2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3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3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2:24:00</meta:creation-date>
    <dc:language>ru-RU</dc:language>
    <dc:date>2019-03-10T15:07:30</dc:date>
    <meta:editing-cycles>29</meta:editing-cycles>
    <meta:editing-duration>PT4H57M</meta:editing-duration>
    <meta:generator>LibreOffice/5.1.2.2$Linux_X86_64 LibreOffice_project/10m0$Build-2</meta:generator>
    <meta:document-statistic meta:table-count="5" meta:image-count="0" meta:object-count="0" meta:page-count="34" meta:paragraph-count="967" meta:word-count="8799" meta:character-count="59769" meta:non-whitespace-character-count="51447"/>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